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5.0201in" svg:height="8.0839in" svg:x="4.5343in" svg:y="0.3031in">
            <draw:object draw:notify-on-update-of-ranges="data.A100:data.A500 data.D100:data.D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0.491092450999986" calcext:value-type="float">
            <text:p>0.491092450999986</text:p>
          </table:table-cell>
          <table:table-cell office:value-type="float" office:value="100559" calcext:value-type="float">
            <text:p>1005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820064713000193" calcext:value-type="float">
            <text:p>0.820064713000193</text:p>
          </table:table-cell>
          <table:table-cell office:value-type="float" office:value="90953" calcext:value-type="float">
            <text:p>90953</text:p>
          </table:table-cell>
          <table:table-cell office:value-type="float" office:value="521" calcext:value-type="float">
            <text:p>5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969188146999841" calcext:value-type="float">
            <text:p>0.969188146999841</text:p>
          </table:table-cell>
          <table:table-cell office:value-type="float" office:value="98076" calcext:value-type="float">
            <text:p>98076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.11834411000018" calcext:value-type="float">
            <text:p>1.11834411000018</text:p>
          </table:table-cell>
          <table:table-cell office:value-type="float" office:value="106769" calcext:value-type="float">
            <text:p>106769</text:p>
          </table:table-cell>
          <table:table-cell office:value-type="float" office:value="5078" calcext:value-type="float">
            <text:p>5078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1.24718525199978" calcext:value-type="float">
            <text:p>1.24718525199978</text:p>
          </table:table-cell>
          <table:table-cell office:value-type="float" office:value="109998" calcext:value-type="float">
            <text:p>109998</text:p>
          </table:table-cell>
          <table:table-cell office:value-type="float" office:value="66226" calcext:value-type="float">
            <text:p>66226</text:p>
          </table:table-cell>
          <table:table-cell office:value-type="float" office:value="2.816" calcext:value-type="float">
            <text:p>2.816</text:p>
          </table:table-cell>
        </table:table-row>
        <table:table-row table:style-name="ro1">
          <table:table-cell office:value-type="float" office:value="1.37254000299981" calcext:value-type="float">
            <text:p>1.37254000299981</text:p>
          </table:table-cell>
          <table:table-cell office:value-type="float" office:value="107179" calcext:value-type="float">
            <text:p>107179</text:p>
          </table:table-cell>
          <table:table-cell office:value-type="float" office:value="109998" calcext:value-type="float">
            <text:p>109998</text:p>
          </table:table-cell>
          <table:table-cell office:value-type="float" office:value="2.2528" calcext:value-type="float">
            <text:p>2.2528</text:p>
          </table:table-cell>
        </table:table-row>
        <table:table-row table:style-name="ro1">
          <table:table-cell office:value-type="float" office:value="1.52353978400015" calcext:value-type="float">
            <text:p>1.52353978400015</text:p>
          </table:table-cell>
          <table:table-cell office:value-type="float" office:value="98526" calcext:value-type="float">
            <text:p>98526</text:p>
          </table:table-cell>
          <table:table-cell office:value-type="float" office:value="109670" calcext:value-type="float">
            <text:p>109670</text:p>
          </table:table-cell>
          <table:table-cell office:value-type="float" office:value="1.98405818181818" calcext:value-type="float">
            <text:p>1.98405818181818</text:p>
          </table:table-cell>
        </table:table-row>
        <table:table-row table:style-name="ro1">
          <table:table-cell office:value-type="float" office:value="1.63248717799979" calcext:value-type="float">
            <text:p>1.63248717799979</text:p>
          </table:table-cell>
          <table:table-cell office:value-type="float" office:value="92604" calcext:value-type="float">
            <text:p>92604</text:p>
          </table:table-cell>
          <table:table-cell office:value-type="float" office:value="98526" calcext:value-type="float">
            <text:p>98526</text:p>
          </table:table-cell>
          <table:table-cell office:value-type="float" office:value="1.75391321212121" calcext:value-type="float">
            <text:p>1.75391321212121</text:p>
          </table:table-cell>
        </table:table-row>
        <table:table-row table:style-name="ro1">
          <table:table-cell office:value-type="float" office:value="1.73372498299977" calcext:value-type="float">
            <text:p>1.73372498299977</text:p>
          </table:table-cell>
          <table:table-cell office:value-type="float" office:value="90052" calcext:value-type="float">
            <text:p>90052</text:p>
          </table:table-cell>
          <table:table-cell office:value-type="float" office:value="88380" calcext:value-type="float">
            <text:p>88380</text:p>
          </table:table-cell>
          <table:table-cell office:value-type="float" office:value="1.55697672354312" calcext:value-type="float">
            <text:p>1.55697672354312</text:p>
          </table:table-cell>
        </table:table-row>
        <table:table-row table:style-name="ro1">
          <table:table-cell office:value-type="float" office:value="1.83504979999998" calcext:value-type="float">
            <text:p>1.83504979999998</text:p>
          </table:table-cell>
          <table:table-cell office:value-type="float" office:value="91394" calcext:value-type="float">
            <text:p>91394</text:p>
          </table:table-cell>
          <table:table-cell office:value-type="float" office:value="90052" calcext:value-type="float">
            <text:p>90052</text:p>
          </table:table-cell>
          <table:table-cell office:value-type="float" office:value="1.38843852169164" calcext:value-type="float">
            <text:p>1.38843852169164</text:p>
          </table:table-cell>
        </table:table-row>
        <table:table-row table:style-name="ro1">
          <table:table-cell office:value-type="float" office:value="1.98249823800006" calcext:value-type="float">
            <text:p>1.98249823800006</text:p>
          </table:table-cell>
          <table:table-cell office:value-type="float" office:value="98902" calcext:value-type="float">
            <text:p>98902</text:p>
          </table:table-cell>
          <table:table-cell office:value-type="float" office:value="91394" calcext:value-type="float">
            <text:p>91394</text:p>
          </table:table-cell>
          <table:table-cell office:value-type="float" office:value="1.24408415068665" calcext:value-type="float">
            <text:p>1.24408415068665</text:p>
          </table:table-cell>
        </table:table-row>
        <table:table-row table:style-name="ro1">
          <table:table-cell office:value-type="float" office:value="2.10602522299996" calcext:value-type="float">
            <text:p>2.10602522299996</text:p>
          </table:table-cell>
          <table:table-cell office:value-type="float" office:value="106179" calcext:value-type="float">
            <text:p>106179</text:p>
          </table:table-cell>
          <table:table-cell office:value-type="float" office:value="98902" calcext:value-type="float">
            <text:p>98902</text:p>
          </table:table-cell>
          <table:table-cell office:value-type="float" office:value="1.11291437937285" calcext:value-type="float">
            <text:p>1.11291437937285</text:p>
          </table:table-cell>
        </table:table-row>
        <table:table-row table:style-name="ro1">
          <table:table-cell office:value-type="float" office:value="2.22985096000002" calcext:value-type="float">
            <text:p>2.22985096000002</text:p>
          </table:table-cell>
          <table:table-cell office:value-type="float" office:value="109919" calcext:value-type="float">
            <text:p>109919</text:p>
          </table:table-cell>
          <table:table-cell office:value-type="float" office:value="106179" calcext:value-type="float">
            <text:p>106179</text:p>
          </table:table-cell>
          <table:table-cell office:value-type="float" office:value="1.00144261460939" calcext:value-type="float">
            <text:p>1.00144261460939</text:p>
          </table:table-cell>
        </table:table-row>
        <table:table-row table:style-name="ro1">
          <table:table-cell office:value-type="float" office:value="2.3731098610001" calcext:value-type="float">
            <text:p>2.3731098610001</text:p>
          </table:table-cell>
          <table:table-cell office:value-type="float" office:value="107154" calcext:value-type="float">
            <text:p>107154</text:p>
          </table:table-cell>
          <table:table-cell office:value-type="float" office:value="109919" calcext:value-type="float">
            <text:p>109919</text:p>
          </table:table-cell>
          <table:table-cell office:value-type="float" office:value="0.906417249582248" calcext:value-type="float">
            <text:p>0.906417249582248</text:p>
          </table:table-cell>
        </table:table-row>
        <table:table-row table:style-name="ro1">
          <table:table-cell office:value-type="float" office:value="2.49857611300013" calcext:value-type="float">
            <text:p>2.49857611300013</text:p>
          </table:table-cell>
          <table:table-cell office:value-type="float" office:value="100089" calcext:value-type="float">
            <text:p>100089</text:p>
          </table:table-cell>
          <table:table-cell office:value-type="float" office:value="107154" calcext:value-type="float">
            <text:p>107154</text:p>
          </table:table-cell>
          <table:table-cell office:value-type="float" office:value="0.820371894903894" calcext:value-type="float">
            <text:p>0.820371894903894</text:p>
          </table:table-cell>
        </table:table-row>
        <table:table-row table:style-name="ro1">
          <table:table-cell office:value-type="float" office:value="2.63872555699982" calcext:value-type="float">
            <text:p>2.63872555699982</text:p>
          </table:table-cell>
          <table:table-cell office:value-type="float" office:value="92346" calcext:value-type="float">
            <text:p>92346</text:p>
          </table:table-cell>
          <table:table-cell office:value-type="float" office:value="100089" calcext:value-type="float">
            <text:p>100089</text:p>
          </table:table-cell>
          <table:table-cell office:value-type="float" office:value="0.747206606832206" calcext:value-type="float">
            <text:p>0.747206606832206</text:p>
          </table:table-cell>
        </table:table-row>
        <table:table-row table:style-name="ro1">
          <table:table-cell office:value-type="float" office:value="2.75684650299991" calcext:value-type="float">
            <text:p>2.75684650299991</text:p>
          </table:table-cell>
          <table:table-cell office:value-type="float" office:value="90009" calcext:value-type="float">
            <text:p>90009</text:p>
          </table:table-cell>
          <table:table-cell office:value-type="float" office:value="92346" calcext:value-type="float">
            <text:p>92346</text:p>
          </table:table-cell>
          <table:table-cell office:value-type="float" office:value="0.684721807204895" calcext:value-type="float">
            <text:p>0.684721807204895</text:p>
          </table:table-cell>
        </table:table-row>
        <table:table-row table:style-name="ro1">
          <table:table-cell office:value-type="float" office:value="2.88561652499993" calcext:value-type="float">
            <text:p>2.88561652499993</text:p>
          </table:table-cell>
          <table:table-cell office:value-type="float" office:value="93415" calcext:value-type="float">
            <text:p>93415</text:p>
          </table:table-cell>
          <table:table-cell office:value-type="float" office:value="89998" calcext:value-type="float">
            <text:p>89998</text:p>
          </table:table-cell>
          <table:table-cell office:value-type="float" office:value="0.63111077909725" calcext:value-type="float">
            <text:p>0.63111077909725</text:p>
          </table:table-cell>
        </table:table-row>
        <table:table-row table:style-name="ro1">
          <table:table-cell office:value-type="float" office:value="3.00877110600004" calcext:value-type="float">
            <text:p>3.00877110600004</text:p>
          </table:table-cell>
          <table:table-cell office:value-type="float" office:value="100550" calcext:value-type="float">
            <text:p>100550</text:p>
          </table:table-cell>
          <table:table-cell office:value-type="float" office:value="93415" calcext:value-type="float">
            <text:p>93415</text:p>
          </table:table-cell>
          <table:table-cell office:value-type="float" office:value="0.581811700200877" calcext:value-type="float">
            <text:p>0.581811700200877</text:p>
          </table:table-cell>
        </table:table-row>
        <table:table-row table:style-name="ro1">
          <table:table-cell office:value-type="float" office:value="3.14229814000009" calcext:value-type="float">
            <text:p>3.14229814000009</text:p>
          </table:table-cell>
          <table:table-cell office:value-type="float" office:value="107796" calcext:value-type="float">
            <text:p>107796</text:p>
          </table:table-cell>
          <table:table-cell office:value-type="float" office:value="100550" calcext:value-type="float">
            <text:p>100550</text:p>
          </table:table-cell>
          <table:table-cell office:value-type="float" office:value="0.539523434234775" calcext:value-type="float">
            <text:p>0.539523434234775</text:p>
          </table:table-cell>
        </table:table-row>
        <table:table-row table:style-name="ro1">
          <table:table-cell office:value-type="float" office:value="3.25997916200004" calcext:value-type="float">
            <text:p>3.25997916200004</text:p>
          </table:table-cell>
          <table:table-cell office:value-type="float" office:value="109980" calcext:value-type="float">
            <text:p>109980</text:p>
          </table:table-cell>
          <table:table-cell office:value-type="float" office:value="107796" calcext:value-type="float">
            <text:p>107796</text:p>
          </table:table-cell>
          <table:table-cell office:value-type="float" office:value="0.503047318816392" calcext:value-type="float">
            <text:p>0.503047318816392</text:p>
          </table:table-cell>
        </table:table-row>
        <table:table-row table:style-name="ro1">
          <table:table-cell office:value-type="float" office:value="3.38302291299988" calcext:value-type="float">
            <text:p>3.38302291299988</text:p>
          </table:table-cell>
          <table:table-cell office:value-type="float" office:value="106705" calcext:value-type="float">
            <text:p>106705</text:p>
          </table:table-cell>
          <table:table-cell office:value-type="float" office:value="109980" calcext:value-type="float">
            <text:p>109980</text:p>
          </table:table-cell>
          <table:table-cell office:value-type="float" office:value="0.471403372294493" calcext:value-type="float">
            <text:p>0.471403372294493</text:p>
          </table:table-cell>
        </table:table-row>
        <table:table-row table:style-name="ro1">
          <table:table-cell office:value-type="float" office:value="3.50295502500012" calcext:value-type="float">
            <text:p>3.50295502500012</text:p>
          </table:table-cell>
          <table:table-cell office:value-type="float" office:value="99814" calcext:value-type="float">
            <text:p>99814</text:p>
          </table:table-cell>
          <table:table-cell office:value-type="float" office:value="106705" calcext:value-type="float">
            <text:p>106705</text:p>
          </table:table-cell>
          <table:table-cell office:value-type="float" office:value="0.441638826867852" calcext:value-type="float">
            <text:p>0.441638826867852</text:p>
          </table:table-cell>
        </table:table-row>
        <table:table-row table:style-name="ro1">
          <table:table-cell office:value-type="float" office:value="3.61756633999994" calcext:value-type="float">
            <text:p>3.61756633999994</text:p>
          </table:table-cell>
          <table:table-cell office:value-type="float" office:value="93266" calcext:value-type="float">
            <text:p>93266</text:p>
          </table:table-cell>
          <table:table-cell office:value-type="float" office:value="99814" calcext:value-type="float">
            <text:p>99814</text:p>
          </table:table-cell>
          <table:table-cell office:value-type="float" office:value="0.415811061494282" calcext:value-type="float">
            <text:p>0.415811061494282</text:p>
          </table:table-cell>
        </table:table-row>
        <table:table-row table:style-name="ro1">
          <table:table-cell office:value-type="float" office:value="3.72136981899985" calcext:value-type="float">
            <text:p>3.72136981899985</text:p>
          </table:table-cell>
          <table:table-cell office:value-type="float" office:value="90161" calcext:value-type="float">
            <text:p>90161</text:p>
          </table:table-cell>
          <table:table-cell office:value-type="float" office:value="93266" calcext:value-type="float">
            <text:p>93266</text:p>
          </table:table-cell>
          <table:table-cell office:value-type="float" office:value="0.393254909801486" calcext:value-type="float">
            <text:p>0.393254909801486</text:p>
          </table:table-cell>
        </table:table-row>
        <table:table-row table:style-name="ro1">
          <table:table-cell office:value-type="float" office:value="3.83021832199984" calcext:value-type="float">
            <text:p>3.83021832199984</text:p>
          </table:table-cell>
          <table:table-cell office:value-type="float" office:value="91243" calcext:value-type="float">
            <text:p>91243</text:p>
          </table:table-cell>
          <table:table-cell office:value-type="float" office:value="90161" calcext:value-type="float">
            <text:p>90161</text:p>
          </table:table-cell>
          <table:table-cell office:value-type="float" office:value="0.314603927841189" calcext:value-type="float">
            <text:p>0.314603927841189</text:p>
          </table:table-cell>
        </table:table-row>
        <table:table-row table:style-name="ro1">
          <table:table-cell office:value-type="float" office:value="3.95346073400015" calcext:value-type="float">
            <text:p>3.95346073400015</text:p>
          </table:table-cell>
          <table:table-cell office:value-type="float" office:value="97117" calcext:value-type="float">
            <text:p>97117</text:p>
          </table:table-cell>
          <table:table-cell office:value-type="float" office:value="91243" calcext:value-type="float">
            <text:p>91243</text:p>
          </table:table-cell>
          <table:table-cell office:value-type="float" office:value="0.251683142272951" calcext:value-type="float">
            <text:p>0.251683142272951</text:p>
          </table:table-cell>
        </table:table-row>
        <table:table-row table:style-name="ro1">
          <table:table-cell office:value-type="float" office:value="4.06569352799988" calcext:value-type="float">
            <text:p>4.06569352799988</text:p>
          </table:table-cell>
          <table:table-cell office:value-type="float" office:value="104011" calcext:value-type="float">
            <text:p>104011</text:p>
          </table:table-cell>
          <table:table-cell office:value-type="float" office:value="97117" calcext:value-type="float">
            <text:p>97117</text:p>
          </table:table-cell>
          <table:table-cell office:value-type="float" office:value="0.201346513818361" calcext:value-type="float">
            <text:p>0.201346513818361</text:p>
          </table:table-cell>
        </table:table-row>
        <table:table-row table:style-name="ro1">
          <table:table-cell office:value-type="float" office:value="4.17803654299996" calcext:value-type="float">
            <text:p>4.17803654299996</text:p>
          </table:table-cell>
          <table:table-cell office:value-type="float" office:value="108995" calcext:value-type="float">
            <text:p>108995</text:p>
          </table:table-cell>
          <table:table-cell office:value-type="float" office:value="104011" calcext:value-type="float">
            <text:p>104011</text:p>
          </table:table-cell>
          <table:table-cell office:value-type="float" office:value="0.161077211054689" calcext:value-type="float">
            <text:p>0.161077211054689</text:p>
          </table:table-cell>
        </table:table-row>
        <table:table-row table:style-name="ro1">
          <table:table-cell office:value-type="float" office:value="4.29625115999988" calcext:value-type="float">
            <text:p>4.29625115999988</text:p>
          </table:table-cell>
          <table:table-cell office:value-type="float" office:value="109580" calcext:value-type="float">
            <text:p>109580</text:p>
          </table:table-cell>
          <table:table-cell office:value-type="float" office:value="108995" calcext:value-type="float">
            <text:p>108995</text:p>
          </table:table-cell>
          <table:table-cell office:value-type="float" office:value="0.128861768843751" calcext:value-type="float">
            <text:p>0.128861768843751</text:p>
          </table:table-cell>
        </table:table-row>
        <table:table-row table:style-name="ro1">
          <table:table-cell office:value-type="float" office:value="4.42607800099995" calcext:value-type="float">
            <text:p>4.42607800099995</text:p>
          </table:table-cell>
          <table:table-cell office:value-type="float" office:value="104479" calcext:value-type="float">
            <text:p>104479</text:p>
          </table:table-cell>
          <table:table-cell office:value-type="float" office:value="109580" calcext:value-type="float">
            <text:p>109580</text:p>
          </table:table-cell>
          <table:table-cell office:value-type="float" office:value="0.103089415075001" calcext:value-type="float">
            <text:p>0.103089415075001</text:p>
          </table:table-cell>
        </table:table-row>
        <table:table-row table:style-name="ro1">
          <table:table-cell office:value-type="float" office:value="4.54451324000002" calcext:value-type="float">
            <text:p>4.54451324000002</text:p>
          </table:table-cell>
          <table:table-cell office:value-type="float" office:value="97239" calcext:value-type="float">
            <text:p>97239</text:p>
          </table:table-cell>
          <table:table-cell office:value-type="float" office:value="104479" calcext:value-type="float">
            <text:p>104479</text:p>
          </table:table-cell>
          <table:table-cell office:value-type="float" office:value="0.0824715320600006" calcext:value-type="float">
            <text:p>0.0824715320600006</text:p>
          </table:table-cell>
        </table:table-row>
        <table:table-row table:style-name="ro1">
          <table:table-cell office:value-type="float" office:value="4.64575171500019" calcext:value-type="float">
            <text:p>4.64575171500019</text:p>
          </table:table-cell>
          <table:table-cell office:value-type="float" office:value="92069" calcext:value-type="float">
            <text:p>92069</text:p>
          </table:table-cell>
          <table:table-cell office:value-type="float" office:value="96255" calcext:value-type="float">
            <text:p>96255</text:p>
          </table:table-cell>
          <table:table-cell office:value-type="float" office:value="0.0659772256480005" calcext:value-type="float">
            <text:p>0.0659772256480005</text:p>
          </table:table-cell>
        </table:table-row>
        <table:table-row table:style-name="ro1">
          <table:table-cell office:value-type="float" office:value="4.74844346400005" calcext:value-type="float">
            <text:p>4.74844346400005</text:p>
          </table:table-cell>
          <table:table-cell office:value-type="float" office:value="90000" calcext:value-type="float">
            <text:p>90000</text:p>
          </table:table-cell>
          <table:table-cell office:value-type="float" office:value="92069" calcext:value-type="float">
            <text:p>92069</text:p>
          </table:table-cell>
          <table:table-cell office:value-type="float" office:value="0.0527817805184004" calcext:value-type="float">
            <text:p>0.0527817805184004</text:p>
          </table:table-cell>
        </table:table-row>
        <table:table-row table:style-name="ro1">
          <table:table-cell office:value-type="float" office:value="4.87330230999987" calcext:value-type="float">
            <text:p>4.87330230999987</text:p>
          </table:table-cell>
          <table:table-cell office:value-type="float" office:value="92853" calcext:value-type="float">
            <text:p>92853</text:p>
          </table:table-cell>
          <table:table-cell office:value-type="float" office:value="90000" calcext:value-type="float">
            <text:p>90000</text:p>
          </table:table-cell>
          <table:table-cell office:value-type="float" office:value="0.0422254244147203" calcext:value-type="float">
            <text:p>0.0422254244147203</text:p>
          </table:table-cell>
        </table:table-row>
        <table:table-row table:style-name="ro1">
          <table:table-cell office:value-type="float" office:value="4.99498566900002" calcext:value-type="float">
            <text:p>4.99498566900002</text:p>
          </table:table-cell>
          <table:table-cell office:value-type="float" office:value="99684" calcext:value-type="float">
            <text:p>99684</text:p>
          </table:table-cell>
          <table:table-cell office:value-type="float" office:value="92853" calcext:value-type="float">
            <text:p>92853</text:p>
          </table:table-cell>
          <table:table-cell office:value-type="float" office:value="0.0337803395317763" calcext:value-type="float">
            <text:p>0.0337803395317763</text:p>
          </table:table-cell>
        </table:table-row>
        <table:table-row table:style-name="ro1">
          <table:table-cell office:value-type="float" office:value="5.09846164400005" calcext:value-type="float">
            <text:p>5.09846164400005</text:p>
          </table:table-cell>
          <table:table-cell office:value-type="float" office:value="105799" calcext:value-type="float">
            <text:p>105799</text:p>
          </table:table-cell>
          <table:table-cell office:value-type="float" office:value="99684" calcext:value-type="float">
            <text:p>99684</text:p>
          </table:table-cell>
          <table:table-cell office:value-type="float" office:value="0.027024271625421" calcext:value-type="float">
            <text:p>0.027024271625421</text:p>
          </table:table-cell>
        </table:table-row>
        <table:table-row table:style-name="ro1">
          <table:table-cell office:value-type="float" office:value="5.20002655200005" calcext:value-type="float">
            <text:p>5.20002655200005</text:p>
          </table:table-cell>
          <table:table-cell office:value-type="float" office:value="109511" calcext:value-type="float">
            <text:p>109511</text:p>
          </table:table-cell>
          <table:table-cell office:value-type="float" office:value="105799" calcext:value-type="float">
            <text:p>105799</text:p>
          </table:table-cell>
          <table:table-cell office:value-type="float" office:value="0.0216194173003368" calcext:value-type="float">
            <text:p>0.0216194173003368</text:p>
          </table:table-cell>
        </table:table-row>
        <table:table-row table:style-name="ro1">
          <table:table-cell office:value-type="float" office:value="5.33939449899981" calcext:value-type="float">
            <text:p>5.33939449899981</text:p>
          </table:table-cell>
          <table:table-cell office:value-type="float" office:value="108463" calcext:value-type="float">
            <text:p>108463</text:p>
          </table:table-cell>
          <table:table-cell office:value-type="float" office:value="109511" calcext:value-type="float">
            <text:p>109511</text:p>
          </table:table-cell>
          <table:table-cell office:value-type="float" office:value="0.0172955338402695" calcext:value-type="float">
            <text:p>0.0172955338402695</text:p>
          </table:table-cell>
        </table:table-row>
        <table:table-row table:style-name="ro1">
          <table:table-cell office:value-type="float" office:value="5.46493211200004" calcext:value-type="float">
            <text:p>5.46493211200004</text:p>
          </table:table-cell>
          <table:table-cell office:value-type="float" office:value="102185" calcext:value-type="float">
            <text:p>102185</text:p>
          </table:table-cell>
          <table:table-cell office:value-type="float" office:value="108463" calcext:value-type="float">
            <text:p>108463</text:p>
          </table:table-cell>
          <table:table-cell office:value-type="float" office:value="0.0138364270722156" calcext:value-type="float">
            <text:p>0.0138364270722156</text:p>
          </table:table-cell>
        </table:table-row>
        <table:table-row table:style-name="ro1">
          <table:table-cell office:value-type="float" office:value="5.57644876899985" calcext:value-type="float">
            <text:p>5.57644876899985</text:p>
          </table:table-cell>
          <table:table-cell office:value-type="float" office:value="95379" calcext:value-type="float">
            <text:p>95379</text:p>
          </table:table-cell>
          <table:table-cell office:value-type="float" office:value="102185" calcext:value-type="float">
            <text:p>102185</text:p>
          </table:table-cell>
          <table:table-cell office:value-type="float" office:value="0.0110691416577724" calcext:value-type="float">
            <text:p>0.0110691416577724</text:p>
          </table:table-cell>
        </table:table-row>
        <table:table-row table:style-name="ro1">
          <table:table-cell office:value-type="float" office:value="5.67833514999984" calcext:value-type="float">
            <text:p>5.67833514999984</text:p>
          </table:table-cell>
          <table:table-cell office:value-type="float" office:value="90996" calcext:value-type="float">
            <text:p>90996</text:p>
          </table:table-cell>
          <table:table-cell office:value-type="float" office:value="95379" calcext:value-type="float">
            <text:p>95379</text:p>
          </table:table-cell>
          <table:table-cell office:value-type="float" office:value="0.00885531332621796" calcext:value-type="float">
            <text:p>0.00885531332621796</text:p>
          </table:table-cell>
        </table:table-row>
        <table:table-row table:style-name="ro1">
          <table:table-cell office:value-type="float" office:value="5.78810626199993" calcext:value-type="float">
            <text:p>5.78810626199993</text:p>
          </table:table-cell>
          <table:table-cell office:value-type="float" office:value="90285" calcext:value-type="float">
            <text:p>90285</text:p>
          </table:table-cell>
          <table:table-cell office:value-type="float" office:value="90996" calcext:value-type="float">
            <text:p>90996</text:p>
          </table:table-cell>
          <table:table-cell office:value-type="float" office:value="0.00708425066097437" calcext:value-type="float">
            <text:p>0.00708425066097437</text:p>
          </table:table-cell>
        </table:table-row>
        <table:table-row table:style-name="ro1">
          <table:table-cell office:value-type="float" office:value="5.91165119700008" calcext:value-type="float">
            <text:p>5.91165119700008</text:p>
          </table:table-cell>
          <table:table-cell office:value-type="float" office:value="94729" calcext:value-type="float">
            <text:p>94729</text:p>
          </table:table-cell>
          <table:table-cell office:value-type="float" office:value="90285" calcext:value-type="float">
            <text:p>90285</text:p>
          </table:table-cell>
          <table:table-cell office:value-type="float" office:value="0.00566740052877949" calcext:value-type="float">
            <text:p>0.00566740052877949</text:p>
          </table:table-cell>
        </table:table-row>
        <table:table-row table:style-name="ro1">
          <table:table-cell office:value-type="float" office:value="6.01936175999981" calcext:value-type="float">
            <text:p>6.01936175999981</text:p>
          </table:table-cell>
          <table:table-cell office:value-type="float" office:value="101213" calcext:value-type="float">
            <text:p>101213</text:p>
          </table:table-cell>
          <table:table-cell office:value-type="float" office:value="94729" calcext:value-type="float">
            <text:p>94729</text:p>
          </table:table-cell>
          <table:table-cell office:value-type="float" office:value="0.0045339204230236" calcext:value-type="float">
            <text:p>0.0045339204230236</text:p>
          </table:table-cell>
        </table:table-row>
        <table:table-row table:style-name="ro1">
          <table:table-cell office:value-type="float" office:value="6.12081865699975" calcext:value-type="float">
            <text:p>6.12081865699975</text:p>
          </table:table-cell>
          <table:table-cell office:value-type="float" office:value="106882" calcext:value-type="float">
            <text:p>106882</text:p>
          </table:table-cell>
          <table:table-cell office:value-type="float" office:value="101213" calcext:value-type="float">
            <text:p>101213</text:p>
          </table:table-cell>
          <table:table-cell office:value-type="float" office:value="0.00362713633841888" calcext:value-type="float">
            <text:p>0.00362713633841888</text:p>
          </table:table-cell>
        </table:table-row>
        <table:table-row table:style-name="ro1">
          <table:table-cell office:value-type="float" office:value="6.23491577799996" calcext:value-type="float">
            <text:p>6.23491577799996</text:p>
          </table:table-cell>
          <table:table-cell office:value-type="float" office:value="109955" calcext:value-type="float">
            <text:p>109955</text:p>
          </table:table-cell>
          <table:table-cell office:value-type="float" office:value="106882" calcext:value-type="float">
            <text:p>106882</text:p>
          </table:table-cell>
          <table:table-cell office:value-type="float" office:value="0.0029017090707351" calcext:value-type="float">
            <text:p>0.0029017090707351</text:p>
          </table:table-cell>
        </table:table-row>
        <table:table-row table:style-name="ro1">
          <table:table-cell office:value-type="float" office:value="6.36493143100006" calcext:value-type="float">
            <text:p>6.36493143100006</text:p>
          </table:table-cell>
          <table:table-cell office:value-type="float" office:value="107503" calcext:value-type="float">
            <text:p>107503</text:p>
          </table:table-cell>
          <table:table-cell office:value-type="float" office:value="109955" calcext:value-type="float">
            <text:p>109955</text:p>
          </table:table-cell>
          <table:table-cell office:value-type="float" office:value="0.00232136725658808" calcext:value-type="float">
            <text:p>0.00232136725658808</text:p>
          </table:table-cell>
        </table:table-row>
        <table:table-row table:style-name="ro1">
          <table:table-cell office:value-type="float" office:value="6.48329399900013" calcext:value-type="float">
            <text:p>6.48329399900013</text:p>
          </table:table-cell>
          <table:table-cell office:value-type="float" office:value="101047" calcext:value-type="float">
            <text:p>101047</text:p>
          </table:table-cell>
          <table:table-cell office:value-type="float" office:value="107503" calcext:value-type="float">
            <text:p>107503</text:p>
          </table:table-cell>
          <table:table-cell office:value-type="float" office:value="0.00185709380527047" calcext:value-type="float">
            <text:p>0.00185709380527047</text:p>
          </table:table-cell>
        </table:table-row>
        <table:table-row table:style-name="ro1">
          <table:table-cell office:value-type="float" office:value="6.58557221399997" calcext:value-type="float">
            <text:p>6.58557221399997</text:p>
          </table:table-cell>
          <table:table-cell office:value-type="float" office:value="94878" calcext:value-type="float">
            <text:p>94878</text:p>
          </table:table-cell>
          <table:table-cell office:value-type="float" office:value="101047" calcext:value-type="float">
            <text:p>101047</text:p>
          </table:table-cell>
          <table:table-cell office:value-type="float" office:value="0.00148567504421637" calcext:value-type="float">
            <text:p>0.00148567504421637</text:p>
          </table:table-cell>
        </table:table-row>
        <table:table-row table:style-name="ro1">
          <table:table-cell office:value-type="float" office:value="6.69492244200001" calcext:value-type="float">
            <text:p>6.69492244200001</text:p>
          </table:table-cell>
          <table:table-cell office:value-type="float" office:value="90592" calcext:value-type="float">
            <text:p>90592</text:p>
          </table:table-cell>
          <table:table-cell office:value-type="float" office:value="94878" calcext:value-type="float">
            <text:p>94878</text:p>
          </table:table-cell>
          <table:table-cell office:value-type="float" office:value="0.0011885400353731" calcext:value-type="float">
            <text:p>0.0011885400353731</text:p>
          </table:table-cell>
        </table:table-row>
        <table:table-row table:style-name="ro1">
          <table:table-cell office:value-type="float" office:value="6.80857869800002" calcext:value-type="float">
            <text:p>6.80857869800002</text:p>
          </table:table-cell>
          <table:table-cell office:value-type="float" office:value="90669" calcext:value-type="float">
            <text:p>90669</text:p>
          </table:table-cell>
          <table:table-cell office:value-type="float" office:value="90592" calcext:value-type="float">
            <text:p>90592</text:p>
          </table:table-cell>
          <table:table-cell office:value-type="float" office:value="0.000950832028298478" calcext:value-type="float">
            <text:p>0.000950832028298478</text:p>
          </table:table-cell>
        </table:table-row>
        <table:table-row table:style-name="ro1">
          <table:table-cell office:value-type="float" office:value="7.00435623900012" calcext:value-type="float">
            <text:p>7.00435623900012</text:p>
          </table:table-cell>
          <table:table-cell office:value-type="float" office:value="100273" calcext:value-type="float">
            <text:p>100273</text:p>
          </table:table-cell>
          <table:table-cell office:value-type="float" office:value="90669" calcext:value-type="float">
            <text:p>90669</text:p>
          </table:table-cell>
          <table:table-cell office:value-type="float" office:value="0.000760665622638783" calcext:value-type="float">
            <text:p>0.000760665622638783</text:p>
          </table:table-cell>
        </table:table-row>
        <table:table-row table:style-name="ro1">
          <table:table-cell office:value-type="float" office:value="7.13497367799982" calcext:value-type="float">
            <text:p>7.13497367799982</text:p>
          </table:table-cell>
          <table:table-cell office:value-type="float" office:value="107500" calcext:value-type="float">
            <text:p>107500</text:p>
          </table:table-cell>
          <table:table-cell office:value-type="float" office:value="100273" calcext:value-type="float">
            <text:p>100273</text:p>
          </table:table-cell>
          <table:table-cell office:value-type="float" office:value="0.000608532498111026" calcext:value-type="float">
            <text:p>0.000608532498111026</text:p>
          </table:table-cell>
        </table:table-row>
        <table:table-row table:style-name="ro1">
          <table:table-cell office:value-type="float" office:value="7.25550046599983" calcext:value-type="float">
            <text:p>7.25550046599983</text:p>
          </table:table-cell>
          <table:table-cell office:value-type="float" office:value="109994" calcext:value-type="float">
            <text:p>109994</text:p>
          </table:table-cell>
          <table:table-cell office:value-type="float" office:value="107478" calcext:value-type="float">
            <text:p>107478</text:p>
          </table:table-cell>
          <table:table-cell office:value-type="float" office:value="0.000486825998488821" calcext:value-type="float">
            <text:p>0.000486825998488821</text:p>
          </table:table-cell>
        </table:table-row>
        <table:table-row table:style-name="ro1">
          <table:table-cell office:value-type="float" office:value="7.37692987199989" calcext:value-type="float">
            <text:p>7.37692987199989</text:p>
          </table:table-cell>
          <table:table-cell office:value-type="float" office:value="106984" calcext:value-type="float">
            <text:p>106984</text:p>
          </table:table-cell>
          <table:table-cell office:value-type="float" office:value="109994" calcext:value-type="float">
            <text:p>109994</text:p>
          </table:table-cell>
          <table:table-cell office:value-type="float" office:value="0.000389460798791057" calcext:value-type="float">
            <text:p>0.000389460798791057</text:p>
          </table:table-cell>
        </table:table-row>
        <table:table-row table:style-name="ro1">
          <table:table-cell office:value-type="float" office:value="7.50438760099996" calcext:value-type="float">
            <text:p>7.50438760099996</text:p>
          </table:table-cell>
          <table:table-cell office:value-type="float" office:value="99724" calcext:value-type="float">
            <text:p>99724</text:p>
          </table:table-cell>
          <table:table-cell office:value-type="float" office:value="106984" calcext:value-type="float">
            <text:p>106984</text:p>
          </table:table-cell>
          <table:table-cell office:value-type="float" office:value="0.000311568639032846" calcext:value-type="float">
            <text:p>0.000311568639032846</text:p>
          </table:table-cell>
        </table:table-row>
        <table:table-row table:style-name="ro1">
          <table:table-cell office:value-type="float" office:value="7.62065525099979" calcext:value-type="float">
            <text:p>7.62065525099979</text:p>
          </table:table-cell>
          <table:table-cell office:value-type="float" office:value="93124" calcext:value-type="float">
            <text:p>93124</text:p>
          </table:table-cell>
          <table:table-cell office:value-type="float" office:value="99724" calcext:value-type="float">
            <text:p>99724</text:p>
          </table:table-cell>
          <table:table-cell office:value-type="float" office:value="0.000249254911226276" calcext:value-type="float">
            <text:p>0.000249254911226276</text:p>
          </table:table-cell>
        </table:table-row>
        <table:table-row table:style-name="ro1">
          <table:table-cell office:value-type="float" office:value="7.81916140700014" calcext:value-type="float">
            <text:p>7.81916140700014</text:p>
          </table:table-cell>
          <table:table-cell office:value-type="float" office:value="90929" calcext:value-type="float">
            <text:p>90929</text:p>
          </table:table-cell>
          <table:table-cell office:value-type="float" office:value="93124" calcext:value-type="float">
            <text:p>93124</text:p>
          </table:table-cell>
          <table:table-cell office:value-type="float" office:value="0.000199403928981021" calcext:value-type="float">
            <text:p>0.000199403928981021</text:p>
          </table:table-cell>
        </table:table-row>
        <table:table-row table:style-name="ro1">
          <table:table-cell office:value-type="float" office:value="7.96894716599991" calcext:value-type="float">
            <text:p>7.96894716599991</text:p>
          </table:table-cell>
          <table:table-cell office:value-type="float" office:value="98061" calcext:value-type="float">
            <text:p>98061</text:p>
          </table:table-cell>
          <table:table-cell office:value-type="float" office:value="91394" calcext:value-type="float">
            <text:p>91394</text:p>
          </table:table-cell>
          <table:table-cell office:value-type="float" office:value="0.000159523143184817" calcext:value-type="float">
            <text:p>0.000159523143184817</text:p>
          </table:table-cell>
        </table:table-row>
        <table:table-row table:style-name="ro1">
          <table:table-cell office:value-type="float" office:value="8.08581434200005" calcext:value-type="float">
            <text:p>8.08581434200005</text:p>
          </table:table-cell>
          <table:table-cell office:value-type="float" office:value="105134" calcext:value-type="float">
            <text:p>105134</text:p>
          </table:table-cell>
          <table:table-cell office:value-type="float" office:value="98061" calcext:value-type="float">
            <text:p>98061</text:p>
          </table:table-cell>
          <table:table-cell office:value-type="float" office:value="0.000127618514547854" calcext:value-type="float">
            <text:p>0.000127618514547854</text:p>
          </table:table-cell>
        </table:table-row>
        <table:table-row table:style-name="ro1">
          <table:table-cell office:value-type="float" office:value="8.29748613499987" calcext:value-type="float">
            <text:p>8.29748613499987</text:p>
          </table:table-cell>
          <table:table-cell office:value-type="float" office:value="109558" calcext:value-type="float">
            <text:p>109558</text:p>
          </table:table-cell>
          <table:table-cell office:value-type="float" office:value="105134" calcext:value-type="float">
            <text:p>105134</text:p>
          </table:table-cell>
          <table:table-cell office:value-type="float" office:value="0.000102094811638283" calcext:value-type="float">
            <text:p>0.000102094811638283</text:p>
          </table:table-cell>
        </table:table-row>
        <table:table-row table:style-name="ro1">
          <table:table-cell office:value-type="float" office:value="8.43935337399989" calcext:value-type="float">
            <text:p>8.43935337399989</text:p>
          </table:table-cell>
          <table:table-cell office:value-type="float" office:value="103718" calcext:value-type="float">
            <text:p>103718</text:p>
          </table:table-cell>
          <table:table-cell office:value-type="float" office:value="109558" calcext:value-type="float">
            <text:p>109558</text:p>
          </table:table-cell>
          <table:table-cell office:value-type="float" office:value="0.0000816758493106263" calcext:value-type="float">
            <text:p>8.16758493106263E-05</text:p>
          </table:table-cell>
        </table:table-row>
        <table:table-row table:style-name="ro1">
          <table:table-cell office:value-type="float" office:value="8.59945754599994" calcext:value-type="float">
            <text:p>8.59945754599994</text:p>
          </table:table-cell>
          <table:table-cell office:value-type="float" office:value="94149" calcext:value-type="float">
            <text:p>94149</text:p>
          </table:table-cell>
          <table:table-cell office:value-type="float" office:value="103718" calcext:value-type="float">
            <text:p>103718</text:p>
          </table:table-cell>
          <table:table-cell office:value-type="float" office:value="0.000065340679448501" calcext:value-type="float">
            <text:p>6.5340679448501E-05</text:p>
          </table:table-cell>
        </table:table-row>
        <table:table-row table:style-name="ro1">
          <table:table-cell office:value-type="float" office:value="8.73690720500008" calcext:value-type="float">
            <text:p>8.73690720500008</text:p>
          </table:table-cell>
          <table:table-cell office:value-type="float" office:value="90033" calcext:value-type="float">
            <text:p>90033</text:p>
          </table:table-cell>
          <table:table-cell office:value-type="float" office:value="94149" calcext:value-type="float">
            <text:p>94149</text:p>
          </table:table-cell>
          <table:table-cell office:value-type="float" office:value="0.0000522725435588008" calcext:value-type="float">
            <text:p>5.22725435588008E-05</text:p>
          </table:table-cell>
        </table:table-row>
        <table:table-row table:style-name="ro1">
          <table:table-cell office:value-type="float" office:value="8.84593626000014" calcext:value-type="float">
            <text:p>8.84593626000014</text:p>
          </table:table-cell>
          <table:table-cell office:value-type="float" office:value="91762" calcext:value-type="float">
            <text:p>91762</text:p>
          </table:table-cell>
          <table:table-cell office:value-type="float" office:value="90033" calcext:value-type="float">
            <text:p>90033</text:p>
          </table:table-cell>
          <table:table-cell office:value-type="float" office:value="0.0000418180348470407" calcext:value-type="float">
            <text:p>4.18180348470407E-05</text:p>
          </table:table-cell>
        </table:table-row>
        <table:table-row table:style-name="ro1">
          <table:table-cell office:value-type="float" office:value="8.9764376170001" calcext:value-type="float">
            <text:p>8.9764376170001</text:p>
          </table:table-cell>
          <table:table-cell office:value-type="float" office:value="98524" calcext:value-type="float">
            <text:p>98524</text:p>
          </table:table-cell>
          <table:table-cell office:value-type="float" office:value="91762" calcext:value-type="float">
            <text:p>91762</text:p>
          </table:table-cell>
          <table:table-cell office:value-type="float" office:value="0.0000334544278776325" calcext:value-type="float">
            <text:p>3.34544278776325E-05</text:p>
          </table:table-cell>
        </table:table-row>
        <table:table-row table:style-name="ro1">
          <table:table-cell office:value-type="float" office:value="9.08944821800014" calcext:value-type="float">
            <text:p>9.08944821800014</text:p>
          </table:table-cell>
          <table:table-cell office:value-type="float" office:value="105328" calcext:value-type="float">
            <text:p>105328</text:p>
          </table:table-cell>
          <table:table-cell office:value-type="float" office:value="98524" calcext:value-type="float">
            <text:p>98524</text:p>
          </table:table-cell>
          <table:table-cell office:value-type="float" office:value="0.000026763542302106" calcext:value-type="float">
            <text:p>2.6763542302106E-05</text:p>
          </table:table-cell>
        </table:table-row>
        <table:table-row table:style-name="ro1">
          <table:table-cell office:value-type="float" office:value="9.30720752600018" calcext:value-type="float">
            <text:p>9.30720752600018</text:p>
          </table:table-cell>
          <table:table-cell office:value-type="float" office:value="109360" calcext:value-type="float">
            <text:p>109360</text:p>
          </table:table-cell>
          <table:table-cell office:value-type="float" office:value="104128" calcext:value-type="float">
            <text:p>104128</text:p>
          </table:table-cell>
          <table:table-cell office:value-type="float" office:value="0.0000214108338416848" calcext:value-type="float">
            <text:p>2.14108338416848E-05</text:p>
          </table:table-cell>
        </table:table-row>
        <table:table-row table:style-name="ro1">
          <table:table-cell office:value-type="float" office:value="9.45338265300006" calcext:value-type="float">
            <text:p>9.45338265300006</text:p>
          </table:table-cell>
          <table:table-cell office:value-type="float" office:value="102887" calcext:value-type="float">
            <text:p>102887</text:p>
          </table:table-cell>
          <table:table-cell office:value-type="float" office:value="109360" calcext:value-type="float">
            <text:p>109360</text:p>
          </table:table-cell>
          <table:table-cell office:value-type="float" office:value="0.0000171286670733479" calcext:value-type="float">
            <text:p>1.71286670733479E-05</text:p>
          </table:table-cell>
        </table:table-row>
        <table:table-row table:style-name="ro1">
          <table:table-cell office:value-type="float" office:value="9.57302688299978" calcext:value-type="float">
            <text:p>9.57302688299978</text:p>
          </table:table-cell>
          <table:table-cell office:value-type="float" office:value="95570" calcext:value-type="float">
            <text:p>95570</text:p>
          </table:table-cell>
          <table:table-cell office:value-type="float" office:value="102887" calcext:value-type="float">
            <text:p>102887</text:p>
          </table:table-cell>
          <table:table-cell office:value-type="float" office:value="0.0000137029336586783" calcext:value-type="float">
            <text:p>1.37029336586783E-05</text:p>
          </table:table-cell>
        </table:table-row>
        <table:table-row table:style-name="ro1">
          <table:table-cell office:value-type="float" office:value="9.67472735299998" calcext:value-type="float">
            <text:p>9.67472735299998</text:p>
          </table:table-cell>
          <table:table-cell office:value-type="float" office:value="91097" calcext:value-type="float">
            <text:p>91097</text:p>
          </table:table-cell>
          <table:table-cell office:value-type="float" office:value="95570" calcext:value-type="float">
            <text:p>95570</text:p>
          </table:table-cell>
          <table:table-cell office:value-type="float" office:value="0.0000109623469269426" calcext:value-type="float">
            <text:p>1.09623469269426E-05</text:p>
          </table:table-cell>
        </table:table-row>
        <table:table-row table:style-name="ro1">
          <table:table-cell office:value-type="float" office:value="9.78380917799996" calcext:value-type="float">
            <text:p>9.78380917799996</text:p>
          </table:table-cell>
          <table:table-cell office:value-type="float" office:value="90224" calcext:value-type="float">
            <text:p>90224</text:p>
          </table:table-cell>
          <table:table-cell office:value-type="float" office:value="91097" calcext:value-type="float">
            <text:p>91097</text:p>
          </table:table-cell>
          <table:table-cell office:value-type="float" office:value="0.00000876987754155411" calcext:value-type="float">
            <text:p>8.76987754155411E-06</text:p>
          </table:table-cell>
        </table:table-row>
        <table:table-row table:style-name="ro1">
          <table:table-cell office:value-type="float" office:value="9.92070883299994" calcext:value-type="float">
            <text:p>9.92070883299994</text:p>
          </table:table-cell>
          <table:table-cell office:value-type="float" office:value="95221" calcext:value-type="float">
            <text:p>95221</text:p>
          </table:table-cell>
          <table:table-cell office:value-type="float" office:value="90224" calcext:value-type="float">
            <text:p>90224</text:p>
          </table:table-cell>
          <table:table-cell office:value-type="float" office:value="0.00000701590203324329" calcext:value-type="float">
            <text:p>7.01590203324329E-06</text:p>
          </table:table-cell>
        </table:table-row>
        <table:table-row table:style-name="ro1">
          <table:table-cell office:value-type="float" office:value="10.0318215369998" calcext:value-type="float">
            <text:p>10.0318215369998</text:p>
          </table:table-cell>
          <table:table-cell office:value-type="float" office:value="101986" calcext:value-type="float">
            <text:p>101986</text:p>
          </table:table-cell>
          <table:table-cell office:value-type="float" office:value="95208" calcext:value-type="float">
            <text:p>95208</text:p>
          </table:table-cell>
          <table:table-cell office:value-type="float" office:value="0.00000561272162659463" calcext:value-type="float">
            <text:p>5.61272162659463E-06</text:p>
          </table:table-cell>
        </table:table-row>
        <table:table-row table:style-name="ro1">
          <table:table-cell office:value-type="float" office:value="10.133629937" calcext:value-type="float">
            <text:p>10.133629937</text:p>
          </table:table-cell>
          <table:table-cell office:value-type="float" office:value="107443" calcext:value-type="float">
            <text:p>107443</text:p>
          </table:table-cell>
          <table:table-cell office:value-type="float" office:value="100151" calcext:value-type="float">
            <text:p>100151</text:p>
          </table:table-cell>
          <table:table-cell office:value-type="float" office:value="0.0000044901773012757" calcext:value-type="float">
            <text:p>4.4901773012757E-06</text:p>
          </table:table-cell>
        </table:table-row>
        <table:table-row table:style-name="ro1">
          <table:table-cell office:value-type="float" office:value="10.2423881099999" calcext:value-type="float">
            <text:p>10.2423881099999</text:p>
          </table:table-cell>
          <table:table-cell office:value-type="float" office:value="109988" calcext:value-type="float">
            <text:p>109988</text:p>
          </table:table-cell>
          <table:table-cell office:value-type="float" office:value="107443" calcext:value-type="float">
            <text:p>107443</text:p>
          </table:table-cell>
          <table:table-cell office:value-type="float" office:value="0.00000359214184102056" calcext:value-type="float">
            <text:p>3.59214184102056E-06</text:p>
          </table:table-cell>
        </table:table-row>
        <table:table-row table:style-name="ro1">
          <table:table-cell office:value-type="float" office:value="10.388606818" calcext:value-type="float">
            <text:p>10.388606818</text:p>
          </table:table-cell>
          <table:table-cell office:value-type="float" office:value="106441" calcext:value-type="float">
            <text:p>106441</text:p>
          </table:table-cell>
          <table:table-cell office:value-type="float" office:value="109988" calcext:value-type="float">
            <text:p>109988</text:p>
          </table:table-cell>
          <table:table-cell office:value-type="float" office:value="0.00000287371347281645" calcext:value-type="float">
            <text:p>2.87371347281645E-06</text:p>
          </table:table-cell>
        </table:table-row>
        <table:table-row table:style-name="ro1">
          <table:table-cell office:value-type="float" office:value="10.5143042320001" calcext:value-type="float">
            <text:p>10.5143042320001</text:p>
          </table:table-cell>
          <table:table-cell office:value-type="float" office:value="99102" calcext:value-type="float">
            <text:p>99102</text:p>
          </table:table-cell>
          <table:table-cell office:value-type="float" office:value="106441" calcext:value-type="float">
            <text:p>106441</text:p>
          </table:table-cell>
          <table:table-cell office:value-type="float" office:value="0.00000229897077825316" calcext:value-type="float">
            <text:p>2.29897077825316E-06</text:p>
          </table:table-cell>
        </table:table-row>
        <table:table-row table:style-name="ro1">
          <table:table-cell office:value-type="float" office:value="10.631811233" calcext:value-type="float">
            <text:p>10.631811233</text:p>
          </table:table-cell>
          <table:table-cell office:value-type="float" office:value="92632" calcext:value-type="float">
            <text:p>92632</text:p>
          </table:table-cell>
          <table:table-cell office:value-type="float" office:value="99102" calcext:value-type="float">
            <text:p>99102</text:p>
          </table:table-cell>
          <table:table-cell office:value-type="float" office:value="0.00000183917662260253" calcext:value-type="float">
            <text:p>1.83917662260253E-06</text:p>
          </table:table-cell>
        </table:table-row>
        <table:table-row table:style-name="ro1">
          <table:table-cell office:value-type="float" office:value="10.748636278" calcext:value-type="float">
            <text:p>10.748636278</text:p>
          </table:table-cell>
          <table:table-cell office:value-type="float" office:value="90000" calcext:value-type="float">
            <text:p>90000</text:p>
          </table:table-cell>
          <table:table-cell office:value-type="float" office:value="92632" calcext:value-type="float">
            <text:p>92632</text:p>
          </table:table-cell>
          <table:table-cell office:value-type="float" office:value="0.00000147134129808202" calcext:value-type="float">
            <text:p>1.47134129808202E-06</text:p>
          </table:table-cell>
        </table:table-row>
        <table:table-row table:style-name="ro1">
          <table:table-cell office:value-type="float" office:value="10.8780535159999" calcext:value-type="float">
            <text:p>10.8780535159999</text:p>
          </table:table-cell>
          <table:table-cell office:value-type="float" office:value="93065" calcext:value-type="float">
            <text:p>93065</text:p>
          </table:table-cell>
          <table:table-cell office:value-type="float" office:value="90000" calcext:value-type="float">
            <text:p>90000</text:p>
          </table:table-cell>
          <table:table-cell office:value-type="float" office:value="0.00000117707303846562" calcext:value-type="float">
            <text:p>1.17707303846562E-06</text:p>
          </table:table-cell>
        </table:table-row>
        <table:table-row table:style-name="ro1">
          <table:table-cell office:value-type="float" office:value="10.9953540349998" calcext:value-type="float">
            <text:p>10.9953540349998</text:p>
          </table:table-cell>
          <table:table-cell office:value-type="float" office:value="99708" calcext:value-type="float">
            <text:p>99708</text:p>
          </table:table-cell>
          <table:table-cell office:value-type="float" office:value="93065" calcext:value-type="float">
            <text:p>93065</text:p>
          </table:table-cell>
          <table:table-cell office:value-type="float" office:value="0.000000941658430772495" calcext:value-type="float">
            <text:p>9.41658430772495E-07</text:p>
          </table:table-cell>
        </table:table-row>
        <table:table-row table:style-name="ro1">
          <table:table-cell office:value-type="float" office:value="11.0973602969998" calcext:value-type="float">
            <text:p>11.0973602969998</text:p>
          </table:table-cell>
          <table:table-cell office:value-type="float" office:value="105742" calcext:value-type="float">
            <text:p>105742</text:p>
          </table:table-cell>
          <table:table-cell office:value-type="float" office:value="99708" calcext:value-type="float">
            <text:p>99708</text:p>
          </table:table-cell>
          <table:table-cell office:value-type="float" office:value="0.000000753326744617996" calcext:value-type="float">
            <text:p>7.53326744617996E-07</text:p>
          </table:table-cell>
        </table:table-row>
        <table:table-row table:style-name="ro1">
          <table:table-cell office:value-type="float" office:value="11.2144998049998" calcext:value-type="float">
            <text:p>11.2144998049998</text:p>
          </table:table-cell>
          <table:table-cell office:value-type="float" office:value="109752" calcext:value-type="float">
            <text:p>109752</text:p>
          </table:table-cell>
          <table:table-cell office:value-type="float" office:value="105742" calcext:value-type="float">
            <text:p>105742</text:p>
          </table:table-cell>
          <table:table-cell office:value-type="float" office:value="0.000000602661395694397" calcext:value-type="float">
            <text:p>6.02661395694397E-07</text:p>
          </table:table-cell>
        </table:table-row>
        <table:table-row table:style-name="ro1">
          <table:table-cell office:value-type="float" office:value="11.3379505590001" calcext:value-type="float">
            <text:p>11.3379505590001</text:p>
          </table:table-cell>
          <table:table-cell office:value-type="float" office:value="108511" calcext:value-type="float">
            <text:p>108511</text:p>
          </table:table-cell>
          <table:table-cell office:value-type="float" office:value="109752" calcext:value-type="float">
            <text:p>109752</text:p>
          </table:table-cell>
          <table:table-cell office:value-type="float" office:value="0.000000482129116555517" calcext:value-type="float">
            <text:p>4.82129116555517E-07</text:p>
          </table:table-cell>
        </table:table-row>
        <table:table-row table:style-name="ro1">
          <table:table-cell office:value-type="float" office:value="11.4590068819998" calcext:value-type="float">
            <text:p>11.4590068819998</text:p>
          </table:table-cell>
          <table:table-cell office:value-type="float" office:value="102547" calcext:value-type="float">
            <text:p>102547</text:p>
          </table:table-cell>
          <table:table-cell office:value-type="float" office:value="108511" calcext:value-type="float">
            <text:p>108511</text:p>
          </table:table-cell>
          <table:table-cell office:value-type="float" office:value="0.000000385703293244414" calcext:value-type="float">
            <text:p>3.85703293244414E-07</text:p>
          </table:table-cell>
        </table:table-row>
        <table:table-row table:style-name="ro1">
          <table:table-cell office:value-type="float" office:value="11.5735781469998" calcext:value-type="float">
            <text:p>11.5735781469998</text:p>
          </table:table-cell>
          <table:table-cell office:value-type="float" office:value="95539" calcext:value-type="float">
            <text:p>95539</text:p>
          </table:table-cell>
          <table:table-cell office:value-type="float" office:value="102547" calcext:value-type="float">
            <text:p>102547</text:p>
          </table:table-cell>
          <table:table-cell office:value-type="float" office:value="0.000000308562634595531" calcext:value-type="float">
            <text:p>3.08562634595531E-07</text:p>
          </table:table-cell>
        </table:table-row>
        <table:table-row table:style-name="ro1">
          <table:table-cell office:value-type="float" office:value="11.6934406189998" calcext:value-type="float">
            <text:p>11.6934406189998</text:p>
          </table:table-cell>
          <table:table-cell office:value-type="float" office:value="90624" calcext:value-type="float">
            <text:p>90624</text:p>
          </table:table-cell>
          <table:table-cell office:value-type="float" office:value="95539" calcext:value-type="float">
            <text:p>95539</text:p>
          </table:table-cell>
          <table:table-cell office:value-type="float" office:value="0.000000246850107676425" calcext:value-type="float">
            <text:p>2.46850107676425E-07</text:p>
          </table:table-cell>
        </table:table-row>
        <table:table-row table:style-name="ro1">
          <table:table-cell office:value-type="float" office:value="11.808243856" calcext:value-type="float">
            <text:p>11.808243856</text:p>
          </table:table-cell>
          <table:table-cell office:value-type="float" office:value="90662" calcext:value-type="float">
            <text:p>90662</text:p>
          </table:table-cell>
          <table:table-cell office:value-type="float" office:value="90624" calcext:value-type="float">
            <text:p>90624</text:p>
          </table:table-cell>
          <table:table-cell office:value-type="float" office:value="0.00000019748008614114" calcext:value-type="float">
            <text:p>1.9748008614114E-07</text:p>
          </table:table-cell>
        </table:table-row>
        <table:table-row table:style-name="ro1">
          <table:table-cell office:value-type="float" office:value="11.9281941690001" calcext:value-type="float">
            <text:p>11.9281941690001</text:p>
          </table:table-cell>
          <table:table-cell office:value-type="float" office:value="95639" calcext:value-type="float">
            <text:p>95639</text:p>
          </table:table-cell>
          <table:table-cell office:value-type="float" office:value="90662" calcext:value-type="float">
            <text:p>90662</text:p>
          </table:table-cell>
          <table:table-cell office:value-type="float" office:value="0.000000157984068912912" calcext:value-type="float">
            <text:p>1.57984068912912E-07</text:p>
          </table:table-cell>
        </table:table-row>
        <table:table-row table:style-name="ro1">
          <table:table-cell office:value-type="float" office:value="12.1133716449999" calcext:value-type="float">
            <text:p>12.1133716449999</text:p>
          </table:table-cell>
          <table:table-cell office:value-type="float" office:value="106536" calcext:value-type="float">
            <text:p>106536</text:p>
          </table:table-cell>
          <table:table-cell office:value-type="float" office:value="95639" calcext:value-type="float">
            <text:p>95639</text:p>
          </table:table-cell>
          <table:table-cell office:value-type="float" office:value="0.00000012638725513033" calcext:value-type="float">
            <text:p>1.2638725513033E-07</text:p>
          </table:table-cell>
        </table:table-row>
        <table:table-row table:style-name="ro1">
          <table:table-cell office:value-type="float" office:value="12.2338034220002" calcext:value-type="float">
            <text:p>12.2338034220002</text:p>
          </table:table-cell>
          <table:table-cell office:value-type="float" office:value="109948" calcext:value-type="float">
            <text:p>109948</text:p>
          </table:table-cell>
          <table:table-cell office:value-type="float" office:value="106536" calcext:value-type="float">
            <text:p>106536</text:p>
          </table:table-cell>
          <table:table-cell office:value-type="float" office:value="0.000000101109804104264" calcext:value-type="float">
            <text:p>1.01109804104264E-07</text:p>
          </table:table-cell>
        </table:table-row>
        <table:table-row table:style-name="ro1">
          <table:table-cell office:value-type="float" office:value="12.4534544069998" calcext:value-type="float">
            <text:p>12.4534544069998</text:p>
          </table:table-cell>
          <table:table-cell office:value-type="float" office:value="102883" calcext:value-type="float">
            <text:p>102883</text:p>
          </table:table-cell>
          <table:table-cell office:value-type="float" office:value="109948" calcext:value-type="float">
            <text:p>109948</text:p>
          </table:table-cell>
          <table:table-cell office:value-type="float" office:value="0.0000000808878432834109" calcext:value-type="float">
            <text:p>8.08878432834109E-08</text:p>
          </table:table-cell>
        </table:table-row>
        <table:table-row table:style-name="ro1">
          <table:table-cell office:value-type="float" office:value="12.567258265" calcext:value-type="float">
            <text:p>12.567258265</text:p>
          </table:table-cell>
          <table:table-cell office:value-type="float" office:value="95898" calcext:value-type="float">
            <text:p>95898</text:p>
          </table:table-cell>
          <table:table-cell office:value-type="float" office:value="102883" calcext:value-type="float">
            <text:p>102883</text:p>
          </table:table-cell>
          <table:table-cell office:value-type="float" office:value="0.0000000647102746267288" calcext:value-type="float">
            <text:p>6.47102746267288E-08</text:p>
          </table:table-cell>
        </table:table-row>
        <table:table-row table:style-name="ro1">
          <table:table-cell office:value-type="float" office:value="12.6722723839998" calcext:value-type="float">
            <text:p>12.6722723839998</text:p>
          </table:table-cell>
          <table:table-cell office:value-type="float" office:value="91169" calcext:value-type="float">
            <text:p>91169</text:p>
          </table:table-cell>
          <table:table-cell office:value-type="float" office:value="95898" calcext:value-type="float">
            <text:p>95898</text:p>
          </table:table-cell>
          <table:table-cell office:value-type="float" office:value="0.000000051768219701383" calcext:value-type="float">
            <text:p>5.1768219701383E-08</text:p>
          </table:table-cell>
        </table:table-row>
        <table:table-row table:style-name="ro1">
          <table:table-cell office:value-type="float" office:value="12.7807892350002" calcext:value-type="float">
            <text:p>12.7807892350002</text:p>
          </table:table-cell>
          <table:table-cell office:value-type="float" office:value="90186" calcext:value-type="float">
            <text:p>90186</text:p>
          </table:table-cell>
          <table:table-cell office:value-type="float" office:value="91169" calcext:value-type="float">
            <text:p>91169</text:p>
          </table:table-cell>
          <table:table-cell office:value-type="float" office:value="0.0000000414145757611064" calcext:value-type="float">
            <text:p>4.14145757611064E-08</text:p>
          </table:table-cell>
        </table:table-row>
        <table:table-row table:style-name="ro1">
          <table:table-cell office:value-type="float" office:value="12.9072855260001" calcext:value-type="float">
            <text:p>12.9072855260001</text:p>
          </table:table-cell>
          <table:table-cell office:value-type="float" office:value="94498" calcext:value-type="float">
            <text:p>94498</text:p>
          </table:table-cell>
          <table:table-cell office:value-type="float" office:value="90186" calcext:value-type="float">
            <text:p>90186</text:p>
          </table:table-cell>
          <table:table-cell office:value-type="float" office:value="0.0000000331316606088851" calcext:value-type="float">
            <text:p>3.31316606088851E-08</text:p>
          </table:table-cell>
        </table:table-row>
        <table:table-row table:style-name="ro1">
          <table:table-cell office:value-type="float" office:value="13.0191260070001" calcext:value-type="float">
            <text:p>13.0191260070001</text:p>
          </table:table-cell>
          <table:table-cell office:value-type="float" office:value="101198" calcext:value-type="float">
            <text:p>101198</text:p>
          </table:table-cell>
          <table:table-cell office:value-type="float" office:value="94498" calcext:value-type="float">
            <text:p>94498</text:p>
          </table:table-cell>
          <table:table-cell office:value-type="float" office:value="0.0000000265053284871081" calcext:value-type="float">
            <text:p>2.65053284871081E-08</text:p>
          </table:table-cell>
        </table:table-row>
        <table:table-row table:style-name="ro1">
          <table:table-cell office:value-type="float" office:value="13.1210115979998" calcext:value-type="float">
            <text:p>13.1210115979998</text:p>
          </table:table-cell>
          <table:table-cell office:value-type="float" office:value="106891" calcext:value-type="float">
            <text:p>106891</text:p>
          </table:table-cell>
          <table:table-cell office:value-type="float" office:value="98167" calcext:value-type="float">
            <text:p>98167</text:p>
          </table:table-cell>
          <table:table-cell office:value-type="float" office:value="0.0000000212042627896865" calcext:value-type="float">
            <text:p>2.12042627896865E-08</text:p>
          </table:table-cell>
        </table:table-row>
        <table:table-row table:style-name="ro1">
          <table:table-cell office:value-type="float" office:value="13.2255724229999" calcext:value-type="float">
            <text:p>13.2255724229999</text:p>
          </table:table-cell>
          <table:table-cell office:value-type="float" office:value="109882" calcext:value-type="float">
            <text:p>109882</text:p>
          </table:table-cell>
          <table:table-cell office:value-type="float" office:value="106891" calcext:value-type="float">
            <text:p>106891</text:p>
          </table:table-cell>
          <table:table-cell office:value-type="float" office:value="0.19200001696341" calcext:value-type="float">
            <text:p>0.19200001696341</text:p>
          </table:table-cell>
        </table:table-row>
        <table:table-row table:style-name="ro1">
          <table:table-cell office:value-type="float" office:value="13.3518878929999" calcext:value-type="float">
            <text:p>13.3518878929999</text:p>
          </table:table-cell>
          <table:table-cell office:value-type="float" office:value="108019" calcext:value-type="float">
            <text:p>108019</text:p>
          </table:table-cell>
          <table:table-cell office:value-type="float" office:value="109882" calcext:value-type="float">
            <text:p>109882</text:p>
          </table:table-cell>
          <table:table-cell office:value-type="float" office:value="0.347148400667502" calcext:value-type="float">
            <text:p>0.347148400667502</text:p>
          </table:table-cell>
        </table:table-row>
        <table:table-row table:style-name="ro1">
          <table:table-cell office:value-type="float" office:value="13.4583239150002" calcext:value-type="float">
            <text:p>13.4583239150002</text:p>
          </table:table-cell>
          <table:table-cell office:value-type="float" office:value="102588" calcext:value-type="float">
            <text:p>102588</text:p>
          </table:table-cell>
          <table:table-cell office:value-type="float" office:value="108019" calcext:value-type="float">
            <text:p>108019</text:p>
          </table:table-cell>
          <table:table-cell office:value-type="float" office:value="0.471267107630776" calcext:value-type="float">
            <text:p>0.471267107630776</text:p>
          </table:table-cell>
        </table:table-row>
        <table:table-row table:style-name="ro1">
          <table:table-cell office:value-type="float" office:value="13.5648496079998" calcext:value-type="float">
            <text:p>13.5648496079998</text:p>
          </table:table-cell>
          <table:table-cell office:value-type="float" office:value="96037" calcext:value-type="float">
            <text:p>96037</text:p>
          </table:table-cell>
          <table:table-cell office:value-type="float" office:value="102588" calcext:value-type="float">
            <text:p>102588</text:p>
          </table:table-cell>
          <table:table-cell office:value-type="float" office:value="0.570562073201395" calcext:value-type="float">
            <text:p>0.570562073201395</text:p>
          </table:table-cell>
        </table:table-row>
        <table:table-row table:style-name="ro1">
          <table:table-cell office:value-type="float" office:value="13.6749702829998" calcext:value-type="float">
            <text:p>13.6749702829998</text:p>
          </table:table-cell>
          <table:table-cell office:value-type="float" office:value="91090" calcext:value-type="float">
            <text:p>91090</text:p>
          </table:table-cell>
          <table:table-cell office:value-type="float" office:value="96037" calcext:value-type="float">
            <text:p>96037</text:p>
          </table:table-cell>
          <table:table-cell office:value-type="float" office:value="0.64999804565789" calcext:value-type="float">
            <text:p>0.64999804565789</text:p>
          </table:table-cell>
        </table:table-row>
        <table:table-row table:style-name="ro1">
          <table:table-cell office:value-type="float" office:value="13.789896621" calcext:value-type="float">
            <text:p>13.789896621</text:p>
          </table:table-cell>
          <table:table-cell office:value-type="float" office:value="90312" calcext:value-type="float">
            <text:p>90312</text:p>
          </table:table-cell>
          <table:table-cell office:value-type="float" office:value="91090" calcext:value-type="float">
            <text:p>91090</text:p>
          </table:table-cell>
          <table:table-cell office:value-type="float" office:value="0.715120387745825" calcext:value-type="float">
            <text:p>0.715120387745825</text:p>
          </table:table-cell>
        </table:table-row>
        <table:table-row table:style-name="ro1">
          <table:table-cell office:value-type="float" office:value="13.9126640989998" calcext:value-type="float">
            <text:p>13.9126640989998</text:p>
          </table:table-cell>
          <table:table-cell office:value-type="float" office:value="94783" calcext:value-type="float">
            <text:p>94783</text:p>
          </table:table-cell>
          <table:table-cell office:value-type="float" office:value="90312" calcext:value-type="float">
            <text:p>90312</text:p>
          </table:table-cell>
          <table:table-cell office:value-type="float" office:value="0.767218261416172" calcext:value-type="float">
            <text:p>0.767218261416172</text:p>
          </table:table-cell>
        </table:table-row>
        <table:table-row table:style-name="ro1">
          <table:table-cell office:value-type="float" office:value="14.0235310510002" calcext:value-type="float">
            <text:p>14.0235310510002</text:p>
          </table:table-cell>
          <table:table-cell office:value-type="float" office:value="101473" calcext:value-type="float">
            <text:p>101473</text:p>
          </table:table-cell>
          <table:table-cell office:value-type="float" office:value="94783" calcext:value-type="float">
            <text:p>94783</text:p>
          </table:table-cell>
          <table:table-cell office:value-type="float" office:value="0.80889656035245" calcext:value-type="float">
            <text:p>0.80889656035245</text:p>
          </table:table-cell>
        </table:table-row>
        <table:table-row table:style-name="ro1">
          <table:table-cell office:value-type="float" office:value="14.1284644389998" calcext:value-type="float">
            <text:p>14.1284644389998</text:p>
          </table:table-cell>
          <table:table-cell office:value-type="float" office:value="107223" calcext:value-type="float">
            <text:p>107223</text:p>
          </table:table-cell>
          <table:table-cell office:value-type="float" office:value="101473" calcext:value-type="float">
            <text:p>101473</text:p>
          </table:table-cell>
          <table:table-cell office:value-type="float" office:value="0.842239199501472" calcext:value-type="float">
            <text:p>0.842239199501472</text:p>
          </table:table-cell>
        </table:table-row>
        <table:table-row table:style-name="ro1">
          <table:table-cell office:value-type="float" office:value="14.24141091" calcext:value-type="float">
            <text:p>14.24141091</text:p>
          </table:table-cell>
          <table:table-cell office:value-type="float" office:value="109985" calcext:value-type="float">
            <text:p>109985</text:p>
          </table:table-cell>
          <table:table-cell office:value-type="float" office:value="107223" calcext:value-type="float">
            <text:p>107223</text:p>
          </table:table-cell>
          <table:table-cell office:value-type="float" office:value="0.86891331082069" calcext:value-type="float">
            <text:p>0.86891331082069</text:p>
          </table:table-cell>
        </table:table-row>
        <table:table-row table:style-name="ro1">
          <table:table-cell office:value-type="float" office:value="14.3593579650001" calcext:value-type="float">
            <text:p>14.3593579650001</text:p>
          </table:table-cell>
          <table:table-cell office:value-type="float" office:value="107730" calcext:value-type="float">
            <text:p>107730</text:p>
          </table:table-cell>
          <table:table-cell office:value-type="float" office:value="109985" calcext:value-type="float">
            <text:p>109985</text:p>
          </table:table-cell>
          <table:table-cell office:value-type="float" office:value="0.890252599876064" calcext:value-type="float">
            <text:p>0.890252599876064</text:p>
          </table:table-cell>
        </table:table-row>
        <table:table-row table:style-name="ro1">
          <table:table-cell office:value-type="float" office:value="14.4700289749999" calcext:value-type="float">
            <text:p>14.4700289749999</text:p>
          </table:table-cell>
          <table:table-cell office:value-type="float" office:value="101872" calcext:value-type="float">
            <text:p>101872</text:p>
          </table:table-cell>
          <table:table-cell office:value-type="float" office:value="107730" calcext:value-type="float">
            <text:p>107730</text:p>
          </table:table-cell>
          <table:table-cell office:value-type="float" office:value="0.907324031120364" calcext:value-type="float">
            <text:p>0.907324031120364</text:p>
          </table:table-cell>
        </table:table-row>
        <table:table-row table:style-name="ro1">
          <table:table-cell office:value-type="float" office:value="14.5850121429999" calcext:value-type="float">
            <text:p>14.5850121429999</text:p>
          </table:table-cell>
          <table:table-cell office:value-type="float" office:value="94908" calcext:value-type="float">
            <text:p>94908</text:p>
          </table:table-cell>
          <table:table-cell office:value-type="float" office:value="101872" calcext:value-type="float">
            <text:p>101872</text:p>
          </table:table-cell>
          <table:table-cell office:value-type="float" office:value="0.920981176115803" calcext:value-type="float">
            <text:p>0.920981176115803</text:p>
          </table:table-cell>
        </table:table-row>
        <table:table-row table:style-name="ro1">
          <table:table-cell office:value-type="float" office:value="14.6893263860002" calcext:value-type="float">
            <text:p>14.6893263860002</text:p>
          </table:table-cell>
          <table:table-cell office:value-type="float" office:value="90717" calcext:value-type="float">
            <text:p>90717</text:p>
          </table:table-cell>
          <table:table-cell office:value-type="float" office:value="94908" calcext:value-type="float">
            <text:p>94908</text:p>
          </table:table-cell>
          <table:table-cell office:value-type="float" office:value="0.933506252368052" calcext:value-type="float">
            <text:p>0.933506252368052</text:p>
          </table:table-cell>
        </table:table-row>
        <table:table-row table:style-name="ro1">
          <table:table-cell office:value-type="float" office:value="14.79148992" calcext:value-type="float">
            <text:p>14.79148992</text:p>
          </table:table-cell>
          <table:table-cell office:value-type="float" office:value="90337" calcext:value-type="float">
            <text:p>90337</text:p>
          </table:table-cell>
          <table:table-cell office:value-type="float" office:value="90717" calcext:value-type="float">
            <text:p>90717</text:p>
          </table:table-cell>
          <table:table-cell office:value-type="float" office:value="0.943526313369852" calcext:value-type="float">
            <text:p>0.943526313369852</text:p>
          </table:table-cell>
        </table:table-row>
        <table:table-row table:style-name="ro1">
          <table:table-cell office:value-type="float" office:value="14.9061896160001" calcext:value-type="float">
            <text:p>14.9061896160001</text:p>
          </table:table-cell>
          <table:table-cell office:value-type="float" office:value="94441" calcext:value-type="float">
            <text:p>94441</text:p>
          </table:table-cell>
          <table:table-cell office:value-type="float" office:value="90337" calcext:value-type="float">
            <text:p>90337</text:p>
          </table:table-cell>
          <table:table-cell office:value-type="float" office:value="0.951542362171291" calcext:value-type="float">
            <text:p>0.951542362171291</text:p>
          </table:table-cell>
        </table:table-row>
        <table:table-row table:style-name="ro1">
          <table:table-cell office:value-type="float" office:value="15.0162519410001" calcext:value-type="float">
            <text:p>15.0162519410001</text:p>
          </table:table-cell>
          <table:table-cell office:value-type="float" office:value="101019" calcext:value-type="float">
            <text:p>101019</text:p>
          </table:table-cell>
          <table:table-cell office:value-type="float" office:value="94441" calcext:value-type="float">
            <text:p>94441</text:p>
          </table:table-cell>
          <table:table-cell office:value-type="float" office:value="0.957955201212443" calcext:value-type="float">
            <text:p>0.957955201212443</text:p>
          </table:table-cell>
        </table:table-row>
        <table:table-row table:style-name="ro1">
          <table:table-cell office:value-type="float" office:value="15.11787723" calcext:value-type="float">
            <text:p>15.11787723</text:p>
          </table:table-cell>
          <table:table-cell office:value-type="float" office:value="106747" calcext:value-type="float">
            <text:p>106747</text:p>
          </table:table-cell>
          <table:table-cell office:value-type="float" office:value="101019" calcext:value-type="float">
            <text:p>101019</text:p>
          </table:table-cell>
          <table:table-cell office:value-type="float" office:value="0.963085472445364" calcext:value-type="float">
            <text:p>0.963085472445364</text:p>
          </table:table-cell>
        </table:table-row>
        <table:table-row table:style-name="ro1">
          <table:table-cell office:value-type="float" office:value="15.236228538" calcext:value-type="float">
            <text:p>15.236228538</text:p>
          </table:table-cell>
          <table:table-cell office:value-type="float" office:value="109962" calcext:value-type="float">
            <text:p>109962</text:p>
          </table:table-cell>
          <table:table-cell office:value-type="float" office:value="106747" calcext:value-type="float">
            <text:p>106747</text:p>
          </table:table-cell>
          <table:table-cell office:value-type="float" office:value="0.968815485394308" calcext:value-type="float">
            <text:p>0.968815485394308</text:p>
          </table:table-cell>
        </table:table-row>
        <table:table-row table:style-name="ro1">
          <table:table-cell office:value-type="float" office:value="15.3560937910001" calcext:value-type="float">
            <text:p>15.3560937910001</text:p>
          </table:table-cell>
          <table:table-cell office:value-type="float" office:value="107859" calcext:value-type="float">
            <text:p>107859</text:p>
          </table:table-cell>
          <table:table-cell office:value-type="float" office:value="109962" calcext:value-type="float">
            <text:p>109962</text:p>
          </table:table-cell>
          <table:table-cell office:value-type="float" office:value="0.973399495753463" calcext:value-type="float">
            <text:p>0.973399495753463</text:p>
          </table:table-cell>
        </table:table-row>
        <table:table-row table:style-name="ro1">
          <table:table-cell office:value-type="float" office:value="15.4633959299999" calcext:value-type="float">
            <text:p>15.4633959299999</text:p>
          </table:table-cell>
          <table:table-cell office:value-type="float" office:value="102279" calcext:value-type="float">
            <text:p>102279</text:p>
          </table:table-cell>
          <table:table-cell office:value-type="float" office:value="107859" calcext:value-type="float">
            <text:p>107859</text:p>
          </table:table-cell>
          <table:table-cell office:value-type="float" office:value="0.977066704040787" calcext:value-type="float">
            <text:p>0.977066704040787</text:p>
          </table:table-cell>
        </table:table-row>
        <table:table-row table:style-name="ro1">
          <table:table-cell office:value-type="float" office:value="15.6377610099999" calcext:value-type="float">
            <text:p>15.6377610099999</text:p>
          </table:table-cell>
          <table:table-cell office:value-type="float" office:value="92385" calcext:value-type="float">
            <text:p>92385</text:p>
          </table:table-cell>
          <table:table-cell office:value-type="float" office:value="102279" calcext:value-type="float">
            <text:p>102279</text:p>
          </table:table-cell>
          <table:table-cell office:value-type="float" office:value="0.97837467470804" calcext:value-type="float">
            <text:p>0.97837467470804</text:p>
          </table:table-cell>
        </table:table-row>
        <table:table-row table:style-name="ro1">
          <table:table-cell office:value-type="float" office:value="15.74957348" calcext:value-type="float">
            <text:p>15.74957348</text:p>
          </table:table-cell>
          <table:table-cell office:value-type="float" office:value="90000" calcext:value-type="float">
            <text:p>90000</text:p>
          </table:table-cell>
          <table:table-cell office:value-type="float" office:value="92385" calcext:value-type="float">
            <text:p>92385</text:p>
          </table:table-cell>
          <table:table-cell office:value-type="float" office:value="0.979421051241842" calcext:value-type="float">
            <text:p>0.979421051241842</text:p>
          </table:table-cell>
        </table:table-row>
        <table:table-row table:style-name="ro1">
          <table:table-cell office:value-type="float" office:value="15.850920457" calcext:value-type="float">
            <text:p>15.850920457</text:p>
          </table:table-cell>
          <table:table-cell office:value-type="float" office:value="91943" calcext:value-type="float">
            <text:p>91943</text:p>
          </table:table-cell>
          <table:table-cell office:value-type="float" office:value="90000" calcext:value-type="float">
            <text:p>90000</text:p>
          </table:table-cell>
          <table:table-cell office:value-type="float" office:value="0.980258152468883" calcext:value-type="float">
            <text:p>0.980258152468883</text:p>
          </table:table-cell>
        </table:table-row>
        <table:table-row table:style-name="ro1">
          <table:table-cell office:value-type="float" office:value="15.972264262" calcext:value-type="float">
            <text:p>15.972264262</text:p>
          </table:table-cell>
          <table:table-cell office:value-type="float" office:value="98266" calcext:value-type="float">
            <text:p>98266</text:p>
          </table:table-cell>
          <table:table-cell office:value-type="float" office:value="91943" calcext:value-type="float">
            <text:p>91943</text:p>
          </table:table-cell>
          <table:table-cell office:value-type="float" office:value="0.980927833450516" calcext:value-type="float">
            <text:p>0.980927833450516</text:p>
          </table:table-cell>
        </table:table-row>
        <table:table-row table:style-name="ro1">
          <table:table-cell office:value-type="float" office:value="16.0903047480001" calcext:value-type="float">
            <text:p>16.0903047480001</text:p>
          </table:table-cell>
          <table:table-cell office:value-type="float" office:value="105374" calcext:value-type="float">
            <text:p>105374</text:p>
          </table:table-cell>
          <table:table-cell office:value-type="float" office:value="98266" calcext:value-type="float">
            <text:p>98266</text:p>
          </table:table-cell>
          <table:table-cell office:value-type="float" office:value="0.981463578235823" calcext:value-type="float">
            <text:p>0.981463578235823</text:p>
          </table:table-cell>
        </table:table-row>
        <table:table-row table:style-name="ro1">
          <table:table-cell office:value-type="float" office:value="16.194824573" calcext:value-type="float">
            <text:p>16.194824573</text:p>
          </table:table-cell>
          <table:table-cell office:value-type="float" office:value="109405" calcext:value-type="float">
            <text:p>109405</text:p>
          </table:table-cell>
          <table:table-cell office:value-type="float" office:value="105374" calcext:value-type="float">
            <text:p>105374</text:p>
          </table:table-cell>
          <table:table-cell office:value-type="float" office:value="0.981892174064068" calcext:value-type="float">
            <text:p>0.981892174064068</text:p>
          </table:table-cell>
        </table:table-row>
        <table:table-row table:style-name="ro1">
          <table:table-cell office:value-type="float" office:value="16.3052208009999" calcext:value-type="float">
            <text:p>16.3052208009999</text:p>
          </table:table-cell>
          <table:table-cell office:value-type="float" office:value="109404" calcext:value-type="float">
            <text:p>109404</text:p>
          </table:table-cell>
          <table:table-cell office:value-type="float" office:value="109405" calcext:value-type="float">
            <text:p>109405</text:p>
          </table:table-cell>
          <table:table-cell office:value-type="float" office:value="0.982235050726665" calcext:value-type="float">
            <text:p>0.982235050726665</text:p>
          </table:table-cell>
        </table:table-row>
        <table:table-row table:style-name="ro1">
          <table:table-cell office:value-type="float" office:value="16.4362377829998" calcext:value-type="float">
            <text:p>16.4362377829998</text:p>
          </table:table-cell>
          <table:table-cell office:value-type="float" office:value="103899" calcext:value-type="float">
            <text:p>103899</text:p>
          </table:table-cell>
          <table:table-cell office:value-type="float" office:value="109404" calcext:value-type="float">
            <text:p>109404</text:p>
          </table:table-cell>
          <table:table-cell office:value-type="float" office:value="0.982509352056742" calcext:value-type="float">
            <text:p>0.982509352056742</text:p>
          </table:table-cell>
        </table:table-row>
        <table:table-row table:style-name="ro1">
          <table:table-cell office:value-type="float" office:value="16.551357583" calcext:value-type="float">
            <text:p>16.551357583</text:p>
          </table:table-cell>
          <table:table-cell office:value-type="float" office:value="96828" calcext:value-type="float">
            <text:p>96828</text:p>
          </table:table-cell>
          <table:table-cell office:value-type="float" office:value="103899" calcext:value-type="float">
            <text:p>103899</text:p>
          </table:table-cell>
          <table:table-cell office:value-type="float" office:value="0.982728793120803" calcext:value-type="float">
            <text:p>0.982728793120803</text:p>
          </table:table-cell>
        </table:table-row>
        <table:table-row table:style-name="ro1">
          <table:table-cell office:value-type="float" office:value="16.6522927360002" calcext:value-type="float">
            <text:p>16.6522927360002</text:p>
          </table:table-cell>
          <table:table-cell office:value-type="float" office:value="91825" calcext:value-type="float">
            <text:p>91825</text:p>
          </table:table-cell>
          <table:table-cell office:value-type="float" office:value="96828" calcext:value-type="float">
            <text:p>96828</text:p>
          </table:table-cell>
          <table:table-cell office:value-type="float" office:value="0.982904345972052" calcext:value-type="float">
            <text:p>0.982904345972052</text:p>
          </table:table-cell>
        </table:table-row>
        <table:table-row table:style-name="ro1">
          <table:table-cell office:value-type="float" office:value="16.7633718890002" calcext:value-type="float">
            <text:p>16.7633718890002</text:p>
          </table:table-cell>
          <table:table-cell office:value-type="float" office:value="90035" calcext:value-type="float">
            <text:p>90035</text:p>
          </table:table-cell>
          <table:table-cell office:value-type="float" office:value="91825" calcext:value-type="float">
            <text:p>91825</text:p>
          </table:table-cell>
          <table:table-cell office:value-type="float" office:value="0.983044788253052" calcext:value-type="float">
            <text:p>0.983044788253052</text:p>
          </table:table-cell>
        </table:table-row>
        <table:table-row table:style-name="ro1">
          <table:table-cell office:value-type="float" office:value="16.897275067" calcext:value-type="float">
            <text:p>16.897275067</text:p>
          </table:table-cell>
          <table:table-cell office:value-type="float" office:value="93984" calcext:value-type="float">
            <text:p>93984</text:p>
          </table:table-cell>
          <table:table-cell office:value-type="float" office:value="90035" calcext:value-type="float">
            <text:p>90035</text:p>
          </table:table-cell>
          <table:table-cell office:value-type="float" office:value="0.983157142077851" calcext:value-type="float">
            <text:p>0.983157142077851</text:p>
          </table:table-cell>
        </table:table-row>
        <table:table-row table:style-name="ro1">
          <table:table-cell office:value-type="float" office:value="17.0162706309998" calcext:value-type="float">
            <text:p>17.0162706309998</text:p>
          </table:table-cell>
          <table:table-cell office:value-type="float" office:value="101020" calcext:value-type="float">
            <text:p>101020</text:p>
          </table:table-cell>
          <table:table-cell office:value-type="float" office:value="93984" calcext:value-type="float">
            <text:p>93984</text:p>
          </table:table-cell>
          <table:table-cell office:value-type="float" office:value="0.983247025137691" calcext:value-type="float">
            <text:p>0.983247025137691</text:p>
          </table:table-cell>
        </table:table-row>
        <table:table-row table:style-name="ro1">
          <table:table-cell office:value-type="float" office:value="17.1187691380001" calcext:value-type="float">
            <text:p>17.1187691380001</text:p>
          </table:table-cell>
          <table:table-cell office:value-type="float" office:value="106788" calcext:value-type="float">
            <text:p>106788</text:p>
          </table:table-cell>
          <table:table-cell office:value-type="float" office:value="101020" calcext:value-type="float">
            <text:p>101020</text:p>
          </table:table-cell>
          <table:table-cell office:value-type="float" office:value="0.983318931585563" calcext:value-type="float">
            <text:p>0.983318931585563</text:p>
          </table:table-cell>
        </table:table-row>
        <table:table-row table:style-name="ro1">
          <table:table-cell office:value-type="float" office:value="17.2237857780001" calcext:value-type="float">
            <text:p>17.2237857780001</text:p>
          </table:table-cell>
          <table:table-cell office:value-type="float" office:value="109864" calcext:value-type="float">
            <text:p>109864</text:p>
          </table:table-cell>
          <table:table-cell office:value-type="float" office:value="106788" calcext:value-type="float">
            <text:p>106788</text:p>
          </table:table-cell>
          <table:table-cell office:value-type="float" office:value="0.98337645674386" calcext:value-type="float">
            <text:p>0.98337645674386</text:p>
          </table:table-cell>
        </table:table-row>
        <table:table-row table:style-name="ro1">
          <table:table-cell office:value-type="float" office:value="17.3438595819998" calcext:value-type="float">
            <text:p>17.3438595819998</text:p>
          </table:table-cell>
          <table:table-cell office:value-type="float" office:value="108310" calcext:value-type="float">
            <text:p>108310</text:p>
          </table:table-cell>
          <table:table-cell office:value-type="float" office:value="109864" calcext:value-type="float">
            <text:p>109864</text:p>
          </table:table-cell>
          <table:table-cell office:value-type="float" office:value="0.983422476870498" calcext:value-type="float">
            <text:p>0.983422476870498</text:p>
          </table:table-cell>
        </table:table-row>
        <table:table-row table:style-name="ro1">
          <table:table-cell office:value-type="float" office:value="17.460331364" calcext:value-type="float">
            <text:p>17.460331364</text:p>
          </table:table-cell>
          <table:table-cell office:value-type="float" office:value="102466" calcext:value-type="float">
            <text:p>102466</text:p>
          </table:table-cell>
          <table:table-cell office:value-type="float" office:value="108310" calcext:value-type="float">
            <text:p>108310</text:p>
          </table:table-cell>
          <table:table-cell office:value-type="float" office:value="0.983459292971808" calcext:value-type="float">
            <text:p>0.983459292971808</text:p>
          </table:table-cell>
        </table:table-row>
        <table:table-row table:style-name="ro1">
          <table:table-cell office:value-type="float" office:value="17.583044682" calcext:value-type="float">
            <text:p>17.583044682</text:p>
          </table:table-cell>
          <table:table-cell office:value-type="float" office:value="95015" calcext:value-type="float">
            <text:p>95015</text:p>
          </table:table-cell>
          <table:table-cell office:value-type="float" office:value="102466" calcext:value-type="float">
            <text:p>102466</text:p>
          </table:table-cell>
          <table:table-cell office:value-type="float" office:value="0.983488745852857" calcext:value-type="float">
            <text:p>0.983488745852857</text:p>
          </table:table-cell>
        </table:table-row>
        <table:table-row table:style-name="ro1">
          <table:table-cell office:value-type="float" office:value="17.6848930629999" calcext:value-type="float">
            <text:p>17.6848930629999</text:p>
          </table:table-cell>
          <table:table-cell office:value-type="float" office:value="90825" calcext:value-type="float">
            <text:p>90825</text:p>
          </table:table-cell>
          <table:table-cell office:value-type="float" office:value="95015" calcext:value-type="float">
            <text:p>95015</text:p>
          </table:table-cell>
          <table:table-cell office:value-type="float" office:value="0.983512308157695" calcext:value-type="float">
            <text:p>0.983512308157695</text:p>
          </table:table-cell>
        </table:table-row>
        <table:table-row table:style-name="ro1">
          <table:table-cell office:value-type="float" office:value="17.8007531190001" calcext:value-type="float">
            <text:p>17.8007531190001</text:p>
          </table:table-cell>
          <table:table-cell office:value-type="float" office:value="90504" calcext:value-type="float">
            <text:p>90504</text:p>
          </table:table-cell>
          <table:table-cell office:value-type="float" office:value="90825" calcext:value-type="float">
            <text:p>90825</text:p>
          </table:table-cell>
          <table:table-cell office:value-type="float" office:value="0.983531158001566" calcext:value-type="float">
            <text:p>0.983531158001566</text:p>
          </table:table-cell>
        </table:table-row>
        <table:table-row table:style-name="ro1">
          <table:table-cell office:value-type="float" office:value="17.9159295089999" calcext:value-type="float">
            <text:p>17.9159295089999</text:p>
          </table:table-cell>
          <table:table-cell office:value-type="float" office:value="94959" calcext:value-type="float">
            <text:p>94959</text:p>
          </table:table-cell>
          <table:table-cell office:value-type="float" office:value="90504" calcext:value-type="float">
            <text:p>90504</text:p>
          </table:table-cell>
          <table:table-cell office:value-type="float" office:value="0.983546237876663" calcext:value-type="float">
            <text:p>0.983546237876663</text:p>
          </table:table-cell>
        </table:table-row>
        <table:table-row table:style-name="ro1">
          <table:table-cell office:value-type="float" office:value="18.018612978" calcext:value-type="float">
            <text:p>18.018612978</text:p>
          </table:table-cell>
          <table:table-cell office:value-type="float" office:value="101166" calcext:value-type="float">
            <text:p>101166</text:p>
          </table:table-cell>
          <table:table-cell office:value-type="float" office:value="94959" calcext:value-type="float">
            <text:p>94959</text:p>
          </table:table-cell>
          <table:table-cell office:value-type="float" office:value="0.98355830177674" calcext:value-type="float">
            <text:p>0.98355830177674</text:p>
          </table:table-cell>
        </table:table-row>
        <table:table-row table:style-name="ro1">
          <table:table-cell office:value-type="float" office:value="18.1216524400002" calcext:value-type="float">
            <text:p>18.1216524400002</text:p>
          </table:table-cell>
          <table:table-cell office:value-type="float" office:value="106920" calcext:value-type="float">
            <text:p>106920</text:p>
          </table:table-cell>
          <table:table-cell office:value-type="float" office:value="101166" calcext:value-type="float">
            <text:p>101166</text:p>
          </table:table-cell>
          <table:table-cell office:value-type="float" office:value="0.983567952896802" calcext:value-type="float">
            <text:p>0.983567952896802</text:p>
          </table:table-cell>
        </table:table-row>
        <table:table-row table:style-name="ro1">
          <table:table-cell office:value-type="float" office:value="18.2355444790001" calcext:value-type="float">
            <text:p>18.2355444790001</text:p>
          </table:table-cell>
          <table:table-cell office:value-type="float" office:value="109958" calcext:value-type="float">
            <text:p>109958</text:p>
          </table:table-cell>
          <table:table-cell office:value-type="float" office:value="106920" calcext:value-type="float">
            <text:p>106920</text:p>
          </table:table-cell>
          <table:table-cell office:value-type="float" office:value="0.983575673792851" calcext:value-type="float">
            <text:p>0.983575673792851</text:p>
          </table:table-cell>
        </table:table-row>
        <table:table-row table:style-name="ro1">
          <table:table-cell office:value-type="float" office:value="18.3510508220002" calcext:value-type="float">
            <text:p>18.3510508220002</text:p>
          </table:table-cell>
          <table:table-cell office:value-type="float" office:value="108051" calcext:value-type="float">
            <text:p>108051</text:p>
          </table:table-cell>
          <table:table-cell office:value-type="float" office:value="109958" calcext:value-type="float">
            <text:p>109958</text:p>
          </table:table-cell>
          <table:table-cell office:value-type="float" office:value="0.983581850509691" calcext:value-type="float">
            <text:p>0.983581850509691</text:p>
          </table:table-cell>
        </table:table-row>
        <table:table-row table:style-name="ro1">
          <table:table-cell office:value-type="float" office:value="18.4661985319999" calcext:value-type="float">
            <text:p>18.4661985319999</text:p>
          </table:table-cell>
          <table:table-cell office:value-type="float" office:value="102107" calcext:value-type="float">
            <text:p>102107</text:p>
          </table:table-cell>
          <table:table-cell office:value-type="float" office:value="108051" calcext:value-type="float">
            <text:p>108051</text:p>
          </table:table-cell>
          <table:table-cell office:value-type="float" office:value="0.983586791883163" calcext:value-type="float">
            <text:p>0.983586791883163</text:p>
          </table:table-cell>
        </table:table-row>
        <table:table-row table:style-name="ro1">
          <table:table-cell office:value-type="float" office:value="18.569138413" calcext:value-type="float">
            <text:p>18.569138413</text:p>
          </table:table-cell>
          <table:table-cell office:value-type="float" office:value="95791" calcext:value-type="float">
            <text:p>95791</text:p>
          </table:table-cell>
          <table:table-cell office:value-type="float" office:value="102107" calcext:value-type="float">
            <text:p>102107</text:p>
          </table:table-cell>
          <table:table-cell office:value-type="float" office:value="0.985216540944547" calcext:value-type="float">
            <text:p>0.985216540944547</text:p>
          </table:table-cell>
        </table:table-row>
        <table:table-row table:style-name="ro1">
          <table:table-cell office:value-type="float" office:value="18.671345617" calcext:value-type="float">
            <text:p>18.671345617</text:p>
          </table:table-cell>
          <table:table-cell office:value-type="float" office:value="91196" calcext:value-type="float">
            <text:p>91196</text:p>
          </table:table-cell>
          <table:table-cell office:value-type="float" office:value="95791" calcext:value-type="float">
            <text:p>95791</text:p>
          </table:table-cell>
          <table:table-cell office:value-type="float" office:value="0.986520340193654" calcext:value-type="float">
            <text:p>0.986520340193654</text:p>
          </table:table-cell>
        </table:table-row>
        <table:table-row table:style-name="ro1">
          <table:table-cell office:value-type="float" office:value="18.8088591969999" calcext:value-type="float">
            <text:p>18.8088591969999</text:p>
          </table:table-cell>
          <table:table-cell office:value-type="float" office:value="90676" calcext:value-type="float">
            <text:p>90676</text:p>
          </table:table-cell>
          <table:table-cell office:value-type="float" office:value="91196" calcext:value-type="float">
            <text:p>91196</text:p>
          </table:table-cell>
          <table:table-cell office:value-type="float" office:value="0.985937583630333" calcext:value-type="float">
            <text:p>0.985937583630333</text:p>
          </table:table-cell>
        </table:table-row>
        <table:table-row table:style-name="ro1">
          <table:table-cell office:value-type="float" office:value="18.9273393170001" calcext:value-type="float">
            <text:p>18.9273393170001</text:p>
          </table:table-cell>
          <table:table-cell office:value-type="float" office:value="95591" calcext:value-type="float">
            <text:p>95591</text:p>
          </table:table-cell>
          <table:table-cell office:value-type="float" office:value="90676" calcext:value-type="float">
            <text:p>90676</text:p>
          </table:table-cell>
          <table:table-cell office:value-type="float" office:value="0.985471378379676" calcext:value-type="float">
            <text:p>0.985471378379676</text:p>
          </table:table-cell>
        </table:table-row>
        <table:table-row table:style-name="ro1">
          <table:table-cell office:value-type="float" office:value="19.1929455929999" calcext:value-type="float">
            <text:p>19.1929455929999</text:p>
          </table:table-cell>
          <table:table-cell office:value-type="float" office:value="109364" calcext:value-type="float">
            <text:p>109364</text:p>
          </table:table-cell>
          <table:table-cell office:value-type="float" office:value="95591" calcext:value-type="float">
            <text:p>95591</text:p>
          </table:table-cell>
          <table:table-cell office:value-type="float" office:value="0.985098414179151" calcext:value-type="float">
            <text:p>0.985098414179151</text:p>
          </table:table-cell>
        </table:table-row>
        <table:table-row table:style-name="ro1">
          <table:table-cell office:value-type="float" office:value="19.3136980730001" calcext:value-type="float">
            <text:p>19.3136980730001</text:p>
          </table:table-cell>
          <table:table-cell office:value-type="float" office:value="109209" calcext:value-type="float">
            <text:p>109209</text:p>
          </table:table-cell>
          <table:table-cell office:value-type="float" office:value="109364" calcext:value-type="float">
            <text:p>109364</text:p>
          </table:table-cell>
          <table:table-cell office:value-type="float" office:value="0.984800042818731" calcext:value-type="float">
            <text:p>0.984800042818731</text:p>
          </table:table-cell>
        </table:table-row>
        <table:table-row table:style-name="ro1">
          <table:table-cell office:value-type="float" office:value="19.4145337760001" calcext:value-type="float">
            <text:p>19.4145337760001</text:p>
          </table:table-cell>
          <table:table-cell office:value-type="float" office:value="105115" calcext:value-type="float">
            <text:p>105115</text:p>
          </table:table-cell>
          <table:table-cell office:value-type="float" office:value="106809" calcext:value-type="float">
            <text:p>106809</text:p>
          </table:table-cell>
          <table:table-cell office:value-type="float" office:value="0.984561345730394" calcext:value-type="float">
            <text:p>0.984561345730394</text:p>
          </table:table-cell>
        </table:table-row>
        <table:table-row table:style-name="ro1">
          <table:table-cell office:value-type="float" office:value="19.5266544589999" calcext:value-type="float">
            <text:p>19.5266544589999</text:p>
          </table:table-cell>
          <table:table-cell office:value-type="float" office:value="98333" calcext:value-type="float">
            <text:p>98333</text:p>
          </table:table-cell>
          <table:table-cell office:value-type="float" office:value="105115" calcext:value-type="float">
            <text:p>105115</text:p>
          </table:table-cell>
          <table:table-cell office:value-type="float" office:value="0.984370388059725" calcext:value-type="float">
            <text:p>0.984370388059725</text:p>
          </table:table-cell>
        </table:table-row>
        <table:table-row table:style-name="ro1">
          <table:table-cell office:value-type="float" office:value="19.6323347140001" calcext:value-type="float">
            <text:p>19.6323347140001</text:p>
          </table:table-cell>
          <table:table-cell office:value-type="float" office:value="92610" calcext:value-type="float">
            <text:p>92610</text:p>
          </table:table-cell>
          <table:table-cell office:value-type="float" office:value="98333" calcext:value-type="float">
            <text:p>98333</text:p>
          </table:table-cell>
          <table:table-cell office:value-type="float" office:value="0.98421762192319" calcext:value-type="float">
            <text:p>0.98421762192319</text:p>
          </table:table-cell>
        </table:table-row>
        <table:table-row table:style-name="ro1">
          <table:table-cell office:value-type="float" office:value="19.7503991200001" calcext:value-type="float">
            <text:p>19.7503991200001</text:p>
          </table:table-cell>
          <table:table-cell office:value-type="float" office:value="90000" calcext:value-type="float">
            <text:p>90000</text:p>
          </table:table-cell>
          <table:table-cell office:value-type="float" office:value="92610" calcext:value-type="float">
            <text:p>92610</text:p>
          </table:table-cell>
          <table:table-cell office:value-type="float" office:value="0.984095409013962" calcext:value-type="float">
            <text:p>0.984095409013962</text:p>
          </table:table-cell>
        </table:table-row>
        <table:table-row table:style-name="ro1">
          <table:table-cell office:value-type="float" office:value="19.8669524329998" calcext:value-type="float">
            <text:p>19.8669524329998</text:p>
          </table:table-cell>
          <table:table-cell office:value-type="float" office:value="92580" calcext:value-type="float">
            <text:p>92580</text:p>
          </table:table-cell>
          <table:table-cell office:value-type="float" office:value="90000" calcext:value-type="float">
            <text:p>90000</text:p>
          </table:table-cell>
          <table:table-cell office:value-type="float" office:value="0.985623434649186" calcext:value-type="float">
            <text:p>0.985623434649186</text:p>
          </table:table-cell>
        </table:table-row>
        <table:table-row table:style-name="ro1">
          <table:table-cell office:value-type="float" office:value="19.988663652" calcext:value-type="float">
            <text:p>19.988663652</text:p>
          </table:table-cell>
          <table:table-cell office:value-type="float" office:value="99288" calcext:value-type="float">
            <text:p>99288</text:p>
          </table:table-cell>
          <table:table-cell office:value-type="float" office:value="92580" calcext:value-type="float">
            <text:p>92580</text:p>
          </table:table-cell>
          <table:table-cell office:value-type="float" office:value="0.986845855157365" calcext:value-type="float">
            <text:p>0.986845855157365</text:p>
          </table:table-cell>
        </table:table-row>
        <table:table-row table:style-name="ro1">
          <table:table-cell office:value-type="float" office:value="20.098610685" calcext:value-type="float">
            <text:p>20.098610685</text:p>
          </table:table-cell>
          <table:table-cell office:value-type="float" office:value="105807" calcext:value-type="float">
            <text:p>105807</text:p>
          </table:table-cell>
          <table:table-cell office:value-type="float" office:value="99288" calcext:value-type="float">
            <text:p>99288</text:p>
          </table:table-cell>
          <table:table-cell office:value-type="float" office:value="0.987823791563909" calcext:value-type="float">
            <text:p>0.987823791563909</text:p>
          </table:table-cell>
        </table:table-row>
        <table:table-row table:style-name="ro1">
          <table:table-cell office:value-type="float" office:value="20.2113081940001" calcext:value-type="float">
            <text:p>20.2113081940001</text:p>
          </table:table-cell>
          <table:table-cell office:value-type="float" office:value="109705" calcext:value-type="float">
            <text:p>109705</text:p>
          </table:table-cell>
          <table:table-cell office:value-type="float" office:value="105807" calcext:value-type="float">
            <text:p>105807</text:p>
          </table:table-cell>
          <table:table-cell office:value-type="float" office:value="0.990259033251127" calcext:value-type="float">
            <text:p>0.990259033251127</text:p>
          </table:table-cell>
        </table:table-row>
        <table:table-row table:style-name="ro1">
          <table:table-cell office:value-type="float" office:value="20.3402552869998" calcext:value-type="float">
            <text:p>20.3402552869998</text:p>
          </table:table-cell>
          <table:table-cell office:value-type="float" office:value="108434" calcext:value-type="float">
            <text:p>108434</text:p>
          </table:table-cell>
          <table:table-cell office:value-type="float" office:value="109705" calcext:value-type="float">
            <text:p>109705</text:p>
          </table:table-cell>
          <table:table-cell office:value-type="float" office:value="0.992207226600902" calcext:value-type="float">
            <text:p>0.992207226600902</text:p>
          </table:table-cell>
        </table:table-row>
        <table:table-row table:style-name="ro1">
          <table:table-cell office:value-type="float" office:value="20.4594482030002" calcext:value-type="float">
            <text:p>20.4594482030002</text:p>
          </table:table-cell>
          <table:table-cell office:value-type="float" office:value="102520" calcext:value-type="float">
            <text:p>102520</text:p>
          </table:table-cell>
          <table:table-cell office:value-type="float" office:value="108434" calcext:value-type="float">
            <text:p>108434</text:p>
          </table:table-cell>
          <table:table-cell office:value-type="float" office:value="0.995446453549629" calcext:value-type="float">
            <text:p>0.995446453549629</text:p>
          </table:table-cell>
        </table:table-row>
        <table:table-row table:style-name="ro1">
          <table:table-cell office:value-type="float" office:value="20.594426871" calcext:value-type="float">
            <text:p>20.594426871</text:p>
          </table:table-cell>
          <table:table-cell office:value-type="float" office:value="94408" calcext:value-type="float">
            <text:p>94408</text:p>
          </table:table-cell>
          <table:table-cell office:value-type="float" office:value="102520" calcext:value-type="float">
            <text:p>102520</text:p>
          </table:table-cell>
          <table:table-cell office:value-type="float" office:value="0.998037835108611" calcext:value-type="float">
            <text:p>0.998037835108611</text:p>
          </table:table-cell>
        </table:table-row>
        <table:table-row table:style-name="ro1">
          <table:table-cell office:value-type="float" office:value="20.7120889540001" calcext:value-type="float">
            <text:p>20.7120889540001</text:p>
          </table:table-cell>
          <table:table-cell office:value-type="float" office:value="90282" calcext:value-type="float">
            <text:p>90282</text:p>
          </table:table-cell>
          <table:table-cell office:value-type="float" office:value="94408" calcext:value-type="float">
            <text:p>94408</text:p>
          </table:table-cell>
          <table:table-cell office:value-type="float" office:value="1.0001109403558" calcext:value-type="float">
            <text:p>1.0001109403558</text:p>
          </table:table-cell>
        </table:table-row>
        <table:table-row table:style-name="ro1">
          <table:table-cell office:value-type="float" office:value="20.8214721019999" calcext:value-type="float">
            <text:p>20.8214721019999</text:p>
          </table:table-cell>
          <table:table-cell office:value-type="float" office:value="90991" calcext:value-type="float">
            <text:p>90991</text:p>
          </table:table-cell>
          <table:table-cell office:value-type="float" office:value="90282" calcext:value-type="float">
            <text:p>90282</text:p>
          </table:table-cell>
          <table:table-cell office:value-type="float" office:value="1.00176942455354" calcext:value-type="float">
            <text:p>1.00176942455354</text:p>
          </table:table-cell>
        </table:table-row>
        <table:table-row table:style-name="ro1">
          <table:table-cell office:value-type="float" office:value="20.930078414" calcext:value-type="float">
            <text:p>20.930078414</text:p>
          </table:table-cell>
          <table:table-cell office:value-type="float" office:value="95746" calcext:value-type="float">
            <text:p>95746</text:p>
          </table:table-cell>
          <table:table-cell office:value-type="float" office:value="90991" calcext:value-type="float">
            <text:p>90991</text:p>
          </table:table-cell>
          <table:table-cell office:value-type="float" office:value="1.00309621191174" calcext:value-type="float">
            <text:p>1.00309621191174</text:p>
          </table:table-cell>
        </table:table-row>
        <table:table-row table:style-name="ro1">
          <table:table-cell office:value-type="float" office:value="21.0453427950001" calcext:value-type="float">
            <text:p>21.0453427950001</text:p>
          </table:table-cell>
          <table:table-cell office:value-type="float" office:value="102810" calcext:value-type="float">
            <text:p>102810</text:p>
          </table:table-cell>
          <table:table-cell office:value-type="float" office:value="95746" calcext:value-type="float">
            <text:p>95746</text:p>
          </table:table-cell>
          <table:table-cell office:value-type="float" office:value="1.00586680003787" calcext:value-type="float">
            <text:p>1.00586680003787</text:p>
          </table:table-cell>
        </table:table-row>
        <table:table-row table:style-name="ro1">
          <table:table-cell office:value-type="float" office:value="21.163831245" calcext:value-type="float">
            <text:p>21.163831245</text:p>
          </table:table-cell>
          <table:table-cell office:value-type="float" office:value="108569" calcext:value-type="float">
            <text:p>108569</text:p>
          </table:table-cell>
          <table:table-cell office:value-type="float" office:value="102810" calcext:value-type="float">
            <text:p>102810</text:p>
          </table:table-cell>
          <table:table-cell office:value-type="float" office:value="1.00808327053877" calcext:value-type="float">
            <text:p>1.00808327053877</text:p>
          </table:table-cell>
        </table:table-row>
        <table:table-row table:style-name="ro1">
          <table:table-cell office:value-type="float" office:value="21.2726092779999" calcext:value-type="float">
            <text:p>21.2726092779999</text:p>
          </table:table-cell>
          <table:table-cell office:value-type="float" office:value="109899" calcext:value-type="float">
            <text:p>109899</text:p>
          </table:table-cell>
          <table:table-cell office:value-type="float" office:value="108569" calcext:value-type="float">
            <text:p>108569</text:p>
          </table:table-cell>
          <table:table-cell office:value-type="float" office:value="1.01159482155922" calcext:value-type="float">
            <text:p>1.01159482155922</text:p>
          </table:table-cell>
        </table:table-row>
        <table:table-row table:style-name="ro1">
          <table:table-cell office:value-type="float" office:value="21.3842455670001" calcext:value-type="float">
            <text:p>21.3842455670001</text:p>
          </table:table-cell>
          <table:table-cell office:value-type="float" office:value="106648" calcext:value-type="float">
            <text:p>106648</text:p>
          </table:table-cell>
          <table:table-cell office:value-type="float" office:value="109899" calcext:value-type="float">
            <text:p>109899</text:p>
          </table:table-cell>
          <table:table-cell office:value-type="float" office:value="1.01266568775585" calcext:value-type="float">
            <text:p>1.01266568775585</text:p>
          </table:table-cell>
        </table:table-row>
        <table:table-row table:style-name="ro1">
          <table:table-cell office:value-type="float" office:value="21.5149988469998" calcext:value-type="float">
            <text:p>21.5149988469998</text:p>
          </table:table-cell>
          <table:table-cell office:value-type="float" office:value="99058" calcext:value-type="float">
            <text:p>99058</text:p>
          </table:table-cell>
          <table:table-cell office:value-type="float" office:value="106648" calcext:value-type="float">
            <text:p>106648</text:p>
          </table:table-cell>
          <table:table-cell office:value-type="float" office:value="1.01352238071316" calcext:value-type="float">
            <text:p>1.01352238071316</text:p>
          </table:table-cell>
        </table:table-row>
        <table:table-row table:style-name="ro1">
          <table:table-cell office:value-type="float" office:value="21.626928998" calcext:value-type="float">
            <text:p>21.626928998</text:p>
          </table:table-cell>
          <table:table-cell office:value-type="float" office:value="92843" calcext:value-type="float">
            <text:p>92843</text:p>
          </table:table-cell>
          <table:table-cell office:value-type="float" office:value="99058" calcext:value-type="float">
            <text:p>99058</text:p>
          </table:table-cell>
          <table:table-cell office:value-type="float" office:value="1.014207735079" calcext:value-type="float">
            <text:p>1.014207735079</text:p>
          </table:table-cell>
        </table:table-row>
        <table:table-row table:style-name="ro1">
          <table:table-cell office:value-type="float" office:value="21.7375218870002" calcext:value-type="float">
            <text:p>21.7375218870002</text:p>
          </table:table-cell>
          <table:table-cell office:value-type="float" office:value="90030" calcext:value-type="float">
            <text:p>90030</text:p>
          </table:table-cell>
          <table:table-cell office:value-type="float" office:value="92843" calcext:value-type="float">
            <text:p>92843</text:p>
          </table:table-cell>
          <table:table-cell office:value-type="float" office:value="1.01475601857167" calcext:value-type="float">
            <text:p>1.01475601857167</text:p>
          </table:table-cell>
        </table:table-row>
        <table:table-row table:style-name="ro1">
          <table:table-cell office:value-type="float" office:value="21.8390596459999" calcext:value-type="float">
            <text:p>21.8390596459999</text:p>
          </table:table-cell>
          <table:table-cell office:value-type="float" office:value="91525" calcext:value-type="float">
            <text:p>91525</text:p>
          </table:table-cell>
          <table:table-cell office:value-type="float" office:value="90030" calcext:value-type="float">
            <text:p>90030</text:p>
          </table:table-cell>
          <table:table-cell office:value-type="float" office:value="1.01519464536581" calcext:value-type="float">
            <text:p>1.01519464536581</text:p>
          </table:table-cell>
        </table:table-row>
        <table:table-row table:style-name="ro1">
          <table:table-cell office:value-type="float" office:value="21.9533871889998" calcext:value-type="float">
            <text:p>21.9533871889998</text:p>
          </table:table-cell>
          <table:table-cell office:value-type="float" office:value="97112" calcext:value-type="float">
            <text:p>97112</text:p>
          </table:table-cell>
          <table:table-cell office:value-type="float" office:value="91525" calcext:value-type="float">
            <text:p>91525</text:p>
          </table:table-cell>
          <table:table-cell office:value-type="float" office:value="1.01554554680113" calcext:value-type="float">
            <text:p>1.01554554680113</text:p>
          </table:table-cell>
        </table:table-row>
        <table:table-row table:style-name="ro1">
          <table:table-cell office:value-type="float" office:value="22.0916046749999" calcext:value-type="float">
            <text:p>22.0916046749999</text:p>
          </table:table-cell>
          <table:table-cell office:value-type="float" office:value="105443" calcext:value-type="float">
            <text:p>105443</text:p>
          </table:table-cell>
          <table:table-cell office:value-type="float" office:value="97112" calcext:value-type="float">
            <text:p>97112</text:p>
          </table:table-cell>
          <table:table-cell office:value-type="float" office:value="1.01582626794938" calcext:value-type="float">
            <text:p>1.01582626794938</text:p>
          </table:table-cell>
        </table:table-row>
        <table:table-row table:style-name="ro1">
          <table:table-cell office:value-type="float" office:value="22.200747632" calcext:value-type="float">
            <text:p>22.200747632</text:p>
          </table:table-cell>
          <table:table-cell office:value-type="float" office:value="109524" calcext:value-type="float">
            <text:p>109524</text:p>
          </table:table-cell>
          <table:table-cell office:value-type="float" office:value="105443" calcext:value-type="float">
            <text:p>105443</text:p>
          </table:table-cell>
          <table:table-cell office:value-type="float" office:value="1.01778921948771" calcext:value-type="float">
            <text:p>1.01778921948771</text:p>
          </table:table-cell>
        </table:table-row>
        <table:table-row table:style-name="ro1">
          <table:table-cell office:value-type="float" office:value="22.302512322" calcext:value-type="float">
            <text:p>22.302512322</text:p>
          </table:table-cell>
          <table:table-cell office:value-type="float" office:value="109460" calcext:value-type="float">
            <text:p>109460</text:p>
          </table:table-cell>
          <table:table-cell office:value-type="float" office:value="109524" calcext:value-type="float">
            <text:p>109524</text:p>
          </table:table-cell>
          <table:table-cell office:value-type="float" office:value="1.01935958071837" calcext:value-type="float">
            <text:p>1.01935958071837</text:p>
          </table:table-cell>
        </table:table-row>
        <table:table-row table:style-name="ro1">
          <table:table-cell office:value-type="float" office:value="22.4255203729999" calcext:value-type="float">
            <text:p>22.4255203729999</text:p>
          </table:table-cell>
          <table:table-cell office:value-type="float" office:value="104510" calcext:value-type="float">
            <text:p>104510</text:p>
          </table:table-cell>
          <table:table-cell office:value-type="float" office:value="109460" calcext:value-type="float">
            <text:p>109460</text:p>
          </table:table-cell>
          <table:table-cell office:value-type="float" office:value="1.0206158697029" calcext:value-type="float">
            <text:p>1.0206158697029</text:p>
          </table:table-cell>
        </table:table-row>
        <table:table-row table:style-name="ro1">
          <table:table-cell office:value-type="float" office:value="22.5541850139998" calcext:value-type="float">
            <text:p>22.5541850139998</text:p>
          </table:table-cell>
          <table:table-cell office:value-type="float" office:value="96660" calcext:value-type="float">
            <text:p>96660</text:p>
          </table:table-cell>
          <table:table-cell office:value-type="float" office:value="104510" calcext:value-type="float">
            <text:p>104510</text:p>
          </table:table-cell>
          <table:table-cell office:value-type="float" office:value="1.02162090089053" calcext:value-type="float">
            <text:p>1.02162090089053</text:p>
          </table:table-cell>
        </table:table-row>
        <table:table-row table:style-name="ro1">
          <table:table-cell office:value-type="float" office:value="22.6695071049999" calcext:value-type="float">
            <text:p>22.6695071049999</text:p>
          </table:table-cell>
          <table:table-cell office:value-type="float" office:value="91251" calcext:value-type="float">
            <text:p>91251</text:p>
          </table:table-cell>
          <table:table-cell office:value-type="float" office:value="96660" calcext:value-type="float">
            <text:p>96660</text:p>
          </table:table-cell>
          <table:table-cell office:value-type="float" office:value="1.02242492584063" calcext:value-type="float">
            <text:p>1.02242492584063</text:p>
          </table:table-cell>
        </table:table-row>
        <table:table-row table:style-name="ro1">
          <table:table-cell office:value-type="float" office:value="22.836813202" calcext:value-type="float">
            <text:p>22.836813202</text:p>
          </table:table-cell>
          <table:table-cell office:value-type="float" office:value="91451" calcext:value-type="float">
            <text:p>91451</text:p>
          </table:table-cell>
          <table:table-cell office:value-type="float" office:value="91251" calcext:value-type="float">
            <text:p>91251</text:p>
          </table:table-cell>
          <table:table-cell office:value-type="float" office:value="1.02132977118098" calcext:value-type="float">
            <text:p>1.02132977118098</text:p>
          </table:table-cell>
        </table:table-row>
        <table:table-row table:style-name="ro1">
          <table:table-cell office:value-type="float" office:value="22.94500629" calcext:value-type="float">
            <text:p>22.94500629</text:p>
          </table:table-cell>
          <table:table-cell office:value-type="float" office:value="96612" calcext:value-type="float">
            <text:p>96612</text:p>
          </table:table-cell>
          <table:table-cell office:value-type="float" office:value="91451" calcext:value-type="float">
            <text:p>91451</text:p>
          </table:table-cell>
          <table:table-cell office:value-type="float" office:value="1.02045364745325" calcext:value-type="float">
            <text:p>1.02045364745325</text:p>
          </table:table-cell>
        </table:table-row>
        <table:table-row table:style-name="ro1">
          <table:table-cell office:value-type="float" office:value="23.1615365070002" calcext:value-type="float">
            <text:p>23.1615365070002</text:p>
          </table:table-cell>
          <table:table-cell office:value-type="float" office:value="108494" calcext:value-type="float">
            <text:p>108494</text:p>
          </table:table-cell>
          <table:table-cell office:value-type="float" office:value="96612" calcext:value-type="float">
            <text:p>96612</text:p>
          </table:table-cell>
          <table:table-cell office:value-type="float" office:value="1.01804359023151" calcext:value-type="float">
            <text:p>1.01804359023151</text:p>
          </table:table-cell>
        </table:table-row>
        <table:table-row table:style-name="ro1">
          <table:table-cell office:value-type="float" office:value="23.2768608490001" calcext:value-type="float">
            <text:p>23.2768608490001</text:p>
          </table:table-cell>
          <table:table-cell office:value-type="float" office:value="109857" calcext:value-type="float">
            <text:p>109857</text:p>
          </table:table-cell>
          <table:table-cell office:value-type="float" office:value="108494" calcext:value-type="float">
            <text:p>108494</text:p>
          </table:table-cell>
          <table:table-cell office:value-type="float" office:value="1.01611554445412" calcext:value-type="float">
            <text:p>1.01611554445412</text:p>
          </table:table-cell>
        </table:table-row>
        <table:table-row table:style-name="ro1">
          <table:table-cell office:value-type="float" office:value="23.3782290260001" calcext:value-type="float">
            <text:p>23.3782290260001</text:p>
          </table:table-cell>
          <table:table-cell office:value-type="float" office:value="106926" calcext:value-type="float">
            <text:p>106926</text:p>
          </table:table-cell>
          <table:table-cell office:value-type="float" office:value="109857" calcext:value-type="float">
            <text:p>109857</text:p>
          </table:table-cell>
          <table:table-cell office:value-type="float" office:value="1.0145731078322" calcext:value-type="float">
            <text:p>1.0145731078322</text:p>
          </table:table-cell>
        </table:table-row>
        <table:table-row table:style-name="ro1">
          <table:table-cell office:value-type="float" office:value="23.484231164" calcext:value-type="float">
            <text:p>23.484231164</text:p>
          </table:table-cell>
          <table:table-cell office:value-type="float" office:value="100989" calcext:value-type="float">
            <text:p>100989</text:p>
          </table:table-cell>
          <table:table-cell office:value-type="float" office:value="106926" calcext:value-type="float">
            <text:p>106926</text:p>
          </table:table-cell>
          <table:table-cell office:value-type="float" office:value="1.01504831677424" calcext:value-type="float">
            <text:p>1.01504831677424</text:p>
          </table:table-cell>
        </table:table-row>
        <table:table-row table:style-name="ro1">
          <table:table-cell office:value-type="float" office:value="23.61448995" calcext:value-type="float">
            <text:p>23.61448995</text:p>
          </table:table-cell>
          <table:table-cell office:value-type="float" office:value="93410" calcext:value-type="float">
            <text:p>93410</text:p>
          </table:table-cell>
          <table:table-cell office:value-type="float" office:value="100989" calcext:value-type="float">
            <text:p>100989</text:p>
          </table:table-cell>
          <table:table-cell office:value-type="float" office:value="1.0137193256883" calcext:value-type="float">
            <text:p>1.0137193256883</text:p>
          </table:table-cell>
        </table:table-row>
        <table:table-row table:style-name="ro1">
          <table:table-cell office:value-type="float" office:value="23.732373194" calcext:value-type="float">
            <text:p>23.732373194</text:p>
          </table:table-cell>
          <table:table-cell office:value-type="float" office:value="90061" calcext:value-type="float">
            <text:p>90061</text:p>
          </table:table-cell>
          <table:table-cell office:value-type="float" office:value="93410" calcext:value-type="float">
            <text:p>93410</text:p>
          </table:table-cell>
          <table:table-cell office:value-type="float" office:value="1.01265613281954" calcext:value-type="float">
            <text:p>1.01265613281954</text:p>
          </table:table-cell>
        </table:table-row>
        <table:table-row table:style-name="ro1">
          <table:table-cell office:value-type="float" office:value="23.8377552070001" calcext:value-type="float">
            <text:p>23.8377552070001</text:p>
          </table:table-cell>
          <table:table-cell office:value-type="float" office:value="91481" calcext:value-type="float">
            <text:p>91481</text:p>
          </table:table-cell>
          <table:table-cell office:value-type="float" office:value="90061" calcext:value-type="float">
            <text:p>90061</text:p>
          </table:table-cell>
          <table:table-cell office:value-type="float" office:value="1.01351473676411" calcext:value-type="float">
            <text:p>1.01351473676411</text:p>
          </table:table-cell>
        </table:table-row>
        <table:table-row table:style-name="ro1">
          <table:table-cell office:value-type="float" office:value="23.9390506529999" calcext:value-type="float">
            <text:p>23.9390506529999</text:p>
          </table:table-cell>
          <table:table-cell office:value-type="float" office:value="96263" calcext:value-type="float">
            <text:p>96263</text:p>
          </table:table-cell>
          <table:table-cell office:value-type="float" office:value="91481" calcext:value-type="float">
            <text:p>91481</text:p>
          </table:table-cell>
          <table:table-cell office:value-type="float" office:value="1.01420161991976" calcext:value-type="float">
            <text:p>1.01420161991976</text:p>
          </table:table-cell>
        </table:table-row>
        <table:table-row table:style-name="ro1">
          <table:table-cell office:value-type="float" office:value="24.0513675080001" calcext:value-type="float">
            <text:p>24.0513675080001</text:p>
          </table:table-cell>
          <table:table-cell office:value-type="float" office:value="103171" calcext:value-type="float">
            <text:p>103171</text:p>
          </table:table-cell>
          <table:table-cell office:value-type="float" office:value="96263" calcext:value-type="float">
            <text:p>96263</text:p>
          </table:table-cell>
          <table:table-cell office:value-type="float" office:value="1.01825784765995" calcext:value-type="float">
            <text:p>1.01825784765995</text:p>
          </table:table-cell>
        </table:table-row>
        <table:table-row table:style-name="ro1">
          <table:table-cell office:value-type="float" office:value="24.1771240130001" calcext:value-type="float">
            <text:p>24.1771240130001</text:p>
          </table:table-cell>
          <table:table-cell office:value-type="float" office:value="108969" calcext:value-type="float">
            <text:p>108969</text:p>
          </table:table-cell>
          <table:table-cell office:value-type="float" office:value="103171" calcext:value-type="float">
            <text:p>103171</text:p>
          </table:table-cell>
          <table:table-cell office:value-type="float" office:value="1.01973448325616" calcext:value-type="float">
            <text:p>1.01973448325616</text:p>
          </table:table-cell>
        </table:table-row>
        <table:table-row table:style-name="ro1">
          <table:table-cell office:value-type="float" office:value="24.29073548" calcext:value-type="float">
            <text:p>24.29073548</text:p>
          </table:table-cell>
          <table:table-cell office:value-type="float" office:value="109674" calcext:value-type="float">
            <text:p>109674</text:p>
          </table:table-cell>
          <table:table-cell office:value-type="float" office:value="108969" calcext:value-type="float">
            <text:p>108969</text:p>
          </table:table-cell>
          <table:table-cell office:value-type="float" office:value="1.02091579173314" calcext:value-type="float">
            <text:p>1.02091579173314</text:p>
          </table:table-cell>
        </table:table-row>
        <table:table-row table:style-name="ro1">
          <table:table-cell office:value-type="float" office:value="24.399427632" calcext:value-type="float">
            <text:p>24.399427632</text:p>
          </table:table-cell>
          <table:table-cell office:value-type="float" office:value="105906" calcext:value-type="float">
            <text:p>105906</text:p>
          </table:table-cell>
          <table:table-cell office:value-type="float" office:value="109674" calcext:value-type="float">
            <text:p>109674</text:p>
          </table:table-cell>
          <table:table-cell office:value-type="float" office:value="1.02186083851471" calcext:value-type="float">
            <text:p>1.02186083851471</text:p>
          </table:table-cell>
        </table:table-row>
        <table:table-row table:style-name="ro1">
          <table:table-cell office:value-type="float" office:value="24.5195486570001" calcext:value-type="float">
            <text:p>24.5195486570001</text:p>
          </table:table-cell>
          <table:table-cell office:value-type="float" office:value="98774" calcext:value-type="float">
            <text:p>98774</text:p>
          </table:table-cell>
          <table:table-cell office:value-type="float" office:value="105906" calcext:value-type="float">
            <text:p>105906</text:p>
          </table:table-cell>
          <table:table-cell office:value-type="float" office:value="1.02261687593998" calcext:value-type="float">
            <text:p>1.02261687593998</text:p>
          </table:table-cell>
        </table:table-row>
        <table:table-row table:style-name="ro1">
          <table:table-cell office:value-type="float" office:value="24.6354833139999" calcext:value-type="float">
            <text:p>24.6354833139999</text:p>
          </table:table-cell>
          <table:table-cell office:value-type="float" office:value="92478" calcext:value-type="float">
            <text:p>92478</text:p>
          </table:table-cell>
          <table:table-cell office:value-type="float" office:value="98774" calcext:value-type="float">
            <text:p>98774</text:p>
          </table:table-cell>
          <table:table-cell office:value-type="float" office:value="1.02322170588019" calcext:value-type="float">
            <text:p>1.02322170588019</text:p>
          </table:table-cell>
        </table:table-row>
        <table:table-row table:style-name="ro1">
          <table:table-cell office:value-type="float" office:value="24.737741039" calcext:value-type="float">
            <text:p>24.737741039</text:p>
          </table:table-cell>
          <table:table-cell office:value-type="float" office:value="90029" calcext:value-type="float">
            <text:p>90029</text:p>
          </table:table-cell>
          <table:table-cell office:value-type="float" office:value="92478" calcext:value-type="float">
            <text:p>92478</text:p>
          </table:table-cell>
          <table:table-cell office:value-type="float" office:value="1.02370556983235" calcext:value-type="float">
            <text:p>1.02370556983235</text:p>
          </table:table-cell>
        </table:table-row>
        <table:table-row table:style-name="ro1">
          <table:table-cell office:value-type="float" office:value="24.8424673760001" calcext:value-type="float">
            <text:p>24.8424673760001</text:p>
          </table:table-cell>
          <table:table-cell office:value-type="float" office:value="91640" calcext:value-type="float">
            <text:p>91640</text:p>
          </table:table-cell>
          <table:table-cell office:value-type="float" office:value="90029" calcext:value-type="float">
            <text:p>90029</text:p>
          </table:table-cell>
          <table:table-cell office:value-type="float" office:value="1.02409266099409" calcext:value-type="float">
            <text:p>1.02409266099409</text:p>
          </table:table-cell>
        </table:table-row>
        <table:table-row table:style-name="ro1">
          <table:table-cell office:value-type="float" office:value="24.9566055270002" calcext:value-type="float">
            <text:p>24.9566055270002</text:p>
          </table:table-cell>
          <table:table-cell office:value-type="float" office:value="97307" calcext:value-type="float">
            <text:p>97307</text:p>
          </table:table-cell>
          <table:table-cell office:value-type="float" office:value="91640" calcext:value-type="float">
            <text:p>91640</text:p>
          </table:table-cell>
          <table:table-cell office:value-type="float" office:value="1.02440233392348" calcext:value-type="float">
            <text:p>1.02440233392348</text:p>
          </table:table-cell>
        </table:table-row>
        <table:table-row table:style-name="ro1">
          <table:table-cell office:value-type="float" office:value="25.0815679349998" calcext:value-type="float">
            <text:p>25.0815679349998</text:p>
          </table:table-cell>
          <table:table-cell office:value-type="float" office:value="104903" calcext:value-type="float">
            <text:p>104903</text:p>
          </table:table-cell>
          <table:table-cell office:value-type="float" office:value="97307" calcext:value-type="float">
            <text:p>97307</text:p>
          </table:table-cell>
          <table:table-cell office:value-type="float" office:value="1.02465007226699" calcext:value-type="float">
            <text:p>1.02465007226699</text:p>
          </table:table-cell>
        </table:table-row>
        <table:table-row table:style-name="ro1">
          <table:table-cell office:value-type="float" office:value="25.1976901839998" calcext:value-type="float">
            <text:p>25.1976901839998</text:p>
          </table:table-cell>
          <table:table-cell office:value-type="float" office:value="109464" calcext:value-type="float">
            <text:p>109464</text:p>
          </table:table-cell>
          <table:table-cell office:value-type="float" office:value="104903" calcext:value-type="float">
            <text:p>104903</text:p>
          </table:table-cell>
          <table:table-cell office:value-type="float" office:value="1.02484826294179" calcext:value-type="float">
            <text:p>1.02484826294179</text:p>
          </table:table-cell>
        </table:table-row>
        <table:table-row table:style-name="ro1">
          <table:table-cell office:value-type="float" office:value="25.3036030520002" calcext:value-type="float">
            <text:p>25.3036030520002</text:p>
          </table:table-cell>
          <table:table-cell office:value-type="float" office:value="109438" calcext:value-type="float">
            <text:p>109438</text:p>
          </table:table-cell>
          <table:table-cell office:value-type="float" office:value="109464" calcext:value-type="float">
            <text:p>109464</text:p>
          </table:table-cell>
          <table:table-cell office:value-type="float" office:value="1.02500681548164" calcext:value-type="float">
            <text:p>1.02500681548164</text:p>
          </table:table-cell>
        </table:table-row>
        <table:table-row table:style-name="ro1">
          <table:table-cell office:value-type="float" office:value="25.4204287769999" calcext:value-type="float">
            <text:p>25.4204287769999</text:p>
          </table:table-cell>
          <table:table-cell office:value-type="float" office:value="104793" calcext:value-type="float">
            <text:p>104793</text:p>
          </table:table-cell>
          <table:table-cell office:value-type="float" office:value="109438" calcext:value-type="float">
            <text:p>109438</text:p>
          </table:table-cell>
          <table:table-cell office:value-type="float" office:value="1.02513365751352" calcext:value-type="float">
            <text:p>1.02513365751352</text:p>
          </table:table-cell>
        </table:table-row>
        <table:table-row table:style-name="ro1">
          <table:table-cell office:value-type="float" office:value="25.5504388099998" calcext:value-type="float">
            <text:p>25.5504388099998</text:p>
          </table:table-cell>
          <table:table-cell office:value-type="float" office:value="96883" calcext:value-type="float">
            <text:p>96883</text:p>
          </table:table-cell>
          <table:table-cell office:value-type="float" office:value="104793" calcext:value-type="float">
            <text:p>104793</text:p>
          </table:table-cell>
          <table:table-cell office:value-type="float" office:value="1.02523513113902" calcext:value-type="float">
            <text:p>1.02523513113902</text:p>
          </table:table-cell>
        </table:table-row>
        <table:table-row table:style-name="ro1">
          <table:table-cell office:value-type="float" office:value="25.662867686" calcext:value-type="float">
            <text:p>25.662867686</text:p>
          </table:table-cell>
          <table:table-cell office:value-type="float" office:value="91461" calcext:value-type="float">
            <text:p>91461</text:p>
          </table:table-cell>
          <table:table-cell office:value-type="float" office:value="96883" calcext:value-type="float">
            <text:p>96883</text:p>
          </table:table-cell>
          <table:table-cell office:value-type="float" office:value="1.02531631003942" calcext:value-type="float">
            <text:p>1.02531631003942</text:p>
          </table:table-cell>
        </table:table-row>
        <table:table-row table:style-name="ro1">
          <table:table-cell office:value-type="float" office:value="25.7643910349998" calcext:value-type="float">
            <text:p>25.7643910349998</text:p>
          </table:table-cell>
          <table:table-cell office:value-type="float" office:value="90040" calcext:value-type="float">
            <text:p>90040</text:p>
          </table:table-cell>
          <table:table-cell office:value-type="float" office:value="89251" calcext:value-type="float">
            <text:p>89251</text:p>
          </table:table-cell>
          <table:table-cell office:value-type="float" office:value="1.02538125315974" calcext:value-type="float">
            <text:p>1.02538125315974</text:p>
          </table:table-cell>
        </table:table-row>
        <table:table-row table:style-name="ro1">
          <table:table-cell office:value-type="float" office:value="25.8759128520001" calcext:value-type="float">
            <text:p>25.8759128520001</text:p>
          </table:table-cell>
          <table:table-cell office:value-type="float" office:value="92969" calcext:value-type="float">
            <text:p>92969</text:p>
          </table:table-cell>
          <table:table-cell office:value-type="float" office:value="90040" calcext:value-type="float">
            <text:p>90040</text:p>
          </table:table-cell>
          <table:table-cell office:value-type="float" office:value="1.025433207656" calcext:value-type="float">
            <text:p>1.025433207656</text:p>
          </table:table-cell>
        </table:table-row>
        <table:table-row table:style-name="ro1">
          <table:table-cell office:value-type="float" office:value="26.077100772" calcext:value-type="float">
            <text:p>26.077100772</text:p>
          </table:table-cell>
          <table:table-cell office:value-type="float" office:value="104657" calcext:value-type="float">
            <text:p>104657</text:p>
          </table:table-cell>
          <table:table-cell office:value-type="float" office:value="92969" calcext:value-type="float">
            <text:p>92969</text:p>
          </table:table-cell>
          <table:table-cell office:value-type="float" office:value="1.02373639663327" calcext:value-type="float">
            <text:p>1.02373639663327</text:p>
          </table:table-cell>
        </table:table-row>
        <table:table-row table:style-name="ro1">
          <table:table-cell office:value-type="float" office:value="26.1954894619998" calcext:value-type="float">
            <text:p>26.1954894619998</text:p>
          </table:table-cell>
          <table:table-cell office:value-type="float" office:value="109419" calcext:value-type="float">
            <text:p>109419</text:p>
          </table:table-cell>
          <table:table-cell office:value-type="float" office:value="104657" calcext:value-type="float">
            <text:p>104657</text:p>
          </table:table-cell>
          <table:table-cell office:value-type="float" office:value="1.02237894781509" calcext:value-type="float">
            <text:p>1.02237894781509</text:p>
          </table:table-cell>
        </table:table-row>
        <table:table-row table:style-name="ro1">
          <table:table-cell office:value-type="float" office:value="26.4078843120001" calcext:value-type="float">
            <text:p>26.4078843120001</text:p>
          </table:table-cell>
          <table:table-cell office:value-type="float" office:value="105470" calcext:value-type="float">
            <text:p>105470</text:p>
          </table:table-cell>
          <table:table-cell office:value-type="float" office:value="109419" calcext:value-type="float">
            <text:p>109419</text:p>
          </table:table-cell>
          <table:table-cell office:value-type="float" office:value="1.01958383052098" calcext:value-type="float">
            <text:p>1.01958383052098</text:p>
          </table:table-cell>
        </table:table-row>
        <table:table-row table:style-name="ro1">
          <table:table-cell office:value-type="float" office:value="26.544640656" calcext:value-type="float">
            <text:p>26.544640656</text:p>
          </table:table-cell>
          <table:table-cell office:value-type="float" office:value="97231" calcext:value-type="float">
            <text:p>97231</text:p>
          </table:table-cell>
          <table:table-cell office:value-type="float" office:value="105470" calcext:value-type="float">
            <text:p>105470</text:p>
          </table:table-cell>
          <table:table-cell office:value-type="float" office:value="1.01734773668569" calcext:value-type="float">
            <text:p>1.01734773668569</text:p>
          </table:table-cell>
        </table:table-row>
        <table:table-row table:style-name="ro1">
          <table:table-cell office:value-type="float" office:value="26.648052261" calcext:value-type="float">
            <text:p>26.648052261</text:p>
          </table:table-cell>
          <table:table-cell office:value-type="float" office:value="91982" calcext:value-type="float">
            <text:p>91982</text:p>
          </table:table-cell>
          <table:table-cell office:value-type="float" office:value="97231" calcext:value-type="float">
            <text:p>97231</text:p>
          </table:table-cell>
          <table:table-cell office:value-type="float" office:value="1.01555886161746" calcext:value-type="float">
            <text:p>1.01555886161746</text:p>
          </table:table-cell>
        </table:table-row>
        <table:table-row table:style-name="ro1">
          <table:table-cell office:value-type="float" office:value="26.7500098129999" calcext:value-type="float">
            <text:p>26.7500098129999</text:p>
          </table:table-cell>
          <table:table-cell office:value-type="float" office:value="90000" calcext:value-type="float">
            <text:p>90000</text:p>
          </table:table-cell>
          <table:table-cell office:value-type="float" office:value="89753" calcext:value-type="float">
            <text:p>89753</text:p>
          </table:table-cell>
          <table:table-cell office:value-type="float" office:value="1.01412776156288" calcext:value-type="float">
            <text:p>1.01412776156288</text:p>
          </table:table-cell>
        </table:table-row>
        <table:table-row table:style-name="ro1">
          <table:table-cell office:value-type="float" office:value="26.8613932600001" calcext:value-type="float">
            <text:p>26.8613932600001</text:p>
          </table:table-cell>
          <table:table-cell office:value-type="float" office:value="92350" calcext:value-type="float">
            <text:p>92350</text:p>
          </table:table-cell>
          <table:table-cell office:value-type="float" office:value="90000" calcext:value-type="float">
            <text:p>90000</text:p>
          </table:table-cell>
          <table:table-cell office:value-type="float" office:value="1.01298288151921" calcext:value-type="float">
            <text:p>1.01298288151921</text:p>
          </table:table-cell>
        </table:table-row>
        <table:table-row table:style-name="ro1">
          <table:table-cell office:value-type="float" office:value="26.9912822820002" calcext:value-type="float">
            <text:p>26.9912822820002</text:p>
          </table:table-cell>
          <table:table-cell office:value-type="float" office:value="99452" calcext:value-type="float">
            <text:p>99452</text:p>
          </table:table-cell>
          <table:table-cell office:value-type="float" office:value="92350" calcext:value-type="float">
            <text:p>92350</text:p>
          </table:table-cell>
          <table:table-cell office:value-type="float" office:value="1.01206697748428" calcext:value-type="float">
            <text:p>1.01206697748428</text:p>
          </table:table-cell>
        </table:table-row>
        <table:table-row table:style-name="ro1">
          <table:table-cell office:value-type="float" office:value="27.1119615120001" calcext:value-type="float">
            <text:p>27.1119615120001</text:p>
          </table:table-cell>
          <table:table-cell office:value-type="float" office:value="106468" calcext:value-type="float">
            <text:p>106468</text:p>
          </table:table-cell>
          <table:table-cell office:value-type="float" office:value="99452" calcext:value-type="float">
            <text:p>99452</text:p>
          </table:table-cell>
          <table:table-cell office:value-type="float" office:value="1.01133425425633" calcext:value-type="float">
            <text:p>1.01133425425633</text:p>
          </table:table-cell>
        </table:table-row>
        <table:table-row table:style-name="ro1">
          <table:table-cell office:value-type="float" office:value="27.228922368" calcext:value-type="float">
            <text:p>27.228922368</text:p>
          </table:table-cell>
          <table:table-cell office:value-type="float" office:value="109912" calcext:value-type="float">
            <text:p>109912</text:p>
          </table:table-cell>
          <table:table-cell office:value-type="float" office:value="106468" calcext:value-type="float">
            <text:p>106468</text:p>
          </table:table-cell>
          <table:table-cell office:value-type="float" office:value="1.01074807567397" calcext:value-type="float">
            <text:p>1.01074807567397</text:p>
          </table:table-cell>
        </table:table-row>
        <table:table-row table:style-name="ro1">
          <table:table-cell office:value-type="float" office:value="27.3332284510002" calcext:value-type="float">
            <text:p>27.3332284510002</text:p>
          </table:table-cell>
          <table:table-cell office:value-type="float" office:value="108663" calcext:value-type="float">
            <text:p>108663</text:p>
          </table:table-cell>
          <table:table-cell office:value-type="float" office:value="109912" calcext:value-type="float">
            <text:p>109912</text:p>
          </table:table-cell>
          <table:table-cell office:value-type="float" office:value="1.01027913280808" calcext:value-type="float">
            <text:p>1.01027913280808</text:p>
          </table:table-cell>
        </table:table-row>
        <table:table-row table:style-name="ro1">
          <table:table-cell office:value-type="float" office:value="27.4535021070001" calcext:value-type="float">
            <text:p>27.4535021070001</text:p>
          </table:table-cell>
          <table:table-cell office:value-type="float" office:value="102880" calcext:value-type="float">
            <text:p>102880</text:p>
          </table:table-cell>
          <table:table-cell office:value-type="float" office:value="108663" calcext:value-type="float">
            <text:p>108663</text:p>
          </table:table-cell>
          <table:table-cell office:value-type="float" office:value="1.00990397851537" calcext:value-type="float">
            <text:p>1.00990397851537</text:p>
          </table:table-cell>
        </table:table-row>
        <table:table-row table:style-name="ro1">
          <table:table-cell office:value-type="float" office:value="27.5749276239999" calcext:value-type="float">
            <text:p>27.5749276239999</text:p>
          </table:table-cell>
          <table:table-cell office:value-type="float" office:value="95464" calcext:value-type="float">
            <text:p>95464</text:p>
          </table:table-cell>
          <table:table-cell office:value-type="float" office:value="102880" calcext:value-type="float">
            <text:p>102880</text:p>
          </table:table-cell>
          <table:table-cell office:value-type="float" office:value="1.00960385508121" calcext:value-type="float">
            <text:p>1.00960385508121</text:p>
          </table:table-cell>
        </table:table-row>
        <table:table-row table:style-name="ro1">
          <table:table-cell office:value-type="float" office:value="27.6766085939998" calcext:value-type="float">
            <text:p>27.6766085939998</text:p>
          </table:table-cell>
          <table:table-cell office:value-type="float" office:value="91044" calcext:value-type="float">
            <text:p>91044</text:p>
          </table:table-cell>
          <table:table-cell office:value-type="float" office:value="95464" calcext:value-type="float">
            <text:p>95464</text:p>
          </table:table-cell>
          <table:table-cell office:value-type="float" office:value="1.00936375633387" calcext:value-type="float">
            <text:p>1.00936375633387</text:p>
          </table:table-cell>
        </table:table-row>
        <table:table-row table:style-name="ro1">
          <table:table-cell office:value-type="float" office:value="27.777768769" calcext:value-type="float">
            <text:p>27.777768769</text:p>
          </table:table-cell>
          <table:table-cell office:value-type="float" office:value="90151" calcext:value-type="float">
            <text:p>90151</text:p>
          </table:table-cell>
          <table:table-cell office:value-type="float" office:value="91044" calcext:value-type="float">
            <text:p>91044</text:p>
          </table:table-cell>
          <table:table-cell office:value-type="float" office:value="1.00917167733601" calcext:value-type="float">
            <text:p>1.00917167733601</text:p>
          </table:table-cell>
        </table:table-row>
        <table:table-row table:style-name="ro1">
          <table:table-cell office:value-type="float" office:value="27.8923865940001" calcext:value-type="float">
            <text:p>27.8923865940001</text:p>
          </table:table-cell>
          <table:table-cell office:value-type="float" office:value="93742" calcext:value-type="float">
            <text:p>93742</text:p>
          </table:table-cell>
          <table:table-cell office:value-type="float" office:value="90151" calcext:value-type="float">
            <text:p>90151</text:p>
          </table:table-cell>
          <table:table-cell office:value-type="float" office:value="1.00901801413771" calcext:value-type="float">
            <text:p>1.00901801413771</text:p>
          </table:table-cell>
        </table:table-row>
        <table:table-row table:style-name="ro1">
          <table:table-cell office:value-type="float" office:value="28.0096121930001" calcext:value-type="float">
            <text:p>28.0096121930001</text:p>
          </table:table-cell>
          <table:table-cell office:value-type="float" office:value="100603" calcext:value-type="float">
            <text:p>100603</text:p>
          </table:table-cell>
          <table:table-cell office:value-type="float" office:value="93742" calcext:value-type="float">
            <text:p>93742</text:p>
          </table:table-cell>
          <table:table-cell office:value-type="float" office:value="1.00889508357908" calcext:value-type="float">
            <text:p>1.00889508357908</text:p>
          </table:table-cell>
        </table:table-row>
        <table:table-row table:style-name="ro1">
          <table:table-cell office:value-type="float" office:value="28.1219199379998" calcext:value-type="float">
            <text:p>28.1219199379998</text:p>
          </table:table-cell>
          <table:table-cell office:value-type="float" office:value="106932" calcext:value-type="float">
            <text:p>106932</text:p>
          </table:table-cell>
          <table:table-cell office:value-type="float" office:value="100603" calcext:value-type="float">
            <text:p>100603</text:p>
          </table:table-cell>
          <table:table-cell office:value-type="float" office:value="1.00879673913217" calcext:value-type="float">
            <text:p>1.00879673913217</text:p>
          </table:table-cell>
        </table:table-row>
        <table:table-row table:style-name="ro1">
          <table:table-cell office:value-type="float" office:value="28.2295949919999" calcext:value-type="float">
            <text:p>28.2295949919999</text:p>
          </table:table-cell>
          <table:table-cell office:value-type="float" office:value="109917" calcext:value-type="float">
            <text:p>109917</text:p>
          </table:table-cell>
          <table:table-cell office:value-type="float" office:value="106932" calcext:value-type="float">
            <text:p>106932</text:p>
          </table:table-cell>
          <table:table-cell office:value-type="float" office:value="1.01042722181421" calcext:value-type="float">
            <text:p>1.01042722181421</text:p>
          </table:table-cell>
        </table:table-row>
        <table:table-row table:style-name="ro1">
          <table:table-cell office:value-type="float" office:value="28.3407768960001" calcext:value-type="float">
            <text:p>28.3407768960001</text:p>
          </table:table-cell>
          <table:table-cell office:value-type="float" office:value="108417" calcext:value-type="float">
            <text:p>108417</text:p>
          </table:table-cell>
          <table:table-cell office:value-type="float" office:value="109917" calcext:value-type="float">
            <text:p>109917</text:p>
          </table:table-cell>
          <table:table-cell office:value-type="float" office:value="1.01173160795984" calcext:value-type="float">
            <text:p>1.01173160795984</text:p>
          </table:table-cell>
        </table:table-row>
        <table:table-row table:style-name="ro1">
          <table:table-cell office:value-type="float" office:value="28.445265331" calcext:value-type="float">
            <text:p>28.445265331</text:p>
          </table:table-cell>
          <table:table-cell office:value-type="float" office:value="103371" calcext:value-type="float">
            <text:p>103371</text:p>
          </table:table-cell>
          <table:table-cell office:value-type="float" office:value="108417" calcext:value-type="float">
            <text:p>108417</text:p>
          </table:table-cell>
          <table:table-cell office:value-type="float" office:value="1.01277511687635" calcext:value-type="float">
            <text:p>1.01277511687635</text:p>
          </table:table-cell>
        </table:table-row>
        <table:table-row table:style-name="ro1">
          <table:table-cell office:value-type="float" office:value="28.5635980000002" calcext:value-type="float">
            <text:p>28.5635980000002</text:p>
          </table:table-cell>
          <table:table-cell office:value-type="float" office:value="96109" calcext:value-type="float">
            <text:p>96109</text:p>
          </table:table-cell>
          <table:table-cell office:value-type="float" office:value="103371" calcext:value-type="float">
            <text:p>103371</text:p>
          </table:table-cell>
          <table:table-cell office:value-type="float" office:value="1.01190076576999" calcext:value-type="float">
            <text:p>1.01190076576999</text:p>
          </table:table-cell>
        </table:table-row>
        <table:table-row table:style-name="ro1">
          <table:table-cell office:value-type="float" office:value="28.6663407790002" calcext:value-type="float">
            <text:p>28.6663407790002</text:p>
          </table:table-cell>
          <table:table-cell office:value-type="float" office:value="91350" calcext:value-type="float">
            <text:p>91350</text:p>
          </table:table-cell>
          <table:table-cell office:value-type="float" office:value="96109" calcext:value-type="float">
            <text:p>96109</text:p>
          </table:table-cell>
          <table:table-cell office:value-type="float" office:value="1.01291044312446" calcext:value-type="float">
            <text:p>1.01291044312446</text:p>
          </table:table-cell>
        </table:table-row>
        <table:table-row table:style-name="ro1">
          <table:table-cell office:value-type="float" office:value="28.7677456370002" calcext:value-type="float">
            <text:p>28.7677456370002</text:p>
          </table:table-cell>
          <table:table-cell office:value-type="float" office:value="90062" calcext:value-type="float">
            <text:p>90062</text:p>
          </table:table-cell>
          <table:table-cell office:value-type="float" office:value="89701" calcext:value-type="float">
            <text:p>89701</text:p>
          </table:table-cell>
          <table:table-cell office:value-type="float" office:value="1.01371818500805" calcext:value-type="float">
            <text:p>1.01371818500805</text:p>
          </table:table-cell>
        </table:table-row>
        <table:table-row table:style-name="ro1">
          <table:table-cell office:value-type="float" office:value="28.8748202249999" calcext:value-type="float">
            <text:p>28.8748202249999</text:p>
          </table:table-cell>
          <table:table-cell office:value-type="float" office:value="92920" calcext:value-type="float">
            <text:p>92920</text:p>
          </table:table-cell>
          <table:table-cell office:value-type="float" office:value="90062" calcext:value-type="float">
            <text:p>90062</text:p>
          </table:table-cell>
          <table:table-cell office:value-type="float" office:value="1.01436437851491" calcext:value-type="float">
            <text:p>1.01436437851491</text:p>
          </table:table-cell>
        </table:table-row>
        <table:table-row table:style-name="ro1">
          <table:table-cell office:value-type="float" office:value="28.9932771150002" calcext:value-type="float">
            <text:p>28.9932771150002</text:p>
          </table:table-cell>
          <table:table-cell office:value-type="float" office:value="99577" calcext:value-type="float">
            <text:p>99577</text:p>
          </table:table-cell>
          <table:table-cell office:value-type="float" office:value="92920" calcext:value-type="float">
            <text:p>92920</text:p>
          </table:table-cell>
          <table:table-cell office:value-type="float" office:value="1.0148813333204" calcext:value-type="float">
            <text:p>1.0148813333204</text:p>
          </table:table-cell>
        </table:table-row>
        <table:table-row table:style-name="ro1">
          <table:table-cell office:value-type="float" office:value="29.0968004010001" calcext:value-type="float">
            <text:p>29.0968004010001</text:p>
          </table:table-cell>
          <table:table-cell office:value-type="float" office:value="105714" calcext:value-type="float">
            <text:p>105714</text:p>
          </table:table-cell>
          <table:table-cell office:value-type="float" office:value="99577" calcext:value-type="float">
            <text:p>99577</text:p>
          </table:table-cell>
          <table:table-cell office:value-type="float" office:value="1.0152948971648" calcext:value-type="float">
            <text:p>1.0152948971648</text:p>
          </table:table-cell>
        </table:table-row>
        <table:table-row table:style-name="ro1">
          <table:table-cell office:value-type="float" office:value="29.1980929169999" calcext:value-type="float">
            <text:p>29.1980929169999</text:p>
          </table:table-cell>
          <table:table-cell office:value-type="float" office:value="109472" calcext:value-type="float">
            <text:p>109472</text:p>
          </table:table-cell>
          <table:table-cell office:value-type="float" office:value="105714" calcext:value-type="float">
            <text:p>105714</text:p>
          </table:table-cell>
          <table:table-cell office:value-type="float" office:value="1.01562574824031" calcext:value-type="float">
            <text:p>1.01562574824031</text:p>
          </table:table-cell>
        </table:table-row>
        <table:table-row table:style-name="ro1">
          <table:table-cell office:value-type="float" office:value="29.3087070369998" calcext:value-type="float">
            <text:p>29.3087070369998</text:p>
          </table:table-cell>
          <table:table-cell office:value-type="float" office:value="109327" calcext:value-type="float">
            <text:p>109327</text:p>
          </table:table-cell>
          <table:table-cell office:value-type="float" office:value="109472" calcext:value-type="float">
            <text:p>109472</text:p>
          </table:table-cell>
          <table:table-cell office:value-type="float" office:value="1.01589042910072" calcext:value-type="float">
            <text:p>1.01589042910072</text:p>
          </table:table-cell>
        </table:table-row>
        <table:table-row table:style-name="ro1">
          <table:table-cell office:value-type="float" office:value="29.4269203650001" calcext:value-type="float">
            <text:p>29.4269203650001</text:p>
          </table:table-cell>
          <table:table-cell office:value-type="float" office:value="104432" calcext:value-type="float">
            <text:p>104432</text:p>
          </table:table-cell>
          <table:table-cell office:value-type="float" office:value="109327" calcext:value-type="float">
            <text:p>109327</text:p>
          </table:table-cell>
          <table:table-cell office:value-type="float" office:value="1.01610217378905" calcext:value-type="float">
            <text:p>1.01610217378905</text:p>
          </table:table-cell>
        </table:table-row>
        <table:table-row table:style-name="ro1">
          <table:table-cell office:value-type="float" office:value="29.5414574699998" calcext:value-type="float">
            <text:p>29.5414574699998</text:p>
          </table:table-cell>
          <table:table-cell office:value-type="float" office:value="97424" calcext:value-type="float">
            <text:p>97424</text:p>
          </table:table-cell>
          <table:table-cell office:value-type="float" office:value="104432" calcext:value-type="float">
            <text:p>104432</text:p>
          </table:table-cell>
          <table:table-cell office:value-type="float" office:value="1.01627156953972" calcext:value-type="float">
            <text:p>1.01627156953972</text:p>
          </table:table-cell>
        </table:table-row>
        <table:table-row table:style-name="ro1">
          <table:table-cell office:value-type="float" office:value="29.643412632" calcext:value-type="float">
            <text:p>29.643412632</text:p>
          </table:table-cell>
          <table:table-cell office:value-type="float" office:value="92159" calcext:value-type="float">
            <text:p>92159</text:p>
          </table:table-cell>
          <table:table-cell office:value-type="float" office:value="97424" calcext:value-type="float">
            <text:p>97424</text:p>
          </table:table-cell>
          <table:table-cell office:value-type="float" office:value="1.01640708614025" calcext:value-type="float">
            <text:p>1.01640708614025</text:p>
          </table:table-cell>
        </table:table-row>
        <table:table-row table:style-name="ro1">
          <table:table-cell office:value-type="float" office:value="29.815101358" calcext:value-type="float">
            <text:p>29.815101358</text:p>
          </table:table-cell>
          <table:table-cell office:value-type="float" office:value="90824" calcext:value-type="float">
            <text:p>90824</text:p>
          </table:table-cell>
          <table:table-cell office:value-type="float" office:value="92159" calcext:value-type="float">
            <text:p>92159</text:p>
          </table:table-cell>
          <table:table-cell office:value-type="float" office:value="1.01651549942067" calcext:value-type="float">
            <text:p>1.01651549942067</text:p>
          </table:table-cell>
        </table:table-row>
        <table:table-row table:style-name="ro1">
          <table:table-cell office:value-type="float" office:value="29.9352922839998" calcext:value-type="float">
            <text:p>29.9352922839998</text:p>
          </table:table-cell>
          <table:table-cell office:value-type="float" office:value="96045" calcext:value-type="float">
            <text:p>96045</text:p>
          </table:table-cell>
          <table:table-cell office:value-type="float" office:value="90824" calcext:value-type="float">
            <text:p>90824</text:p>
          </table:table-cell>
          <table:table-cell office:value-type="float" office:value="1.01489307180545" calcext:value-type="float">
            <text:p>1.01489307180545</text:p>
          </table:table-cell>
        </table:table-row>
        <table:table-row table:style-name="ro1">
          <table:table-cell office:value-type="float" office:value="30.1328594810002" calcext:value-type="float">
            <text:p>30.1328594810002</text:p>
          </table:table-cell>
          <table:table-cell office:value-type="float" office:value="107411" calcext:value-type="float">
            <text:p>107411</text:p>
          </table:table-cell>
          <table:table-cell office:value-type="float" office:value="96045" calcext:value-type="float">
            <text:p>96045</text:p>
          </table:table-cell>
          <table:table-cell office:value-type="float" office:value="1.01359512971327" calcext:value-type="float">
            <text:p>1.01359512971327</text:p>
          </table:table-cell>
        </table:table-row>
        <table:table-row table:style-name="ro1">
          <table:table-cell office:value-type="float" office:value="30.2527562139999" calcext:value-type="float">
            <text:p>30.2527562139999</text:p>
          </table:table-cell>
          <table:table-cell office:value-type="float" office:value="109998" calcext:value-type="float">
            <text:p>109998</text:p>
          </table:table-cell>
          <table:table-cell office:value-type="float" office:value="107411" calcext:value-type="float">
            <text:p>107411</text:p>
          </table:table-cell>
          <table:table-cell office:value-type="float" office:value="1.01087610377061" calcext:value-type="float">
            <text:p>1.01087610377061</text:p>
          </table:table-cell>
        </table:table-row>
        <table:table-row table:style-name="ro1">
          <table:table-cell office:value-type="float" office:value="30.3637057870001" calcext:value-type="float">
            <text:p>30.3637057870001</text:p>
          </table:table-cell>
          <table:table-cell office:value-type="float" office:value="107554" calcext:value-type="float">
            <text:p>107554</text:p>
          </table:table-cell>
          <table:table-cell office:value-type="float" office:value="109998" calcext:value-type="float">
            <text:p>109998</text:p>
          </table:table-cell>
          <table:table-cell office:value-type="float" office:value="1.0103815552854" calcext:value-type="float">
            <text:p>1.0103815552854</text:p>
          </table:table-cell>
        </table:table-row>
        <table:table-row table:style-name="ro1">
          <table:table-cell office:value-type="float" office:value="30.4877803969998" calcext:value-type="float">
            <text:p>30.4877803969998</text:p>
          </table:table-cell>
          <table:table-cell office:value-type="float" office:value="100767" calcext:value-type="float">
            <text:p>100767</text:p>
          </table:table-cell>
          <table:table-cell office:value-type="float" office:value="107554" calcext:value-type="float">
            <text:p>107554</text:p>
          </table:table-cell>
          <table:table-cell office:value-type="float" office:value="1.00830524422832" calcext:value-type="float">
            <text:p>1.00830524422832</text:p>
          </table:table-cell>
        </table:table-row>
        <table:table-row table:style-name="ro1">
          <table:table-cell office:value-type="float" office:value="30.598960542" calcext:value-type="float">
            <text:p>30.598960542</text:p>
          </table:table-cell>
          <table:table-cell office:value-type="float" office:value="94175" calcext:value-type="float">
            <text:p>94175</text:p>
          </table:table-cell>
          <table:table-cell office:value-type="float" office:value="100767" calcext:value-type="float">
            <text:p>100767</text:p>
          </table:table-cell>
          <table:table-cell office:value-type="float" office:value="1.00664419538265" calcext:value-type="float">
            <text:p>1.00664419538265</text:p>
          </table:table-cell>
        </table:table-row>
        <table:table-row table:style-name="ro1">
          <table:table-cell office:value-type="float" office:value="30.8071079639999" calcext:value-type="float">
            <text:p>30.8071079639999</text:p>
          </table:table-cell>
          <table:table-cell office:value-type="float" office:value="90636" calcext:value-type="float">
            <text:p>90636</text:p>
          </table:table-cell>
          <table:table-cell office:value-type="float" office:value="94175" calcext:value-type="float">
            <text:p>94175</text:p>
          </table:table-cell>
          <table:table-cell office:value-type="float" office:value="1.00531535630612" calcext:value-type="float">
            <text:p>1.00531535630612</text:p>
          </table:table-cell>
        </table:table-row>
        <table:table-row table:style-name="ro1">
          <table:table-cell office:value-type="float" office:value="30.9349083279999" calcext:value-type="float">
            <text:p>30.9349083279999</text:p>
          </table:table-cell>
          <table:table-cell office:value-type="float" office:value="96023" calcext:value-type="float">
            <text:p>96023</text:p>
          </table:table-cell>
          <table:table-cell office:value-type="float" office:value="90636" calcext:value-type="float">
            <text:p>90636</text:p>
          </table:table-cell>
          <table:table-cell office:value-type="float" office:value="1.00259939248292" calcext:value-type="float">
            <text:p>1.00259939248292</text:p>
          </table:table-cell>
        </table:table-row>
        <table:table-row table:style-name="ro1">
          <table:table-cell office:value-type="float" office:value="31.0422744090001" calcext:value-type="float">
            <text:p>31.0422744090001</text:p>
          </table:table-cell>
          <table:table-cell office:value-type="float" office:value="102625" calcext:value-type="float">
            <text:p>102625</text:p>
          </table:table-cell>
          <table:table-cell office:value-type="float" office:value="96023" calcext:value-type="float">
            <text:p>96023</text:p>
          </table:table-cell>
          <table:table-cell office:value-type="float" office:value="1.00376018625524" calcext:value-type="float">
            <text:p>1.00376018625524</text:p>
          </table:table-cell>
        </table:table-row>
        <table:table-row table:style-name="ro1">
          <table:table-cell office:value-type="float" office:value="31.1436332960002" calcext:value-type="float">
            <text:p>31.1436332960002</text:p>
          </table:table-cell>
          <table:table-cell office:value-type="float" office:value="107848" calcext:value-type="float">
            <text:p>107848</text:p>
          </table:table-cell>
          <table:table-cell office:value-type="float" office:value="101425" calcext:value-type="float">
            <text:p>101425</text:p>
          </table:table-cell>
          <table:table-cell office:value-type="float" office:value="1.0046888212731" calcext:value-type="float">
            <text:p>1.0046888212731</text:p>
          </table:table-cell>
        </table:table-row>
        <table:table-row table:style-name="ro1">
          <table:table-cell office:value-type="float" office:value="31.2577803270001" calcext:value-type="float">
            <text:p>31.2577803270001</text:p>
          </table:table-cell>
          <table:table-cell office:value-type="float" office:value="109988" calcext:value-type="float">
            <text:p>109988</text:p>
          </table:table-cell>
          <table:table-cell office:value-type="float" office:value="107848" calcext:value-type="float">
            <text:p>107848</text:p>
          </table:table-cell>
          <table:table-cell office:value-type="float" office:value="1.00543172928739" calcext:value-type="float">
            <text:p>1.00543172928739</text:p>
          </table:table-cell>
        </table:table-row>
        <table:table-row table:style-name="ro1">
          <table:table-cell office:value-type="float" office:value="31.389561036" calcext:value-type="float">
            <text:p>31.389561036</text:p>
          </table:table-cell>
          <table:table-cell office:value-type="float" office:value="106395" calcext:value-type="float">
            <text:p>106395</text:p>
          </table:table-cell>
          <table:table-cell office:value-type="float" office:value="109988" calcext:value-type="float">
            <text:p>109988</text:p>
          </table:table-cell>
          <table:table-cell office:value-type="float" office:value="1.00602605569882" calcext:value-type="float">
            <text:p>1.00602605569882</text:p>
          </table:table-cell>
        </table:table-row>
        <table:table-row table:style-name="ro1">
          <table:table-cell office:value-type="float" office:value="31.4942133330001" calcext:value-type="float">
            <text:p>31.4942133330001</text:p>
          </table:table-cell>
          <table:table-cell office:value-type="float" office:value="100363" calcext:value-type="float">
            <text:p>100363</text:p>
          </table:table-cell>
          <table:table-cell office:value-type="float" office:value="106395" calcext:value-type="float">
            <text:p>106395</text:p>
          </table:table-cell>
          <table:table-cell office:value-type="float" office:value="1.00650151682796" calcext:value-type="float">
            <text:p>1.00650151682796</text:p>
          </table:table-cell>
        </table:table-row>
        <table:table-row table:style-name="ro1">
          <table:table-cell office:value-type="float" office:value="31.5953379580001" calcext:value-type="float">
            <text:p>31.5953379580001</text:p>
          </table:table-cell>
          <table:table-cell office:value-type="float" office:value="94361" calcext:value-type="float">
            <text:p>94361</text:p>
          </table:table-cell>
          <table:table-cell office:value-type="float" office:value="96763" calcext:value-type="float">
            <text:p>96763</text:p>
          </table:table-cell>
          <table:table-cell office:value-type="float" office:value="1.00688188573128" calcext:value-type="float">
            <text:p>1.00688188573128</text:p>
          </table:table-cell>
        </table:table-row>
        <table:table-row table:style-name="ro1">
          <table:table-cell office:value-type="float" office:value="31.702147553" calcext:value-type="float">
            <text:p>31.702147553</text:p>
          </table:table-cell>
          <table:table-cell office:value-type="float" office:value="90448" calcext:value-type="float">
            <text:p>90448</text:p>
          </table:table-cell>
          <table:table-cell office:value-type="float" office:value="94361" calcext:value-type="float">
            <text:p>94361</text:p>
          </table:table-cell>
          <table:table-cell office:value-type="float" office:value="1.00718618085393" calcext:value-type="float">
            <text:p>1.00718618085393</text:p>
          </table:table-cell>
        </table:table-row>
        <table:table-row table:style-name="ro1">
          <table:table-cell office:value-type="float" office:value="31.8344241469999" calcext:value-type="float">
            <text:p>31.8344241469999</text:p>
          </table:table-cell>
          <table:table-cell office:value-type="float" office:value="91374" calcext:value-type="float">
            <text:p>91374</text:p>
          </table:table-cell>
          <table:table-cell office:value-type="float" office:value="90448" calcext:value-type="float">
            <text:p>90448</text:p>
          </table:table-cell>
          <table:table-cell office:value-type="float" office:value="1.00742961695205" calcext:value-type="float">
            <text:p>1.00742961695205</text:p>
          </table:table-cell>
        </table:table-row>
        <table:table-row table:style-name="ro1">
          <table:table-cell office:value-type="float" office:value="31.958725899" calcext:value-type="float">
            <text:p>31.958725899</text:p>
          </table:table-cell>
          <table:table-cell office:value-type="float" office:value="97435" calcext:value-type="float">
            <text:p>97435</text:p>
          </table:table-cell>
          <table:table-cell office:value-type="float" office:value="91374" calcext:value-type="float">
            <text:p>91374</text:p>
          </table:table-cell>
          <table:table-cell office:value-type="float" office:value="1.00762436583055" calcext:value-type="float">
            <text:p>1.00762436583055</text:p>
          </table:table-cell>
        </table:table-row>
        <table:table-row table:style-name="ro1">
          <table:table-cell office:value-type="float" office:value="32.0838407790002" calcext:value-type="float">
            <text:p>32.0838407790002</text:p>
          </table:table-cell>
          <table:table-cell office:value-type="float" office:value="105027" calcext:value-type="float">
            <text:p>105027</text:p>
          </table:table-cell>
          <table:table-cell office:value-type="float" office:value="97435" calcext:value-type="float">
            <text:p>97435</text:p>
          </table:table-cell>
          <table:table-cell office:value-type="float" office:value="1.00778016493335" calcext:value-type="float">
            <text:p>1.00778016493335</text:p>
          </table:table-cell>
        </table:table-row>
        <table:table-row table:style-name="ro1">
          <table:table-cell office:value-type="float" office:value="32.2039312729999" calcext:value-type="float">
            <text:p>32.2039312729999</text:p>
          </table:table-cell>
          <table:table-cell office:value-type="float" office:value="109583" calcext:value-type="float">
            <text:p>109583</text:p>
          </table:table-cell>
          <table:table-cell office:value-type="float" office:value="105027" calcext:value-type="float">
            <text:p>105027</text:p>
          </table:table-cell>
          <table:table-cell office:value-type="float" office:value="1.00790480421558" calcext:value-type="float">
            <text:p>1.00790480421558</text:p>
          </table:table-cell>
        </table:table-row>
        <table:table-row table:style-name="ro1">
          <table:table-cell office:value-type="float" office:value="32.312372464" calcext:value-type="float">
            <text:p>32.312372464</text:p>
          </table:table-cell>
          <table:table-cell office:value-type="float" office:value="109241" calcext:value-type="float">
            <text:p>109241</text:p>
          </table:table-cell>
          <table:table-cell office:value-type="float" office:value="109583" calcext:value-type="float">
            <text:p>109583</text:p>
          </table:table-cell>
          <table:table-cell office:value-type="float" office:value="1.00800451564138" calcext:value-type="float">
            <text:p>1.00800451564138</text:p>
          </table:table-cell>
        </table:table-row>
        <table:table-row table:style-name="ro1">
          <table:table-cell office:value-type="float" office:value="32.4393752299998" calcext:value-type="float">
            <text:p>32.4393752299998</text:p>
          </table:table-cell>
          <table:table-cell office:value-type="float" office:value="103717" calcext:value-type="float">
            <text:p>103717</text:p>
          </table:table-cell>
          <table:table-cell office:value-type="float" office:value="109241" calcext:value-type="float">
            <text:p>109241</text:p>
          </table:table-cell>
          <table:table-cell office:value-type="float" office:value="1.00808428478201" calcext:value-type="float">
            <text:p>1.00808428478201</text:p>
          </table:table-cell>
        </table:table-row>
        <table:table-row table:style-name="ro1">
          <table:table-cell office:value-type="float" office:value="32.554949894" calcext:value-type="float">
            <text:p>32.554949894</text:p>
          </table:table-cell>
          <table:table-cell office:value-type="float" office:value="96615" calcext:value-type="float">
            <text:p>96615</text:p>
          </table:table-cell>
          <table:table-cell office:value-type="float" office:value="103717" calcext:value-type="float">
            <text:p>103717</text:p>
          </table:table-cell>
          <table:table-cell office:value-type="float" office:value="1.00814810009451" calcext:value-type="float">
            <text:p>1.00814810009451</text:p>
          </table:table-cell>
        </table:table-row>
        <table:table-row table:style-name="ro1">
          <table:table-cell office:value-type="float" office:value="32.7595238049998" calcext:value-type="float">
            <text:p>32.7595238049998</text:p>
          </table:table-cell>
          <table:table-cell office:value-type="float" office:value="90017" calcext:value-type="float">
            <text:p>90017</text:p>
          </table:table-cell>
          <table:table-cell office:value-type="float" office:value="96615" calcext:value-type="float">
            <text:p>96615</text:p>
          </table:table-cell>
          <table:table-cell office:value-type="float" office:value="1.00651848007561" calcext:value-type="float">
            <text:p>1.00651848007561</text:p>
          </table:table-cell>
        </table:table-row>
        <table:table-row table:style-name="ro1">
          <table:table-cell office:value-type="float" office:value="32.8847821459999" calcext:value-type="float">
            <text:p>32.8847821459999</text:p>
          </table:table-cell>
          <table:table-cell office:value-type="float" office:value="93376" calcext:value-type="float">
            <text:p>93376</text:p>
          </table:table-cell>
          <table:table-cell office:value-type="float" office:value="90017" calcext:value-type="float">
            <text:p>90017</text:p>
          </table:table-cell>
          <table:table-cell office:value-type="float" office:value="1.00521478406049" calcext:value-type="float">
            <text:p>1.00521478406049</text:p>
          </table:table-cell>
        </table:table-row>
        <table:table-row table:style-name="ro1">
          <table:table-cell office:value-type="float" office:value="32.9925026599999" calcext:value-type="float">
            <text:p>32.9925026599999</text:p>
          </table:table-cell>
          <table:table-cell office:value-type="float" office:value="99529" calcext:value-type="float">
            <text:p>99529</text:p>
          </table:table-cell>
          <table:table-cell office:value-type="float" office:value="93376" calcext:value-type="float">
            <text:p>93376</text:p>
          </table:table-cell>
          <table:table-cell office:value-type="float" office:value="1.00417182724839" calcext:value-type="float">
            <text:p>1.00417182724839</text:p>
          </table:table-cell>
        </table:table-row>
        <table:table-row table:style-name="ro1">
          <table:table-cell office:value-type="float" office:value="33.093997858" calcext:value-type="float">
            <text:p>33.093997858</text:p>
          </table:table-cell>
          <table:table-cell office:value-type="float" office:value="105568" calcext:value-type="float">
            <text:p>105568</text:p>
          </table:table-cell>
          <table:table-cell office:value-type="float" office:value="96565" calcext:value-type="float">
            <text:p>96565</text:p>
          </table:table-cell>
          <table:table-cell office:value-type="float" office:value="1.00333746179871" calcext:value-type="float">
            <text:p>1.00333746179871</text:p>
          </table:table-cell>
        </table:table-row>
        <table:table-row table:style-name="ro1">
          <table:table-cell office:value-type="float" office:value="33.2037672199999" calcext:value-type="float">
            <text:p>33.2037672199999</text:p>
          </table:table-cell>
          <table:table-cell office:value-type="float" office:value="109581" calcext:value-type="float">
            <text:p>109581</text:p>
          </table:table-cell>
          <table:table-cell office:value-type="float" office:value="105568" calcext:value-type="float">
            <text:p>105568</text:p>
          </table:table-cell>
          <table:table-cell office:value-type="float" office:value="1.00266996943897" calcext:value-type="float">
            <text:p>1.00266996943897</text:p>
          </table:table-cell>
        </table:table-row>
        <table:table-row table:style-name="ro1">
          <table:table-cell office:value-type="float" office:value="33.327128464" calcext:value-type="float">
            <text:p>33.327128464</text:p>
          </table:table-cell>
          <table:table-cell office:value-type="float" office:value="108848" calcext:value-type="float">
            <text:p>108848</text:p>
          </table:table-cell>
          <table:table-cell office:value-type="float" office:value="109581" calcext:value-type="float">
            <text:p>109581</text:p>
          </table:table-cell>
          <table:table-cell office:value-type="float" office:value="1.00213597555118" calcext:value-type="float">
            <text:p>1.00213597555118</text:p>
          </table:table-cell>
        </table:table-row>
        <table:table-row table:style-name="ro1">
          <table:table-cell office:value-type="float" office:value="33.44510446" calcext:value-type="float">
            <text:p>33.44510446</text:p>
          </table:table-cell>
          <table:table-cell office:value-type="float" office:value="103381" calcext:value-type="float">
            <text:p>103381</text:p>
          </table:table-cell>
          <table:table-cell office:value-type="float" office:value="108848" calcext:value-type="float">
            <text:p>108848</text:p>
          </table:table-cell>
          <table:table-cell office:value-type="float" office:value="1.00170878044094" calcext:value-type="float">
            <text:p>1.00170878044094</text:p>
          </table:table-cell>
        </table:table-row>
        <table:table-row table:style-name="ro1">
          <table:table-cell office:value-type="float" office:value="33.5487254469999" calcext:value-type="float">
            <text:p>33.5487254469999</text:p>
          </table:table-cell>
          <table:table-cell office:value-type="float" office:value="96986" calcext:value-type="float">
            <text:p>96986</text:p>
          </table:table-cell>
          <table:table-cell office:value-type="float" office:value="103381" calcext:value-type="float">
            <text:p>103381</text:p>
          </table:table-cell>
          <table:table-cell office:value-type="float" office:value="1.00136702435275" calcext:value-type="float">
            <text:p>1.00136702435275</text:p>
          </table:table-cell>
        </table:table-row>
        <table:table-row table:style-name="ro1">
          <table:table-cell office:value-type="float" office:value="33.7139371049998" calcext:value-type="float">
            <text:p>33.7139371049998</text:p>
          </table:table-cell>
          <table:table-cell office:value-type="float" office:value="90255" calcext:value-type="float">
            <text:p>90255</text:p>
          </table:table-cell>
          <table:table-cell office:value-type="float" office:value="97381" calcext:value-type="float">
            <text:p>97381</text:p>
          </table:table-cell>
          <table:table-cell office:value-type="float" office:value="1.0010936194822" calcext:value-type="float">
            <text:p>1.0010936194822</text:p>
          </table:table-cell>
        </table:table-row>
        <table:table-row table:style-name="ro1">
          <table:table-cell office:value-type="float" office:value="33.8203131669998" calcext:value-type="float">
            <text:p>33.8203131669998</text:p>
          </table:table-cell>
          <table:table-cell office:value-type="float" office:value="90960" calcext:value-type="float">
            <text:p>90960</text:p>
          </table:table-cell>
          <table:table-cell office:value-type="float" office:value="90255" calcext:value-type="float">
            <text:p>90255</text:p>
          </table:table-cell>
          <table:table-cell office:value-type="float" office:value="1.00087489558576" calcext:value-type="float">
            <text:p>1.00087489558576</text:p>
          </table:table-cell>
        </table:table-row>
        <table:table-row table:style-name="ro1">
          <table:table-cell office:value-type="float" office:value="34.037730943" calcext:value-type="float">
            <text:p>34.037730943</text:p>
          </table:table-cell>
          <table:table-cell office:value-type="float" office:value="102348" calcext:value-type="float">
            <text:p>102348</text:p>
          </table:table-cell>
          <table:table-cell office:value-type="float" office:value="90960" calcext:value-type="float">
            <text:p>90960</text:p>
          </table:table-cell>
          <table:table-cell office:value-type="float" office:value="0.999047023906626" calcext:value-type="float">
            <text:p>0.999047023906626</text:p>
          </table:table-cell>
        </table:table-row>
        <table:table-row table:style-name="ro1">
          <table:table-cell office:value-type="float" office:value="34.160536032" calcext:value-type="float">
            <text:p>34.160536032</text:p>
          </table:table-cell>
          <table:table-cell office:value-type="float" office:value="108461" calcext:value-type="float">
            <text:p>108461</text:p>
          </table:table-cell>
          <table:table-cell office:value-type="float" office:value="102348" calcext:value-type="float">
            <text:p>102348</text:p>
          </table:table-cell>
          <table:table-cell office:value-type="float" office:value="0.997584726563318" calcext:value-type="float">
            <text:p>0.997584726563318</text:p>
          </table:table-cell>
        </table:table-row>
        <table:table-row table:style-name="ro1">
          <table:table-cell office:value-type="float" office:value="34.2637989260002" calcext:value-type="float">
            <text:p>34.2637989260002</text:p>
          </table:table-cell>
          <table:table-cell office:value-type="float" office:value="109962" calcext:value-type="float">
            <text:p>109962</text:p>
          </table:table-cell>
          <table:table-cell office:value-type="float" office:value="108461" calcext:value-type="float">
            <text:p>108461</text:p>
          </table:table-cell>
          <table:table-cell office:value-type="float" office:value="0.996414888688671" calcext:value-type="float">
            <text:p>0.996414888688671</text:p>
          </table:table-cell>
        </table:table-row>
        <table:table-row table:style-name="ro1">
          <table:table-cell office:value-type="float" office:value="34.367785977" calcext:value-type="float">
            <text:p>34.367785977</text:p>
          </table:table-cell>
          <table:table-cell office:value-type="float" office:value="107384" calcext:value-type="float">
            <text:p>107384</text:p>
          </table:table-cell>
          <table:table-cell office:value-type="float" office:value="109962" calcext:value-type="float">
            <text:p>109962</text:p>
          </table:table-cell>
          <table:table-cell office:value-type="float" office:value="0.995479018388953" calcext:value-type="float">
            <text:p>0.995479018388953</text:p>
          </table:table-cell>
        </table:table-row>
        <table:table-row table:style-name="ro1">
          <table:table-cell office:value-type="float" office:value="34.5013667819999" calcext:value-type="float">
            <text:p>34.5013667819999</text:p>
          </table:table-cell>
          <table:table-cell office:value-type="float" office:value="99914" calcext:value-type="float">
            <text:p>99914</text:p>
          </table:table-cell>
          <table:table-cell office:value-type="float" office:value="107384" calcext:value-type="float">
            <text:p>107384</text:p>
          </table:table-cell>
          <table:table-cell office:value-type="float" office:value="0.994730322149179" calcext:value-type="float">
            <text:p>0.994730322149179</text:p>
          </table:table-cell>
        </table:table-row>
        <table:table-row table:style-name="ro1">
          <table:table-cell office:value-type="float" office:value="34.6148131969999" calcext:value-type="float">
            <text:p>34.6148131969999</text:p>
          </table:table-cell>
          <table:table-cell office:value-type="float" office:value="93395" calcext:value-type="float">
            <text:p>93395</text:p>
          </table:table-cell>
          <table:table-cell office:value-type="float" office:value="99914" calcext:value-type="float">
            <text:p>99914</text:p>
          </table:table-cell>
          <table:table-cell office:value-type="float" office:value="0.99413136515736" calcext:value-type="float">
            <text:p>0.99413136515736</text:p>
          </table:table-cell>
        </table:table-row>
        <table:table-row table:style-name="ro1">
          <table:table-cell office:value-type="float" office:value="34.7177236879998" calcext:value-type="float">
            <text:p>34.7177236879998</text:p>
          </table:table-cell>
          <table:table-cell office:value-type="float" office:value="90204" calcext:value-type="float">
            <text:p>90204</text:p>
          </table:table-cell>
          <table:table-cell office:value-type="float" office:value="93395" calcext:value-type="float">
            <text:p>93395</text:p>
          </table:table-cell>
          <table:table-cell office:value-type="float" office:value="0.993652199563904" calcext:value-type="float">
            <text:p>0.993652199563904</text:p>
          </table:table-cell>
        </table:table-row>
        <table:table-row table:style-name="ro1">
          <table:table-cell office:value-type="float" office:value="34.8387413410001" calcext:value-type="float">
            <text:p>34.8387413410001</text:p>
          </table:table-cell>
          <table:table-cell office:value-type="float" office:value="91514" calcext:value-type="float">
            <text:p>91514</text:p>
          </table:table-cell>
          <table:table-cell office:value-type="float" office:value="90204" calcext:value-type="float">
            <text:p>90204</text:p>
          </table:table-cell>
          <table:table-cell office:value-type="float" office:value="0.99326886708914" calcext:value-type="float">
            <text:p>0.99326886708914</text:p>
          </table:table-cell>
        </table:table-row>
        <table:table-row table:style-name="ro1">
          <table:table-cell office:value-type="float" office:value="34.9693315999998" calcext:value-type="float">
            <text:p>34.9693315999998</text:p>
          </table:table-cell>
          <table:table-cell office:value-type="float" office:value="98084" calcext:value-type="float">
            <text:p>98084</text:p>
          </table:table-cell>
          <table:table-cell office:value-type="float" office:value="91514" calcext:value-type="float">
            <text:p>91514</text:p>
          </table:table-cell>
          <table:table-cell office:value-type="float" office:value="0.992962201109329" calcext:value-type="float">
            <text:p>0.992962201109329</text:p>
          </table:table-cell>
        </table:table-row>
        <table:table-row table:style-name="ro1">
          <table:table-cell office:value-type="float" office:value="35.0823334809998" calcext:value-type="float">
            <text:p>35.0823334809998</text:p>
          </table:table-cell>
          <table:table-cell office:value-type="float" office:value="104945" calcext:value-type="float">
            <text:p>104945</text:p>
          </table:table-cell>
          <table:table-cell office:value-type="float" office:value="98084" calcext:value-type="float">
            <text:p>98084</text:p>
          </table:table-cell>
          <table:table-cell office:value-type="float" office:value="0.994369760887463" calcext:value-type="float">
            <text:p>0.994369760887463</text:p>
          </table:table-cell>
        </table:table-row>
        <table:table-row table:style-name="ro1">
          <table:table-cell office:value-type="float" office:value="35.184539585" calcext:value-type="float">
            <text:p>35.184539585</text:p>
          </table:table-cell>
          <table:table-cell office:value-type="float" office:value="109166" calcext:value-type="float">
            <text:p>109166</text:p>
          </table:table-cell>
          <table:table-cell office:value-type="float" office:value="104945" calcext:value-type="float">
            <text:p>104945</text:p>
          </table:table-cell>
          <table:table-cell office:value-type="float" office:value="0.99549580870997" calcext:value-type="float">
            <text:p>0.99549580870997</text:p>
          </table:table-cell>
        </table:table-row>
        <table:table-row table:style-name="ro1">
          <table:table-cell office:value-type="float" office:value="35.310318501" calcext:value-type="float">
            <text:p>35.310318501</text:p>
          </table:table-cell>
          <table:table-cell office:value-type="float" office:value="109290" calcext:value-type="float">
            <text:p>109290</text:p>
          </table:table-cell>
          <table:table-cell office:value-type="float" office:value="109166" calcext:value-type="float">
            <text:p>109166</text:p>
          </table:table-cell>
          <table:table-cell office:value-type="float" office:value="0.996396646967976" calcext:value-type="float">
            <text:p>0.996396646967976</text:p>
          </table:table-cell>
        </table:table-row>
        <table:table-row table:style-name="ro1">
          <table:table-cell office:value-type="float" office:value="35.4485899679999" calcext:value-type="float">
            <text:p>35.4485899679999</text:p>
          </table:table-cell>
          <table:table-cell office:value-type="float" office:value="103174" calcext:value-type="float">
            <text:p>103174</text:p>
          </table:table-cell>
          <table:table-cell office:value-type="float" office:value="109290" calcext:value-type="float">
            <text:p>109290</text:p>
          </table:table-cell>
          <table:table-cell office:value-type="float" office:value="0.997117317574381" calcext:value-type="float">
            <text:p>0.997117317574381</text:p>
          </table:table-cell>
        </table:table-row>
        <table:table-row table:style-name="ro1">
          <table:table-cell office:value-type="float" office:value="35.5656783260001" calcext:value-type="float">
            <text:p>35.5656783260001</text:p>
          </table:table-cell>
          <table:table-cell office:value-type="float" office:value="95989" calcext:value-type="float">
            <text:p>95989</text:p>
          </table:table-cell>
          <table:table-cell office:value-type="float" office:value="103174" calcext:value-type="float">
            <text:p>103174</text:p>
          </table:table-cell>
          <table:table-cell office:value-type="float" office:value="0.997693854059505" calcext:value-type="float">
            <text:p>0.997693854059505</text:p>
          </table:table-cell>
        </table:table-row>
        <table:table-row table:style-name="ro1">
          <table:table-cell office:value-type="float" office:value="35.6671374940001" calcext:value-type="float">
            <text:p>35.6671374940001</text:p>
          </table:table-cell>
          <table:table-cell office:value-type="float" office:value="91324" calcext:value-type="float">
            <text:p>91324</text:p>
          </table:table-cell>
          <table:table-cell office:value-type="float" office:value="95989" calcext:value-type="float">
            <text:p>95989</text:p>
          </table:table-cell>
          <table:table-cell office:value-type="float" office:value="0.998155083247604" calcext:value-type="float">
            <text:p>0.998155083247604</text:p>
          </table:table-cell>
        </table:table-row>
        <table:table-row table:style-name="ro1">
          <table:table-cell office:value-type="float" office:value="35.7718856309998" calcext:value-type="float">
            <text:p>35.7718856309998</text:p>
          </table:table-cell>
          <table:table-cell office:value-type="float" office:value="90094" calcext:value-type="float">
            <text:p>90094</text:p>
          </table:table-cell>
          <table:table-cell office:value-type="float" office:value="91324" calcext:value-type="float">
            <text:p>91324</text:p>
          </table:table-cell>
          <table:table-cell office:value-type="float" office:value="0.998524066598083" calcext:value-type="float">
            <text:p>0.998524066598083</text:p>
          </table:table-cell>
        </table:table-row>
        <table:table-row table:style-name="ro1">
          <table:table-cell office:value-type="float" office:value="35.9140577939997" calcext:value-type="float">
            <text:p>35.9140577939997</text:p>
          </table:table-cell>
          <table:table-cell office:value-type="float" office:value="94858" calcext:value-type="float">
            <text:p>94858</text:p>
          </table:table-cell>
          <table:table-cell office:value-type="float" office:value="90094" calcext:value-type="float">
            <text:p>90094</text:p>
          </table:table-cell>
          <table:table-cell office:value-type="float" office:value="0.998819253278467" calcext:value-type="float">
            <text:p>0.998819253278467</text:p>
          </table:table-cell>
        </table:table-row>
        <table:table-row table:style-name="ro1">
          <table:table-cell office:value-type="float" office:value="36.0310609909998" calcext:value-type="float">
            <text:p>36.0310609909998</text:p>
          </table:table-cell>
          <table:table-cell office:value-type="float" office:value="101939" calcext:value-type="float">
            <text:p>101939</text:p>
          </table:table-cell>
          <table:table-cell office:value-type="float" office:value="94858" calcext:value-type="float">
            <text:p>94858</text:p>
          </table:table-cell>
          <table:table-cell office:value-type="float" office:value="0.999055402622773" calcext:value-type="float">
            <text:p>0.999055402622773</text:p>
          </table:table-cell>
        </table:table-row>
        <table:table-row table:style-name="ro1">
          <table:table-cell office:value-type="float" office:value="36.1326824799999" calcext:value-type="float">
            <text:p>36.1326824799999</text:p>
          </table:table-cell>
          <table:table-cell office:value-type="float" office:value="107404" calcext:value-type="float">
            <text:p>107404</text:p>
          </table:table-cell>
          <table:table-cell office:value-type="float" office:value="101939" calcext:value-type="float">
            <text:p>101939</text:p>
          </table:table-cell>
          <table:table-cell office:value-type="float" office:value="0.999244322098219" calcext:value-type="float">
            <text:p>0.999244322098219</text:p>
          </table:table-cell>
        </table:table-row>
        <table:table-row table:style-name="ro1">
          <table:table-cell office:value-type="float" office:value="36.242034329" calcext:value-type="float">
            <text:p>36.242034329</text:p>
          </table:table-cell>
          <table:table-cell office:value-type="float" office:value="109987" calcext:value-type="float">
            <text:p>109987</text:p>
          </table:table-cell>
          <table:table-cell office:value-type="float" office:value="107404" calcext:value-type="float">
            <text:p>107404</text:p>
          </table:table-cell>
          <table:table-cell office:value-type="float" office:value="0.999395457678575" calcext:value-type="float">
            <text:p>0.999395457678575</text:p>
          </table:table-cell>
        </table:table-row>
        <table:table-row table:style-name="ro1">
          <table:table-cell office:value-type="float" office:value="36.3796497100002" calcext:value-type="float">
            <text:p>36.3796497100002</text:p>
          </table:table-cell>
          <table:table-cell office:value-type="float" office:value="106861" calcext:value-type="float">
            <text:p>106861</text:p>
          </table:table-cell>
          <table:table-cell office:value-type="float" office:value="109987" calcext:value-type="float">
            <text:p>109987</text:p>
          </table:table-cell>
          <table:table-cell office:value-type="float" office:value="0.99951636614286" calcext:value-type="float">
            <text:p>0.99951636614286</text:p>
          </table:table-cell>
        </table:table-row>
        <table:table-row table:style-name="ro1">
          <table:table-cell office:value-type="float" office:value="36.5025685000001" calcext:value-type="float">
            <text:p>36.5025685000001</text:p>
          </table:table-cell>
          <table:table-cell office:value-type="float" office:value="99838" calcext:value-type="float">
            <text:p>99838</text:p>
          </table:table-cell>
          <table:table-cell office:value-type="float" office:value="106861" calcext:value-type="float">
            <text:p>106861</text:p>
          </table:table-cell>
          <table:table-cell office:value-type="float" office:value="0.999613092914288" calcext:value-type="float">
            <text:p>0.999613092914288</text:p>
          </table:table-cell>
        </table:table-row>
        <table:table-row table:style-name="ro1">
          <table:table-cell office:value-type="float" office:value="36.6202629939999" calcext:value-type="float">
            <text:p>36.6202629939999</text:p>
          </table:table-cell>
          <table:table-cell office:value-type="float" office:value="93142" calcext:value-type="float">
            <text:p>93142</text:p>
          </table:table-cell>
          <table:table-cell office:value-type="float" office:value="99838" calcext:value-type="float">
            <text:p>99838</text:p>
          </table:table-cell>
          <table:table-cell office:value-type="float" office:value="0.999690474331431" calcext:value-type="float">
            <text:p>0.999690474331431</text:p>
          </table:table-cell>
        </table:table-row>
        <table:table-row table:style-name="ro1">
          <table:table-cell office:value-type="float" office:value="36.7266048050001" calcext:value-type="float">
            <text:p>36.7266048050001</text:p>
          </table:table-cell>
          <table:table-cell office:value-type="float" office:value="90107" calcext:value-type="float">
            <text:p>90107</text:p>
          </table:table-cell>
          <table:table-cell office:value-type="float" office:value="93142" calcext:value-type="float">
            <text:p>93142</text:p>
          </table:table-cell>
          <table:table-cell office:value-type="float" office:value="0.999752379465144" calcext:value-type="float">
            <text:p>0.999752379465144</text:p>
          </table:table-cell>
        </table:table-row>
        <table:table-row table:style-name="ro1">
          <table:table-cell office:value-type="float" office:value="36.8285959780001" calcext:value-type="float">
            <text:p>36.8285959780001</text:p>
          </table:table-cell>
          <table:table-cell office:value-type="float" office:value="91194" calcext:value-type="float">
            <text:p>91194</text:p>
          </table:table-cell>
          <table:table-cell office:value-type="float" office:value="90107" calcext:value-type="float">
            <text:p>90107</text:p>
          </table:table-cell>
          <table:table-cell office:value-type="float" office:value="0.999801903572116" calcext:value-type="float">
            <text:p>0.999801903572116</text:p>
          </table:table-cell>
        </table:table-row>
        <table:table-row table:style-name="ro1">
          <table:table-cell office:value-type="float" office:value="36.9364213829999" calcext:value-type="float">
            <text:p>36.9364213829999</text:p>
          </table:table-cell>
          <table:table-cell office:value-type="float" office:value="96110" calcext:value-type="float">
            <text:p>96110</text:p>
          </table:table-cell>
          <table:table-cell office:value-type="float" office:value="91194" calcext:value-type="float">
            <text:p>91194</text:p>
          </table:table-cell>
          <table:table-cell office:value-type="float" office:value="0.999841522857693" calcext:value-type="float">
            <text:p>0.999841522857693</text:p>
          </table:table-cell>
        </table:table-row>
        <table:table-row table:style-name="ro1">
          <table:table-cell office:value-type="float" office:value="37.0616208830002" calcext:value-type="float">
            <text:p>37.0616208830002</text:p>
          </table:table-cell>
          <table:table-cell office:value-type="float" office:value="103775" calcext:value-type="float">
            <text:p>103775</text:p>
          </table:table-cell>
          <table:table-cell office:value-type="float" office:value="96110" calcext:value-type="float">
            <text:p>96110</text:p>
          </table:table-cell>
          <table:table-cell office:value-type="float" office:value="0.999873218286154" calcext:value-type="float">
            <text:p>0.999873218286154</text:p>
          </table:table-cell>
        </table:table-row>
        <table:table-row table:style-name="ro1">
          <table:table-cell office:value-type="float" office:value="37.1801462039998" calcext:value-type="float">
            <text:p>37.1801462039998</text:p>
          </table:table-cell>
          <table:table-cell office:value-type="float" office:value="109052" calcext:value-type="float">
            <text:p>109052</text:p>
          </table:table-cell>
          <table:table-cell office:value-type="float" office:value="103775" calcext:value-type="float">
            <text:p>103775</text:p>
          </table:table-cell>
          <table:table-cell office:value-type="float" office:value="0.999898574628923" calcext:value-type="float">
            <text:p>0.999898574628923</text:p>
          </table:table-cell>
        </table:table-row>
        <table:table-row table:style-name="ro1">
          <table:table-cell office:value-type="float" office:value="37.2991010380001" calcext:value-type="float">
            <text:p>37.2991010380001</text:p>
          </table:table-cell>
          <table:table-cell office:value-type="float" office:value="109527" calcext:value-type="float">
            <text:p>109527</text:p>
          </table:table-cell>
          <table:table-cell office:value-type="float" office:value="109052" calcext:value-type="float">
            <text:p>109052</text:p>
          </table:table-cell>
          <table:table-cell office:value-type="float" office:value="0.999918859703139" calcext:value-type="float">
            <text:p>0.999918859703139</text:p>
          </table:table-cell>
        </table:table-row>
        <table:table-row table:style-name="ro1">
          <table:table-cell office:value-type="float" office:value="37.474576269" calcext:value-type="float">
            <text:p>37.474576269</text:p>
          </table:table-cell>
          <table:table-cell office:value-type="float" office:value="101590" calcext:value-type="float">
            <text:p>101590</text:p>
          </table:table-cell>
          <table:table-cell office:value-type="float" office:value="109527" calcext:value-type="float">
            <text:p>109527</text:p>
          </table:table-cell>
          <table:table-cell office:value-type="float" office:value="0.998282195200528" calcext:value-type="float">
            <text:p>0.998282195200528</text:p>
          </table:table-cell>
        </table:table-row>
        <table:table-row table:style-name="ro1">
          <table:table-cell office:value-type="float" office:value="37.5951717180001" calcext:value-type="float">
            <text:p>37.5951717180001</text:p>
          </table:table-cell>
          <table:table-cell office:value-type="float" office:value="94370" calcext:value-type="float">
            <text:p>94370</text:p>
          </table:table-cell>
          <table:table-cell office:value-type="float" office:value="101590" calcext:value-type="float">
            <text:p>101590</text:p>
          </table:table-cell>
          <table:table-cell office:value-type="float" office:value="0.996972863598439" calcext:value-type="float">
            <text:p>0.996972863598439</text:p>
          </table:table-cell>
        </table:table-row>
        <table:table-row table:style-name="ro1">
          <table:table-cell office:value-type="float" office:value="37.71385298" calcext:value-type="float">
            <text:p>37.71385298</text:p>
          </table:table-cell>
          <table:table-cell office:value-type="float" office:value="90256" calcext:value-type="float">
            <text:p>90256</text:p>
          </table:table-cell>
          <table:table-cell office:value-type="float" office:value="94370" calcext:value-type="float">
            <text:p>94370</text:p>
          </table:table-cell>
          <table:table-cell office:value-type="float" office:value="0.995925398316768" calcext:value-type="float">
            <text:p>0.995925398316768</text:p>
          </table:table-cell>
        </table:table-row>
        <table:table-row table:style-name="ro1">
          <table:table-cell office:value-type="float" office:value="37.8261312949999" calcext:value-type="float">
            <text:p>37.8261312949999</text:p>
          </table:table-cell>
          <table:table-cell office:value-type="float" office:value="91122" calcext:value-type="float">
            <text:p>91122</text:p>
          </table:table-cell>
          <table:table-cell office:value-type="float" office:value="90256" calcext:value-type="float">
            <text:p>90256</text:p>
          </table:table-cell>
          <table:table-cell office:value-type="float" office:value="0.995087426091431" calcext:value-type="float">
            <text:p>0.995087426091431</text:p>
          </table:table-cell>
        </table:table-row>
        <table:table-row table:style-name="ro1">
          <table:table-cell office:value-type="float" office:value="37.9285465309999" calcext:value-type="float">
            <text:p>37.9285465309999</text:p>
          </table:table-cell>
          <table:table-cell office:value-type="float" office:value="95659" calcext:value-type="float">
            <text:p>95659</text:p>
          </table:table-cell>
          <table:table-cell office:value-type="float" office:value="91122" calcext:value-type="float">
            <text:p>91122</text:p>
          </table:table-cell>
          <table:table-cell office:value-type="float" office:value="0.994417048311161" calcext:value-type="float">
            <text:p>0.994417048311161</text:p>
          </table:table-cell>
        </table:table-row>
        <table:table-row table:style-name="ro1">
          <table:table-cell office:value-type="float" office:value="38.0471074130001" calcext:value-type="float">
            <text:p>38.0471074130001</text:p>
          </table:table-cell>
          <table:table-cell office:value-type="float" office:value="102916" calcext:value-type="float">
            <text:p>102916</text:p>
          </table:table-cell>
          <table:table-cell office:value-type="float" office:value="95659" calcext:value-type="float">
            <text:p>95659</text:p>
          </table:table-cell>
          <table:table-cell office:value-type="float" office:value="0.995533638648929" calcext:value-type="float">
            <text:p>0.995533638648929</text:p>
          </table:table-cell>
        </table:table-row>
        <table:table-row table:style-name="ro1">
          <table:table-cell office:value-type="float" office:value="38.165644143" calcext:value-type="float">
            <text:p>38.165644143</text:p>
          </table:table-cell>
          <table:table-cell office:value-type="float" office:value="108627" calcext:value-type="float">
            <text:p>108627</text:p>
          </table:table-cell>
          <table:table-cell office:value-type="float" office:value="102916" calcext:value-type="float">
            <text:p>102916</text:p>
          </table:table-cell>
          <table:table-cell office:value-type="float" office:value="0.996426910919143" calcext:value-type="float">
            <text:p>0.996426910919143</text:p>
          </table:table-cell>
        </table:table-row>
        <table:table-row table:style-name="ro1">
          <table:table-cell office:value-type="float" office:value="38.2699951169998" calcext:value-type="float">
            <text:p>38.2699951169998</text:p>
          </table:table-cell>
          <table:table-cell office:value-type="float" office:value="109921" calcext:value-type="float">
            <text:p>109921</text:p>
          </table:table-cell>
          <table:table-cell office:value-type="float" office:value="108627" calcext:value-type="float">
            <text:p>108627</text:p>
          </table:table-cell>
          <table:table-cell office:value-type="float" office:value="0.998822201004222" calcext:value-type="float">
            <text:p>0.998822201004222</text:p>
          </table:table-cell>
        </table:table-row>
        <table:table-row table:style-name="ro1">
          <table:table-cell office:value-type="float" office:value="38.3788245709998" calcext:value-type="float">
            <text:p>38.3788245709998</text:p>
          </table:table-cell>
          <table:table-cell office:value-type="float" office:value="106899" calcext:value-type="float">
            <text:p>106899</text:p>
          </table:table-cell>
          <table:table-cell office:value-type="float" office:value="109921" calcext:value-type="float">
            <text:p>109921</text:p>
          </table:table-cell>
          <table:table-cell office:value-type="float" office:value="1.00073843307229" calcext:value-type="float">
            <text:p>1.00073843307229</text:p>
          </table:table-cell>
        </table:table-row>
        <table:table-row table:style-name="ro1">
          <table:table-cell office:value-type="float" office:value="38.493718579" calcext:value-type="float">
            <text:p>38.493718579</text:p>
          </table:table-cell>
          <table:table-cell office:value-type="float" office:value="100394" calcext:value-type="float">
            <text:p>100394</text:p>
          </table:table-cell>
          <table:table-cell office:value-type="float" office:value="106899" calcext:value-type="float">
            <text:p>106899</text:p>
          </table:table-cell>
          <table:table-cell office:value-type="float" office:value="1.00227141872674" calcext:value-type="float">
            <text:p>1.00227141872674</text:p>
          </table:table-cell>
        </table:table-row>
        <table:table-row table:style-name="ro1">
          <table:table-cell office:value-type="float" office:value="38.6085488670001" calcext:value-type="float">
            <text:p>38.6085488670001</text:p>
          </table:table-cell>
          <table:table-cell office:value-type="float" office:value="93696" calcext:value-type="float">
            <text:p>93696</text:p>
          </table:table-cell>
          <table:table-cell office:value-type="float" office:value="100394" calcext:value-type="float">
            <text:p>100394</text:p>
          </table:table-cell>
          <table:table-cell office:value-type="float" office:value="1.0034978072503" calcext:value-type="float">
            <text:p>1.0034978072503</text:p>
          </table:table-cell>
        </table:table-row>
        <table:table-row table:style-name="ro1">
          <table:table-cell office:value-type="float" office:value="38.7122413550001" calcext:value-type="float">
            <text:p>38.7122413550001</text:p>
          </table:table-cell>
          <table:table-cell office:value-type="float" office:value="90280" calcext:value-type="float">
            <text:p>90280</text:p>
          </table:table-cell>
          <table:table-cell office:value-type="float" office:value="93696" calcext:value-type="float">
            <text:p>93696</text:p>
          </table:table-cell>
          <table:table-cell office:value-type="float" office:value="1.00447891806914" calcext:value-type="float">
            <text:p>1.00447891806914</text:p>
          </table:table-cell>
        </table:table-row>
        <table:table-row table:style-name="ro1">
          <table:table-cell office:value-type="float" office:value="38.8140666559998" calcext:value-type="float">
            <text:p>38.8140666559998</text:p>
          </table:table-cell>
          <table:table-cell office:value-type="float" office:value="90799" calcext:value-type="float">
            <text:p>90799</text:p>
          </table:table-cell>
          <table:table-cell office:value-type="float" office:value="90280" calcext:value-type="float">
            <text:p>90280</text:p>
          </table:table-cell>
          <table:table-cell office:value-type="float" office:value="1.00526380672422" calcext:value-type="float">
            <text:p>1.00526380672422</text:p>
          </table:table-cell>
        </table:table-row>
        <table:table-row table:style-name="ro1">
          <table:table-cell office:value-type="float" office:value="38.9228899899999" calcext:value-type="float">
            <text:p>38.9228899899999</text:p>
          </table:table-cell>
          <table:table-cell office:value-type="float" office:value="95342" calcext:value-type="float">
            <text:p>95342</text:p>
          </table:table-cell>
          <table:table-cell office:value-type="float" office:value="90799" calcext:value-type="float">
            <text:p>90799</text:p>
          </table:table-cell>
          <table:table-cell office:value-type="float" office:value="1.00589171764829" calcext:value-type="float">
            <text:p>1.00589171764829</text:p>
          </table:table-cell>
        </table:table-row>
        <table:table-row table:style-name="ro1">
          <table:table-cell office:value-type="float" office:value="39.026486537" calcext:value-type="float">
            <text:p>39.026486537</text:p>
          </table:table-cell>
          <table:table-cell office:value-type="float" office:value="101656" calcext:value-type="float">
            <text:p>101656</text:p>
          </table:table-cell>
          <table:table-cell office:value-type="float" office:value="95342" calcext:value-type="float">
            <text:p>95342</text:p>
          </table:table-cell>
          <table:table-cell office:value-type="float" office:value="1.0081032046271" calcext:value-type="float">
            <text:p>1.0081032046271</text:p>
          </table:table-cell>
        </table:table-row>
        <table:table-row table:style-name="ro1">
          <table:table-cell office:value-type="float" office:value="39.137466311" calcext:value-type="float">
            <text:p>39.137466311</text:p>
          </table:table-cell>
          <table:table-cell office:value-type="float" office:value="107602" calcext:value-type="float">
            <text:p>107602</text:p>
          </table:table-cell>
          <table:table-cell office:value-type="float" office:value="101656" calcext:value-type="float">
            <text:p>101656</text:p>
          </table:table-cell>
          <table:table-cell office:value-type="float" office:value="1.00816323597059" calcext:value-type="float">
            <text:p>1.00816323597059</text:p>
          </table:table-cell>
        </table:table-row>
        <table:table-row table:style-name="ro1">
          <table:table-cell office:value-type="float" office:value="39.24797657" calcext:value-type="float">
            <text:p>39.24797657</text:p>
          </table:table-cell>
          <table:table-cell office:value-type="float" office:value="109999" calcext:value-type="float">
            <text:p>109999</text:p>
          </table:table-cell>
          <table:table-cell office:value-type="float" office:value="107581" calcext:value-type="float">
            <text:p>107581</text:p>
          </table:table-cell>
          <table:table-cell office:value-type="float" office:value="1.00992041928495" calcext:value-type="float">
            <text:p>1.00992041928495</text:p>
          </table:table-cell>
        </table:table-row>
        <table:table-row table:style-name="ro1">
          <table:table-cell office:value-type="float" office:value="39.3877167300002" calcext:value-type="float">
            <text:p>39.3877167300002</text:p>
          </table:table-cell>
          <table:table-cell office:value-type="float" office:value="106484" calcext:value-type="float">
            <text:p>106484</text:p>
          </table:table-cell>
          <table:table-cell office:value-type="float" office:value="109999" calcext:value-type="float">
            <text:p>109999</text:p>
          </table:table-cell>
          <table:table-cell office:value-type="float" office:value="1.00961700769687" calcext:value-type="float">
            <text:p>1.00961700769687</text:p>
          </table:table-cell>
        </table:table-row>
        <table:table-row table:style-name="ro1">
          <table:table-cell office:value-type="float" office:value="39.514248473" calcext:value-type="float">
            <text:p>39.514248473</text:p>
          </table:table-cell>
          <table:table-cell office:value-type="float" office:value="99105" calcext:value-type="float">
            <text:p>99105</text:p>
          </table:table-cell>
          <table:table-cell office:value-type="float" office:value="106484" calcext:value-type="float">
            <text:p>106484</text:p>
          </table:table-cell>
          <table:table-cell office:value-type="float" office:value="1.0093742784264" calcext:value-type="float">
            <text:p>1.0093742784264</text:p>
          </table:table-cell>
        </table:table-row>
        <table:table-row table:style-name="ro1">
          <table:table-cell office:value-type="float" office:value="39.6421389269999" calcext:value-type="float">
            <text:p>39.6421389269999</text:p>
          </table:table-cell>
          <table:table-cell office:value-type="float" office:value="92209" calcext:value-type="float">
            <text:p>92209</text:p>
          </table:table-cell>
          <table:table-cell office:value-type="float" office:value="99105" calcext:value-type="float">
            <text:p>99105</text:p>
          </table:table-cell>
          <table:table-cell office:value-type="float" office:value="1.00918009501003" calcext:value-type="float">
            <text:p>1.00918009501003</text:p>
          </table:table-cell>
        </table:table-row>
        <table:table-row table:style-name="ro1">
          <table:table-cell office:value-type="float" office:value="39.7569079740001" calcext:value-type="float">
            <text:p>39.7569079740001</text:p>
          </table:table-cell>
          <table:table-cell office:value-type="float" office:value="90009" calcext:value-type="float">
            <text:p>90009</text:p>
          </table:table-cell>
          <table:table-cell office:value-type="float" office:value="92209" calcext:value-type="float">
            <text:p>92209</text:p>
          </table:table-cell>
          <table:table-cell office:value-type="float" office:value="1.00902474827693" calcext:value-type="float">
            <text:p>1.00902474827693</text:p>
          </table:table-cell>
        </table:table-row>
        <table:table-row table:style-name="ro1">
          <table:table-cell office:value-type="float" office:value="39.8847422379999" calcext:value-type="float">
            <text:p>39.8847422379999</text:p>
          </table:table-cell>
          <table:table-cell office:value-type="float" office:value="93374" calcext:value-type="float">
            <text:p>93374</text:p>
          </table:table-cell>
          <table:table-cell office:value-type="float" office:value="90009" calcext:value-type="float">
            <text:p>90009</text:p>
          </table:table-cell>
          <table:table-cell office:value-type="float" office:value="1.00890047089045" calcext:value-type="float">
            <text:p>1.00890047089045</text:p>
          </table:table-cell>
        </table:table-row>
        <table:table-row table:style-name="ro1">
          <table:table-cell office:value-type="float" office:value="40.0091171109998" calcext:value-type="float">
            <text:p>40.0091171109998</text:p>
          </table:table-cell>
          <table:table-cell office:value-type="float" office:value="100572" calcext:value-type="float">
            <text:p>100572</text:p>
          </table:table-cell>
          <table:table-cell office:value-type="float" office:value="93374" calcext:value-type="float">
            <text:p>93374</text:p>
          </table:table-cell>
          <table:table-cell office:value-type="float" office:value="1.00880104898127" calcext:value-type="float">
            <text:p>1.00880104898127</text:p>
          </table:table-cell>
        </table:table-row>
        <table:table-row table:style-name="ro1">
          <table:table-cell office:value-type="float" office:value="40.1380790859998" calcext:value-type="float">
            <text:p>40.1380790859998</text:p>
          </table:table-cell>
          <table:table-cell office:value-type="float" office:value="107627" calcext:value-type="float">
            <text:p>107627</text:p>
          </table:table-cell>
          <table:table-cell office:value-type="float" office:value="100572" calcext:value-type="float">
            <text:p>100572</text:p>
          </table:table-cell>
          <table:table-cell office:value-type="float" office:value="1.00704083918502" calcext:value-type="float">
            <text:p>1.00704083918502</text:p>
          </table:table-cell>
        </table:table-row>
        <table:table-row table:style-name="ro1">
          <table:table-cell office:value-type="float" office:value="40.2674887839999" calcext:value-type="float">
            <text:p>40.2674887839999</text:p>
          </table:table-cell>
          <table:table-cell office:value-type="float" office:value="109939" calcext:value-type="float">
            <text:p>109939</text:p>
          </table:table-cell>
          <table:table-cell office:value-type="float" office:value="107627" calcext:value-type="float">
            <text:p>107627</text:p>
          </table:table-cell>
          <table:table-cell office:value-type="float" office:value="1.00563267134801" calcext:value-type="float">
            <text:p>1.00563267134801</text:p>
          </table:table-cell>
        </table:table-row>
        <table:table-row table:style-name="ro1">
          <table:table-cell office:value-type="float" office:value="40.4001694909998" calcext:value-type="float">
            <text:p>40.4001694909998</text:p>
          </table:table-cell>
          <table:table-cell office:value-type="float" office:value="105869" calcext:value-type="float">
            <text:p>105869</text:p>
          </table:table-cell>
          <table:table-cell office:value-type="float" office:value="109932" calcext:value-type="float">
            <text:p>109932</text:p>
          </table:table-cell>
          <table:table-cell office:value-type="float" office:value="1.00450613707841" calcext:value-type="float">
            <text:p>1.00450613707841</text:p>
          </table:table-cell>
        </table:table-row>
        <table:table-row table:style-name="ro1">
          <table:table-cell office:value-type="float" office:value="40.5433822730001" calcext:value-type="float">
            <text:p>40.5433822730001</text:p>
          </table:table-cell>
          <table:table-cell office:value-type="float" office:value="97307" calcext:value-type="float">
            <text:p>97307</text:p>
          </table:table-cell>
          <table:table-cell office:value-type="float" office:value="105869" calcext:value-type="float">
            <text:p>105869</text:p>
          </table:table-cell>
          <table:table-cell office:value-type="float" office:value="1.00360490966273" calcext:value-type="float">
            <text:p>1.00360490966273</text:p>
          </table:table-cell>
        </table:table-row>
        <table:table-row table:style-name="ro1">
          <table:table-cell office:value-type="float" office:value="40.667973828" calcext:value-type="float">
            <text:p>40.667973828</text:p>
          </table:table-cell>
          <table:table-cell office:value-type="float" office:value="91298" calcext:value-type="float">
            <text:p>91298</text:p>
          </table:table-cell>
          <table:table-cell office:value-type="float" office:value="97307" calcext:value-type="float">
            <text:p>97307</text:p>
          </table:table-cell>
          <table:table-cell office:value-type="float" office:value="1.0012310351682" calcext:value-type="float">
            <text:p>1.0012310351682</text:p>
          </table:table-cell>
        </table:table-row>
        <table:table-row table:style-name="ro1">
          <table:table-cell office:value-type="float" office:value="40.7999505389998" calcext:value-type="float">
            <text:p>40.7999505389998</text:p>
          </table:table-cell>
          <table:table-cell office:value-type="float" office:value="90488" calcext:value-type="float">
            <text:p>90488</text:p>
          </table:table-cell>
          <table:table-cell office:value-type="float" office:value="91298" calcext:value-type="float">
            <text:p>91298</text:p>
          </table:table-cell>
          <table:table-cell office:value-type="float" office:value="0.999331935572576" calcext:value-type="float">
            <text:p>0.999331935572576</text:p>
          </table:table-cell>
        </table:table-row>
        <table:table-row table:style-name="ro1">
          <table:table-cell office:value-type="float" office:value="40.9242850719998" calcext:value-type="float">
            <text:p>40.9242850719998</text:p>
          </table:table-cell>
          <table:table-cell office:value-type="float" office:value="95420" calcext:value-type="float">
            <text:p>95420</text:p>
          </table:table-cell>
          <table:table-cell office:value-type="float" office:value="90488" calcext:value-type="float">
            <text:p>90488</text:p>
          </table:table-cell>
          <table:table-cell office:value-type="float" office:value="0.997812655896077" calcext:value-type="float">
            <text:p>0.997812655896077</text:p>
          </table:table-cell>
        </table:table-row>
        <table:table-row table:style-name="ro1">
          <table:table-cell office:value-type="float" office:value="41.0484071330002" calcext:value-type="float">
            <text:p>41.0484071330002</text:p>
          </table:table-cell>
          <table:table-cell office:value-type="float" office:value="102994" calcext:value-type="float">
            <text:p>102994</text:p>
          </table:table-cell>
          <table:table-cell office:value-type="float" office:value="95420" calcext:value-type="float">
            <text:p>95420</text:p>
          </table:table-cell>
          <table:table-cell office:value-type="float" office:value="0.996597232154878" calcext:value-type="float">
            <text:p>0.996597232154878</text:p>
          </table:table-cell>
        </table:table-row>
        <table:table-row table:style-name="ro1">
          <table:table-cell office:value-type="float" office:value="41.233437549" calcext:value-type="float">
            <text:p>41.233437549</text:p>
          </table:table-cell>
          <table:table-cell office:value-type="float" office:value="109945" calcext:value-type="float">
            <text:p>109945</text:p>
          </table:table-cell>
          <table:table-cell office:value-type="float" office:value="102994" calcext:value-type="float">
            <text:p>102994</text:p>
          </table:table-cell>
          <table:table-cell office:value-type="float" office:value="0.993999097199313" calcext:value-type="float">
            <text:p>0.993999097199313</text:p>
          </table:table-cell>
        </table:table-row>
        <table:table-row table:style-name="ro1">
          <table:table-cell office:value-type="float" office:value="41.3578876420002" calcext:value-type="float">
            <text:p>41.3578876420002</text:p>
          </table:table-cell>
          <table:table-cell office:value-type="float" office:value="107789" calcext:value-type="float">
            <text:p>107789</text:p>
          </table:table-cell>
          <table:table-cell office:value-type="float" office:value="109945" calcext:value-type="float">
            <text:p>109945</text:p>
          </table:table-cell>
          <table:table-cell office:value-type="float" office:value="0.99192058923486" calcext:value-type="float">
            <text:p>0.99192058923486</text:p>
          </table:table-cell>
        </table:table-row>
        <table:table-row table:style-name="ro1">
          <table:table-cell office:value-type="float" office:value="41.4912381459999" calcext:value-type="float">
            <text:p>41.4912381459999</text:p>
          </table:table-cell>
          <table:table-cell office:value-type="float" office:value="100550" calcext:value-type="float">
            <text:p>100550</text:p>
          </table:table-cell>
          <table:table-cell office:value-type="float" office:value="107789" calcext:value-type="float">
            <text:p>107789</text:p>
          </table:table-cell>
          <table:table-cell office:value-type="float" office:value="0.990257782863298" calcext:value-type="float">
            <text:p>0.990257782863298</text:p>
          </table:table-cell>
        </table:table-row>
        <table:table-row table:style-name="ro1">
          <table:table-cell office:value-type="float" office:value="41.6042180169998" calcext:value-type="float">
            <text:p>41.6042180169998</text:p>
          </table:table-cell>
          <table:table-cell office:value-type="float" office:value="93909" calcext:value-type="float">
            <text:p>93909</text:p>
          </table:table-cell>
          <table:table-cell office:value-type="float" office:value="100550" calcext:value-type="float">
            <text:p>100550</text:p>
          </table:table-cell>
          <table:table-cell office:value-type="float" office:value="0.988927537766048" calcext:value-type="float">
            <text:p>0.988927537766048</text:p>
          </table:table-cell>
        </table:table-row>
        <table:table-row table:style-name="ro1">
          <table:table-cell office:value-type="float" office:value="41.709287957" calcext:value-type="float">
            <text:p>41.709287957</text:p>
          </table:table-cell>
          <table:table-cell office:value-type="float" office:value="90325" calcext:value-type="float">
            <text:p>90325</text:p>
          </table:table-cell>
          <table:table-cell office:value-type="float" office:value="93909" calcext:value-type="float">
            <text:p>93909</text:p>
          </table:table-cell>
          <table:table-cell office:value-type="float" office:value="0.987863341688248" calcext:value-type="float">
            <text:p>0.987863341688248</text:p>
          </table:table-cell>
        </table:table-row>
        <table:table-row table:style-name="ro1">
          <table:table-cell office:value-type="float" office:value="41.8261807939998" calcext:value-type="float">
            <text:p>41.8261807939998</text:p>
          </table:table-cell>
          <table:table-cell office:value-type="float" office:value="91123" calcext:value-type="float">
            <text:p>91123</text:p>
          </table:table-cell>
          <table:table-cell office:value-type="float" office:value="90325" calcext:value-type="float">
            <text:p>90325</text:p>
          </table:table-cell>
          <table:table-cell office:value-type="float" office:value="0.987011984826009" calcext:value-type="float">
            <text:p>0.987011984826009</text:p>
          </table:table-cell>
        </table:table-row>
        <table:table-row table:style-name="ro1">
          <table:table-cell office:value-type="float" office:value="41.951881809" calcext:value-type="float">
            <text:p>41.951881809</text:p>
          </table:table-cell>
          <table:table-cell office:value-type="float" office:value="97022" calcext:value-type="float">
            <text:p>97022</text:p>
          </table:table-cell>
          <table:table-cell office:value-type="float" office:value="91123" calcext:value-type="float">
            <text:p>91123</text:p>
          </table:table-cell>
          <table:table-cell office:value-type="float" office:value="0.986330899336217" calcext:value-type="float">
            <text:p>0.986330899336217</text:p>
          </table:table-cell>
        </table:table-row>
        <table:table-row table:style-name="ro1">
          <table:table-cell office:value-type="float" office:value="42.0676143239998" calcext:value-type="float">
            <text:p>42.0676143239998</text:p>
          </table:table-cell>
          <table:table-cell office:value-type="float" office:value="104121" calcext:value-type="float">
            <text:p>104121</text:p>
          </table:table-cell>
          <table:table-cell office:value-type="float" office:value="97022" calcext:value-type="float">
            <text:p>97022</text:p>
          </table:table-cell>
          <table:table-cell office:value-type="float" office:value="0.985786030944383" calcext:value-type="float">
            <text:p>0.985786030944383</text:p>
          </table:table-cell>
        </table:table-row>
        <table:table-row table:style-name="ro1">
          <table:table-cell office:value-type="float" office:value="42.1694731060002" calcext:value-type="float">
            <text:p>42.1694731060002</text:p>
          </table:table-cell>
          <table:table-cell office:value-type="float" office:value="108747" calcext:value-type="float">
            <text:p>108747</text:p>
          </table:table-cell>
          <table:table-cell office:value-type="float" office:value="104121" calcext:value-type="float">
            <text:p>104121</text:p>
          </table:table-cell>
          <table:table-cell office:value-type="float" office:value="0.986975932193523" calcext:value-type="float">
            <text:p>0.986975932193523</text:p>
          </table:table-cell>
        </table:table-row>
        <table:table-row table:style-name="ro1">
          <table:table-cell office:value-type="float" office:value="42.2837240489998" calcext:value-type="float">
            <text:p>42.2837240489998</text:p>
          </table:table-cell>
          <table:table-cell office:value-type="float" office:value="109776" calcext:value-type="float">
            <text:p>109776</text:p>
          </table:table-cell>
          <table:table-cell office:value-type="float" office:value="108747" calcext:value-type="float">
            <text:p>108747</text:p>
          </table:table-cell>
          <table:table-cell office:value-type="float" office:value="0.987927853192835" calcext:value-type="float">
            <text:p>0.987927853192835</text:p>
          </table:table-cell>
        </table:table-row>
        <table:table-row table:style-name="ro1">
          <table:table-cell office:value-type="float" office:value="42.4161581839999" calcext:value-type="float">
            <text:p>42.4161581839999</text:p>
          </table:table-cell>
          <table:table-cell office:value-type="float" office:value="105027" calcext:value-type="float">
            <text:p>105027</text:p>
          </table:table-cell>
          <table:table-cell office:value-type="float" office:value="109776" calcext:value-type="float">
            <text:p>109776</text:p>
          </table:table-cell>
          <table:table-cell office:value-type="float" office:value="0.988689389992285" calcext:value-type="float">
            <text:p>0.988689389992285</text:p>
          </table:table-cell>
        </table:table-row>
        <table:table-row table:style-name="ro1">
          <table:table-cell office:value-type="float" office:value="42.534927617" calcext:value-type="float">
            <text:p>42.534927617</text:p>
          </table:table-cell>
          <table:table-cell office:value-type="float" office:value="97823" calcext:value-type="float">
            <text:p>97823</text:p>
          </table:table-cell>
          <table:table-cell office:value-type="float" office:value="105027" calcext:value-type="float">
            <text:p>105027</text:p>
          </table:table-cell>
          <table:table-cell office:value-type="float" office:value="0.989298619431844" calcext:value-type="float">
            <text:p>0.989298619431844</text:p>
          </table:table-cell>
        </table:table-row>
        <table:table-row table:style-name="ro1">
          <table:table-cell office:value-type="float" office:value="42.6501900789999" calcext:value-type="float">
            <text:p>42.6501900789999</text:p>
          </table:table-cell>
          <table:table-cell office:value-type="float" office:value="91902" calcext:value-type="float">
            <text:p>91902</text:p>
          </table:table-cell>
          <table:table-cell office:value-type="float" office:value="97823" calcext:value-type="float">
            <text:p>97823</text:p>
          </table:table-cell>
          <table:table-cell office:value-type="float" office:value="0.989786002983492" calcext:value-type="float">
            <text:p>0.989786002983492</text:p>
          </table:table-cell>
        </table:table-row>
        <table:table-row table:style-name="ro1">
          <table:table-cell office:value-type="float" office:value="42.7585164880002" calcext:value-type="float">
            <text:p>42.7585164880002</text:p>
          </table:table-cell>
          <table:table-cell office:value-type="float" office:value="90014" calcext:value-type="float">
            <text:p>90014</text:p>
          </table:table-cell>
          <table:table-cell office:value-type="float" office:value="91902" calcext:value-type="float">
            <text:p>91902</text:p>
          </table:table-cell>
          <table:table-cell office:value-type="float" office:value="0.991828802386794" calcext:value-type="float">
            <text:p>0.991828802386794</text:p>
          </table:table-cell>
        </table:table-row>
        <table:table-row table:style-name="ro1">
          <table:table-cell office:value-type="float" office:value="42.8660853709998" calcext:value-type="float">
            <text:p>42.8660853709998</text:p>
          </table:table-cell>
          <table:table-cell office:value-type="float" office:value="92544" calcext:value-type="float">
            <text:p>92544</text:p>
          </table:table-cell>
          <table:table-cell office:value-type="float" office:value="90014" calcext:value-type="float">
            <text:p>90014</text:p>
          </table:table-cell>
          <table:table-cell office:value-type="float" office:value="0.993463041909435" calcext:value-type="float">
            <text:p>0.993463041909435</text:p>
          </table:table-cell>
        </table:table-row>
        <table:table-row table:style-name="ro1">
          <table:table-cell office:value-type="float" office:value="42.9729671270002" calcext:value-type="float">
            <text:p>42.9729671270002</text:p>
          </table:table-cell>
          <table:table-cell office:value-type="float" office:value="98309" calcext:value-type="float">
            <text:p>98309</text:p>
          </table:table-cell>
          <table:table-cell office:value-type="float" office:value="92544" calcext:value-type="float">
            <text:p>92544</text:p>
          </table:table-cell>
          <table:table-cell office:value-type="float" office:value="0.994770433527548" calcext:value-type="float">
            <text:p>0.994770433527548</text:p>
          </table:table-cell>
        </table:table-row>
        <table:table-row table:style-name="ro1">
          <table:table-cell office:value-type="float" office:value="43.0752645030002" calcext:value-type="float">
            <text:p>43.0752645030002</text:p>
          </table:table-cell>
          <table:table-cell office:value-type="float" office:value="104554" calcext:value-type="float">
            <text:p>104554</text:p>
          </table:table-cell>
          <table:table-cell office:value-type="float" office:value="98309" calcext:value-type="float">
            <text:p>98309</text:p>
          </table:table-cell>
          <table:table-cell office:value-type="float" office:value="0.995816346822039" calcext:value-type="float">
            <text:p>0.995816346822039</text:p>
          </table:table-cell>
        </table:table-row>
        <table:table-row table:style-name="ro1">
          <table:table-cell office:value-type="float" office:value="43.1878281700001" calcext:value-type="float">
            <text:p>43.1878281700001</text:p>
          </table:table-cell>
          <table:table-cell office:value-type="float" office:value="109246" calcext:value-type="float">
            <text:p>109246</text:p>
          </table:table-cell>
          <table:table-cell office:value-type="float" office:value="104554" calcext:value-type="float">
            <text:p>104554</text:p>
          </table:table-cell>
          <table:table-cell office:value-type="float" office:value="0.996653077457631" calcext:value-type="float">
            <text:p>0.996653077457631</text:p>
          </table:table-cell>
        </table:table-row>
        <table:table-row table:style-name="ro1">
          <table:table-cell office:value-type="float" office:value="43.3011863649999" calcext:value-type="float">
            <text:p>43.3011863649999</text:p>
          </table:table-cell>
          <table:table-cell office:value-type="float" office:value="109487" calcext:value-type="float">
            <text:p>109487</text:p>
          </table:table-cell>
          <table:table-cell office:value-type="float" office:value="109246" calcext:value-type="float">
            <text:p>109246</text:p>
          </table:table-cell>
          <table:table-cell office:value-type="float" office:value="0.997322461966105" calcext:value-type="float">
            <text:p>0.997322461966105</text:p>
          </table:table-cell>
        </table:table-row>
        <table:table-row table:style-name="ro1">
          <table:table-cell office:value-type="float" office:value="43.405839562" calcext:value-type="float">
            <text:p>43.405839562</text:p>
          </table:table-cell>
          <table:table-cell office:value-type="float" office:value="105577" calcext:value-type="float">
            <text:p>105577</text:p>
          </table:table-cell>
          <table:table-cell office:value-type="float" office:value="109487" calcext:value-type="float">
            <text:p>109487</text:p>
          </table:table-cell>
          <table:table-cell office:value-type="float" office:value="0.997857969572884" calcext:value-type="float">
            <text:p>0.997857969572884</text:p>
          </table:table-cell>
        </table:table-row>
        <table:table-row table:style-name="ro1">
          <table:table-cell office:value-type="float" office:value="43.5287589119998" calcext:value-type="float">
            <text:p>43.5287589119998</text:p>
          </table:table-cell>
          <table:table-cell office:value-type="float" office:value="98202" calcext:value-type="float">
            <text:p>98202</text:p>
          </table:table-cell>
          <table:table-cell office:value-type="float" office:value="105577" calcext:value-type="float">
            <text:p>105577</text:p>
          </table:table-cell>
          <table:table-cell office:value-type="float" office:value="0.998286375658307" calcext:value-type="float">
            <text:p>0.998286375658307</text:p>
          </table:table-cell>
        </table:table-row>
        <table:table-row table:style-name="ro1">
          <table:table-cell office:value-type="float" office:value="43.648177601" calcext:value-type="float">
            <text:p>43.648177601</text:p>
          </table:table-cell>
          <table:table-cell office:value-type="float" office:value="91977" calcext:value-type="float">
            <text:p>91977</text:p>
          </table:table-cell>
          <table:table-cell office:value-type="float" office:value="98202" calcext:value-type="float">
            <text:p>98202</text:p>
          </table:table-cell>
          <table:table-cell office:value-type="float" office:value="0.998629100526646" calcext:value-type="float">
            <text:p>0.998629100526646</text:p>
          </table:table-cell>
        </table:table-row>
        <table:table-row table:style-name="ro1">
          <table:table-cell office:value-type="float" office:value="43.7498943709998" calcext:value-type="float">
            <text:p>43.7498943709998</text:p>
          </table:table-cell>
          <table:table-cell office:value-type="float" office:value="90000" calcext:value-type="float">
            <text:p>90000</text:p>
          </table:table-cell>
          <table:table-cell office:value-type="float" office:value="91977" calcext:value-type="float">
            <text:p>91977</text:p>
          </table:table-cell>
          <table:table-cell office:value-type="float" office:value="0.998903280421317" calcext:value-type="float">
            <text:p>0.998903280421317</text:p>
          </table:table-cell>
        </table:table-row>
        <table:table-row table:style-name="ro1">
          <table:table-cell office:value-type="float" office:value="43.8536329399999" calcext:value-type="float">
            <text:p>43.8536329399999</text:p>
          </table:table-cell>
          <table:table-cell office:value-type="float" office:value="92046" calcext:value-type="float">
            <text:p>92046</text:p>
          </table:table-cell>
          <table:table-cell office:value-type="float" office:value="90000" calcext:value-type="float">
            <text:p>90000</text:p>
          </table:table-cell>
          <table:table-cell office:value-type="float" office:value="1.00080329660596" calcext:value-type="float">
            <text:p>1.00080329660596</text:p>
          </table:table-cell>
        </table:table-row>
        <table:table-row table:style-name="ro1">
          <table:table-cell office:value-type="float" office:value="43.9741595279997" calcext:value-type="float">
            <text:p>43.9741595279997</text:p>
          </table:table-cell>
          <table:table-cell office:value-type="float" office:value="98383" calcext:value-type="float">
            <text:p>98383</text:p>
          </table:table-cell>
          <table:table-cell office:value-type="float" office:value="92046" calcext:value-type="float">
            <text:p>92046</text:p>
          </table:table-cell>
          <table:table-cell office:value-type="float" office:value="1.00232330955368" calcext:value-type="float">
            <text:p>1.00232330955368</text:p>
          </table:table-cell>
        </table:table-row>
        <table:table-row table:style-name="ro1">
          <table:table-cell office:value-type="float" office:value="44.0994535199998" calcext:value-type="float">
            <text:p>44.0994535199998</text:p>
          </table:table-cell>
          <table:table-cell office:value-type="float" office:value="105850" calcext:value-type="float">
            <text:p>105850</text:p>
          </table:table-cell>
          <table:table-cell office:value-type="float" office:value="98383" calcext:value-type="float">
            <text:p>98383</text:p>
          </table:table-cell>
          <table:table-cell office:value-type="float" office:value="1.00353931991185" calcext:value-type="float">
            <text:p>1.00353931991185</text:p>
          </table:table-cell>
        </table:table-row>
        <table:table-row table:style-name="ro1">
          <table:table-cell office:value-type="float" office:value="44.2039170849998" calcext:value-type="float">
            <text:p>44.2039170849998</text:p>
          </table:table-cell>
          <table:table-cell office:value-type="float" office:value="109583" calcext:value-type="float">
            <text:p>109583</text:p>
          </table:table-cell>
          <table:table-cell office:value-type="float" office:value="105850" calcext:value-type="float">
            <text:p>105850</text:p>
          </table:table-cell>
          <table:table-cell office:value-type="float" office:value="1.00451212819839" calcext:value-type="float">
            <text:p>1.00451212819839</text:p>
          </table:table-cell>
        </table:table-row>
        <table:table-row table:style-name="ro1">
          <table:table-cell office:value-type="float" office:value="44.3228759789999" calcext:value-type="float">
            <text:p>44.3228759789999</text:p>
          </table:table-cell>
          <table:table-cell office:value-type="float" office:value="108969" calcext:value-type="float">
            <text:p>108969</text:p>
          </table:table-cell>
          <table:table-cell office:value-type="float" office:value="109583" calcext:value-type="float">
            <text:p>109583</text:p>
          </table:table-cell>
          <table:table-cell office:value-type="float" office:value="1.00529037482762" calcext:value-type="float">
            <text:p>1.00529037482762</text:p>
          </table:table-cell>
        </table:table-row>
        <table:table-row table:style-name="ro1">
          <table:table-cell office:value-type="float" office:value="44.4495177429999" calcext:value-type="float">
            <text:p>44.4495177429999</text:p>
          </table:table-cell>
          <table:table-cell office:value-type="float" office:value="103118" calcext:value-type="float">
            <text:p>103118</text:p>
          </table:table-cell>
          <table:table-cell office:value-type="float" office:value="108969" calcext:value-type="float">
            <text:p>108969</text:p>
          </table:table-cell>
          <table:table-cell office:value-type="float" office:value="1.005912972131" calcext:value-type="float">
            <text:p>1.005912972131</text:p>
          </table:table-cell>
        </table:table-row>
        <table:table-row table:style-name="ro1">
          <table:table-cell office:value-type="float" office:value="44.5883502950001" calcext:value-type="float">
            <text:p>44.5883502950001</text:p>
          </table:table-cell>
          <table:table-cell office:value-type="float" office:value="94729" calcext:value-type="float">
            <text:p>94729</text:p>
          </table:table-cell>
          <table:table-cell office:value-type="float" office:value="103118" calcext:value-type="float">
            <text:p>103118</text:p>
          </table:table-cell>
          <table:table-cell office:value-type="float" office:value="1.00641104997371" calcext:value-type="float">
            <text:p>1.00641104997371</text:p>
          </table:table-cell>
        </table:table-row>
        <table:table-row table:style-name="ro1">
          <table:table-cell office:value-type="float" office:value="44.7193029179998" calcext:value-type="float">
            <text:p>44.7193029179998</text:p>
          </table:table-cell>
          <table:table-cell office:value-type="float" office:value="90185" calcext:value-type="float">
            <text:p>90185</text:p>
          </table:table-cell>
          <table:table-cell office:value-type="float" office:value="94729" calcext:value-type="float">
            <text:p>94729</text:p>
          </table:table-cell>
          <table:table-cell office:value-type="float" office:value="1.00680951224787" calcext:value-type="float">
            <text:p>1.00680951224787</text:p>
          </table:table-cell>
        </table:table-row>
        <table:table-row table:style-name="ro1">
          <table:table-cell office:value-type="float" office:value="44.848226952" calcext:value-type="float">
            <text:p>44.848226952</text:p>
          </table:table-cell>
          <table:table-cell office:value-type="float" office:value="91844" calcext:value-type="float">
            <text:p>91844</text:p>
          </table:table-cell>
          <table:table-cell office:value-type="float" office:value="90185" calcext:value-type="float">
            <text:p>90185</text:p>
          </table:table-cell>
          <table:table-cell office:value-type="float" office:value="1.00712828206721" calcext:value-type="float">
            <text:p>1.00712828206721</text:p>
          </table:table-cell>
        </table:table-row>
        <table:table-row table:style-name="ro1">
          <table:table-cell office:value-type="float" office:value="45.0394606929999" calcext:value-type="float">
            <text:p>45.0394606929999</text:p>
          </table:table-cell>
          <table:table-cell office:value-type="float" office:value="102454" calcext:value-type="float">
            <text:p>102454</text:p>
          </table:table-cell>
          <table:table-cell office:value-type="float" office:value="91844" calcext:value-type="float">
            <text:p>91844</text:p>
          </table:table-cell>
          <table:table-cell office:value-type="float" office:value="1.00570262565377" calcext:value-type="float">
            <text:p>1.00570262565377</text:p>
          </table:table-cell>
        </table:table-row>
        <table:table-row table:style-name="ro1">
          <table:table-cell office:value-type="float" office:value="45.1819038580002" calcext:value-type="float">
            <text:p>45.1819038580002</text:p>
          </table:table-cell>
          <table:table-cell office:value-type="float" office:value="109098" calcext:value-type="float">
            <text:p>109098</text:p>
          </table:table-cell>
          <table:table-cell office:value-type="float" office:value="102454" calcext:value-type="float">
            <text:p>102454</text:p>
          </table:table-cell>
          <table:table-cell office:value-type="float" office:value="1.00456210052301" calcext:value-type="float">
            <text:p>1.00456210052301</text:p>
          </table:table-cell>
        </table:table-row>
        <table:table-row table:style-name="ro1">
          <table:table-cell office:value-type="float" office:value="45.3030327920001" calcext:value-type="float">
            <text:p>45.3030327920001</text:p>
          </table:table-cell>
          <table:table-cell office:value-type="float" office:value="109449" calcext:value-type="float">
            <text:p>109449</text:p>
          </table:table-cell>
          <table:table-cell office:value-type="float" office:value="109098" calcext:value-type="float">
            <text:p>109098</text:p>
          </table:table-cell>
          <table:table-cell office:value-type="float" office:value="1.00364968041841" calcext:value-type="float">
            <text:p>1.00364968041841</text:p>
          </table:table-cell>
        </table:table-row>
        <table:table-row table:style-name="ro1">
          <table:table-cell office:value-type="float" office:value="45.415113385" calcext:value-type="float">
            <text:p>45.415113385</text:p>
          </table:table-cell>
          <table:table-cell office:value-type="float" office:value="105084" calcext:value-type="float">
            <text:p>105084</text:p>
          </table:table-cell>
          <table:table-cell office:value-type="float" office:value="109449" calcext:value-type="float">
            <text:p>109449</text:p>
          </table:table-cell>
          <table:table-cell office:value-type="float" office:value="1.00291974433473" calcext:value-type="float">
            <text:p>1.00291974433473</text:p>
          </table:table-cell>
        </table:table-row>
        <table:table-row table:style-name="ro1">
          <table:table-cell office:value-type="float" office:value="45.5291757159998" calcext:value-type="float">
            <text:p>45.5291757159998</text:p>
          </table:table-cell>
          <table:table-cell office:value-type="float" office:value="98177" calcext:value-type="float">
            <text:p>98177</text:p>
          </table:table-cell>
          <table:table-cell office:value-type="float" office:value="105084" calcext:value-type="float">
            <text:p>105084</text:p>
          </table:table-cell>
          <table:table-cell office:value-type="float" office:value="1.00233579546778" calcext:value-type="float">
            <text:p>1.00233579546778</text:p>
          </table:table-cell>
        </table:table-row>
        <table:table-row table:style-name="ro1">
          <table:table-cell office:value-type="float" office:value="45.6447146300002" calcext:value-type="float">
            <text:p>45.6447146300002</text:p>
          </table:table-cell>
          <table:table-cell office:value-type="float" office:value="92109" calcext:value-type="float">
            <text:p>92109</text:p>
          </table:table-cell>
          <table:table-cell office:value-type="float" office:value="98177" calcext:value-type="float">
            <text:p>98177</text:p>
          </table:table-cell>
          <table:table-cell office:value-type="float" office:value="1.00186863637423" calcext:value-type="float">
            <text:p>1.00186863637423</text:p>
          </table:table-cell>
        </table:table-row>
        <table:table-row table:style-name="ro1">
          <table:table-cell office:value-type="float" office:value="45.7467802040001" calcext:value-type="float">
            <text:p>45.7467802040001</text:p>
          </table:table-cell>
          <table:table-cell office:value-type="float" office:value="90002" calcext:value-type="float">
            <text:p>90002</text:p>
          </table:table-cell>
          <table:table-cell office:value-type="float" office:value="92109" calcext:value-type="float">
            <text:p>92109</text:p>
          </table:table-cell>
          <table:table-cell office:value-type="float" office:value="1.00149490909938" calcext:value-type="float">
            <text:p>1.00149490909938</text:p>
          </table:table-cell>
        </table:table-row>
        <table:table-row table:style-name="ro1">
          <table:table-cell office:value-type="float" office:value="45.8532200069999" calcext:value-type="float">
            <text:p>45.8532200069999</text:p>
          </table:table-cell>
          <table:table-cell office:value-type="float" office:value="92030" calcext:value-type="float">
            <text:p>92030</text:p>
          </table:table-cell>
          <table:table-cell office:value-type="float" office:value="90002" calcext:value-type="float">
            <text:p>90002</text:p>
          </table:table-cell>
          <table:table-cell office:value-type="float" office:value="1.00287659954841" calcext:value-type="float">
            <text:p>1.00287659954841</text:p>
          </table:table-cell>
        </table:table-row>
        <table:table-row table:style-name="ro1">
          <table:table-cell office:value-type="float" office:value="45.9711244820001" calcext:value-type="float">
            <text:p>45.9711244820001</text:p>
          </table:table-cell>
          <table:table-cell office:value-type="float" office:value="98195" calcext:value-type="float">
            <text:p>98195</text:p>
          </table:table-cell>
          <table:table-cell office:value-type="float" office:value="92030" calcext:value-type="float">
            <text:p>92030</text:p>
          </table:table-cell>
          <table:table-cell office:value-type="float" office:value="1.00398195190764" calcext:value-type="float">
            <text:p>1.00398195190764</text:p>
          </table:table-cell>
        </table:table-row>
        <table:table-row table:style-name="ro1">
          <table:table-cell office:value-type="float" office:value="46.0860978109999" calcext:value-type="float">
            <text:p>46.0860978109999</text:p>
          </table:table-cell>
          <table:table-cell office:value-type="float" office:value="105149" calcext:value-type="float">
            <text:p>105149</text:p>
          </table:table-cell>
          <table:table-cell office:value-type="float" office:value="98195" calcext:value-type="float">
            <text:p>98195</text:p>
          </table:table-cell>
          <table:table-cell office:value-type="float" office:value="1.00486623379502" calcext:value-type="float">
            <text:p>1.00486623379502</text:p>
          </table:table-cell>
        </table:table-row>
        <table:table-row table:style-name="ro1">
          <table:table-cell office:value-type="float" office:value="46.189512077" calcext:value-type="float">
            <text:p>46.189512077</text:p>
          </table:table-cell>
          <table:table-cell office:value-type="float" office:value="109286" calcext:value-type="float">
            <text:p>109286</text:p>
          </table:table-cell>
          <table:table-cell office:value-type="float" office:value="105149" calcext:value-type="float">
            <text:p>105149</text:p>
          </table:table-cell>
          <table:table-cell office:value-type="float" office:value="1.00557365930492" calcext:value-type="float">
            <text:p>1.00557365930492</text:p>
          </table:table-cell>
        </table:table-row>
        <table:table-row table:style-name="ro1">
          <table:table-cell office:value-type="float" office:value="46.2942876239999" calcext:value-type="float">
            <text:p>46.2942876239999</text:p>
          </table:table-cell>
          <table:table-cell office:value-type="float" office:value="109615" calcext:value-type="float">
            <text:p>109615</text:p>
          </table:table-cell>
          <table:table-cell office:value-type="float" office:value="109286" calcext:value-type="float">
            <text:p>109286</text:p>
          </table:table-cell>
          <table:table-cell office:value-type="float" office:value="1.00784875795241" calcext:value-type="float">
            <text:p>1.00784875795241</text:p>
          </table:table-cell>
        </table:table-row>
        <table:table-row table:style-name="ro1">
          <table:table-cell office:value-type="float" office:value="46.4184881659999" calcext:value-type="float">
            <text:p>46.4184881659999</text:p>
          </table:table-cell>
          <table:table-cell office:value-type="float" office:value="104900" calcext:value-type="float">
            <text:p>104900</text:p>
          </table:table-cell>
          <table:table-cell office:value-type="float" office:value="109615" calcext:value-type="float">
            <text:p>109615</text:p>
          </table:table-cell>
          <table:table-cell office:value-type="float" office:value="1.00795967863084" calcext:value-type="float">
            <text:p>1.00795967863084</text:p>
          </table:table-cell>
        </table:table-row>
        <table:table-row table:style-name="ro1">
          <table:table-cell office:value-type="float" office:value="46.543376824" calcext:value-type="float">
            <text:p>46.543376824</text:p>
          </table:table-cell>
          <table:table-cell office:value-type="float" office:value="97308" calcext:value-type="float">
            <text:p>97308</text:p>
          </table:table-cell>
          <table:table-cell office:value-type="float" office:value="104900" calcext:value-type="float">
            <text:p>104900</text:p>
          </table:table-cell>
          <table:table-cell office:value-type="float" office:value="1.00804841517358" calcext:value-type="float">
            <text:p>1.00804841517358</text:p>
          </table:table-cell>
        </table:table-row>
        <table:table-row table:style-name="ro1">
          <table:table-cell office:value-type="float" office:value="46.6489034189999" calcext:value-type="float">
            <text:p>46.6489034189999</text:p>
          </table:table-cell>
          <table:table-cell office:value-type="float" office:value="91950" calcext:value-type="float">
            <text:p>91950</text:p>
          </table:table-cell>
          <table:table-cell office:value-type="float" office:value="97308" calcext:value-type="float">
            <text:p>97308</text:p>
          </table:table-cell>
          <table:table-cell office:value-type="float" office:value="1.00811940440777" calcext:value-type="float">
            <text:p>1.00811940440777</text:p>
          </table:table-cell>
        </table:table-row>
        <table:table-row table:style-name="ro1">
          <table:table-cell office:value-type="float" office:value="46.7510592230001" calcext:value-type="float">
            <text:p>46.7510592230001</text:p>
          </table:table-cell>
          <table:table-cell office:value-type="float" office:value="90000" calcext:value-type="float">
            <text:p>90000</text:p>
          </table:table-cell>
          <table:table-cell office:value-type="float" office:value="91950" calcext:value-type="float">
            <text:p>91950</text:p>
          </table:table-cell>
          <table:table-cell office:value-type="float" office:value="1.00988535403469" calcext:value-type="float">
            <text:p>1.00988535403469</text:p>
          </table:table-cell>
        </table:table-row>
        <table:table-row table:style-name="ro1">
          <table:table-cell office:value-type="float" office:value="46.8675099550001" calcext:value-type="float">
            <text:p>46.8675099550001</text:p>
          </table:table-cell>
          <table:table-cell office:value-type="float" office:value="92604" calcext:value-type="float">
            <text:p>92604</text:p>
          </table:table-cell>
          <table:table-cell office:value-type="float" office:value="90000" calcext:value-type="float">
            <text:p>90000</text:p>
          </table:table-cell>
          <table:table-cell office:value-type="float" office:value="1.01129811373623" calcext:value-type="float">
            <text:p>1.01129811373623</text:p>
          </table:table-cell>
        </table:table-row>
        <table:table-row table:style-name="ro1">
          <table:table-cell office:value-type="float" office:value="46.9975373789998" calcext:value-type="float">
            <text:p>46.9975373789998</text:p>
          </table:table-cell>
          <table:table-cell office:value-type="float" office:value="99845" calcext:value-type="float">
            <text:p>99845</text:p>
          </table:table-cell>
          <table:table-cell office:value-type="float" office:value="92604" calcext:value-type="float">
            <text:p>92604</text:p>
          </table:table-cell>
          <table:table-cell office:value-type="float" office:value="1.01071916325789" calcext:value-type="float">
            <text:p>1.01071916325789</text:p>
          </table:table-cell>
        </table:table-row>
        <table:table-row table:style-name="ro1">
          <table:table-cell office:value-type="float" office:value="47.1105747010001" calcext:value-type="float">
            <text:p>47.1105747010001</text:p>
          </table:table-cell>
          <table:table-cell office:value-type="float" office:value="106402" calcext:value-type="float">
            <text:p>106402</text:p>
          </table:table-cell>
          <table:table-cell office:value-type="float" office:value="99845" calcext:value-type="float">
            <text:p>99845</text:p>
          </table:table-cell>
          <table:table-cell office:value-type="float" office:value="1.01025600287522" calcext:value-type="float">
            <text:p>1.01025600287522</text:p>
          </table:table-cell>
        </table:table-row>
        <table:table-row table:style-name="ro1">
          <table:table-cell office:value-type="float" office:value="47.212009849" calcext:value-type="float">
            <text:p>47.212009849</text:p>
          </table:table-cell>
          <table:table-cell office:value-type="float" office:value="109716" calcext:value-type="float">
            <text:p>109716</text:p>
          </table:table-cell>
          <table:table-cell office:value-type="float" office:value="105202" calcext:value-type="float">
            <text:p>105202</text:p>
          </table:table-cell>
          <table:table-cell office:value-type="float" office:value="1.01159463280865" calcext:value-type="float">
            <text:p>1.01159463280865</text:p>
          </table:table-cell>
        </table:table-row>
        <table:table-row table:style-name="ro1">
          <table:table-cell office:value-type="float" office:value="47.3256641160001" calcext:value-type="float">
            <text:p>47.3256641160001</text:p>
          </table:table-cell>
          <table:table-cell office:value-type="float" office:value="108891" calcext:value-type="float">
            <text:p>108891</text:p>
          </table:table-cell>
          <table:table-cell office:value-type="float" office:value="109716" calcext:value-type="float">
            <text:p>109716</text:p>
          </table:table-cell>
          <table:table-cell office:value-type="float" office:value="1.01266553675539" calcext:value-type="float">
            <text:p>1.01266553675539</text:p>
          </table:table-cell>
        </table:table-row>
        <table:table-row table:style-name="ro1">
          <table:table-cell office:value-type="float" office:value="47.4647017709999" calcext:value-type="float">
            <text:p>47.4647017709999</text:p>
          </table:table-cell>
          <table:table-cell office:value-type="float" office:value="102199" calcext:value-type="float">
            <text:p>102199</text:p>
          </table:table-cell>
          <table:table-cell office:value-type="float" office:value="108891" calcext:value-type="float">
            <text:p>108891</text:p>
          </table:table-cell>
          <table:table-cell office:value-type="float" office:value="1.01352225991279" calcext:value-type="float">
            <text:p>1.01352225991279</text:p>
          </table:table-cell>
        </table:table-row>
        <table:table-row table:style-name="ro1">
          <table:table-cell office:value-type="float" office:value="47.5891139939999" calcext:value-type="float">
            <text:p>47.5891139939999</text:p>
          </table:table-cell>
          <table:table-cell office:value-type="float" office:value="94688" calcext:value-type="float">
            <text:p>94688</text:p>
          </table:table-cell>
          <table:table-cell office:value-type="float" office:value="102199" calcext:value-type="float">
            <text:p>102199</text:p>
          </table:table-cell>
          <table:table-cell office:value-type="float" office:value="1.01249848019914" calcext:value-type="float">
            <text:p>1.01249848019914</text:p>
          </table:table-cell>
        </table:table-row>
        <table:table-row table:style-name="ro1">
          <table:table-cell office:value-type="float" office:value="47.6921060059999" calcext:value-type="float">
            <text:p>47.6921060059999</text:p>
          </table:table-cell>
          <table:table-cell office:value-type="float" office:value="90654" calcext:value-type="float">
            <text:p>90654</text:p>
          </table:table-cell>
          <table:table-cell office:value-type="float" office:value="94688" calcext:value-type="float">
            <text:p>94688</text:p>
          </table:table-cell>
          <table:table-cell office:value-type="float" office:value="1.01338861466779" calcext:value-type="float">
            <text:p>1.01338861466779</text:p>
          </table:table-cell>
        </table:table-row>
        <table:table-row table:style-name="ro1">
          <table:table-cell office:value-type="float" office:value="47.7934362430001" calcext:value-type="float">
            <text:p>47.7934362430001</text:p>
          </table:table-cell>
          <table:table-cell office:value-type="float" office:value="90370" calcext:value-type="float">
            <text:p>90370</text:p>
          </table:table-cell>
          <table:table-cell office:value-type="float" office:value="88645" calcext:value-type="float">
            <text:p>88645</text:p>
          </table:table-cell>
          <table:table-cell office:value-type="float" office:value="1.0141007222427" calcext:value-type="float">
            <text:p>1.0141007222427</text:p>
          </table:table-cell>
        </table:table-row>
        <table:table-row table:style-name="ro1">
          <table:table-cell office:value-type="float" office:value="47.9049439710002" calcext:value-type="float">
            <text:p>47.9049439710002</text:p>
          </table:table-cell>
          <table:table-cell office:value-type="float" office:value="94376" calcext:value-type="float">
            <text:p>94376</text:p>
          </table:table-cell>
          <table:table-cell office:value-type="float" office:value="90370" calcext:value-type="float">
            <text:p>90370</text:p>
          </table:table-cell>
          <table:table-cell office:value-type="float" office:value="1.01467040830264" calcext:value-type="float">
            <text:p>1.01467040830264</text:p>
          </table:table-cell>
        </table:table-row>
        <table:table-row table:style-name="ro1">
          <table:table-cell office:value-type="float" office:value="48.012551364" calcext:value-type="float">
            <text:p>48.012551364</text:p>
          </table:table-cell>
          <table:table-cell office:value-type="float" office:value="100787" calcext:value-type="float">
            <text:p>100787</text:p>
          </table:table-cell>
          <table:table-cell office:value-type="float" office:value="94376" calcext:value-type="float">
            <text:p>94376</text:p>
          </table:table-cell>
          <table:table-cell office:value-type="float" office:value="1.01512615715058" calcext:value-type="float">
            <text:p>1.01512615715058</text:p>
          </table:table-cell>
        </table:table-row>
        <table:table-row table:style-name="ro1">
          <table:table-cell office:value-type="float" office:value="48.1316940309998" calcext:value-type="float">
            <text:p>48.1316940309998</text:p>
          </table:table-cell>
          <table:table-cell office:value-type="float" office:value="107362" calcext:value-type="float">
            <text:p>107362</text:p>
          </table:table-cell>
          <table:table-cell office:value-type="float" office:value="100787" calcext:value-type="float">
            <text:p>100787</text:p>
          </table:table-cell>
          <table:table-cell office:value-type="float" office:value="1.01549075622894" calcext:value-type="float">
            <text:p>1.01549075622894</text:p>
          </table:table-cell>
        </table:table-row>
        <table:table-row table:style-name="ro1">
          <table:table-cell office:value-type="float" office:value="48.2387339090001" calcext:value-type="float">
            <text:p>48.2387339090001</text:p>
          </table:table-cell>
          <table:table-cell office:value-type="float" office:value="109974" calcext:value-type="float">
            <text:p>109974</text:p>
          </table:table-cell>
          <table:table-cell office:value-type="float" office:value="107362" calcext:value-type="float">
            <text:p>107362</text:p>
          </table:table-cell>
          <table:table-cell office:value-type="float" office:value="1.01578243549163" calcext:value-type="float">
            <text:p>1.01578243549163</text:p>
          </table:table-cell>
        </table:table-row>
        <table:table-row table:style-name="ro1">
          <table:table-cell office:value-type="float" office:value="48.3405103499999" calcext:value-type="float">
            <text:p>48.3405103499999</text:p>
          </table:table-cell>
          <table:table-cell office:value-type="float" office:value="108426" calcext:value-type="float">
            <text:p>108426</text:p>
          </table:table-cell>
          <table:table-cell office:value-type="float" office:value="109974" calcext:value-type="float">
            <text:p>109974</text:p>
          </table:table-cell>
          <table:table-cell office:value-type="float" office:value="1.01601577890178" calcext:value-type="float">
            <text:p>1.01601577890178</text:p>
          </table:table-cell>
        </table:table-row>
        <table:table-row table:style-name="ro1">
          <table:table-cell office:value-type="float" office:value="48.457493767" calcext:value-type="float">
            <text:p>48.457493767</text:p>
          </table:table-cell>
          <table:table-cell office:value-type="float" office:value="102639" calcext:value-type="float">
            <text:p>102639</text:p>
          </table:table-cell>
          <table:table-cell office:value-type="float" office:value="108426" calcext:value-type="float">
            <text:p>108426</text:p>
          </table:table-cell>
          <table:table-cell office:value-type="float" office:value="1.0162024536299" calcext:value-type="float">
            <text:p>1.0162024536299</text:p>
          </table:table-cell>
        </table:table-row>
        <table:table-row table:style-name="ro1">
          <table:table-cell office:value-type="float" office:value="48.5780088060001" calcext:value-type="float">
            <text:p>48.5780088060001</text:p>
          </table:table-cell>
          <table:table-cell office:value-type="float" office:value="95292" calcext:value-type="float">
            <text:p>95292</text:p>
          </table:table-cell>
          <table:table-cell office:value-type="float" office:value="102639" calcext:value-type="float">
            <text:p>102639</text:p>
          </table:table-cell>
          <table:table-cell office:value-type="float" office:value="1.01635179341239" calcext:value-type="float">
            <text:p>1.01635179341239</text:p>
          </table:table-cell>
        </table:table-row>
        <table:table-row table:style-name="ro1">
          <table:table-cell office:value-type="float" office:value="48.6792730419998" calcext:value-type="float">
            <text:p>48.6792730419998</text:p>
          </table:table-cell>
          <table:table-cell office:value-type="float" office:value="90971" calcext:value-type="float">
            <text:p>90971</text:p>
          </table:table-cell>
          <table:table-cell office:value-type="float" office:value="92680" calcext:value-type="float">
            <text:p>92680</text:p>
          </table:table-cell>
          <table:table-cell office:value-type="float" office:value="1.01647126523839" calcext:value-type="float">
            <text:p>1.01647126523839</text:p>
          </table:table-cell>
        </table:table-row>
        <table:table-row table:style-name="ro1">
          <table:table-cell office:value-type="float" office:value="48.8345451320001" calcext:value-type="float">
            <text:p>48.8345451320001</text:p>
          </table:table-cell>
          <table:table-cell office:value-type="float" office:value="91378" calcext:value-type="float">
            <text:p>91378</text:p>
          </table:table-cell>
          <table:table-cell office:value-type="float" office:value="90971" calcext:value-type="float">
            <text:p>90971</text:p>
          </table:table-cell>
          <table:table-cell office:value-type="float" office:value="1.01656684269919" calcext:value-type="float">
            <text:p>1.01656684269919</text:p>
          </table:table-cell>
        </table:table-row>
        <table:table-row table:style-name="ro1">
          <table:table-cell office:value-type="float" office:value="48.968591332" calcext:value-type="float">
            <text:p>48.968591332</text:p>
          </table:table-cell>
          <table:table-cell office:value-type="float" office:value="98039" calcext:value-type="float">
            <text:p>98039</text:p>
          </table:table-cell>
          <table:table-cell office:value-type="float" office:value="91378" calcext:value-type="float">
            <text:p>91378</text:p>
          </table:table-cell>
          <table:table-cell office:value-type="float" office:value="1.01664330466782" calcext:value-type="float">
            <text:p>1.01664330466782</text:p>
          </table:table-cell>
        </table:table-row>
        <table:table-row table:style-name="ro1">
          <table:table-cell office:value-type="float" office:value="49.0797199570002" calcext:value-type="float">
            <text:p>49.0797199570002</text:p>
          </table:table-cell>
          <table:table-cell office:value-type="float" office:value="104802" calcext:value-type="float">
            <text:p>104802</text:p>
          </table:table-cell>
          <table:table-cell office:value-type="float" office:value="98039" calcext:value-type="float">
            <text:p>98039</text:p>
          </table:table-cell>
          <table:table-cell office:value-type="float" office:value="1.01670447424273" calcext:value-type="float">
            <text:p>1.01670447424273</text:p>
          </table:table-cell>
        </table:table-row>
        <table:table-row table:style-name="ro1">
          <table:table-cell office:value-type="float" office:value="49.181087334" calcext:value-type="float">
            <text:p>49.181087334</text:p>
          </table:table-cell>
          <table:table-cell office:value-type="float" office:value="109077" calcext:value-type="float">
            <text:p>109077</text:p>
          </table:table-cell>
          <table:table-cell office:value-type="float" office:value="103670" calcext:value-type="float">
            <text:p>103670</text:p>
          </table:table-cell>
          <table:table-cell office:value-type="float" office:value="1.01675340990266" calcext:value-type="float">
            <text:p>1.01675340990266</text:p>
          </table:table-cell>
        </table:table-row>
        <table:table-row table:style-name="ro1">
          <table:table-cell office:value-type="float" office:value="49.2893669330001" calcext:value-type="float">
            <text:p>49.2893669330001</text:p>
          </table:table-cell>
          <table:table-cell office:value-type="float" office:value="109695" calcext:value-type="float">
            <text:p>109695</text:p>
          </table:table-cell>
          <table:table-cell office:value-type="float" office:value="109077" calcext:value-type="float">
            <text:p>109077</text:p>
          </table:table-cell>
          <table:table-cell office:value-type="float" office:value="1.01853093305033" calcext:value-type="float">
            <text:p>1.01853093305033</text:p>
          </table:table-cell>
        </table:table-row>
        <table:table-row table:style-name="ro1">
          <table:table-cell office:value-type="float" office:value="49.4304593060001" calcext:value-type="float">
            <text:p>49.4304593060001</text:p>
          </table:table-cell>
          <table:table-cell office:value-type="float" office:value="104231" calcext:value-type="float">
            <text:p>104231</text:p>
          </table:table-cell>
          <table:table-cell office:value-type="float" office:value="109695" calcext:value-type="float">
            <text:p>109695</text:p>
          </table:table-cell>
          <table:table-cell office:value-type="float" office:value="1.01821457694874" calcext:value-type="float">
            <text:p>1.01821457694874</text:p>
          </table:table-cell>
        </table:table-row>
        <table:table-row table:style-name="ro1">
          <table:table-cell office:value-type="float" office:value="49.5548864699999" calcext:value-type="float">
            <text:p>49.5548864699999</text:p>
          </table:table-cell>
          <table:table-cell office:value-type="float" office:value="96619" calcext:value-type="float">
            <text:p>96619</text:p>
          </table:table-cell>
          <table:table-cell office:value-type="float" office:value="104231" calcext:value-type="float">
            <text:p>104231</text:p>
          </table:table-cell>
          <table:table-cell office:value-type="float" office:value="1.01796149206747" calcext:value-type="float">
            <text:p>1.01796149206747</text:p>
          </table:table-cell>
        </table:table-row>
        <table:table-row table:style-name="ro1">
          <table:table-cell office:value-type="float" office:value="49.6604336249998" calcext:value-type="float">
            <text:p>49.6604336249998</text:p>
          </table:table-cell>
          <table:table-cell office:value-type="float" office:value="91542" calcext:value-type="float">
            <text:p>91542</text:p>
          </table:table-cell>
          <table:table-cell office:value-type="float" office:value="96619" calcext:value-type="float">
            <text:p>96619</text:p>
          </table:table-cell>
          <table:table-cell office:value-type="float" office:value="1.01775902416245" calcext:value-type="float">
            <text:p>1.01775902416245</text:p>
          </table:table-cell>
        </table:table-row>
        <table:table-row table:style-name="ro1">
          <table:table-cell office:value-type="float" office:value="49.761882923" calcext:value-type="float">
            <text:p>49.761882923</text:p>
          </table:table-cell>
          <table:table-cell office:value-type="float" office:value="90027" calcext:value-type="float">
            <text:p>90027</text:p>
          </table:table-cell>
          <table:table-cell office:value-type="float" office:value="91542" calcext:value-type="float">
            <text:p>91542</text:p>
          </table:table-cell>
          <table:table-cell office:value-type="float" office:value="1.01759704983843" calcext:value-type="float">
            <text:p>1.01759704983843</text:p>
          </table:table-cell>
        </table:table-row>
        <table:table-row table:style-name="ro1">
          <table:table-cell office:value-type="float" office:value="49.8800295709998" calcext:value-type="float">
            <text:p>49.8800295709998</text:p>
          </table:table-cell>
          <table:table-cell office:value-type="float" office:value="93155" calcext:value-type="float">
            <text:p>93155</text:p>
          </table:table-cell>
          <table:table-cell office:value-type="float" office:value="90027" calcext:value-type="float">
            <text:p>90027</text:p>
          </table:table-cell>
          <table:table-cell office:value-type="float" office:value="1.01746747037922" calcext:value-type="float">
            <text:p>1.01746747037922</text:p>
          </table:table-cell>
        </table:table-row>
        <table:table-row table:style-name="ro1">
          <table:table-cell office:value-type="float" office:value="50.001952132" calcext:value-type="float">
            <text:p>50.001952132</text:p>
          </table:table-cell>
          <table:table-cell office:value-type="float" office:value="100122" calcext:value-type="float">
            <text:p>100122</text:p>
          </table:table-cell>
          <table:table-cell office:value-type="float" office:value="93155" calcext:value-type="float">
            <text:p>93155</text:p>
          </table:table-cell>
          <table:table-cell office:value-type="float" office:value="1.01736380681185" calcext:value-type="float">
            <text:p>1.01736380681185</text:p>
          </table:table-cell>
        </table:table-row>
        <table:table-row table:style-name="ro1">
          <table:table-cell office:value-type="float" office:value="50.1208095759998" calcext:value-type="float">
            <text:p>50.1208095759998</text:p>
          </table:table-cell>
          <table:table-cell office:value-type="float" office:value="106882" calcext:value-type="float">
            <text:p>106882</text:p>
          </table:table-cell>
          <table:table-cell office:value-type="float" office:value="100122" calcext:value-type="float">
            <text:p>100122</text:p>
          </table:table-cell>
          <table:table-cell office:value-type="float" office:value="1.01728087595796" calcext:value-type="float">
            <text:p>1.01728087595796</text:p>
          </table:table-cell>
        </table:table-row>
        <table:table-row table:style-name="ro1">
          <table:table-cell office:value-type="float" office:value="50.2274460200001" calcext:value-type="float">
            <text:p>50.2274460200001</text:p>
          </table:table-cell>
          <table:table-cell office:value-type="float" office:value="109899" calcext:value-type="float">
            <text:p>109899</text:p>
          </table:table-cell>
          <table:table-cell office:value-type="float" office:value="106882" calcext:value-type="float">
            <text:p>106882</text:p>
          </table:table-cell>
          <table:table-cell office:value-type="float" office:value="1.01721453127484" calcext:value-type="float">
            <text:p>1.01721453127484</text:p>
          </table:table-cell>
        </table:table-row>
        <table:table-row table:style-name="ro1">
          <table:table-cell office:value-type="float" office:value="50.3464079549999" calcext:value-type="float">
            <text:p>50.3464079549999</text:p>
          </table:table-cell>
          <table:table-cell office:value-type="float" office:value="108220" calcext:value-type="float">
            <text:p>108220</text:p>
          </table:table-cell>
          <table:table-cell office:value-type="float" office:value="109899" calcext:value-type="float">
            <text:p>109899</text:p>
          </table:table-cell>
          <table:table-cell office:value-type="float" office:value="1.01716145552835" calcext:value-type="float">
            <text:p>1.01716145552835</text:p>
          </table:table-cell>
        </table:table-row>
        <table:table-row table:style-name="ro1">
          <table:table-cell office:value-type="float" office:value="50.477306407" calcext:value-type="float">
            <text:p>50.477306407</text:p>
          </table:table-cell>
          <table:table-cell office:value-type="float" office:value="101421" calcext:value-type="float">
            <text:p>101421</text:p>
          </table:table-cell>
          <table:table-cell office:value-type="float" office:value="108220" calcext:value-type="float">
            <text:p>108220</text:p>
          </table:table-cell>
          <table:table-cell office:value-type="float" office:value="1.01711899493115" calcext:value-type="float">
            <text:p>1.01711899493115</text:p>
          </table:table-cell>
        </table:table-row>
        <table:table-row table:style-name="ro1">
          <table:table-cell office:value-type="float" office:value="50.6012055360002" calcext:value-type="float">
            <text:p>50.6012055360002</text:p>
          </table:table-cell>
          <table:table-cell office:value-type="float" office:value="94061" calcext:value-type="float">
            <text:p>94061</text:p>
          </table:table-cell>
          <table:table-cell office:value-type="float" office:value="101421" calcext:value-type="float">
            <text:p>101421</text:p>
          </table:table-cell>
          <table:table-cell office:value-type="float" office:value="1.0170850264534" calcext:value-type="float">
            <text:p>1.0170850264534</text:p>
          </table:table-cell>
        </table:table-row>
        <table:table-row table:style-name="ro1">
          <table:table-cell office:value-type="float" office:value="50.7042748690001" calcext:value-type="float">
            <text:p>50.7042748690001</text:p>
          </table:table-cell>
          <table:table-cell office:value-type="float" office:value="90409" calcext:value-type="float">
            <text:p>90409</text:p>
          </table:table-cell>
          <table:table-cell office:value-type="float" office:value="94061" calcext:value-type="float">
            <text:p>94061</text:p>
          </table:table-cell>
          <table:table-cell office:value-type="float" office:value="1.01705785167119" calcext:value-type="float">
            <text:p>1.01705785167119</text:p>
          </table:table-cell>
        </table:table-row>
        <table:table-row table:style-name="ro1">
          <table:table-cell office:value-type="float" office:value="50.8094547199999" calcext:value-type="float">
            <text:p>50.8094547199999</text:p>
          </table:table-cell>
          <table:table-cell office:value-type="float" office:value="90689" calcext:value-type="float">
            <text:p>90689</text:p>
          </table:table-cell>
          <table:table-cell office:value-type="float" office:value="90409" calcext:value-type="float">
            <text:p>90409</text:p>
          </table:table-cell>
          <table:table-cell office:value-type="float" office:value="1.01703611184543" calcext:value-type="float">
            <text:p>1.01703611184543</text:p>
          </table:table-cell>
        </table:table-row>
        <table:table-row table:style-name="ro1">
          <table:table-cell office:value-type="float" office:value="50.9306295749998" calcext:value-type="float">
            <text:p>50.9306295749998</text:p>
          </table:table-cell>
          <table:table-cell office:value-type="float" office:value="95778" calcext:value-type="float">
            <text:p>95778</text:p>
          </table:table-cell>
          <table:table-cell office:value-type="float" office:value="90689" calcext:value-type="float">
            <text:p>90689</text:p>
          </table:table-cell>
          <table:table-cell office:value-type="float" office:value="1.01701871998482" calcext:value-type="float">
            <text:p>1.01701871998482</text:p>
          </table:table-cell>
        </table:table-row>
        <table:table-row table:style-name="ro1">
          <table:table-cell office:value-type="float" office:value="51.0534514739998" calcext:value-type="float">
            <text:p>51.0534514739998</text:p>
          </table:table-cell>
          <table:table-cell office:value-type="float" office:value="103295" calcext:value-type="float">
            <text:p>103295</text:p>
          </table:table-cell>
          <table:table-cell office:value-type="float" office:value="95778" calcext:value-type="float">
            <text:p>95778</text:p>
          </table:table-cell>
          <table:table-cell office:value-type="float" office:value="1.01529564825676" calcext:value-type="float">
            <text:p>1.01529564825676</text:p>
          </table:table-cell>
        </table:table-row>
        <table:table-row table:style-name="ro1">
          <table:table-cell office:value-type="float" office:value="51.1762609839998" calcext:value-type="float">
            <text:p>51.1762609839998</text:p>
          </table:table-cell>
          <table:table-cell office:value-type="float" office:value="108945" calcext:value-type="float">
            <text:p>108945</text:p>
          </table:table-cell>
          <table:table-cell office:value-type="float" office:value="103295" calcext:value-type="float">
            <text:p>103295</text:p>
          </table:table-cell>
          <table:table-cell office:value-type="float" office:value="1.01562634911388" calcext:value-type="float">
            <text:p>1.01562634911388</text:p>
          </table:table-cell>
        </table:table-row>
        <table:table-row table:style-name="ro1">
          <table:table-cell office:value-type="float" office:value="51.2913274140001" calcext:value-type="float">
            <text:p>51.2913274140001</text:p>
          </table:table-cell>
          <table:table-cell office:value-type="float" office:value="109664" calcext:value-type="float">
            <text:p>109664</text:p>
          </table:table-cell>
          <table:table-cell office:value-type="float" office:value="108945" calcext:value-type="float">
            <text:p>108945</text:p>
          </table:table-cell>
          <table:table-cell office:value-type="float" office:value="1.01589090979958" calcext:value-type="float">
            <text:p>1.01589090979958</text:p>
          </table:table-cell>
        </table:table-row>
        <table:table-row table:style-name="ro1">
          <table:table-cell office:value-type="float" office:value="51.4014354790002" calcext:value-type="float">
            <text:p>51.4014354790002</text:p>
          </table:table-cell>
          <table:table-cell office:value-type="float" office:value="105804" calcext:value-type="float">
            <text:p>105804</text:p>
          </table:table-cell>
          <table:table-cell office:value-type="float" office:value="109664" calcext:value-type="float">
            <text:p>109664</text:p>
          </table:table-cell>
          <table:table-cell office:value-type="float" office:value="1.01610255834814" calcext:value-type="float">
            <text:p>1.01610255834814</text:p>
          </table:table-cell>
        </table:table-row>
        <table:table-row table:style-name="ro1">
          <table:table-cell office:value-type="float" office:value="51.5189819819998" calcext:value-type="float">
            <text:p>51.5189819819998</text:p>
          </table:table-cell>
          <table:table-cell office:value-type="float" office:value="98810" calcext:value-type="float">
            <text:p>98810</text:p>
          </table:table-cell>
          <table:table-cell office:value-type="float" office:value="105804" calcext:value-type="float">
            <text:p>105804</text:p>
          </table:table-cell>
          <table:table-cell office:value-type="float" office:value="1.01627187718699" calcext:value-type="float">
            <text:p>1.01627187718699</text:p>
          </table:table-cell>
        </table:table-row>
        <table:table-row table:style-name="ro1">
          <table:table-cell office:value-type="float" office:value="51.6311107249999" calcext:value-type="float">
            <text:p>51.6311107249999</text:p>
          </table:table-cell>
          <table:table-cell office:value-type="float" office:value="92662" calcext:value-type="float">
            <text:p>92662</text:p>
          </table:table-cell>
          <table:table-cell office:value-type="float" office:value="98810" calcext:value-type="float">
            <text:p>98810</text:p>
          </table:table-cell>
          <table:table-cell office:value-type="float" office:value="1.01640733225806" calcext:value-type="float">
            <text:p>1.01640733225806</text:p>
          </table:table-cell>
        </table:table-row>
        <table:table-row table:style-name="ro1">
          <table:table-cell office:value-type="float" office:value="51.741328692" calcext:value-type="float">
            <text:p>51.741328692</text:p>
          </table:table-cell>
          <table:table-cell office:value-type="float" office:value="90014" calcext:value-type="float">
            <text:p>90014</text:p>
          </table:table-cell>
          <table:table-cell office:value-type="float" office:value="92662" calcext:value-type="float">
            <text:p>92662</text:p>
          </table:table-cell>
          <table:table-cell office:value-type="float" office:value="1.01651569631493" calcext:value-type="float">
            <text:p>1.01651569631493</text:p>
          </table:table-cell>
        </table:table-row>
        <table:table-row table:style-name="ro1">
          <table:table-cell office:value-type="float" office:value="51.8515324489999" calcext:value-type="float">
            <text:p>51.8515324489999</text:p>
          </table:table-cell>
          <table:table-cell office:value-type="float" office:value="91966" calcext:value-type="float">
            <text:p>91966</text:p>
          </table:table-cell>
          <table:table-cell office:value-type="float" office:value="90014" calcext:value-type="float">
            <text:p>90014</text:p>
          </table:table-cell>
          <table:table-cell office:value-type="float" office:value="1.01660238756042" calcext:value-type="float">
            <text:p>1.01660238756042</text:p>
          </table:table-cell>
        </table:table-row>
        <table:table-row table:style-name="ro1">
          <table:table-cell office:value-type="float" office:value="51.96902357" calcext:value-type="float">
            <text:p>51.96902357</text:p>
          </table:table-cell>
          <table:table-cell office:value-type="float" office:value="98065" calcext:value-type="float">
            <text:p>98065</text:p>
          </table:table-cell>
          <table:table-cell office:value-type="float" office:value="91966" calcext:value-type="float">
            <text:p>91966</text:p>
          </table:table-cell>
          <table:table-cell office:value-type="float" office:value="1.01667174055681" calcext:value-type="float">
            <text:p>1.01667174055681</text:p>
          </table:table-cell>
        </table:table-row>
        <table:table-row table:style-name="ro1">
          <table:table-cell office:value-type="float" office:value="52.0878346039999" calcext:value-type="float">
            <text:p>52.0878346039999</text:p>
          </table:table-cell>
          <table:table-cell office:value-type="float" office:value="105242" calcext:value-type="float">
            <text:p>105242</text:p>
          </table:table-cell>
          <table:table-cell office:value-type="float" office:value="98065" calcext:value-type="float">
            <text:p>98065</text:p>
          </table:table-cell>
          <table:table-cell office:value-type="float" office:value="1.01846559757365" calcext:value-type="float">
            <text:p>1.01846559757365</text:p>
          </table:table-cell>
        </table:table-row>
        <table:table-row table:style-name="ro1">
          <table:table-cell office:value-type="float" office:value="52.2158194889998" calcext:value-type="float">
            <text:p>52.2158194889998</text:p>
          </table:table-cell>
          <table:table-cell office:value-type="float" office:value="109770" calcext:value-type="float">
            <text:p>109770</text:p>
          </table:table-cell>
          <table:table-cell office:value-type="float" office:value="105242" calcext:value-type="float">
            <text:p>105242</text:p>
          </table:table-cell>
          <table:table-cell office:value-type="float" office:value="1.01990068318713" calcext:value-type="float">
            <text:p>1.01990068318713</text:p>
          </table:table-cell>
        </table:table-row>
        <table:table-row table:style-name="ro1">
          <table:table-cell office:value-type="float" office:value="52.3380612739998" calcext:value-type="float">
            <text:p>52.3380612739998</text:p>
          </table:table-cell>
          <table:table-cell office:value-type="float" office:value="108507" calcext:value-type="float">
            <text:p>108507</text:p>
          </table:table-cell>
          <table:table-cell office:value-type="float" office:value="109770" calcext:value-type="float">
            <text:p>109770</text:p>
          </table:table-cell>
          <table:table-cell office:value-type="float" office:value="1.02104875167791" calcext:value-type="float">
            <text:p>1.02104875167791</text:p>
          </table:table-cell>
        </table:table-row>
        <table:table-row table:style-name="ro1">
          <table:table-cell office:value-type="float" office:value="52.44598636" calcext:value-type="float">
            <text:p>52.44598636</text:p>
          </table:table-cell>
          <table:table-cell office:value-type="float" office:value="103329" calcext:value-type="float">
            <text:p>103329</text:p>
          </table:table-cell>
          <table:table-cell office:value-type="float" office:value="108507" calcext:value-type="float">
            <text:p>108507</text:p>
          </table:table-cell>
          <table:table-cell office:value-type="float" office:value="1.02196720647053" calcext:value-type="float">
            <text:p>1.02196720647053</text:p>
          </table:table-cell>
        </table:table-row>
        <table:table-row table:style-name="ro1">
          <table:table-cell office:value-type="float" office:value="52.5758989729998" calcext:value-type="float">
            <text:p>52.5758989729998</text:p>
          </table:table-cell>
          <table:table-cell office:value-type="float" office:value="95409" calcext:value-type="float">
            <text:p>95409</text:p>
          </table:table-cell>
          <table:table-cell office:value-type="float" office:value="103329" calcext:value-type="float">
            <text:p>103329</text:p>
          </table:table-cell>
          <table:table-cell office:value-type="float" office:value="1.02270197030463" calcext:value-type="float">
            <text:p>1.02270197030463</text:p>
          </table:table-cell>
        </table:table-row>
        <table:table-row table:style-name="ro1">
          <table:table-cell office:value-type="float" office:value="52.7389917330002" calcext:value-type="float">
            <text:p>52.7389917330002</text:p>
          </table:table-cell>
          <table:table-cell office:value-type="float" office:value="90023" calcext:value-type="float">
            <text:p>90023</text:p>
          </table:table-cell>
          <table:table-cell office:value-type="float" office:value="95409" calcext:value-type="float">
            <text:p>95409</text:p>
          </table:table-cell>
          <table:table-cell office:value-type="float" office:value="1.02328978137191" calcext:value-type="float">
            <text:p>1.02328978137191</text:p>
          </table:table-cell>
        </table:table-row>
        <table:table-row table:style-name="ro1">
          <table:table-cell office:value-type="float" office:value="52.8476333150002" calcext:value-type="float">
            <text:p>52.8476333150002</text:p>
          </table:table-cell>
          <table:table-cell office:value-type="float" office:value="91823" calcext:value-type="float">
            <text:p>91823</text:p>
          </table:table-cell>
          <table:table-cell office:value-type="float" office:value="90023" calcext:value-type="float">
            <text:p>90023</text:p>
          </table:table-cell>
          <table:table-cell office:value-type="float" office:value="1.02376003022573" calcext:value-type="float">
            <text:p>1.02376003022573</text:p>
          </table:table-cell>
        </table:table-row>
        <table:table-row table:style-name="ro1">
          <table:table-cell office:value-type="float" office:value="53.0605692210002" calcext:value-type="float">
            <text:p>53.0605692210002</text:p>
          </table:table-cell>
          <table:table-cell office:value-type="float" office:value="103714" calcext:value-type="float">
            <text:p>103714</text:p>
          </table:table-cell>
          <table:table-cell office:value-type="float" office:value="91823" calcext:value-type="float">
            <text:p>91823</text:p>
          </table:table-cell>
          <table:table-cell office:value-type="float" office:value="1.02239785468906" calcext:value-type="float">
            <text:p>1.02239785468906</text:p>
          </table:table-cell>
        </table:table-row>
        <table:table-row table:style-name="ro1">
          <table:table-cell office:value-type="float" office:value="53.2018051260002" calcext:value-type="float">
            <text:p>53.2018051260002</text:p>
          </table:table-cell>
          <table:table-cell office:value-type="float" office:value="109545" calcext:value-type="float">
            <text:p>109545</text:p>
          </table:table-cell>
          <table:table-cell office:value-type="float" office:value="103714" calcext:value-type="float">
            <text:p>103714</text:p>
          </table:table-cell>
          <table:table-cell office:value-type="float" office:value="1.02130811425972" calcext:value-type="float">
            <text:p>1.02130811425972</text:p>
          </table:table-cell>
        </table:table-row>
        <table:table-row table:style-name="ro1">
          <table:table-cell office:value-type="float" office:value="53.328908424" calcext:value-type="float">
            <text:p>53.328908424</text:p>
          </table:table-cell>
          <table:table-cell office:value-type="float" office:value="108795" calcext:value-type="float">
            <text:p>108795</text:p>
          </table:table-cell>
          <table:table-cell office:value-type="float" office:value="109545" calcext:value-type="float">
            <text:p>109545</text:p>
          </table:table-cell>
          <table:table-cell office:value-type="float" office:value="1.02043632191625" calcext:value-type="float">
            <text:p>1.02043632191625</text:p>
          </table:table-cell>
        </table:table-row>
        <table:table-row table:style-name="ro1">
          <table:table-cell office:value-type="float" office:value="53.4333788190002" calcext:value-type="float">
            <text:p>53.4333788190002</text:p>
          </table:table-cell>
          <table:table-cell office:value-type="float" office:value="104064" calcext:value-type="float">
            <text:p>104064</text:p>
          </table:table-cell>
          <table:table-cell office:value-type="float" office:value="108795" calcext:value-type="float">
            <text:p>108795</text:p>
          </table:table-cell>
          <table:table-cell office:value-type="float" office:value="1.01973888804148" calcext:value-type="float">
            <text:p>1.01973888804148</text:p>
          </table:table-cell>
        </table:table-row>
        <table:table-row table:style-name="ro1">
          <table:table-cell office:value-type="float" office:value="53.5356564939998" calcext:value-type="float">
            <text:p>53.5356564939998</text:p>
          </table:table-cell>
          <table:table-cell office:value-type="float" office:value="97778" calcext:value-type="float">
            <text:p>97778</text:p>
          </table:table-cell>
          <table:table-cell office:value-type="float" office:value="104064" calcext:value-type="float">
            <text:p>104064</text:p>
          </table:table-cell>
          <table:table-cell office:value-type="float" office:value="1.01918094094166" calcext:value-type="float">
            <text:p>1.01918094094166</text:p>
          </table:table-cell>
        </table:table-row>
        <table:table-row table:style-name="ro1">
          <table:table-cell office:value-type="float" office:value="53.6642852760001" calcext:value-type="float">
            <text:p>53.6642852760001</text:p>
          </table:table-cell>
          <table:table-cell office:value-type="float" office:value="91415" calcext:value-type="float">
            <text:p>91415</text:p>
          </table:table-cell>
          <table:table-cell office:value-type="float" office:value="97778" calcext:value-type="float">
            <text:p>97778</text:p>
          </table:table-cell>
          <table:table-cell office:value-type="float" office:value="1.0187345832618" calcext:value-type="float">
            <text:p>1.0187345832618</text:p>
          </table:table-cell>
        </table:table-row>
        <table:table-row table:style-name="ro1">
          <table:table-cell office:value-type="float" office:value="53.7812268329999" calcext:value-type="float">
            <text:p>53.7812268329999</text:p>
          </table:table-cell>
          <table:table-cell office:value-type="float" office:value="90191" calcext:value-type="float">
            <text:p>90191</text:p>
          </table:table-cell>
          <table:table-cell office:value-type="float" office:value="91415" calcext:value-type="float">
            <text:p>91415</text:p>
          </table:table-cell>
          <table:table-cell office:value-type="float" office:value="1.01837749711791" calcext:value-type="float">
            <text:p>1.01837749711791</text:p>
          </table:table-cell>
        </table:table-row>
        <table:table-row table:style-name="ro1">
          <table:table-cell office:value-type="float" office:value="53.8832172759999" calcext:value-type="float">
            <text:p>53.8832172759999</text:p>
          </table:table-cell>
          <table:table-cell office:value-type="float" office:value="93303" calcext:value-type="float">
            <text:p>93303</text:p>
          </table:table-cell>
          <table:table-cell office:value-type="float" office:value="90191" calcext:value-type="float">
            <text:p>90191</text:p>
          </table:table-cell>
          <table:table-cell office:value-type="float" office:value="1.01809182820281" calcext:value-type="float">
            <text:p>1.01809182820281</text:p>
          </table:table-cell>
        </table:table-row>
        <table:table-row table:style-name="ro1">
          <table:table-cell office:value-type="float" office:value="53.9903253349999" calcext:value-type="float">
            <text:p>53.9903253349999</text:p>
          </table:table-cell>
          <table:table-cell office:value-type="float" office:value="99392" calcext:value-type="float">
            <text:p>99392</text:p>
          </table:table-cell>
          <table:table-cell office:value-type="float" office:value="93303" calcext:value-type="float">
            <text:p>93303</text:p>
          </table:table-cell>
          <table:table-cell office:value-type="float" office:value="1.01786329307072" calcext:value-type="float">
            <text:p>1.01786329307072</text:p>
          </table:table-cell>
        </table:table-row>
        <table:table-row table:style-name="ro1">
          <table:table-cell office:value-type="float" office:value="54.1138787310001" calcext:value-type="float">
            <text:p>54.1138787310001</text:p>
          </table:table-cell>
          <table:table-cell office:value-type="float" office:value="106560" calcext:value-type="float">
            <text:p>106560</text:p>
          </table:table-cell>
          <table:table-cell office:value-type="float" office:value="99392" calcext:value-type="float">
            <text:p>99392</text:p>
          </table:table-cell>
          <table:table-cell office:value-type="float" office:value="1.01941883958478" calcext:value-type="float">
            <text:p>1.01941883958478</text:p>
          </table:table-cell>
        </table:table-row>
        <table:table-row table:style-name="ro1">
          <table:table-cell office:value-type="float" office:value="54.2354645189998" calcext:value-type="float">
            <text:p>54.2354645189998</text:p>
          </table:table-cell>
          <table:table-cell office:value-type="float" office:value="109958" calcext:value-type="float">
            <text:p>109958</text:p>
          </table:table-cell>
          <table:table-cell office:value-type="float" office:value="106560" calcext:value-type="float">
            <text:p>106560</text:p>
          </table:table-cell>
          <table:table-cell office:value-type="float" office:value="1.0189249021763" calcext:value-type="float">
            <text:p>1.0189249021763</text:p>
          </table:table-cell>
        </table:table-row>
        <table:table-row table:style-name="ro1">
          <table:table-cell office:value-type="float" office:value="54.3562632799999" calcext:value-type="float">
            <text:p>54.3562632799999</text:p>
          </table:table-cell>
          <table:table-cell office:value-type="float" office:value="107852" calcext:value-type="float">
            <text:p>107852</text:p>
          </table:table-cell>
          <table:table-cell office:value-type="float" office:value="109958" calcext:value-type="float">
            <text:p>109958</text:p>
          </table:table-cell>
          <table:table-cell office:value-type="float" office:value="1.01852975224951" calcext:value-type="float">
            <text:p>1.01852975224951</text:p>
          </table:table-cell>
        </table:table-row>
        <table:table-row table:style-name="ro1">
          <table:table-cell office:value-type="float" office:value="54.4607016149998" calcext:value-type="float">
            <text:p>54.4607016149998</text:p>
          </table:table-cell>
          <table:table-cell office:value-type="float" office:value="102444" calcext:value-type="float">
            <text:p>102444</text:p>
          </table:table-cell>
          <table:table-cell office:value-type="float" office:value="107852" calcext:value-type="float">
            <text:p>107852</text:p>
          </table:table-cell>
          <table:table-cell office:value-type="float" office:value="1.01821363230809" calcext:value-type="float">
            <text:p>1.01821363230809</text:p>
          </table:table-cell>
        </table:table-row>
        <table:table-row table:style-name="ro1">
          <table:table-cell office:value-type="float" office:value="54.562666538" calcext:value-type="float">
            <text:p>54.562666538</text:p>
          </table:table-cell>
          <table:table-cell office:value-type="float" office:value="96163" calcext:value-type="float">
            <text:p>96163</text:p>
          </table:table-cell>
          <table:table-cell office:value-type="float" office:value="102444" calcext:value-type="float">
            <text:p>102444</text:p>
          </table:table-cell>
          <table:table-cell office:value-type="float" office:value="1.01969911097467" calcext:value-type="float">
            <text:p>1.01969911097467</text:p>
          </table:table-cell>
        </table:table-row>
        <table:table-row table:style-name="ro1">
          <table:table-cell office:value-type="float" office:value="54.6738943639998" calcext:value-type="float">
            <text:p>54.6738943639998</text:p>
          </table:table-cell>
          <table:table-cell office:value-type="float" office:value="91121" calcext:value-type="float">
            <text:p>91121</text:p>
          </table:table-cell>
          <table:table-cell office:value-type="float" office:value="96163" calcext:value-type="float">
            <text:p>96163</text:p>
          </table:table-cell>
          <table:table-cell office:value-type="float" office:value="1.01914911928821" calcext:value-type="float">
            <text:p>1.01914911928821</text:p>
          </table:table-cell>
        </table:table-row>
        <table:table-row table:style-name="ro1">
          <table:table-cell office:value-type="float" office:value="54.7864776420001" calcext:value-type="float">
            <text:p>54.7864776420001</text:p>
          </table:table-cell>
          <table:table-cell office:value-type="float" office:value="90261" calcext:value-type="float">
            <text:p>90261</text:p>
          </table:table-cell>
          <table:table-cell office:value-type="float" office:value="91121" calcext:value-type="float">
            <text:p>91121</text:p>
          </table:table-cell>
          <table:table-cell office:value-type="float" office:value="1.01870912593905" calcext:value-type="float">
            <text:p>1.01870912593905</text:p>
          </table:table-cell>
        </table:table-row>
        <table:table-row table:style-name="ro1">
          <table:table-cell office:value-type="float" office:value="54.8941984359999" calcext:value-type="float">
            <text:p>54.8941984359999</text:p>
          </table:table-cell>
          <table:table-cell office:value-type="float" office:value="93831" calcext:value-type="float">
            <text:p>93831</text:p>
          </table:table-cell>
          <table:table-cell office:value-type="float" office:value="90261" calcext:value-type="float">
            <text:p>90261</text:p>
          </table:table-cell>
          <table:table-cell office:value-type="float" office:value="1.01835713125971" calcext:value-type="float">
            <text:p>1.01835713125971</text:p>
          </table:table-cell>
        </table:table-row>
        <table:table-row table:style-name="ro1">
          <table:table-cell office:value-type="float" office:value="54.9972924389999" calcext:value-type="float">
            <text:p>54.9972924389999</text:p>
          </table:table-cell>
          <table:table-cell office:value-type="float" office:value="99829" calcext:value-type="float">
            <text:p>99829</text:p>
          </table:table-cell>
          <table:table-cell office:value-type="float" office:value="93831" calcext:value-type="float">
            <text:p>93831</text:p>
          </table:table-cell>
          <table:table-cell office:value-type="float" office:value="1.01981391013597" calcext:value-type="float">
            <text:p>1.01981391013597</text:p>
          </table:table-cell>
        </table:table-row>
        <table:table-row table:style-name="ro1">
          <table:table-cell office:value-type="float" office:value="55.1046512799999" calcext:value-type="float">
            <text:p>55.1046512799999</text:p>
          </table:table-cell>
          <table:table-cell office:value-type="float" office:value="106111" calcext:value-type="float">
            <text:p>106111</text:p>
          </table:table-cell>
          <table:table-cell office:value-type="float" office:value="99829" calcext:value-type="float">
            <text:p>99829</text:p>
          </table:table-cell>
          <table:table-cell office:value-type="float" office:value="1.02097933323698" calcext:value-type="float">
            <text:p>1.02097933323698</text:p>
          </table:table-cell>
        </table:table-row>
        <table:table-row table:style-name="ro1">
          <table:table-cell office:value-type="float" office:value="55.233191671" calcext:value-type="float">
            <text:p>55.233191671</text:p>
          </table:table-cell>
          <table:table-cell office:value-type="float" office:value="109944" calcext:value-type="float">
            <text:p>109944</text:p>
          </table:table-cell>
          <table:table-cell office:value-type="float" office:value="106111" calcext:value-type="float">
            <text:p>106111</text:p>
          </table:table-cell>
          <table:table-cell office:value-type="float" office:value="1.02017329709806" calcext:value-type="float">
            <text:p>1.02017329709806</text:p>
          </table:table-cell>
        </table:table-row>
        <table:table-row table:style-name="ro1">
          <table:table-cell office:value-type="float" office:value="55.3599129149998" calcext:value-type="float">
            <text:p>55.3599129149998</text:p>
          </table:table-cell>
          <table:table-cell office:value-type="float" office:value="107708" calcext:value-type="float">
            <text:p>107708</text:p>
          </table:table-cell>
          <table:table-cell office:value-type="float" office:value="109944" calcext:value-type="float">
            <text:p>109944</text:p>
          </table:table-cell>
          <table:table-cell office:value-type="float" office:value="1.01952846818692" calcext:value-type="float">
            <text:p>1.01952846818692</text:p>
          </table:table-cell>
        </table:table-row>
        <table:table-row table:style-name="ro1">
          <table:table-cell office:value-type="float" office:value="55.4698224089998" calcext:value-type="float">
            <text:p>55.4698224089998</text:p>
          </table:table-cell>
          <table:table-cell office:value-type="float" office:value="101884" calcext:value-type="float">
            <text:p>101884</text:p>
          </table:table-cell>
          <table:table-cell office:value-type="float" office:value="107708" calcext:value-type="float">
            <text:p>107708</text:p>
          </table:table-cell>
          <table:table-cell office:value-type="float" office:value="1.01901260505801" calcext:value-type="float">
            <text:p>1.01901260505801</text:p>
          </table:table-cell>
        </table:table-row>
        <table:table-row table:style-name="ro1">
          <table:table-cell office:value-type="float" office:value="55.5837121290001" calcext:value-type="float">
            <text:p>55.5837121290001</text:p>
          </table:table-cell>
          <table:table-cell office:value-type="float" office:value="94979" calcext:value-type="float">
            <text:p>94979</text:p>
          </table:table-cell>
          <table:table-cell office:value-type="float" office:value="101884" calcext:value-type="float">
            <text:p>101884</text:p>
          </table:table-cell>
          <table:table-cell office:value-type="float" office:value="1.01859991455489" calcext:value-type="float">
            <text:p>1.01859991455489</text:p>
          </table:table-cell>
        </table:table-row>
        <table:table-row table:style-name="ro1">
          <table:table-cell office:value-type="float" office:value="55.696279197" calcext:value-type="float">
            <text:p>55.696279197</text:p>
          </table:table-cell>
          <table:table-cell office:value-type="float" office:value="90564" calcext:value-type="float">
            <text:p>90564</text:p>
          </table:table-cell>
          <table:table-cell office:value-type="float" office:value="94979" calcext:value-type="float">
            <text:p>94979</text:p>
          </table:table-cell>
          <table:table-cell office:value-type="float" office:value="1.01826976215238" calcext:value-type="float">
            <text:p>1.01826976215238</text:p>
          </table:table-cell>
        </table:table-row>
        <table:table-row table:style-name="ro1">
          <table:table-cell office:value-type="float" office:value="55.7980449880001" calcext:value-type="float">
            <text:p>55.7980449880001</text:p>
          </table:table-cell>
          <table:table-cell office:value-type="float" office:value="90452" calcext:value-type="float">
            <text:p>90452</text:p>
          </table:table-cell>
          <table:table-cell office:value-type="float" office:value="90564" calcext:value-type="float">
            <text:p>90564</text:p>
          </table:table-cell>
          <table:table-cell office:value-type="float" office:value="1.01974401485011" calcext:value-type="float">
            <text:p>1.01974401485011</text:p>
          </table:table-cell>
        </table:table-row>
        <table:table-row table:style-name="ro1">
          <table:table-cell office:value-type="float" office:value="55.8988135999998" calcext:value-type="float">
            <text:p>55.8988135999998</text:p>
          </table:table-cell>
          <table:table-cell office:value-type="float" office:value="94062" calcext:value-type="float">
            <text:p>94062</text:p>
          </table:table-cell>
          <table:table-cell office:value-type="float" office:value="83388" calcext:value-type="float">
            <text:p>83388</text:p>
          </table:table-cell>
          <table:table-cell office:value-type="float" office:value="1.02092341700829" calcext:value-type="float">
            <text:p>1.02092341700829</text:p>
          </table:table-cell>
        </table:table-row>
        <table:table-row table:style-name="ro1">
          <table:table-cell office:value-type="float" office:value="56.0075884839998" calcext:value-type="float">
            <text:p>56.0075884839998</text:p>
          </table:table-cell>
          <table:table-cell office:value-type="float" office:value="100476" calcext:value-type="float">
            <text:p>100476</text:p>
          </table:table-cell>
          <table:table-cell office:value-type="float" office:value="94062" calcext:value-type="float">
            <text:p>94062</text:p>
          </table:table-cell>
          <table:table-cell office:value-type="float" office:value="1.02186693873484" calcext:value-type="float">
            <text:p>1.02186693873484</text:p>
          </table:table-cell>
        </table:table-row>
        <table:table-row table:style-name="ro1">
          <table:table-cell office:value-type="float" office:value="56.1286432070001" calcext:value-type="float">
            <text:p>56.1286432070001</text:p>
          </table:table-cell>
          <table:table-cell office:value-type="float" office:value="107231" calcext:value-type="float">
            <text:p>107231</text:p>
          </table:table-cell>
          <table:table-cell office:value-type="float" office:value="100476" calcext:value-type="float">
            <text:p>100476</text:p>
          </table:table-cell>
          <table:table-cell office:value-type="float" office:value="1.02262175611608" calcext:value-type="float">
            <text:p>1.02262175611608</text:p>
          </table:table-cell>
        </table:table-row>
        <table:table-row table:style-name="ro1">
          <table:table-cell office:value-type="float" office:value="56.2449838289999" calcext:value-type="float">
            <text:p>56.2449838289999</text:p>
          </table:table-cell>
          <table:table-cell office:value-type="float" office:value="109995" calcext:value-type="float">
            <text:p>109995</text:p>
          </table:table-cell>
          <table:table-cell office:value-type="float" office:value="107231" calcext:value-type="float">
            <text:p>107231</text:p>
          </table:table-cell>
          <table:table-cell office:value-type="float" office:value="1.02322561002107" calcext:value-type="float">
            <text:p>1.02322561002107</text:p>
          </table:table-cell>
        </table:table-row>
        <table:table-row table:style-name="ro1">
          <table:table-cell office:value-type="float" office:value="56.3530159960001" calcext:value-type="float">
            <text:p>56.3530159960001</text:p>
          </table:table-cell>
          <table:table-cell office:value-type="float" office:value="107977" calcext:value-type="float">
            <text:p>107977</text:p>
          </table:table-cell>
          <table:table-cell office:value-type="float" office:value="109995" calcext:value-type="float">
            <text:p>109995</text:p>
          </table:table-cell>
          <table:table-cell office:value-type="float" office:value="1.02370869314506" calcext:value-type="float">
            <text:p>1.02370869314506</text:p>
          </table:table-cell>
        </table:table-row>
        <table:table-row table:style-name="ro1">
          <table:table-cell office:value-type="float" office:value="56.5059740349998" calcext:value-type="float">
            <text:p>56.5059740349998</text:p>
          </table:table-cell>
          <table:table-cell office:value-type="float" office:value="99624" calcext:value-type="float">
            <text:p>99624</text:p>
          </table:table-cell>
          <table:table-cell office:value-type="float" office:value="107977" calcext:value-type="float">
            <text:p>107977</text:p>
          </table:table-cell>
          <table:table-cell office:value-type="float" office:value="1.02409515964425" calcext:value-type="float">
            <text:p>1.02409515964425</text:p>
          </table:table-cell>
        </table:table-row>
        <table:table-row table:style-name="ro1">
          <table:table-cell office:value-type="float" office:value="56.6292976999998" calcext:value-type="float">
            <text:p>56.6292976999998</text:p>
          </table:table-cell>
          <table:table-cell office:value-type="float" office:value="92740" calcext:value-type="float">
            <text:p>92740</text:p>
          </table:table-cell>
          <table:table-cell office:value-type="float" office:value="99624" calcext:value-type="float">
            <text:p>99624</text:p>
          </table:table-cell>
          <table:table-cell office:value-type="float" office:value="1.02617267943954" calcext:value-type="float">
            <text:p>1.02617267943954</text:p>
          </table:table-cell>
        </table:table-row>
        <table:table-row table:style-name="ro1">
          <table:table-cell office:value-type="float" office:value="56.8240132430001" calcext:value-type="float">
            <text:p>56.8240132430001</text:p>
          </table:table-cell>
          <table:table-cell office:value-type="float" office:value="91061" calcext:value-type="float">
            <text:p>91061</text:p>
          </table:table-cell>
          <table:table-cell office:value-type="float" office:value="92740" calcext:value-type="float">
            <text:p>92740</text:p>
          </table:table-cell>
          <table:table-cell office:value-type="float" office:value="1.02606634867984" calcext:value-type="float">
            <text:p>1.02606634867984</text:p>
          </table:table-cell>
        </table:table-row>
        <table:table-row table:style-name="ro1">
          <table:table-cell office:value-type="float" office:value="56.9393659749999" calcext:value-type="float">
            <text:p>56.9393659749999</text:p>
          </table:table-cell>
          <table:table-cell office:value-type="float" office:value="96281" calcext:value-type="float">
            <text:p>96281</text:p>
          </table:table-cell>
          <table:table-cell office:value-type="float" office:value="91061" calcext:value-type="float">
            <text:p>91061</text:p>
          </table:table-cell>
          <table:table-cell office:value-type="float" office:value="1.02598128407207" calcext:value-type="float">
            <text:p>1.02598128407207</text:p>
          </table:table-cell>
        </table:table-row>
        <table:table-row table:style-name="ro1">
          <table:table-cell office:value-type="float" office:value="57.0572670309998" calcext:value-type="float">
            <text:p>57.0572670309998</text:p>
          </table:table-cell>
          <table:table-cell office:value-type="float" office:value="103521" calcext:value-type="float">
            <text:p>103521</text:p>
          </table:table-cell>
          <table:table-cell office:value-type="float" office:value="96281" calcext:value-type="float">
            <text:p>96281</text:p>
          </table:table-cell>
          <table:table-cell office:value-type="float" office:value="1.02591323238587" calcext:value-type="float">
            <text:p>1.02591323238587</text:p>
          </table:table-cell>
        </table:table-row>
        <table:table-row table:style-name="ro1">
          <table:table-cell office:value-type="float" office:value="57.1751851170002" calcext:value-type="float">
            <text:p>57.1751851170002</text:p>
          </table:table-cell>
          <table:table-cell office:value-type="float" office:value="108915" calcext:value-type="float">
            <text:p>108915</text:p>
          </table:table-cell>
          <table:table-cell office:value-type="float" office:value="103521" calcext:value-type="float">
            <text:p>103521</text:p>
          </table:table-cell>
          <table:table-cell office:value-type="float" office:value="1.0258587910369" calcext:value-type="float">
            <text:p>1.0258587910369</text:p>
          </table:table-cell>
        </table:table-row>
        <table:table-row table:style-name="ro1">
          <table:table-cell office:value-type="float" office:value="57.2808584230002" calcext:value-type="float">
            <text:p>57.2808584230002</text:p>
          </table:table-cell>
          <table:table-cell office:value-type="float" office:value="109812" calcext:value-type="float">
            <text:p>109812</text:p>
          </table:table-cell>
          <table:table-cell office:value-type="float" office:value="108915" calcext:value-type="float">
            <text:p>108915</text:p>
          </table:table-cell>
          <table:table-cell office:value-type="float" office:value="1.02581523795772" calcext:value-type="float">
            <text:p>1.02581523795772</text:p>
          </table:table-cell>
        </table:table-row>
        <table:table-row table:style-name="ro1">
          <table:table-cell office:value-type="float" office:value="57.3829015860001" calcext:value-type="float">
            <text:p>57.3829015860001</text:p>
          </table:table-cell>
          <table:table-cell office:value-type="float" office:value="106711" calcext:value-type="float">
            <text:p>106711</text:p>
          </table:table-cell>
          <table:table-cell office:value-type="float" office:value="109812" calcext:value-type="float">
            <text:p>109812</text:p>
          </table:table-cell>
          <table:table-cell office:value-type="float" office:value="1.02578039549438" calcext:value-type="float">
            <text:p>1.02578039549438</text:p>
          </table:table-cell>
        </table:table-row>
        <table:table-row table:style-name="ro1">
          <table:table-cell office:value-type="float" office:value="57.5023512060002" calcext:value-type="float">
            <text:p>57.5023512060002</text:p>
          </table:table-cell>
          <table:table-cell office:value-type="float" office:value="99852" calcext:value-type="float">
            <text:p>99852</text:p>
          </table:table-cell>
          <table:table-cell office:value-type="float" office:value="106711" calcext:value-type="float">
            <text:p>106711</text:p>
          </table:table-cell>
          <table:table-cell office:value-type="float" office:value="1.02575252152371" calcext:value-type="float">
            <text:p>1.02575252152371</text:p>
          </table:table-cell>
        </table:table-row>
        <table:table-row table:style-name="ro1">
          <table:table-cell office:value-type="float" office:value="57.611866796" calcext:value-type="float">
            <text:p>57.611866796</text:p>
          </table:table-cell>
          <table:table-cell office:value-type="float" office:value="93535" calcext:value-type="float">
            <text:p>93535</text:p>
          </table:table-cell>
          <table:table-cell office:value-type="float" office:value="99852" calcext:value-type="float">
            <text:p>99852</text:p>
          </table:table-cell>
          <table:table-cell office:value-type="float" office:value="1.02573022234717" calcext:value-type="float">
            <text:p>1.02573022234717</text:p>
          </table:table-cell>
        </table:table-row>
        <table:table-row table:style-name="ro1">
          <table:table-cell office:value-type="float" office:value="57.7136431869999" calcext:value-type="float">
            <text:p>57.7136431869999</text:p>
          </table:table-cell>
          <table:table-cell office:value-type="float" office:value="90259" calcext:value-type="float">
            <text:p>90259</text:p>
          </table:table-cell>
          <table:table-cell office:value-type="float" office:value="93535" calcext:value-type="float">
            <text:p>93535</text:p>
          </table:table-cell>
          <table:table-cell office:value-type="float" office:value="1.02571238300595" calcext:value-type="float">
            <text:p>1.02571238300595</text:p>
          </table:table-cell>
        </table:table-row>
        <table:table-row table:style-name="ro1">
          <table:table-cell office:value-type="float" office:value="57.8151144459998" calcext:value-type="float">
            <text:p>57.8151144459998</text:p>
          </table:table-cell>
          <table:table-cell office:value-type="float" office:value="90825" calcext:value-type="float">
            <text:p>90825</text:p>
          </table:table-cell>
          <table:table-cell office:value-type="float" office:value="90259" calcext:value-type="float">
            <text:p>90259</text:p>
          </table:table-cell>
          <table:table-cell office:value-type="float" office:value="1.02569811153296" calcext:value-type="float">
            <text:p>1.02569811153296</text:p>
          </table:table-cell>
        </table:table-row>
        <table:table-row table:style-name="ro1">
          <table:table-cell office:value-type="float" office:value="57.9236161170002" calcext:value-type="float">
            <text:p>57.9236161170002</text:p>
          </table:table-cell>
          <table:table-cell office:value-type="float" office:value="95382" calcext:value-type="float">
            <text:p>95382</text:p>
          </table:table-cell>
          <table:table-cell office:value-type="float" office:value="90825" calcext:value-type="float">
            <text:p>90825</text:p>
          </table:table-cell>
          <table:table-cell office:value-type="float" office:value="1.02568669435457" calcext:value-type="float">
            <text:p>1.02568669435457</text:p>
          </table:table-cell>
        </table:table-row>
        <table:table-row table:style-name="ro1">
          <table:table-cell office:value-type="float" office:value="58.0464728470001" calcext:value-type="float">
            <text:p>58.0464728470001</text:p>
          </table:table-cell>
          <table:table-cell office:value-type="float" office:value="102878" calcext:value-type="float">
            <text:p>102878</text:p>
          </table:table-cell>
          <table:table-cell office:value-type="float" office:value="95382" calcext:value-type="float">
            <text:p>95382</text:p>
          </table:table-cell>
          <table:table-cell office:value-type="float" office:value="1.02567756061186" calcext:value-type="float">
            <text:p>1.02567756061186</text:p>
          </table:table-cell>
        </table:table-row>
        <table:table-row table:style-name="ro1">
          <table:table-cell office:value-type="float" office:value="58.1539250390001" calcext:value-type="float">
            <text:p>58.1539250390001</text:p>
          </table:table-cell>
          <table:table-cell office:value-type="float" office:value="108232" calcext:value-type="float">
            <text:p>108232</text:p>
          </table:table-cell>
          <table:table-cell office:value-type="float" office:value="102878" calcext:value-type="float">
            <text:p>102878</text:p>
          </table:table-cell>
          <table:table-cell office:value-type="float" office:value="1.0256702536177" calcext:value-type="float">
            <text:p>1.0256702536177</text:p>
          </table:table-cell>
        </table:table-row>
        <table:table-row table:style-name="ro1">
          <table:table-cell office:value-type="float" office:value="58.2561942440002" calcext:value-type="float">
            <text:p>58.2561942440002</text:p>
          </table:table-cell>
          <table:table-cell office:value-type="float" office:value="109992" calcext:value-type="float">
            <text:p>109992</text:p>
          </table:table-cell>
          <table:table-cell office:value-type="float" office:value="108232" calcext:value-type="float">
            <text:p>108232</text:p>
          </table:table-cell>
          <table:table-cell office:value-type="float" office:value="1.02566440802236" calcext:value-type="float">
            <text:p>1.02566440802236</text:p>
          </table:table-cell>
        </table:table-row>
        <table:table-row table:style-name="ro1">
          <table:table-cell office:value-type="float" office:value="58.3782307070001" calcext:value-type="float">
            <text:p>58.3782307070001</text:p>
          </table:table-cell>
          <table:table-cell office:value-type="float" office:value="106926" calcext:value-type="float">
            <text:p>106926</text:p>
          </table:table-cell>
          <table:table-cell office:value-type="float" office:value="109992" calcext:value-type="float">
            <text:p>109992</text:p>
          </table:table-cell>
          <table:table-cell office:value-type="float" office:value="1.0256597315461" calcext:value-type="float">
            <text:p>1.0256597315461</text:p>
          </table:table-cell>
        </table:table-row>
        <table:table-row table:style-name="ro1">
          <table:table-cell office:value-type="float" office:value="58.5070542099998" calcext:value-type="float">
            <text:p>58.5070542099998</text:p>
          </table:table-cell>
          <table:table-cell office:value-type="float" office:value="99556" calcext:value-type="float">
            <text:p>99556</text:p>
          </table:table-cell>
          <table:table-cell office:value-type="float" office:value="106926" calcext:value-type="float">
            <text:p>106926</text:p>
          </table:table-cell>
          <table:table-cell office:value-type="float" office:value="1.02565599036508" calcext:value-type="float">
            <text:p>1.02565599036508</text:p>
          </table:table-cell>
        </table:table-row>
        <table:table-row table:style-name="ro1">
          <table:table-cell office:value-type="float" office:value="58.621818568" calcext:value-type="float">
            <text:p>58.621818568</text:p>
          </table:table-cell>
          <table:table-cell office:value-type="float" office:value="93071" calcext:value-type="float">
            <text:p>93071</text:p>
          </table:table-cell>
          <table:table-cell office:value-type="float" office:value="99556" calcext:value-type="float">
            <text:p>99556</text:p>
          </table:table-cell>
          <table:table-cell office:value-type="float" office:value="1.02565299742027" calcext:value-type="float">
            <text:p>1.02565299742027</text:p>
          </table:table-cell>
        </table:table-row>
        <table:table-row table:style-name="ro1">
          <table:table-cell office:value-type="float" office:value="58.7235472990001" calcext:value-type="float">
            <text:p>58.7235472990001</text:p>
          </table:table-cell>
          <table:table-cell office:value-type="float" office:value="90137" calcext:value-type="float">
            <text:p>90137</text:p>
          </table:table-cell>
          <table:table-cell office:value-type="float" office:value="91871" calcext:value-type="float">
            <text:p>91871</text:p>
          </table:table-cell>
          <table:table-cell office:value-type="float" office:value="1.02565060306442" calcext:value-type="float">
            <text:p>1.02565060306442</text:p>
          </table:table-cell>
        </table:table-row>
        <table:table-row table:style-name="ro1">
          <table:table-cell office:value-type="float" office:value="58.8255653619999" calcext:value-type="float">
            <text:p>58.8255653619999</text:p>
          </table:table-cell>
          <table:table-cell office:value-type="float" office:value="91106" calcext:value-type="float">
            <text:p>91106</text:p>
          </table:table-cell>
          <table:table-cell office:value-type="float" office:value="90137" calcext:value-type="float">
            <text:p>90137</text:p>
          </table:table-cell>
          <table:table-cell office:value-type="float" office:value="1.02564868757974" calcext:value-type="float">
            <text:p>1.02564868757974</text:p>
          </table:table-cell>
        </table:table-row>
        <table:table-row table:style-name="ro1">
          <table:table-cell office:value-type="float" office:value="58.948647834" calcext:value-type="float">
            <text:p>58.948647834</text:p>
          </table:table-cell>
          <table:table-cell office:value-type="float" office:value="96829" calcext:value-type="float">
            <text:p>96829</text:p>
          </table:table-cell>
          <table:table-cell office:value-type="float" office:value="91106" calcext:value-type="float">
            <text:p>91106</text:p>
          </table:table-cell>
          <table:table-cell office:value-type="float" office:value="1.025647155192" calcext:value-type="float">
            <text:p>1.025647155192</text:p>
          </table:table-cell>
        </table:table-row>
        <table:table-row table:style-name="ro1">
          <table:table-cell office:value-type="float" office:value="59.065265188" calcext:value-type="float">
            <text:p>59.065265188</text:p>
          </table:table-cell>
          <table:table-cell office:value-type="float" office:value="103986" calcext:value-type="float">
            <text:p>103986</text:p>
          </table:table-cell>
          <table:table-cell office:value-type="float" office:value="96829" calcext:value-type="float">
            <text:p>96829</text:p>
          </table:table-cell>
          <table:table-cell office:value-type="float" office:value="1.0256459292818" calcext:value-type="float">
            <text:p>1.0256459292818</text:p>
          </table:table-cell>
        </table:table-row>
        <table:table-row table:style-name="ro1">
          <table:table-cell office:value-type="float" office:value="59.1850825510001" calcext:value-type="float">
            <text:p>59.1850825510001</text:p>
          </table:table-cell>
          <table:table-cell office:value-type="float" office:value="109179" calcext:value-type="float">
            <text:p>109179</text:p>
          </table:table-cell>
          <table:table-cell office:value-type="float" office:value="103986" calcext:value-type="float">
            <text:p>103986</text:p>
          </table:table-cell>
          <table:table-cell office:value-type="float" office:value="1.02741329514958" calcext:value-type="float">
            <text:p>1.02741329514958</text:p>
          </table:table-cell>
        </table:table-row>
        <table:table-row table:style-name="ro1">
          <table:table-cell office:value-type="float" office:value="59.2996079159998" calcext:value-type="float">
            <text:p>59.2996079159998</text:p>
          </table:table-cell>
          <table:table-cell office:value-type="float" office:value="109518" calcext:value-type="float">
            <text:p>109518</text:p>
          </table:table-cell>
          <table:table-cell office:value-type="float" office:value="109179" calcext:value-type="float">
            <text:p>109179</text:p>
          </table:table-cell>
          <table:table-cell office:value-type="float" office:value="1.02705884124787" calcext:value-type="float">
            <text:p>1.02705884124787</text:p>
          </table:table-cell>
        </table:table-row>
        <table:table-row table:style-name="ro1">
          <table:table-cell office:value-type="float" office:value="59.408211558" calcext:value-type="float">
            <text:p>59.408211558</text:p>
          </table:table-cell>
          <table:table-cell office:value-type="float" office:value="105452" calcext:value-type="float">
            <text:p>105452</text:p>
          </table:table-cell>
          <table:table-cell office:value-type="float" office:value="109518" calcext:value-type="float">
            <text:p>109518</text:p>
          </table:table-cell>
          <table:table-cell office:value-type="float" office:value="1.0267752781265" calcext:value-type="float">
            <text:p>1.0267752781265</text:p>
          </table:table-cell>
        </table:table-row>
        <table:table-row table:style-name="ro1">
          <table:table-cell office:value-type="float" office:value="59.5236062720001" calcext:value-type="float">
            <text:p>59.5236062720001</text:p>
          </table:table-cell>
          <table:table-cell office:value-type="float" office:value="98522" calcext:value-type="float">
            <text:p>98522</text:p>
          </table:table-cell>
          <table:table-cell office:value-type="float" office:value="105452" calcext:value-type="float">
            <text:p>105452</text:p>
          </table:table-cell>
          <table:table-cell office:value-type="float" office:value="1.02654842762941" calcext:value-type="float">
            <text:p>1.02654842762941</text:p>
          </table:table-cell>
        </table:table-row>
        <table:table-row table:style-name="ro1">
          <table:table-cell office:value-type="float" office:value="59.641408896" calcext:value-type="float">
            <text:p>59.641408896</text:p>
          </table:table-cell>
          <table:table-cell office:value-type="float" office:value="92238" calcext:value-type="float">
            <text:p>92238</text:p>
          </table:table-cell>
          <table:table-cell office:value-type="float" office:value="98522" calcext:value-type="float">
            <text:p>98522</text:p>
          </table:table-cell>
          <table:table-cell office:value-type="float" office:value="1.02636694723173" calcext:value-type="float">
            <text:p>1.02636694723173</text:p>
          </table:table-cell>
        </table:table-row>
        <table:table-row table:style-name="ro1">
          <table:table-cell office:value-type="float" office:value="59.8056172860001" calcext:value-type="float">
            <text:p>59.8056172860001</text:p>
          </table:table-cell>
          <table:table-cell office:value-type="float" office:value="90604" calcext:value-type="float">
            <text:p>90604</text:p>
          </table:table-cell>
          <table:table-cell office:value-type="float" office:value="92238" calcext:value-type="float">
            <text:p>92238</text:p>
          </table:table-cell>
          <table:table-cell office:value-type="float" office:value="1.02622176291359" calcext:value-type="float">
            <text:p>1.02622176291359</text:p>
          </table:table-cell>
        </table:table-row>
        <table:table-row table:style-name="ro1">
          <table:table-cell office:value-type="float" office:value="59.9192327440001" calcext:value-type="float">
            <text:p>59.9192327440001</text:p>
          </table:table-cell>
          <table:table-cell office:value-type="float" office:value="95140" calcext:value-type="float">
            <text:p>95140</text:p>
          </table:table-cell>
          <table:table-cell office:value-type="float" office:value="90604" calcext:value-type="float">
            <text:p>90604</text:p>
          </table:table-cell>
          <table:table-cell office:value-type="float" office:value="1.02610561545908" calcext:value-type="float">
            <text:p>1.02610561545908</text:p>
          </table:table-cell>
        </table:table-row>
        <table:table-row table:style-name="ro1">
          <table:table-cell office:value-type="float" office:value="60.1350634559999" calcext:value-type="float">
            <text:p>60.1350634559999</text:p>
          </table:table-cell>
          <table:table-cell office:value-type="float" office:value="107503" calcext:value-type="float">
            <text:p>107503</text:p>
          </table:table-cell>
          <table:table-cell office:value-type="float" office:value="95140" calcext:value-type="float">
            <text:p>95140</text:p>
          </table:table-cell>
          <table:table-cell office:value-type="float" office:value="1.02427432287574" calcext:value-type="float">
            <text:p>1.02427432287574</text:p>
          </table:table-cell>
        </table:table-row>
        <table:table-row table:style-name="ro1">
          <table:table-cell office:value-type="float" office:value="60.2583748799998" calcext:value-type="float">
            <text:p>60.2583748799998</text:p>
          </table:table-cell>
          <table:table-cell office:value-type="float" office:value="109986" calcext:value-type="float">
            <text:p>109986</text:p>
          </table:table-cell>
          <table:table-cell office:value-type="float" office:value="107503" calcext:value-type="float">
            <text:p>107503</text:p>
          </table:table-cell>
          <table:table-cell office:value-type="float" office:value="1.0211001305695" calcext:value-type="float">
            <text:p>1.0211001305695</text:p>
          </table:table-cell>
        </table:table-row>
        <table:table-row table:style-name="ro1">
          <table:table-cell office:value-type="float" office:value="60.3791441610001" calcext:value-type="float">
            <text:p>60.3791441610001</text:p>
          </table:table-cell>
          <table:table-cell office:value-type="float" office:value="106884" calcext:value-type="float">
            <text:p>106884</text:p>
          </table:table-cell>
          <table:table-cell office:value-type="float" office:value="109986" calcext:value-type="float">
            <text:p>109986</text:p>
          </table:table-cell>
          <table:table-cell office:value-type="float" office:value="1.0185607767245" calcext:value-type="float">
            <text:p>1.0185607767245</text:p>
          </table:table-cell>
        </table:table-row>
        <table:table-row table:style-name="ro1">
          <table:table-cell office:value-type="float" office:value="60.556773322" calcext:value-type="float">
            <text:p>60.556773322</text:p>
          </table:table-cell>
          <table:table-cell office:value-type="float" office:value="96507" calcext:value-type="float">
            <text:p>96507</text:p>
          </table:table-cell>
          <table:table-cell office:value-type="float" office:value="106884" calcext:value-type="float">
            <text:p>106884</text:p>
          </table:table-cell>
          <table:table-cell office:value-type="float" office:value="1.01652929364851" calcext:value-type="float">
            <text:p>1.01652929364851</text:p>
          </table:table-cell>
        </table:table-row>
        <table:table-row table:style-name="ro1">
          <table:table-cell office:value-type="float" office:value="60.6695006509999" calcext:value-type="float">
            <text:p>60.6695006509999</text:p>
          </table:table-cell>
          <table:table-cell office:value-type="float" office:value="91252" calcext:value-type="float">
            <text:p>91252</text:p>
          </table:table-cell>
          <table:table-cell office:value-type="float" office:value="96507" calcext:value-type="float">
            <text:p>96507</text:p>
          </table:table-cell>
          <table:table-cell office:value-type="float" office:value="1.01490410718772" calcext:value-type="float">
            <text:p>1.01490410718772</text:p>
          </table:table-cell>
        </table:table-row>
        <table:table-row table:style-name="ro1">
          <table:table-cell office:value-type="float" office:value="60.7712923720001" calcext:value-type="float">
            <text:p>60.7712923720001</text:p>
          </table:table-cell>
          <table:table-cell office:value-type="float" office:value="90089" calcext:value-type="float">
            <text:p>90089</text:p>
          </table:table-cell>
          <table:table-cell office:value-type="float" office:value="78915" calcext:value-type="float">
            <text:p>78915</text:p>
          </table:table-cell>
          <table:table-cell office:value-type="float" office:value="1.01360395801908" calcext:value-type="float">
            <text:p>1.013603958019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6T19:16:51.044744784</dc:date>
    <meta:editing-duration>PT59S</meta:editing-duration>
    <meta:editing-cycles>1</meta:editing-cycles>
    <meta:document-statistic meta:table-count="1" meta:cell-count="1999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152cm" svg:height="20.534cm" xlink:href=".." xlink:type="simple" chart:class="chart:scatter" chart:style-name="ch1">
        <chart:legend chart:legend-position="end" svg:x="35.3cm" svg:y="9.968cm" style:legend-expansion="high" chart:style-name="ch2"/>
        <chart:plot-area chart:style-name="ch3" table:cell-range-address="data.A100:data.A500 data.D100:data.D500" svg:x="0.763cm" svg:y="0.41cm" svg:width="33.774cm" svg:height="19.714cm">
          <chart:coordinate-region svg:x="1.49cm" svg:y="0.61cm" svg:width="32.86cm" svg:height="18.8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D100:data.D500" chart:class="chart:scatter">
            <chart:domain table:cell-range-address="data.A100:data.A500"/>
            <chart:data-point chart:repeated="4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1210115979998">
                <text:p>13.1210115979998</text:p>
                <draw:g>
                  <svg:desc>data.A100:data.A500</svg:desc>
                </draw:g>
              </table:table-cell>
              <table:table-cell office:value-type="float" office:value="0.0000000212042627896865">
                <text:p>0.0000000212042627896865</text:p>
                <draw:g>
                  <svg:desc>data.D100:data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2255724229999">
                <text:p>13.2255724229999</text:p>
              </table:table-cell>
              <table:table-cell office:value-type="float" office:value="0.19200001696341">
                <text:p>0.19200001696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518878929999">
                <text:p>13.3518878929999</text:p>
              </table:table-cell>
              <table:table-cell office:value-type="float" office:value="0.347148400667502">
                <text:p>0.347148400667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4583239150002">
                <text:p>13.4583239150002</text:p>
              </table:table-cell>
              <table:table-cell office:value-type="float" office:value="0.471267107630776">
                <text:p>0.471267107630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5648496079998">
                <text:p>13.5648496079998</text:p>
              </table:table-cell>
              <table:table-cell office:value-type="float" office:value="0.570562073201395">
                <text:p>0.570562073201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6749702829998">
                <text:p>13.6749702829998</text:p>
              </table:table-cell>
              <table:table-cell office:value-type="float" office:value="0.64999804565789">
                <text:p>0.64999804565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789896621">
                <text:p>13.789896621</text:p>
              </table:table-cell>
              <table:table-cell office:value-type="float" office:value="0.715120387745825">
                <text:p>0.715120387745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9126640989998">
                <text:p>13.9126640989998</text:p>
              </table:table-cell>
              <table:table-cell office:value-type="float" office:value="0.767218261416172">
                <text:p>0.767218261416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0235310510002">
                <text:p>14.0235310510002</text:p>
              </table:table-cell>
              <table:table-cell office:value-type="float" office:value="0.80889656035245">
                <text:p>0.80889656035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1284644389998">
                <text:p>14.1284644389998</text:p>
              </table:table-cell>
              <table:table-cell office:value-type="float" office:value="0.842239199501472">
                <text:p>0.842239199501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24141091">
                <text:p>14.24141091</text:p>
              </table:table-cell>
              <table:table-cell office:value-type="float" office:value="0.86891331082069">
                <text:p>0.868913310820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3593579650001">
                <text:p>14.3593579650001</text:p>
              </table:table-cell>
              <table:table-cell office:value-type="float" office:value="0.890252599876064">
                <text:p>0.890252599876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4700289749999">
                <text:p>14.4700289749999</text:p>
              </table:table-cell>
              <table:table-cell office:value-type="float" office:value="0.907324031120364">
                <text:p>0.907324031120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5850121429999">
                <text:p>14.5850121429999</text:p>
              </table:table-cell>
              <table:table-cell office:value-type="float" office:value="0.920981176115803">
                <text:p>0.9209811761158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6893263860002">
                <text:p>14.6893263860002</text:p>
              </table:table-cell>
              <table:table-cell office:value-type="float" office:value="0.933506252368052">
                <text:p>0.933506252368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79148992">
                <text:p>14.79148992</text:p>
              </table:table-cell>
              <table:table-cell office:value-type="float" office:value="0.943526313369852">
                <text:p>0.9435263133698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9061896160001">
                <text:p>14.9061896160001</text:p>
              </table:table-cell>
              <table:table-cell office:value-type="float" office:value="0.951542362171291">
                <text:p>0.951542362171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0162519410001">
                <text:p>15.0162519410001</text:p>
              </table:table-cell>
              <table:table-cell office:value-type="float" office:value="0.957955201212443">
                <text:p>0.9579552012124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11787723">
                <text:p>15.11787723</text:p>
              </table:table-cell>
              <table:table-cell office:value-type="float" office:value="0.963085472445364">
                <text:p>0.963085472445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236228538">
                <text:p>15.236228538</text:p>
              </table:table-cell>
              <table:table-cell office:value-type="float" office:value="0.968815485394308">
                <text:p>0.968815485394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3560937910001">
                <text:p>15.3560937910001</text:p>
              </table:table-cell>
              <table:table-cell office:value-type="float" office:value="0.973399495753463">
                <text:p>0.9733994957534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4633959299999">
                <text:p>15.4633959299999</text:p>
              </table:table-cell>
              <table:table-cell office:value-type="float" office:value="0.977066704040787">
                <text:p>0.9770667040407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6377610099999">
                <text:p>15.6377610099999</text:p>
              </table:table-cell>
              <table:table-cell office:value-type="float" office:value="0.97837467470804">
                <text:p>0.978374674708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74957348">
                <text:p>15.74957348</text:p>
              </table:table-cell>
              <table:table-cell office:value-type="float" office:value="0.979421051241842">
                <text:p>0.9794210512418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850920457">
                <text:p>15.850920457</text:p>
              </table:table-cell>
              <table:table-cell office:value-type="float" office:value="0.980258152468883">
                <text:p>0.9802581524688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972264262">
                <text:p>15.972264262</text:p>
              </table:table-cell>
              <table:table-cell office:value-type="float" office:value="0.980927833450516">
                <text:p>0.9809278334505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0903047480001">
                <text:p>16.0903047480001</text:p>
              </table:table-cell>
              <table:table-cell office:value-type="float" office:value="0.981463578235823">
                <text:p>0.9814635782358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194824573">
                <text:p>16.194824573</text:p>
              </table:table-cell>
              <table:table-cell office:value-type="float" office:value="0.981892174064068">
                <text:p>0.9818921740640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3052208009999">
                <text:p>16.3052208009999</text:p>
              </table:table-cell>
              <table:table-cell office:value-type="float" office:value="0.982235050726665">
                <text:p>0.982235050726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4362377829998">
                <text:p>16.4362377829998</text:p>
              </table:table-cell>
              <table:table-cell office:value-type="float" office:value="0.982509352056742">
                <text:p>0.9825093520567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551357583">
                <text:p>16.551357583</text:p>
              </table:table-cell>
              <table:table-cell office:value-type="float" office:value="0.982728793120803">
                <text:p>0.9827287931208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6522927360002">
                <text:p>16.6522927360002</text:p>
              </table:table-cell>
              <table:table-cell office:value-type="float" office:value="0.982904345972052">
                <text:p>0.9829043459720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7633718890002">
                <text:p>16.7633718890002</text:p>
              </table:table-cell>
              <table:table-cell office:value-type="float" office:value="0.983044788253052">
                <text:p>0.9830447882530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897275067">
                <text:p>16.897275067</text:p>
              </table:table-cell>
              <table:table-cell office:value-type="float" office:value="0.983157142077851">
                <text:p>0.9831571420778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0162706309998">
                <text:p>17.0162706309998</text:p>
              </table:table-cell>
              <table:table-cell office:value-type="float" office:value="0.983247025137691">
                <text:p>0.9832470251376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1187691380001">
                <text:p>17.1187691380001</text:p>
              </table:table-cell>
              <table:table-cell office:value-type="float" office:value="0.983318931585563">
                <text:p>0.9833189315855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2237857780001">
                <text:p>17.2237857780001</text:p>
              </table:table-cell>
              <table:table-cell office:value-type="float" office:value="0.98337645674386">
                <text:p>0.983376456743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3438595819998">
                <text:p>17.3438595819998</text:p>
              </table:table-cell>
              <table:table-cell office:value-type="float" office:value="0.983422476870498">
                <text:p>0.9834224768704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460331364">
                <text:p>17.460331364</text:p>
              </table:table-cell>
              <table:table-cell office:value-type="float" office:value="0.983459292971808">
                <text:p>0.9834592929718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583044682">
                <text:p>17.583044682</text:p>
              </table:table-cell>
              <table:table-cell office:value-type="float" office:value="0.983488745852857">
                <text:p>0.9834887458528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6848930629999">
                <text:p>17.6848930629999</text:p>
              </table:table-cell>
              <table:table-cell office:value-type="float" office:value="0.983512308157695">
                <text:p>0.9835123081576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8007531190001">
                <text:p>17.8007531190001</text:p>
              </table:table-cell>
              <table:table-cell office:value-type="float" office:value="0.983531158001566">
                <text:p>0.9835311580015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9159295089999">
                <text:p>17.9159295089999</text:p>
              </table:table-cell>
              <table:table-cell office:value-type="float" office:value="0.983546237876663">
                <text:p>0.9835462378766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018612978">
                <text:p>18.018612978</text:p>
              </table:table-cell>
              <table:table-cell office:value-type="float" office:value="0.98355830177674">
                <text:p>0.983558301776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1216524400002">
                <text:p>18.1216524400002</text:p>
              </table:table-cell>
              <table:table-cell office:value-type="float" office:value="0.983567952896802">
                <text:p>0.9835679528968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2355444790001">
                <text:p>18.2355444790001</text:p>
              </table:table-cell>
              <table:table-cell office:value-type="float" office:value="0.983575673792851">
                <text:p>0.9835756737928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3510508220002">
                <text:p>18.3510508220002</text:p>
              </table:table-cell>
              <table:table-cell office:value-type="float" office:value="0.983581850509691">
                <text:p>0.9835818505096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4661985319999">
                <text:p>18.4661985319999</text:p>
              </table:table-cell>
              <table:table-cell office:value-type="float" office:value="0.983586791883163">
                <text:p>0.9835867918831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569138413">
                <text:p>18.569138413</text:p>
              </table:table-cell>
              <table:table-cell office:value-type="float" office:value="0.985216540944547">
                <text:p>0.9852165409445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671345617">
                <text:p>18.671345617</text:p>
              </table:table-cell>
              <table:table-cell office:value-type="float" office:value="0.986520340193654">
                <text:p>0.9865203401936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8088591969999">
                <text:p>18.8088591969999</text:p>
              </table:table-cell>
              <table:table-cell office:value-type="float" office:value="0.985937583630333">
                <text:p>0.985937583630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9273393170001">
                <text:p>18.9273393170001</text:p>
              </table:table-cell>
              <table:table-cell office:value-type="float" office:value="0.985471378379676">
                <text:p>0.9854713783796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.1929455929999">
                <text:p>19.1929455929999</text:p>
              </table:table-cell>
              <table:table-cell office:value-type="float" office:value="0.985098414179151">
                <text:p>0.9850984141791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3136980730001">
                <text:p>19.3136980730001</text:p>
              </table:table-cell>
              <table:table-cell office:value-type="float" office:value="0.984800042818731">
                <text:p>0.9848000428187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4145337760001">
                <text:p>19.4145337760001</text:p>
              </table:table-cell>
              <table:table-cell office:value-type="float" office:value="0.984561345730394">
                <text:p>0.9845613457303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5266544589999">
                <text:p>19.5266544589999</text:p>
              </table:table-cell>
              <table:table-cell office:value-type="float" office:value="0.984370388059725">
                <text:p>0.9843703880597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6323347140001">
                <text:p>19.6323347140001</text:p>
              </table:table-cell>
              <table:table-cell office:value-type="float" office:value="0.98421762192319">
                <text:p>0.984217621923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7503991200001">
                <text:p>19.7503991200001</text:p>
              </table:table-cell>
              <table:table-cell office:value-type="float" office:value="0.984095409013962">
                <text:p>0.9840954090139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669524329998">
                <text:p>19.8669524329998</text:p>
              </table:table-cell>
              <table:table-cell office:value-type="float" office:value="0.985623434649186">
                <text:p>0.9856234346491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988663652">
                <text:p>19.988663652</text:p>
              </table:table-cell>
              <table:table-cell office:value-type="float" office:value="0.986845855157365">
                <text:p>0.9868458551573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.098610685">
                <text:p>20.098610685</text:p>
              </table:table-cell>
              <table:table-cell office:value-type="float" office:value="0.987823791563909">
                <text:p>0.987823791563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.2113081940001">
                <text:p>20.2113081940001</text:p>
              </table:table-cell>
              <table:table-cell office:value-type="float" office:value="0.990259033251127">
                <text:p>0.9902590332511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3402552869998">
                <text:p>20.3402552869998</text:p>
              </table:table-cell>
              <table:table-cell office:value-type="float" office:value="0.992207226600902">
                <text:p>0.9922072266009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4594482030002">
                <text:p>20.4594482030002</text:p>
              </table:table-cell>
              <table:table-cell office:value-type="float" office:value="0.995446453549629">
                <text:p>0.9954464535496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594426871">
                <text:p>20.594426871</text:p>
              </table:table-cell>
              <table:table-cell office:value-type="float" office:value="0.998037835108611">
                <text:p>0.9980378351086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7120889540001">
                <text:p>20.7120889540001</text:p>
              </table:table-cell>
              <table:table-cell office:value-type="float" office:value="1.0001109403558">
                <text:p>1.00011094035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8214721019999">
                <text:p>20.8214721019999</text:p>
              </table:table-cell>
              <table:table-cell office:value-type="float" office:value="1.00176942455354">
                <text:p>1.001769424553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930078414">
                <text:p>20.930078414</text:p>
              </table:table-cell>
              <table:table-cell office:value-type="float" office:value="1.00309621191174">
                <text:p>1.003096211911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0453427950001">
                <text:p>21.0453427950001</text:p>
              </table:table-cell>
              <table:table-cell office:value-type="float" office:value="1.00586680003787">
                <text:p>1.005866800037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163831245">
                <text:p>21.163831245</text:p>
              </table:table-cell>
              <table:table-cell office:value-type="float" office:value="1.00808327053877">
                <text:p>1.008083270538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2726092779999">
                <text:p>21.2726092779999</text:p>
              </table:table-cell>
              <table:table-cell office:value-type="float" office:value="1.01159482155922">
                <text:p>1.011594821559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3842455670001">
                <text:p>21.3842455670001</text:p>
              </table:table-cell>
              <table:table-cell office:value-type="float" office:value="1.01266568775585">
                <text:p>1.012665687755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5149988469998">
                <text:p>21.5149988469998</text:p>
              </table:table-cell>
              <table:table-cell office:value-type="float" office:value="1.01352238071316">
                <text:p>1.013522380713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626928998">
                <text:p>21.626928998</text:p>
              </table:table-cell>
              <table:table-cell office:value-type="float" office:value="1.014207735079">
                <text:p>1.0142077350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7375218870002">
                <text:p>21.7375218870002</text:p>
              </table:table-cell>
              <table:table-cell office:value-type="float" office:value="1.01475601857167">
                <text:p>1.014756018571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8390596459999">
                <text:p>21.8390596459999</text:p>
              </table:table-cell>
              <table:table-cell office:value-type="float" office:value="1.01519464536581">
                <text:p>1.015194645365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9533871889998">
                <text:p>21.9533871889998</text:p>
              </table:table-cell>
              <table:table-cell office:value-type="float" office:value="1.01554554680113">
                <text:p>1.01554554680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.0916046749999">
                <text:p>22.0916046749999</text:p>
              </table:table-cell>
              <table:table-cell office:value-type="float" office:value="1.01582626794938">
                <text:p>1.015826267949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.200747632">
                <text:p>22.200747632</text:p>
              </table:table-cell>
              <table:table-cell office:value-type="float" office:value="1.01778921948771">
                <text:p>1.017789219487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.302512322">
                <text:p>22.302512322</text:p>
              </table:table-cell>
              <table:table-cell office:value-type="float" office:value="1.01935958071837">
                <text:p>1.019359580718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.4255203729999">
                <text:p>22.4255203729999</text:p>
              </table:table-cell>
              <table:table-cell office:value-type="float" office:value="1.0206158697029">
                <text:p>1.02061586970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.5541850139998">
                <text:p>22.5541850139998</text:p>
              </table:table-cell>
              <table:table-cell office:value-type="float" office:value="1.02162090089053">
                <text:p>1.021620900890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.6695071049999">
                <text:p>22.6695071049999</text:p>
              </table:table-cell>
              <table:table-cell office:value-type="float" office:value="1.02242492584063">
                <text:p>1.022424925840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.836813202">
                <text:p>22.836813202</text:p>
              </table:table-cell>
              <table:table-cell office:value-type="float" office:value="1.02132977118098">
                <text:p>1.021329771180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.94500629">
                <text:p>22.94500629</text:p>
              </table:table-cell>
              <table:table-cell office:value-type="float" office:value="1.02045364745325">
                <text:p>1.020453647453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.1615365070002">
                <text:p>23.1615365070002</text:p>
              </table:table-cell>
              <table:table-cell office:value-type="float" office:value="1.01804359023151">
                <text:p>1.018043590231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.2768608490001">
                <text:p>23.2768608490001</text:p>
              </table:table-cell>
              <table:table-cell office:value-type="float" office:value="1.01611554445412">
                <text:p>1.016115544454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3782290260001">
                <text:p>23.3782290260001</text:p>
              </table:table-cell>
              <table:table-cell office:value-type="float" office:value="1.0145731078322">
                <text:p>1.01457310783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.484231164">
                <text:p>23.484231164</text:p>
              </table:table-cell>
              <table:table-cell office:value-type="float" office:value="1.01504831677424">
                <text:p>1.015048316774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.61448995">
                <text:p>23.61448995</text:p>
              </table:table-cell>
              <table:table-cell office:value-type="float" office:value="1.0137193256883">
                <text:p>1.01371932568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.732373194">
                <text:p>23.732373194</text:p>
              </table:table-cell>
              <table:table-cell office:value-type="float" office:value="1.01265613281954">
                <text:p>1.012656132819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.8377552070001">
                <text:p>23.8377552070001</text:p>
              </table:table-cell>
              <table:table-cell office:value-type="float" office:value="1.01351473676411">
                <text:p>1.013514736764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9390506529999">
                <text:p>23.9390506529999</text:p>
              </table:table-cell>
              <table:table-cell office:value-type="float" office:value="1.01420161991976">
                <text:p>1.014201619919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0513675080001">
                <text:p>24.0513675080001</text:p>
              </table:table-cell>
              <table:table-cell office:value-type="float" office:value="1.01825784765995">
                <text:p>1.018257847659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1771240130001">
                <text:p>24.1771240130001</text:p>
              </table:table-cell>
              <table:table-cell office:value-type="float" office:value="1.01973448325616">
                <text:p>1.019734483256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.29073548">
                <text:p>24.29073548</text:p>
              </table:table-cell>
              <table:table-cell office:value-type="float" office:value="1.02091579173314">
                <text:p>1.020915791733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399427632">
                <text:p>24.399427632</text:p>
              </table:table-cell>
              <table:table-cell office:value-type="float" office:value="1.02186083851471">
                <text:p>1.021860838514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5195486570001">
                <text:p>24.5195486570001</text:p>
              </table:table-cell>
              <table:table-cell office:value-type="float" office:value="1.02261687593998">
                <text:p>1.02261687593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6354833139999">
                <text:p>24.6354833139999</text:p>
              </table:table-cell>
              <table:table-cell office:value-type="float" office:value="1.02322170588019">
                <text:p>1.023221705880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.737741039">
                <text:p>24.737741039</text:p>
              </table:table-cell>
              <table:table-cell office:value-type="float" office:value="1.02370556983235">
                <text:p>1.023705569832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.8424673760001">
                <text:p>24.8424673760001</text:p>
              </table:table-cell>
              <table:table-cell office:value-type="float" office:value="1.02409266099409">
                <text:p>1.024092660994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9566055270002">
                <text:p>24.9566055270002</text:p>
              </table:table-cell>
              <table:table-cell office:value-type="float" office:value="1.02440233392348">
                <text:p>1.024402333923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0815679349998">
                <text:p>25.0815679349998</text:p>
              </table:table-cell>
              <table:table-cell office:value-type="float" office:value="1.02465007226699">
                <text:p>1.024650072266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1976901839998">
                <text:p>25.1976901839998</text:p>
              </table:table-cell>
              <table:table-cell office:value-type="float" office:value="1.02484826294179">
                <text:p>1.024848262941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.3036030520002">
                <text:p>25.3036030520002</text:p>
              </table:table-cell>
              <table:table-cell office:value-type="float" office:value="1.02500681548164">
                <text:p>1.025006815481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.4204287769999">
                <text:p>25.4204287769999</text:p>
              </table:table-cell>
              <table:table-cell office:value-type="float" office:value="1.02513365751352">
                <text:p>1.025133657513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.5504388099998">
                <text:p>25.5504388099998</text:p>
              </table:table-cell>
              <table:table-cell office:value-type="float" office:value="1.02523513113902">
                <text:p>1.025235131139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.662867686">
                <text:p>25.662867686</text:p>
              </table:table-cell>
              <table:table-cell office:value-type="float" office:value="1.02531631003942">
                <text:p>1.025316310039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.7643910349998">
                <text:p>25.7643910349998</text:p>
              </table:table-cell>
              <table:table-cell office:value-type="float" office:value="1.02538125315974">
                <text:p>1.025381253159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8759128520001">
                <text:p>25.8759128520001</text:p>
              </table:table-cell>
              <table:table-cell office:value-type="float" office:value="1.025433207656">
                <text:p>1.0254332076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.077100772">
                <text:p>26.077100772</text:p>
              </table:table-cell>
              <table:table-cell office:value-type="float" office:value="1.02373639663327">
                <text:p>1.023736396633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1954894619998">
                <text:p>26.1954894619998</text:p>
              </table:table-cell>
              <table:table-cell office:value-type="float" office:value="1.02237894781509">
                <text:p>1.022378947815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4078843120001">
                <text:p>26.4078843120001</text:p>
              </table:table-cell>
              <table:table-cell office:value-type="float" office:value="1.01958383052098">
                <text:p>1.019583830520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544640656">
                <text:p>26.544640656</text:p>
              </table:table-cell>
              <table:table-cell office:value-type="float" office:value="1.01734773668569">
                <text:p>1.017347736685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648052261">
                <text:p>26.648052261</text:p>
              </table:table-cell>
              <table:table-cell office:value-type="float" office:value="1.01555886161746">
                <text:p>1.015558861617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7500098129999">
                <text:p>26.7500098129999</text:p>
              </table:table-cell>
              <table:table-cell office:value-type="float" office:value="1.01412776156288">
                <text:p>1.014127761562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8613932600001">
                <text:p>26.8613932600001</text:p>
              </table:table-cell>
              <table:table-cell office:value-type="float" office:value="1.01298288151921">
                <text:p>1.012982881519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9912822820002">
                <text:p>26.9912822820002</text:p>
              </table:table-cell>
              <table:table-cell office:value-type="float" office:value="1.01206697748428">
                <text:p>1.012066977484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.1119615120001">
                <text:p>27.1119615120001</text:p>
              </table:table-cell>
              <table:table-cell office:value-type="float" office:value="1.01133425425633">
                <text:p>1.011334254256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.228922368">
                <text:p>27.228922368</text:p>
              </table:table-cell>
              <table:table-cell office:value-type="float" office:value="1.01074807567397">
                <text:p>1.010748075673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.3332284510002">
                <text:p>27.3332284510002</text:p>
              </table:table-cell>
              <table:table-cell office:value-type="float" office:value="1.01027913280808">
                <text:p>1.010279132808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.4535021070001">
                <text:p>27.4535021070001</text:p>
              </table:table-cell>
              <table:table-cell office:value-type="float" office:value="1.00990397851537">
                <text:p>1.009903978515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.5749276239999">
                <text:p>27.5749276239999</text:p>
              </table:table-cell>
              <table:table-cell office:value-type="float" office:value="1.00960385508121">
                <text:p>1.009603855081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.6766085939998">
                <text:p>27.6766085939998</text:p>
              </table:table-cell>
              <table:table-cell office:value-type="float" office:value="1.00936375633387">
                <text:p>1.009363756333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.777768769">
                <text:p>27.777768769</text:p>
              </table:table-cell>
              <table:table-cell office:value-type="float" office:value="1.00917167733601">
                <text:p>1.009171677336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.8923865940001">
                <text:p>27.8923865940001</text:p>
              </table:table-cell>
              <table:table-cell office:value-type="float" office:value="1.00901801413771">
                <text:p>1.009018014137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.0096121930001">
                <text:p>28.0096121930001</text:p>
              </table:table-cell>
              <table:table-cell office:value-type="float" office:value="1.00889508357908">
                <text:p>1.008895083579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.1219199379998">
                <text:p>28.1219199379998</text:p>
              </table:table-cell>
              <table:table-cell office:value-type="float" office:value="1.00879673913217">
                <text:p>1.008796739132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.2295949919999">
                <text:p>28.2295949919999</text:p>
              </table:table-cell>
              <table:table-cell office:value-type="float" office:value="1.01042722181421">
                <text:p>1.010427221814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.3407768960001">
                <text:p>28.3407768960001</text:p>
              </table:table-cell>
              <table:table-cell office:value-type="float" office:value="1.01173160795984">
                <text:p>1.011731607959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.445265331">
                <text:p>28.445265331</text:p>
              </table:table-cell>
              <table:table-cell office:value-type="float" office:value="1.01277511687635">
                <text:p>1.012775116876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.5635980000002">
                <text:p>28.5635980000002</text:p>
              </table:table-cell>
              <table:table-cell office:value-type="float" office:value="1.01190076576999">
                <text:p>1.011900765769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6663407790002">
                <text:p>28.6663407790002</text:p>
              </table:table-cell>
              <table:table-cell office:value-type="float" office:value="1.01291044312446">
                <text:p>1.012910443124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7677456370002">
                <text:p>28.7677456370002</text:p>
              </table:table-cell>
              <table:table-cell office:value-type="float" office:value="1.01371818500805">
                <text:p>1.013718185008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.8748202249999">
                <text:p>28.8748202249999</text:p>
              </table:table-cell>
              <table:table-cell office:value-type="float" office:value="1.01436437851491">
                <text:p>1.014364378514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.9932771150002">
                <text:p>28.9932771150002</text:p>
              </table:table-cell>
              <table:table-cell office:value-type="float" office:value="1.0148813333204">
                <text:p>1.01488133332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.0968004010001">
                <text:p>29.0968004010001</text:p>
              </table:table-cell>
              <table:table-cell office:value-type="float" office:value="1.0152948971648">
                <text:p>1.01529489716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1980929169999">
                <text:p>29.1980929169999</text:p>
              </table:table-cell>
              <table:table-cell office:value-type="float" office:value="1.01562574824031">
                <text:p>1.015625748240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.3087070369998">
                <text:p>29.3087070369998</text:p>
              </table:table-cell>
              <table:table-cell office:value-type="float" office:value="1.01589042910072">
                <text:p>1.015890429100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.4269203650001">
                <text:p>29.4269203650001</text:p>
              </table:table-cell>
              <table:table-cell office:value-type="float" office:value="1.01610217378905">
                <text:p>1.016102173789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.5414574699998">
                <text:p>29.5414574699998</text:p>
              </table:table-cell>
              <table:table-cell office:value-type="float" office:value="1.01627156953972">
                <text:p>1.016271569539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.643412632">
                <text:p>29.643412632</text:p>
              </table:table-cell>
              <table:table-cell office:value-type="float" office:value="1.01640708614025">
                <text:p>1.01640708614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.815101358">
                <text:p>29.815101358</text:p>
              </table:table-cell>
              <table:table-cell office:value-type="float" office:value="1.01651549942067">
                <text:p>1.016515499420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.9352922839998">
                <text:p>29.9352922839998</text:p>
              </table:table-cell>
              <table:table-cell office:value-type="float" office:value="1.01489307180545">
                <text:p>1.014893071805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.1328594810002">
                <text:p>30.1328594810002</text:p>
              </table:table-cell>
              <table:table-cell office:value-type="float" office:value="1.01359512971327">
                <text:p>1.013595129713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.2527562139999">
                <text:p>30.2527562139999</text:p>
              </table:table-cell>
              <table:table-cell office:value-type="float" office:value="1.01087610377061">
                <text:p>1.010876103770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.3637057870001">
                <text:p>30.3637057870001</text:p>
              </table:table-cell>
              <table:table-cell office:value-type="float" office:value="1.0103815552854">
                <text:p>1.01038155528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4877803969998">
                <text:p>30.4877803969998</text:p>
              </table:table-cell>
              <table:table-cell office:value-type="float" office:value="1.00830524422832">
                <text:p>1.008305244228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.598960542">
                <text:p>30.598960542</text:p>
              </table:table-cell>
              <table:table-cell office:value-type="float" office:value="1.00664419538265">
                <text:p>1.006644195382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8071079639999">
                <text:p>30.8071079639999</text:p>
              </table:table-cell>
              <table:table-cell office:value-type="float" office:value="1.00531535630612">
                <text:p>1.005315356306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9349083279999">
                <text:p>30.9349083279999</text:p>
              </table:table-cell>
              <table:table-cell office:value-type="float" office:value="1.00259939248292">
                <text:p>1.002599392482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0422744090001">
                <text:p>31.0422744090001</text:p>
              </table:table-cell>
              <table:table-cell office:value-type="float" office:value="1.00376018625524">
                <text:p>1.003760186255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.1436332960002">
                <text:p>31.1436332960002</text:p>
              </table:table-cell>
              <table:table-cell office:value-type="float" office:value="1.0046888212731">
                <text:p>1.00468882127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.2577803270001">
                <text:p>31.2577803270001</text:p>
              </table:table-cell>
              <table:table-cell office:value-type="float" office:value="1.00543172928739">
                <text:p>1.005431729287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.389561036">
                <text:p>31.389561036</text:p>
              </table:table-cell>
              <table:table-cell office:value-type="float" office:value="1.00602605569882">
                <text:p>1.006026055698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4942133330001">
                <text:p>31.4942133330001</text:p>
              </table:table-cell>
              <table:table-cell office:value-type="float" office:value="1.00650151682796">
                <text:p>1.006501516827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5953379580001">
                <text:p>31.5953379580001</text:p>
              </table:table-cell>
              <table:table-cell office:value-type="float" office:value="1.00688188573128">
                <text:p>1.006881885731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702147553">
                <text:p>31.702147553</text:p>
              </table:table-cell>
              <table:table-cell office:value-type="float" office:value="1.00718618085393">
                <text:p>1.007186180853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8344241469999">
                <text:p>31.8344241469999</text:p>
              </table:table-cell>
              <table:table-cell office:value-type="float" office:value="1.00742961695205">
                <text:p>1.007429616952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.958725899">
                <text:p>31.958725899</text:p>
              </table:table-cell>
              <table:table-cell office:value-type="float" office:value="1.00762436583055">
                <text:p>1.007624365830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0838407790002">
                <text:p>32.0838407790002</text:p>
              </table:table-cell>
              <table:table-cell office:value-type="float" office:value="1.00778016493335">
                <text:p>1.007780164933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2039312729999">
                <text:p>32.2039312729999</text:p>
              </table:table-cell>
              <table:table-cell office:value-type="float" office:value="1.00790480421558">
                <text:p>1.007904804215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312372464">
                <text:p>32.312372464</text:p>
              </table:table-cell>
              <table:table-cell office:value-type="float" office:value="1.00800451564138">
                <text:p>1.008004515641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4393752299998">
                <text:p>32.4393752299998</text:p>
              </table:table-cell>
              <table:table-cell office:value-type="float" office:value="1.00808428478201">
                <text:p>1.008084284782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.554949894">
                <text:p>32.554949894</text:p>
              </table:table-cell>
              <table:table-cell office:value-type="float" office:value="1.00814810009451">
                <text:p>1.008148100094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.7595238049998">
                <text:p>32.7595238049998</text:p>
              </table:table-cell>
              <table:table-cell office:value-type="float" office:value="1.00651848007561">
                <text:p>1.006518480075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.8847821459999">
                <text:p>32.8847821459999</text:p>
              </table:table-cell>
              <table:table-cell office:value-type="float" office:value="1.00521478406049">
                <text:p>1.005214784060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.9925026599999">
                <text:p>32.9925026599999</text:p>
              </table:table-cell>
              <table:table-cell office:value-type="float" office:value="1.00417182724839">
                <text:p>1.004171827248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093997858">
                <text:p>33.093997858</text:p>
              </table:table-cell>
              <table:table-cell office:value-type="float" office:value="1.00333746179871">
                <text:p>1.003337461798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.2037672199999">
                <text:p>33.2037672199999</text:p>
              </table:table-cell>
              <table:table-cell office:value-type="float" office:value="1.00266996943897">
                <text:p>1.002669969438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.327128464">
                <text:p>33.327128464</text:p>
              </table:table-cell>
              <table:table-cell office:value-type="float" office:value="1.00213597555118">
                <text:p>1.002135975551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3.44510446">
                <text:p>33.44510446</text:p>
              </table:table-cell>
              <table:table-cell office:value-type="float" office:value="1.00170878044094">
                <text:p>1.001708780440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.5487254469999">
                <text:p>33.5487254469999</text:p>
              </table:table-cell>
              <table:table-cell office:value-type="float" office:value="1.00136702435275">
                <text:p>1.001367024352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.7139371049998">
                <text:p>33.7139371049998</text:p>
              </table:table-cell>
              <table:table-cell office:value-type="float" office:value="1.0010936194822">
                <text:p>1.00109361948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3.8203131669998">
                <text:p>33.8203131669998</text:p>
              </table:table-cell>
              <table:table-cell office:value-type="float" office:value="1.00087489558576">
                <text:p>1.000874895585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.037730943">
                <text:p>34.037730943</text:p>
              </table:table-cell>
              <table:table-cell office:value-type="float" office:value="0.999047023906626">
                <text:p>0.9990470239066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.160536032">
                <text:p>34.160536032</text:p>
              </table:table-cell>
              <table:table-cell office:value-type="float" office:value="0.997584726563318">
                <text:p>0.997584726563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.2637989260002">
                <text:p>34.2637989260002</text:p>
              </table:table-cell>
              <table:table-cell office:value-type="float" office:value="0.996414888688671">
                <text:p>0.9964148886886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.367785977">
                <text:p>34.367785977</text:p>
              </table:table-cell>
              <table:table-cell office:value-type="float" office:value="0.995479018388953">
                <text:p>0.9954790183889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.5013667819999">
                <text:p>34.5013667819999</text:p>
              </table:table-cell>
              <table:table-cell office:value-type="float" office:value="0.994730322149179">
                <text:p>0.9947303221491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.6148131969999">
                <text:p>34.6148131969999</text:p>
              </table:table-cell>
              <table:table-cell office:value-type="float" office:value="0.99413136515736">
                <text:p>0.994131365157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.7177236879998">
                <text:p>34.7177236879998</text:p>
              </table:table-cell>
              <table:table-cell office:value-type="float" office:value="0.993652199563904">
                <text:p>0.9936521995639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.8387413410001">
                <text:p>34.8387413410001</text:p>
              </table:table-cell>
              <table:table-cell office:value-type="float" office:value="0.99326886708914">
                <text:p>0.993268867089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.9693315999998">
                <text:p>34.9693315999998</text:p>
              </table:table-cell>
              <table:table-cell office:value-type="float" office:value="0.992962201109329">
                <text:p>0.9929622011093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.0823334809998">
                <text:p>35.0823334809998</text:p>
              </table:table-cell>
              <table:table-cell office:value-type="float" office:value="0.994369760887463">
                <text:p>0.9943697608874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.184539585">
                <text:p>35.184539585</text:p>
              </table:table-cell>
              <table:table-cell office:value-type="float" office:value="0.99549580870997">
                <text:p>0.995495808709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.310318501">
                <text:p>35.310318501</text:p>
              </table:table-cell>
              <table:table-cell office:value-type="float" office:value="0.996396646967976">
                <text:p>0.9963966469679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.4485899679999">
                <text:p>35.4485899679999</text:p>
              </table:table-cell>
              <table:table-cell office:value-type="float" office:value="0.997117317574381">
                <text:p>0.9971173175743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.5656783260001">
                <text:p>35.5656783260001</text:p>
              </table:table-cell>
              <table:table-cell office:value-type="float" office:value="0.997693854059505">
                <text:p>0.9976938540595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.6671374940001">
                <text:p>35.6671374940001</text:p>
              </table:table-cell>
              <table:table-cell office:value-type="float" office:value="0.998155083247604">
                <text:p>0.9981550832476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.7718856309998">
                <text:p>35.7718856309998</text:p>
              </table:table-cell>
              <table:table-cell office:value-type="float" office:value="0.998524066598083">
                <text:p>0.9985240665980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.9140577939997">
                <text:p>35.9140577939997</text:p>
              </table:table-cell>
              <table:table-cell office:value-type="float" office:value="0.998819253278467">
                <text:p>0.9988192532784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6.0310609909998">
                <text:p>36.0310609909998</text:p>
              </table:table-cell>
              <table:table-cell office:value-type="float" office:value="0.999055402622773">
                <text:p>0.9990554026227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.1326824799999">
                <text:p>36.1326824799999</text:p>
              </table:table-cell>
              <table:table-cell office:value-type="float" office:value="0.999244322098219">
                <text:p>0.9992443220982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.242034329">
                <text:p>36.242034329</text:p>
              </table:table-cell>
              <table:table-cell office:value-type="float" office:value="0.999395457678575">
                <text:p>0.9993954576785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.3796497100002">
                <text:p>36.3796497100002</text:p>
              </table:table-cell>
              <table:table-cell office:value-type="float" office:value="0.99951636614286">
                <text:p>0.999516366142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.5025685000001">
                <text:p>36.5025685000001</text:p>
              </table:table-cell>
              <table:table-cell office:value-type="float" office:value="0.999613092914288">
                <text:p>0.9996130929142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.6202629939999">
                <text:p>36.6202629939999</text:p>
              </table:table-cell>
              <table:table-cell office:value-type="float" office:value="0.999690474331431">
                <text:p>0.9996904743314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.7266048050001">
                <text:p>36.7266048050001</text:p>
              </table:table-cell>
              <table:table-cell office:value-type="float" office:value="0.999752379465144">
                <text:p>0.9997523794651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.8285959780001">
                <text:p>36.8285959780001</text:p>
              </table:table-cell>
              <table:table-cell office:value-type="float" office:value="0.999801903572116">
                <text:p>0.9998019035721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.9364213829999">
                <text:p>36.9364213829999</text:p>
              </table:table-cell>
              <table:table-cell office:value-type="float" office:value="0.999841522857693">
                <text:p>0.9998415228576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.0616208830002">
                <text:p>37.0616208830002</text:p>
              </table:table-cell>
              <table:table-cell office:value-type="float" office:value="0.999873218286154">
                <text:p>0.9998732182861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7.1801462039998">
                <text:p>37.1801462039998</text:p>
              </table:table-cell>
              <table:table-cell office:value-type="float" office:value="0.999898574628923">
                <text:p>0.9998985746289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7.2991010380001">
                <text:p>37.2991010380001</text:p>
              </table:table-cell>
              <table:table-cell office:value-type="float" office:value="0.999918859703139">
                <text:p>0.9999188597031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7.474576269">
                <text:p>37.474576269</text:p>
              </table:table-cell>
              <table:table-cell office:value-type="float" office:value="0.998282195200528">
                <text:p>0.9982821952005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7.5951717180001">
                <text:p>37.5951717180001</text:p>
              </table:table-cell>
              <table:table-cell office:value-type="float" office:value="0.996972863598439">
                <text:p>0.9969728635984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.71385298">
                <text:p>37.71385298</text:p>
              </table:table-cell>
              <table:table-cell office:value-type="float" office:value="0.995925398316768">
                <text:p>0.9959253983167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7.8261312949999">
                <text:p>37.8261312949999</text:p>
              </table:table-cell>
              <table:table-cell office:value-type="float" office:value="0.995087426091431">
                <text:p>0.9950874260914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7.9285465309999">
                <text:p>37.9285465309999</text:p>
              </table:table-cell>
              <table:table-cell office:value-type="float" office:value="0.994417048311161">
                <text:p>0.9944170483111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.0471074130001">
                <text:p>38.0471074130001</text:p>
              </table:table-cell>
              <table:table-cell office:value-type="float" office:value="0.995533638648929">
                <text:p>0.9955336386489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.165644143">
                <text:p>38.165644143</text:p>
              </table:table-cell>
              <table:table-cell office:value-type="float" office:value="0.996426910919143">
                <text:p>0.9964269109191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.2699951169998">
                <text:p>38.2699951169998</text:p>
              </table:table-cell>
              <table:table-cell office:value-type="float" office:value="0.998822201004222">
                <text:p>0.9988222010042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.3788245709998">
                <text:p>38.3788245709998</text:p>
              </table:table-cell>
              <table:table-cell office:value-type="float" office:value="1.00073843307229">
                <text:p>1.000738433072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.493718579">
                <text:p>38.493718579</text:p>
              </table:table-cell>
              <table:table-cell office:value-type="float" office:value="1.00227141872674">
                <text:p>1.002271418726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8.6085488670001">
                <text:p>38.6085488670001</text:p>
              </table:table-cell>
              <table:table-cell office:value-type="float" office:value="1.0034978072503">
                <text:p>1.00349780725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.7122413550001">
                <text:p>38.7122413550001</text:p>
              </table:table-cell>
              <table:table-cell office:value-type="float" office:value="1.00447891806914">
                <text:p>1.004478918069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8.8140666559998">
                <text:p>38.8140666559998</text:p>
              </table:table-cell>
              <table:table-cell office:value-type="float" office:value="1.00526380672422">
                <text:p>1.005263806724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.9228899899999">
                <text:p>38.9228899899999</text:p>
              </table:table-cell>
              <table:table-cell office:value-type="float" office:value="1.00589171764829">
                <text:p>1.005891717648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.026486537">
                <text:p>39.026486537</text:p>
              </table:table-cell>
              <table:table-cell office:value-type="float" office:value="1.0081032046271">
                <text:p>1.00810320462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.137466311">
                <text:p>39.137466311</text:p>
              </table:table-cell>
              <table:table-cell office:value-type="float" office:value="1.00816323597059">
                <text:p>1.008163235970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.24797657">
                <text:p>39.24797657</text:p>
              </table:table-cell>
              <table:table-cell office:value-type="float" office:value="1.00992041928495">
                <text:p>1.009920419284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.3877167300002">
                <text:p>39.3877167300002</text:p>
              </table:table-cell>
              <table:table-cell office:value-type="float" office:value="1.00961700769687">
                <text:p>1.009617007696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.514248473">
                <text:p>39.514248473</text:p>
              </table:table-cell>
              <table:table-cell office:value-type="float" office:value="1.0093742784264">
                <text:p>1.00937427842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.6421389269999">
                <text:p>39.6421389269999</text:p>
              </table:table-cell>
              <table:table-cell office:value-type="float" office:value="1.00918009501003">
                <text:p>1.009180095010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.7569079740001">
                <text:p>39.7569079740001</text:p>
              </table:table-cell>
              <table:table-cell office:value-type="float" office:value="1.00902474827693">
                <text:p>1.009024748276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.8847422379999">
                <text:p>39.8847422379999</text:p>
              </table:table-cell>
              <table:table-cell office:value-type="float" office:value="1.00890047089045">
                <text:p>1.008900470890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.0091171109998">
                <text:p>40.0091171109998</text:p>
              </table:table-cell>
              <table:table-cell office:value-type="float" office:value="1.00880104898127">
                <text:p>1.008801048981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.1380790859998">
                <text:p>40.1380790859998</text:p>
              </table:table-cell>
              <table:table-cell office:value-type="float" office:value="1.00704083918502">
                <text:p>1.007040839185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.2674887839999">
                <text:p>40.2674887839999</text:p>
              </table:table-cell>
              <table:table-cell office:value-type="float" office:value="1.00563267134801">
                <text:p>1.005632671348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.4001694909998">
                <text:p>40.4001694909998</text:p>
              </table:table-cell>
              <table:table-cell office:value-type="float" office:value="1.00450613707841">
                <text:p>1.004506137078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.5433822730001">
                <text:p>40.5433822730001</text:p>
              </table:table-cell>
              <table:table-cell office:value-type="float" office:value="1.00360490966273">
                <text:p>1.003604909662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.667973828">
                <text:p>40.667973828</text:p>
              </table:table-cell>
              <table:table-cell office:value-type="float" office:value="1.0012310351682">
                <text:p>1.00123103516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0.7999505389998">
                <text:p>40.7999505389998</text:p>
              </table:table-cell>
              <table:table-cell office:value-type="float" office:value="0.999331935572576">
                <text:p>0.9993319355725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.9242850719998">
                <text:p>40.9242850719998</text:p>
              </table:table-cell>
              <table:table-cell office:value-type="float" office:value="0.997812655896077">
                <text:p>0.9978126558960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1.0484071330002">
                <text:p>41.0484071330002</text:p>
              </table:table-cell>
              <table:table-cell office:value-type="float" office:value="0.996597232154878">
                <text:p>0.9965972321548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1.233437549">
                <text:p>41.233437549</text:p>
              </table:table-cell>
              <table:table-cell office:value-type="float" office:value="0.993999097199313">
                <text:p>0.9939990971993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1.3578876420002">
                <text:p>41.3578876420002</text:p>
              </table:table-cell>
              <table:table-cell office:value-type="float" office:value="0.99192058923486">
                <text:p>0.991920589234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1.4912381459999">
                <text:p>41.4912381459999</text:p>
              </table:table-cell>
              <table:table-cell office:value-type="float" office:value="0.990257782863298">
                <text:p>0.9902577828632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.6042180169998">
                <text:p>41.6042180169998</text:p>
              </table:table-cell>
              <table:table-cell office:value-type="float" office:value="0.988927537766048">
                <text:p>0.9889275377660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1.709287957">
                <text:p>41.709287957</text:p>
              </table:table-cell>
              <table:table-cell office:value-type="float" office:value="0.987863341688248">
                <text:p>0.9878633416882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1.8261807939998">
                <text:p>41.8261807939998</text:p>
              </table:table-cell>
              <table:table-cell office:value-type="float" office:value="0.987011984826009">
                <text:p>0.9870119848260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1.951881809">
                <text:p>41.951881809</text:p>
              </table:table-cell>
              <table:table-cell office:value-type="float" office:value="0.986330899336217">
                <text:p>0.9863308993362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.0676143239998">
                <text:p>42.0676143239998</text:p>
              </table:table-cell>
              <table:table-cell office:value-type="float" office:value="0.985786030944383">
                <text:p>0.9857860309443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2.1694731060002">
                <text:p>42.1694731060002</text:p>
              </table:table-cell>
              <table:table-cell office:value-type="float" office:value="0.986975932193523">
                <text:p>0.9869759321935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2.2837240489998">
                <text:p>42.2837240489998</text:p>
              </table:table-cell>
              <table:table-cell office:value-type="float" office:value="0.987927853192835">
                <text:p>0.9879278531928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.4161581839999">
                <text:p>42.4161581839999</text:p>
              </table:table-cell>
              <table:table-cell office:value-type="float" office:value="0.988689389992285">
                <text:p>0.9886893899922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.534927617">
                <text:p>42.534927617</text:p>
              </table:table-cell>
              <table:table-cell office:value-type="float" office:value="0.989298619431844">
                <text:p>0.9892986194318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.6501900789999">
                <text:p>42.6501900789999</text:p>
              </table:table-cell>
              <table:table-cell office:value-type="float" office:value="0.989786002983492">
                <text:p>0.9897860029834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.7585164880002">
                <text:p>42.7585164880002</text:p>
              </table:table-cell>
              <table:table-cell office:value-type="float" office:value="0.991828802386794">
                <text:p>0.9918288023867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.8660853709998">
                <text:p>42.8660853709998</text:p>
              </table:table-cell>
              <table:table-cell office:value-type="float" office:value="0.993463041909435">
                <text:p>0.9934630419094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.9729671270002">
                <text:p>42.9729671270002</text:p>
              </table:table-cell>
              <table:table-cell office:value-type="float" office:value="0.994770433527548">
                <text:p>0.9947704335275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3.0752645030002">
                <text:p>43.0752645030002</text:p>
              </table:table-cell>
              <table:table-cell office:value-type="float" office:value="0.995816346822039">
                <text:p>0.9958163468220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3.1878281700001">
                <text:p>43.1878281700001</text:p>
              </table:table-cell>
              <table:table-cell office:value-type="float" office:value="0.996653077457631">
                <text:p>0.9966530774576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3.3011863649999">
                <text:p>43.3011863649999</text:p>
              </table:table-cell>
              <table:table-cell office:value-type="float" office:value="0.997322461966105">
                <text:p>0.9973224619661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3.405839562">
                <text:p>43.405839562</text:p>
              </table:table-cell>
              <table:table-cell office:value-type="float" office:value="0.997857969572884">
                <text:p>0.9978579695728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3.5287589119998">
                <text:p>43.5287589119998</text:p>
              </table:table-cell>
              <table:table-cell office:value-type="float" office:value="0.998286375658307">
                <text:p>0.9982863756583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3.648177601">
                <text:p>43.648177601</text:p>
              </table:table-cell>
              <table:table-cell office:value-type="float" office:value="0.998629100526646">
                <text:p>0.9986291005266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3.7498943709998">
                <text:p>43.7498943709998</text:p>
              </table:table-cell>
              <table:table-cell office:value-type="float" office:value="0.998903280421317">
                <text:p>0.9989032804213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3.8536329399999">
                <text:p>43.8536329399999</text:p>
              </table:table-cell>
              <table:table-cell office:value-type="float" office:value="1.00080329660596">
                <text:p>1.000803296605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3.9741595279997">
                <text:p>43.9741595279997</text:p>
              </table:table-cell>
              <table:table-cell office:value-type="float" office:value="1.00232330955368">
                <text:p>1.002323309553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.0994535199998">
                <text:p>44.0994535199998</text:p>
              </table:table-cell>
              <table:table-cell office:value-type="float" office:value="1.00353931991185">
                <text:p>1.003539319911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.2039170849998">
                <text:p>44.2039170849998</text:p>
              </table:table-cell>
              <table:table-cell office:value-type="float" office:value="1.00451212819839">
                <text:p>1.004512128198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.3228759789999">
                <text:p>44.3228759789999</text:p>
              </table:table-cell>
              <table:table-cell office:value-type="float" office:value="1.00529037482762">
                <text:p>1.005290374827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.4495177429999">
                <text:p>44.4495177429999</text:p>
              </table:table-cell>
              <table:table-cell office:value-type="float" office:value="1.005912972131">
                <text:p>1.0059129721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.5883502950001">
                <text:p>44.5883502950001</text:p>
              </table:table-cell>
              <table:table-cell office:value-type="float" office:value="1.00641104997371">
                <text:p>1.006411049973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.7193029179998">
                <text:p>44.7193029179998</text:p>
              </table:table-cell>
              <table:table-cell office:value-type="float" office:value="1.00680951224787">
                <text:p>1.006809512247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.848226952">
                <text:p>44.848226952</text:p>
              </table:table-cell>
              <table:table-cell office:value-type="float" office:value="1.00712828206721">
                <text:p>1.007128282067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5.0394606929999">
                <text:p>45.0394606929999</text:p>
              </table:table-cell>
              <table:table-cell office:value-type="float" office:value="1.00570262565377">
                <text:p>1.005702625653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5.1819038580002">
                <text:p>45.1819038580002</text:p>
              </table:table-cell>
              <table:table-cell office:value-type="float" office:value="1.00456210052301">
                <text:p>1.004562100523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5.3030327920001">
                <text:p>45.3030327920001</text:p>
              </table:table-cell>
              <table:table-cell office:value-type="float" office:value="1.00364968041841">
                <text:p>1.003649680418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5.415113385">
                <text:p>45.415113385</text:p>
              </table:table-cell>
              <table:table-cell office:value-type="float" office:value="1.00291974433473">
                <text:p>1.002919744334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5.5291757159998">
                <text:p>45.5291757159998</text:p>
              </table:table-cell>
              <table:table-cell office:value-type="float" office:value="1.00233579546778">
                <text:p>1.002335795467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5.6447146300002">
                <text:p>45.6447146300002</text:p>
              </table:table-cell>
              <table:table-cell office:value-type="float" office:value="1.00186863637423">
                <text:p>1.001868636374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5.7467802040001">
                <text:p>45.7467802040001</text:p>
              </table:table-cell>
              <table:table-cell office:value-type="float" office:value="1.00149490909938">
                <text:p>1.001494909099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.8532200069999">
                <text:p>45.8532200069999</text:p>
              </table:table-cell>
              <table:table-cell office:value-type="float" office:value="1.00287659954841">
                <text:p>1.002876599548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.9711244820001">
                <text:p>45.9711244820001</text:p>
              </table:table-cell>
              <table:table-cell office:value-type="float" office:value="1.00398195190764">
                <text:p>1.003981951907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.0860978109999">
                <text:p>46.0860978109999</text:p>
              </table:table-cell>
              <table:table-cell office:value-type="float" office:value="1.00486623379502">
                <text:p>1.004866233795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.189512077">
                <text:p>46.189512077</text:p>
              </table:table-cell>
              <table:table-cell office:value-type="float" office:value="1.00557365930492">
                <text:p>1.005573659304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.2942876239999">
                <text:p>46.2942876239999</text:p>
              </table:table-cell>
              <table:table-cell office:value-type="float" office:value="1.00784875795241">
                <text:p>1.007848757952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.4184881659999">
                <text:p>46.4184881659999</text:p>
              </table:table-cell>
              <table:table-cell office:value-type="float" office:value="1.00795967863084">
                <text:p>1.007959678630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6.543376824">
                <text:p>46.543376824</text:p>
              </table:table-cell>
              <table:table-cell office:value-type="float" office:value="1.00804841517358">
                <text:p>1.008048415173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6.6489034189999">
                <text:p>46.6489034189999</text:p>
              </table:table-cell>
              <table:table-cell office:value-type="float" office:value="1.00811940440777">
                <text:p>1.008119404407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6.7510592230001">
                <text:p>46.7510592230001</text:p>
              </table:table-cell>
              <table:table-cell office:value-type="float" office:value="1.00988535403469">
                <text:p>1.009885354034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.8675099550001">
                <text:p>46.8675099550001</text:p>
              </table:table-cell>
              <table:table-cell office:value-type="float" office:value="1.01129811373623">
                <text:p>1.011298113736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6.9975373789998">
                <text:p>46.9975373789998</text:p>
              </table:table-cell>
              <table:table-cell office:value-type="float" office:value="1.01071916325789">
                <text:p>1.0107191632578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7.1105747010001">
                <text:p>47.1105747010001</text:p>
              </table:table-cell>
              <table:table-cell office:value-type="float" office:value="1.01025600287522">
                <text:p>1.010256002875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7.212009849">
                <text:p>47.212009849</text:p>
              </table:table-cell>
              <table:table-cell office:value-type="float" office:value="1.01159463280865">
                <text:p>1.011594632808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7.3256641160001">
                <text:p>47.3256641160001</text:p>
              </table:table-cell>
              <table:table-cell office:value-type="float" office:value="1.01266553675539">
                <text:p>1.012665536755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7.4647017709999">
                <text:p>47.4647017709999</text:p>
              </table:table-cell>
              <table:table-cell office:value-type="float" office:value="1.01352225991279">
                <text:p>1.013522259912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7.5891139939999">
                <text:p>47.5891139939999</text:p>
              </table:table-cell>
              <table:table-cell office:value-type="float" office:value="1.01249848019914">
                <text:p>1.012498480199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7.6921060059999">
                <text:p>47.6921060059999</text:p>
              </table:table-cell>
              <table:table-cell office:value-type="float" office:value="1.01338861466779">
                <text:p>1.013388614667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7.7934362430001">
                <text:p>47.7934362430001</text:p>
              </table:table-cell>
              <table:table-cell office:value-type="float" office:value="1.0141007222427">
                <text:p>1.01410072224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7.9049439710002">
                <text:p>47.9049439710002</text:p>
              </table:table-cell>
              <table:table-cell office:value-type="float" office:value="1.01467040830264">
                <text:p>1.014670408302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8.012551364">
                <text:p>48.012551364</text:p>
              </table:table-cell>
              <table:table-cell office:value-type="float" office:value="1.01512615715058">
                <text:p>1.015126157150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8.1316940309998">
                <text:p>48.1316940309998</text:p>
              </table:table-cell>
              <table:table-cell office:value-type="float" office:value="1.01549075622894">
                <text:p>1.015490756228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8.2387339090001">
                <text:p>48.2387339090001</text:p>
              </table:table-cell>
              <table:table-cell office:value-type="float" office:value="1.01578243549163">
                <text:p>1.015782435491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8.3405103499999">
                <text:p>48.3405103499999</text:p>
              </table:table-cell>
              <table:table-cell office:value-type="float" office:value="1.01601577890178">
                <text:p>1.016015778901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8.457493767">
                <text:p>48.457493767</text:p>
              </table:table-cell>
              <table:table-cell office:value-type="float" office:value="1.0162024536299">
                <text:p>1.01620245362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8.5780088060001">
                <text:p>48.5780088060001</text:p>
              </table:table-cell>
              <table:table-cell office:value-type="float" office:value="1.01635179341239">
                <text:p>1.016351793412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.6792730419998">
                <text:p>48.6792730419998</text:p>
              </table:table-cell>
              <table:table-cell office:value-type="float" office:value="1.01647126523839">
                <text:p>1.016471265238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.8345451320001">
                <text:p>48.8345451320001</text:p>
              </table:table-cell>
              <table:table-cell office:value-type="float" office:value="1.01656684269919">
                <text:p>1.016566842699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8.968591332">
                <text:p>48.968591332</text:p>
              </table:table-cell>
              <table:table-cell office:value-type="float" office:value="1.01664330466782">
                <text:p>1.016643304667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9.0797199570002">
                <text:p>49.0797199570002</text:p>
              </table:table-cell>
              <table:table-cell office:value-type="float" office:value="1.01670447424273">
                <text:p>1.016704474242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9.181087334">
                <text:p>49.181087334</text:p>
              </table:table-cell>
              <table:table-cell office:value-type="float" office:value="1.01675340990266">
                <text:p>1.016753409902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9.2893669330001">
                <text:p>49.2893669330001</text:p>
              </table:table-cell>
              <table:table-cell office:value-type="float" office:value="1.01853093305033">
                <text:p>1.018530933050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9.4304593060001">
                <text:p>49.4304593060001</text:p>
              </table:table-cell>
              <table:table-cell office:value-type="float" office:value="1.01821457694874">
                <text:p>1.018214576948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.5548864699999">
                <text:p>49.5548864699999</text:p>
              </table:table-cell>
              <table:table-cell office:value-type="float" office:value="1.01796149206747">
                <text:p>1.017961492067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9.6604336249998">
                <text:p>49.6604336249998</text:p>
              </table:table-cell>
              <table:table-cell office:value-type="float" office:value="1.01775902416245">
                <text:p>1.017759024162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9.761882923">
                <text:p>49.761882923</text:p>
              </table:table-cell>
              <table:table-cell office:value-type="float" office:value="1.01759704983843">
                <text:p>1.017597049838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9.8800295709998">
                <text:p>49.8800295709998</text:p>
              </table:table-cell>
              <table:table-cell office:value-type="float" office:value="1.01746747037922">
                <text:p>1.017467470379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0.001952132">
                <text:p>50.001952132</text:p>
              </table:table-cell>
              <table:table-cell office:value-type="float" office:value="1.01736380681185">
                <text:p>1.017363806811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0.1208095759998">
                <text:p>50.1208095759998</text:p>
              </table:table-cell>
              <table:table-cell office:value-type="float" office:value="1.01728087595796">
                <text:p>1.017280875957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0.2274460200001">
                <text:p>50.2274460200001</text:p>
              </table:table-cell>
              <table:table-cell office:value-type="float" office:value="1.01721453127484">
                <text:p>1.017214531274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0.3464079549999">
                <text:p>50.3464079549999</text:p>
              </table:table-cell>
              <table:table-cell office:value-type="float" office:value="1.01716145552835">
                <text:p>1.017161455528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0.477306407">
                <text:p>50.477306407</text:p>
              </table:table-cell>
              <table:table-cell office:value-type="float" office:value="1.01711899493115">
                <text:p>1.017118994931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.6012055360002">
                <text:p>50.6012055360002</text:p>
              </table:table-cell>
              <table:table-cell office:value-type="float" office:value="1.0170850264534">
                <text:p>1.01708502645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0.7042748690001">
                <text:p>50.7042748690001</text:p>
              </table:table-cell>
              <table:table-cell office:value-type="float" office:value="1.01705785167119">
                <text:p>1.017057851671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.8094547199999">
                <text:p>50.8094547199999</text:p>
              </table:table-cell>
              <table:table-cell office:value-type="float" office:value="1.01703611184543">
                <text:p>1.017036111845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0.9306295749998">
                <text:p>50.9306295749998</text:p>
              </table:table-cell>
              <table:table-cell office:value-type="float" office:value="1.01701871998482">
                <text:p>1.017018719984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1.0534514739998">
                <text:p>51.0534514739998</text:p>
              </table:table-cell>
              <table:table-cell office:value-type="float" office:value="1.01529564825676">
                <text:p>1.015295648256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1.1762609839998">
                <text:p>51.1762609839998</text:p>
              </table:table-cell>
              <table:table-cell office:value-type="float" office:value="1.01562634911388">
                <text:p>1.015626349113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1.2913274140001">
                <text:p>51.2913274140001</text:p>
              </table:table-cell>
              <table:table-cell office:value-type="float" office:value="1.01589090979958">
                <text:p>1.015890909799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.4014354790002">
                <text:p>51.4014354790002</text:p>
              </table:table-cell>
              <table:table-cell office:value-type="float" office:value="1.01610255834814">
                <text:p>1.016102558348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.5189819819998">
                <text:p>51.5189819819998</text:p>
              </table:table-cell>
              <table:table-cell office:value-type="float" office:value="1.01627187718699">
                <text:p>1.016271877186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1.6311107249999">
                <text:p>51.6311107249999</text:p>
              </table:table-cell>
              <table:table-cell office:value-type="float" office:value="1.01640733225806">
                <text:p>1.016407332258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1.741328692">
                <text:p>51.741328692</text:p>
              </table:table-cell>
              <table:table-cell office:value-type="float" office:value="1.01651569631493">
                <text:p>1.016515696314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1.8515324489999">
                <text:p>51.8515324489999</text:p>
              </table:table-cell>
              <table:table-cell office:value-type="float" office:value="1.01660238756042">
                <text:p>1.016602387560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1.96902357">
                <text:p>51.96902357</text:p>
              </table:table-cell>
              <table:table-cell office:value-type="float" office:value="1.01667174055681">
                <text:p>1.016671740556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2.0878346039999">
                <text:p>52.0878346039999</text:p>
              </table:table-cell>
              <table:table-cell office:value-type="float" office:value="1.01846559757365">
                <text:p>1.018465597573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.2158194889998">
                <text:p>52.2158194889998</text:p>
              </table:table-cell>
              <table:table-cell office:value-type="float" office:value="1.01990068318713">
                <text:p>1.019900683187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2.3380612739998">
                <text:p>52.3380612739998</text:p>
              </table:table-cell>
              <table:table-cell office:value-type="float" office:value="1.02104875167791">
                <text:p>1.021048751677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2.44598636">
                <text:p>52.44598636</text:p>
              </table:table-cell>
              <table:table-cell office:value-type="float" office:value="1.02196720647053">
                <text:p>1.021967206470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2.5758989729998">
                <text:p>52.5758989729998</text:p>
              </table:table-cell>
              <table:table-cell office:value-type="float" office:value="1.02270197030463">
                <text:p>1.022701970304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2.7389917330002">
                <text:p>52.7389917330002</text:p>
              </table:table-cell>
              <table:table-cell office:value-type="float" office:value="1.02328978137191">
                <text:p>1.023289781371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2.8476333150002">
                <text:p>52.8476333150002</text:p>
              </table:table-cell>
              <table:table-cell office:value-type="float" office:value="1.02376003022573">
                <text:p>1.023760030225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.0605692210002">
                <text:p>53.0605692210002</text:p>
              </table:table-cell>
              <table:table-cell office:value-type="float" office:value="1.02239785468906">
                <text:p>1.022397854689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3.2018051260002">
                <text:p>53.2018051260002</text:p>
              </table:table-cell>
              <table:table-cell office:value-type="float" office:value="1.02130811425972">
                <text:p>1.021308114259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3.328908424">
                <text:p>53.328908424</text:p>
              </table:table-cell>
              <table:table-cell office:value-type="float" office:value="1.02043632191625">
                <text:p>1.020436321916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3.4333788190002">
                <text:p>53.4333788190002</text:p>
              </table:table-cell>
              <table:table-cell office:value-type="float" office:value="1.01973888804148">
                <text:p>1.019738888041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3.5356564939998">
                <text:p>53.5356564939998</text:p>
              </table:table-cell>
              <table:table-cell office:value-type="float" office:value="1.01918094094166">
                <text:p>1.019180940941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3.6642852760001">
                <text:p>53.6642852760001</text:p>
              </table:table-cell>
              <table:table-cell office:value-type="float" office:value="1.0187345832618">
                <text:p>1.01873458326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3.7812268329999">
                <text:p>53.7812268329999</text:p>
              </table:table-cell>
              <table:table-cell office:value-type="float" office:value="1.01837749711791">
                <text:p>1.018377497117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3.8832172759999">
                <text:p>53.8832172759999</text:p>
              </table:table-cell>
              <table:table-cell office:value-type="float" office:value="1.01809182820281">
                <text:p>1.018091828202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3.9903253349999">
                <text:p>53.9903253349999</text:p>
              </table:table-cell>
              <table:table-cell office:value-type="float" office:value="1.01786329307072">
                <text:p>1.017863293070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4.1138787310001">
                <text:p>54.1138787310001</text:p>
              </table:table-cell>
              <table:table-cell office:value-type="float" office:value="1.01941883958478">
                <text:p>1.019418839584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4.2354645189998">
                <text:p>54.2354645189998</text:p>
              </table:table-cell>
              <table:table-cell office:value-type="float" office:value="1.0189249021763">
                <text:p>1.01892490217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4.3562632799999">
                <text:p>54.3562632799999</text:p>
              </table:table-cell>
              <table:table-cell office:value-type="float" office:value="1.01852975224951">
                <text:p>1.018529752249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4.4607016149998">
                <text:p>54.4607016149998</text:p>
              </table:table-cell>
              <table:table-cell office:value-type="float" office:value="1.01821363230809">
                <text:p>1.018213632308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4.562666538">
                <text:p>54.562666538</text:p>
              </table:table-cell>
              <table:table-cell office:value-type="float" office:value="1.01969911097467">
                <text:p>1.019699110974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4.6738943639998">
                <text:p>54.6738943639998</text:p>
              </table:table-cell>
              <table:table-cell office:value-type="float" office:value="1.01914911928821">
                <text:p>1.019149119288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4.7864776420001">
                <text:p>54.7864776420001</text:p>
              </table:table-cell>
              <table:table-cell office:value-type="float" office:value="1.01870912593905">
                <text:p>1.018709125939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4.8941984359999">
                <text:p>54.8941984359999</text:p>
              </table:table-cell>
              <table:table-cell office:value-type="float" office:value="1.01835713125971">
                <text:p>1.018357131259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4.9972924389999">
                <text:p>54.9972924389999</text:p>
              </table:table-cell>
              <table:table-cell office:value-type="float" office:value="1.01981391013597">
                <text:p>1.019813910135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5.1046512799999">
                <text:p>55.1046512799999</text:p>
              </table:table-cell>
              <table:table-cell office:value-type="float" office:value="1.02097933323698">
                <text:p>1.020979333236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5.233191671">
                <text:p>55.233191671</text:p>
              </table:table-cell>
              <table:table-cell office:value-type="float" office:value="1.02017329709806">
                <text:p>1.020173297098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5.3599129149998">
                <text:p>55.3599129149998</text:p>
              </table:table-cell>
              <table:table-cell office:value-type="float" office:value="1.01952846818692">
                <text:p>1.019528468186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5.4698224089998">
                <text:p>55.4698224089998</text:p>
              </table:table-cell>
              <table:table-cell office:value-type="float" office:value="1.01901260505801">
                <text:p>1.019012605058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5.5837121290001">
                <text:p>55.5837121290001</text:p>
              </table:table-cell>
              <table:table-cell office:value-type="float" office:value="1.01859991455489">
                <text:p>1.018599914554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5.696279197">
                <text:p>55.696279197</text:p>
              </table:table-cell>
              <table:table-cell office:value-type="float" office:value="1.01826976215238">
                <text:p>1.018269762152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5.7980449880001">
                <text:p>55.7980449880001</text:p>
              </table:table-cell>
              <table:table-cell office:value-type="float" office:value="1.01974401485011">
                <text:p>1.019744014850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5.8988135999998">
                <text:p>55.8988135999998</text:p>
              </table:table-cell>
              <table:table-cell office:value-type="float" office:value="1.02092341700829">
                <text:p>1.020923417008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6.0075884839998">
                <text:p>56.0075884839998</text:p>
              </table:table-cell>
              <table:table-cell office:value-type="float" office:value="1.02186693873484">
                <text:p>1.021866938734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6.1286432070001">
                <text:p>56.1286432070001</text:p>
              </table:table-cell>
              <table:table-cell office:value-type="float" office:value="1.02262175611608">
                <text:p>1.022621756116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6.2449838289999">
                <text:p>56.2449838289999</text:p>
              </table:table-cell>
              <table:table-cell office:value-type="float" office:value="1.02322561002107">
                <text:p>1.023225610021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6.3530159960001">
                <text:p>56.3530159960001</text:p>
              </table:table-cell>
              <table:table-cell office:value-type="float" office:value="1.02370869314506">
                <text:p>1.023708693145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6.5059740349998">
                <text:p>56.5059740349998</text:p>
              </table:table-cell>
              <table:table-cell office:value-type="float" office:value="1.02409515964425">
                <text:p>1.024095159644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6.6292976999998">
                <text:p>56.6292976999998</text:p>
              </table:table-cell>
              <table:table-cell office:value-type="float" office:value="1.02617267943954">
                <text:p>1.026172679439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6.8240132430001">
                <text:p>56.8240132430001</text:p>
              </table:table-cell>
              <table:table-cell office:value-type="float" office:value="1.02606634867984">
                <text:p>1.026066348679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6.9393659749999">
                <text:p>56.9393659749999</text:p>
              </table:table-cell>
              <table:table-cell office:value-type="float" office:value="1.02598128407207">
                <text:p>1.025981284072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7.0572670309998">
                <text:p>57.0572670309998</text:p>
              </table:table-cell>
              <table:table-cell office:value-type="float" office:value="1.02591323238587">
                <text:p>1.025913232385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7.1751851170002">
                <text:p>57.1751851170002</text:p>
              </table:table-cell>
              <table:table-cell office:value-type="float" office:value="1.0258587910369">
                <text:p>1.02585879103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7.2808584230002">
                <text:p>57.2808584230002</text:p>
              </table:table-cell>
              <table:table-cell office:value-type="float" office:value="1.02581523795772">
                <text:p>1.025815237957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7.3829015860001">
                <text:p>57.3829015860001</text:p>
              </table:table-cell>
              <table:table-cell office:value-type="float" office:value="1.02578039549438">
                <text:p>1.025780395494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.5023512060002">
                <text:p>57.5023512060002</text:p>
              </table:table-cell>
              <table:table-cell office:value-type="float" office:value="1.02575252152371">
                <text:p>1.025752521523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7.611866796">
                <text:p>57.611866796</text:p>
              </table:table-cell>
              <table:table-cell office:value-type="float" office:value="1.02573022234717">
                <text:p>1.025730222347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7.7136431869999">
                <text:p>57.7136431869999</text:p>
              </table:table-cell>
              <table:table-cell office:value-type="float" office:value="1.02571238300595">
                <text:p>1.025712383005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.8151144459998">
                <text:p>57.8151144459998</text:p>
              </table:table-cell>
              <table:table-cell office:value-type="float" office:value="1.02569811153296">
                <text:p>1.025698111532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7.9236161170002">
                <text:p>57.9236161170002</text:p>
              </table:table-cell>
              <table:table-cell office:value-type="float" office:value="1.02568669435457">
                <text:p>1.025686694354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8.0464728470001">
                <text:p>58.0464728470001</text:p>
              </table:table-cell>
              <table:table-cell office:value-type="float" office:value="1.02567756061186">
                <text:p>1.025677560611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8.1539250390001">
                <text:p>58.1539250390001</text:p>
              </table:table-cell>
              <table:table-cell office:value-type="float" office:value="1.0256702536177">
                <text:p>1.02567025361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8.2561942440002">
                <text:p>58.2561942440002</text:p>
              </table:table-cell>
              <table:table-cell office:value-type="float" office:value="1.02566440802236">
                <text:p>1.025664408022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8.3782307070001">
                <text:p>58.3782307070001</text:p>
              </table:table-cell>
              <table:table-cell office:value-type="float" office:value="1.0256597315461">
                <text:p>1.02565973154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8.5070542099998">
                <text:p>58.5070542099998</text:p>
              </table:table-cell>
              <table:table-cell office:value-type="float" office:value="1.02565599036508">
                <text:p>1.025655990365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8.621818568">
                <text:p>58.621818568</text:p>
              </table:table-cell>
              <table:table-cell office:value-type="float" office:value="1.02565299742027">
                <text:p>1.025652997420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8.7235472990001">
                <text:p>58.7235472990001</text:p>
              </table:table-cell>
              <table:table-cell office:value-type="float" office:value="1.02565060306442">
                <text:p>1.025650603064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8.8255653619999">
                <text:p>58.8255653619999</text:p>
              </table:table-cell>
              <table:table-cell office:value-type="float" office:value="1.02564868757974">
                <text:p>1.025648687579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8.948647834">
                <text:p>58.948647834</text:p>
              </table:table-cell>
              <table:table-cell office:value-type="float" office:value="1.025647155192">
                <text:p>1.0256471551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9.065265188">
                <text:p>59.065265188</text:p>
              </table:table-cell>
              <table:table-cell office:value-type="float" office:value="1.0256459292818">
                <text:p>1.02564592928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9.1850825510001">
                <text:p>59.1850825510001</text:p>
              </table:table-cell>
              <table:table-cell office:value-type="float" office:value="1.02741329514958">
                <text:p>1.027413295149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9.2996079159998">
                <text:p>59.2996079159998</text:p>
              </table:table-cell>
              <table:table-cell office:value-type="float" office:value="1.02705884124787">
                <text:p>1.027058841247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9.408211558">
                <text:p>59.408211558</text:p>
              </table:table-cell>
              <table:table-cell office:value-type="float" office:value="1.0267752781265">
                <text:p>1.02677527812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9.5236062720001">
                <text:p>59.5236062720001</text:p>
              </table:table-cell>
              <table:table-cell office:value-type="float" office:value="1.02654842762941">
                <text:p>1.026548427629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9.641408896">
                <text:p>59.641408896</text:p>
              </table:table-cell>
              <table:table-cell office:value-type="float" office:value="1.02636694723173">
                <text:p>1.026366947231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9.8056172860001">
                <text:p>59.8056172860001</text:p>
              </table:table-cell>
              <table:table-cell office:value-type="float" office:value="1.02622176291359">
                <text:p>1.026221762913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9.9192327440001">
                <text:p>59.9192327440001</text:p>
              </table:table-cell>
              <table:table-cell office:value-type="float" office:value="1.02610561545908">
                <text:p>1.026105615459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0.1350634559999">
                <text:p>60.1350634559999</text:p>
              </table:table-cell>
              <table:table-cell office:value-type="float" office:value="1.02427432287574">
                <text:p>1.024274322875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0.2583748799998">
                <text:p>60.2583748799998</text:p>
              </table:table-cell>
              <table:table-cell office:value-type="float" office:value="1.0211001305695">
                <text:p>1.02110013056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0.3791441610001">
                <text:p>60.3791441610001</text:p>
              </table:table-cell>
              <table:table-cell office:value-type="float" office:value="1.0185607767245">
                <text:p>1.01856077672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0.556773322">
                <text:p>60.556773322</text:p>
              </table:table-cell>
              <table:table-cell office:value-type="float" office:value="1.01652929364851">
                <text:p>1.016529293648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0.6695006509999">
                <text:p>60.6695006509999</text:p>
              </table:table-cell>
              <table:table-cell office:value-type="float" office:value="1.01490410718772">
                <text:p>1.0149041071877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0.7712923720001">
                <text:p>60.7712923720001</text:p>
              </table:table-cell>
              <table:table-cell office:value-type="float" office:value="1.01360395801908">
                <text:p>1.013603958019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